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orizontal_20_Line">
      <style:text-properties style:font-name="Atkinson Hyperlegible Next"/>
    </style:style>
    <style:style style:name="P2" style:family="paragraph" style:parent-style-name="Heading_20_1">
      <style:text-properties style:font-name="Atkinson Hyperlegible Next"/>
    </style:style>
    <style:style style:name="P3" style:family="paragraph" style:parent-style-name="Quotations" style:list-style-name="L13"/>
    <style:style style:name="P4" style:family="paragraph" style:parent-style-name="Quotations" style:list-style-name="L14"/>
    <style:style style:name="P5" style:family="paragraph" style:parent-style-name="Quotations" style:list-style-name="L15"/>
    <style:style style:name="P6" style:family="paragraph" style:parent-style-name="Quotations" style:list-style-name="L16"/>
    <style:style style:name="P7" style:family="paragraph" style:parent-style-name="Quotations" style:list-style-name="L17"/>
    <style:style style:name="P8" style:family="paragraph" style:parent-style-name="Quotations" style:list-style-name="L18"/>
    <style:style style:name="P9" style:family="paragraph" style:parent-style-name="Quotations" style:list-style-name="L19"/>
    <style:style style:name="P10" style:family="paragraph" style:parent-style-name="Quotations" style:list-style-name="L20"/>
    <style:style style:name="P11" style:family="paragraph" style:parent-style-name="Quotations" style:list-style-name="L13">
      <style:text-properties style:font-name="Atkinson Hyperlegible Next"/>
    </style:style>
    <style:style style:name="P12" style:family="paragraph" style:parent-style-name="Standard">
      <style:text-properties style:font-name="Atkinson Hyperlegible Next"/>
    </style:style>
    <style:style style:name="P13" style:family="paragraph" style:parent-style-name="Standard">
      <style:paragraph-properties fo:margin-top="0in" fo:margin-bottom="0.1965in"/>
      <style:text-properties style:font-name="Atkinson Hyperlegible Next"/>
    </style:style>
    <style:style style:name="P14" style:family="paragraph" style:parent-style-name="Text_20_body" style:list-style-name="L5"/>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Text_20_body" style:list-style-name="L24"/>
    <style:style style:name="P29" style:family="paragraph" style:parent-style-name="Text_20_body" style:list-style-name="L26"/>
    <style:style style:name="P30" style:family="paragraph" style:parent-style-name="Text_20_body" style:list-style-name="L28"/>
    <style:style style:name="P31" style:family="paragraph" style:parent-style-name="Text_20_body" style:list-style-name="L29"/>
    <style:style style:name="P32" style:family="paragraph" style:parent-style-name="Text_20_body" style:list-style-name="L30"/>
    <style:style style:name="P33" style:family="paragraph" style:parent-style-name="Text_20_body" style:list-style-name="L32"/>
    <style:style style:name="P34" style:family="paragraph" style:parent-style-name="Text_20_body" style:list-style-name="L33"/>
    <style:style style:name="P35" style:family="paragraph" style:parent-style-name="Text_20_body" style:list-style-name="L34"/>
    <style:style style:name="P36" style:family="paragraph" style:parent-style-name="Text_20_body" style:list-style-name="L35"/>
    <style:style style:name="P37" style:family="paragraph" style:parent-style-name="Text_20_body" style:list-style-name="L37"/>
    <style:style style:name="P38" style:family="paragraph" style:parent-style-name="Text_20_body" style:list-style-name="L38"/>
    <style:style style:name="P39" style:family="paragraph" style:parent-style-name="Text_20_body" style:list-style-name="L39"/>
    <style:style style:name="P40" style:family="paragraph" style:parent-style-name="Text_20_body" style:list-style-name="L40"/>
    <style:style style:name="P41" style:family="paragraph" style:parent-style-name="Text_20_body" style:list-style-name="L41"/>
    <style:style style:name="P42" style:family="paragraph" style:parent-style-name="Text_20_body" style:list-style-name="L42"/>
    <style:style style:name="P43" style:family="paragraph" style:parent-style-name="Text_20_body" style:list-style-name="L44"/>
    <style:style style:name="P44" style:family="paragraph" style:parent-style-name="Text_20_body" style:list-style-name="L46"/>
    <style:style style:name="P45" style:family="paragraph" style:parent-style-name="Text_20_body" style:list-style-name="L47"/>
    <style:style style:name="P46" style:family="paragraph" style:parent-style-name="Text_20_body" style:list-style-name="L48"/>
    <style:style style:name="P47" style:family="paragraph" style:parent-style-name="Text_20_body" style:list-style-name="L49"/>
    <style:style style:name="P48" style:family="paragraph" style:parent-style-name="Text_20_body" style:list-style-name="L50"/>
    <style:style style:name="P49" style:family="paragraph" style:parent-style-name="Text_20_body" style:list-style-name="L51"/>
    <style:style style:name="P50" style:family="paragraph" style:parent-style-name="Text_20_body" style:list-style-name="L52"/>
    <style:style style:name="P51" style:family="paragraph" style:parent-style-name="Text_20_body" style:list-style-name="L54"/>
    <style:style style:name="P52" style:family="paragraph" style:parent-style-name="Text_20_body" style:list-style-name="L55"/>
    <style:style style:name="P53" style:family="paragraph" style:parent-style-name="Text_20_body" style:list-style-name="L56"/>
    <style:style style:name="P54" style:family="paragraph" style:parent-style-name="Text_20_body" style:list-style-name="L58"/>
    <style:style style:name="P55" style:family="paragraph" style:parent-style-name="Text_20_body" style:list-style-name="L59"/>
    <style:style style:name="P56" style:family="paragraph" style:parent-style-name="Text_20_body" style:list-style-name="L60"/>
    <style:style style:name="P57" style:family="paragraph" style:parent-style-name="Text_20_body" style:list-style-name="L61"/>
    <style:style style:name="P58" style:family="paragraph" style:parent-style-name="Text_20_body" style:list-style-name="L62"/>
    <style:style style:name="P59" style:family="paragraph" style:parent-style-name="Text_20_body" style:list-style-name="L63"/>
    <style:style style:name="P60" style:family="paragraph" style:parent-style-name="Text_20_body" style:list-style-name="L64"/>
    <style:style style:name="P61" style:family="paragraph" style:parent-style-name="Text_20_body" style:list-style-name="L65"/>
    <style:style style:name="P62" style:family="paragraph" style:parent-style-name="Text_20_body" style:list-style-name="L67"/>
    <style:style style:name="P63" style:family="paragraph" style:parent-style-name="Text_20_body" style:list-style-name="L68"/>
    <style:style style:name="P64" style:family="paragraph" style:parent-style-name="Text_20_body" style:list-style-name="L70"/>
    <style:style style:name="P65" style:family="paragraph" style:parent-style-name="Text_20_body" style:list-style-name="L71"/>
    <style:style style:name="P66" style:family="paragraph" style:parent-style-name="Text_20_body" style:list-style-name="L72"/>
    <style:style style:name="P67" style:family="paragraph" style:parent-style-name="Text_20_body" style:list-style-name="L73"/>
    <style:style style:name="P68" style:family="paragraph" style:parent-style-name="Text_20_body" style:list-style-name="L75"/>
    <style:style style:name="P69" style:family="paragraph" style:parent-style-name="Text_20_body" style:list-style-name="L76"/>
    <style:style style:name="P70" style:family="paragraph" style:parent-style-name="Text_20_body" style:list-style-name="L77"/>
    <style:style style:name="P71" style:family="paragraph" style:parent-style-name="Text_20_body" style:list-style-name="L78"/>
    <style:style style:name="P72" style:family="paragraph" style:parent-style-name="Text_20_body" style:list-style-name="L80"/>
    <style:style style:name="P73" style:family="paragraph" style:parent-style-name="Text_20_body" style:list-style-name="L81"/>
    <style:style style:name="P74" style:family="paragraph" style:parent-style-name="Text_20_body" style:list-style-name="L82"/>
    <style:style style:name="P75" style:family="paragraph" style:parent-style-name="Text_20_body" style:list-style-name="L83"/>
    <style:style style:name="P76" style:family="paragraph" style:parent-style-name="Text_20_body" style:list-style-name="L84"/>
    <style:style style:name="P77" style:family="paragraph" style:parent-style-name="Text_20_body" style:list-style-name="L86"/>
    <style:style style:name="P78" style:family="paragraph" style:parent-style-name="Text_20_body" style:list-style-name="L88"/>
    <style:style style:name="P79" style:family="paragraph" style:parent-style-name="Text_20_body" style:list-style-name="L89"/>
    <style:style style:name="P80" style:family="paragraph" style:parent-style-name="Text_20_body" style:list-style-name="L90"/>
    <style:style style:name="P81" style:family="paragraph" style:parent-style-name="Text_20_body" style:list-style-name="L92"/>
    <style:style style:name="P82" style:family="paragraph" style:parent-style-name="Text_20_body" style:list-style-name="L93"/>
    <style:style style:name="P83" style:family="paragraph" style:parent-style-name="Text_20_body" style:list-style-name="L94"/>
    <style:style style:name="P84" style:family="paragraph" style:parent-style-name="Text_20_body" style:list-style-name="L95"/>
    <style:style style:name="P85" style:family="paragraph" style:parent-style-name="Text_20_body" style:list-style-name="L96"/>
    <style:style style:name="P86" style:family="paragraph" style:parent-style-name="Text_20_body" style:list-style-name="L97"/>
    <style:style style:name="P87" style:family="paragraph" style:parent-style-name="Text_20_body" style:list-style-name="L98"/>
    <style:style style:name="P88" style:family="paragraph" style:parent-style-name="Text_20_body" style:list-style-name="L100"/>
    <style:style style:name="P89" style:family="paragraph" style:parent-style-name="Text_20_body" style:list-style-name="L102"/>
    <style:style style:name="P90" style:family="paragraph" style:parent-style-name="Text_20_body" style:list-style-name="L103"/>
    <style:style style:name="P91" style:family="paragraph" style:parent-style-name="Text_20_body" style:list-style-name="L104"/>
    <style:style style:name="P92" style:family="paragraph" style:parent-style-name="Text_20_body" style:list-style-name="L105"/>
    <style:style style:name="P93" style:family="paragraph" style:parent-style-name="Text_20_body" style:list-style-name="L106"/>
    <style:style style:name="P94" style:family="paragraph" style:parent-style-name="Text_20_body" style:list-style-name="L108"/>
    <style:style style:name="P95" style:family="paragraph" style:parent-style-name="Text_20_body" style:list-style-name="L110"/>
    <style:style style:name="P96" style:family="paragraph" style:parent-style-name="Text_20_body" style:list-style-name="L112"/>
    <style:style style:name="P97" style:family="paragraph" style:parent-style-name="Text_20_body" style:list-style-name="L113"/>
    <style:style style:name="P98" style:family="paragraph" style:parent-style-name="Text_20_body" style:list-style-name="L114"/>
    <style:style style:name="P99" style:family="paragraph" style:parent-style-name="Text_20_body" style:list-style-name="L115"/>
    <style:style style:name="P100" style:family="paragraph" style:parent-style-name="Text_20_body" style:list-style-name="L116"/>
    <style:style style:name="P101" style:family="paragraph" style:parent-style-name="Text_20_body" style:list-style-name="L117"/>
    <style:style style:name="P102" style:family="paragraph" style:parent-style-name="Text_20_body" style:list-style-name="L118"/>
    <style:style style:name="P103" style:family="paragraph" style:parent-style-name="Text_20_body" style:list-style-name="L120"/>
    <style:style style:name="P104" style:family="paragraph" style:parent-style-name="Text_20_body" style:list-style-name="L123"/>
    <style:style style:name="P105" style:family="paragraph" style:parent-style-name="Text_20_body" style:list-style-name="L125"/>
    <style:style style:name="P106" style:family="paragraph" style:parent-style-name="Text_20_body">
      <style:text-properties style:font-name="Atkinson Hyperlegible Next"/>
    </style:style>
    <style:style style:name="P107" style:family="paragraph" style:parent-style-name="Text_20_body" style:list-style-name="L1">
      <style:text-properties style:font-name="Atkinson Hyperlegible Next"/>
    </style:style>
    <style:style style:name="P108" style:family="paragraph" style:parent-style-name="Text_20_body" style:list-style-name="L2">
      <style:text-properties style:font-name="Atkinson Hyperlegible Next"/>
    </style:style>
    <style:style style:name="P109" style:family="paragraph" style:parent-style-name="Text_20_body" style:list-style-name="L3">
      <style:text-properties style:font-name="Atkinson Hyperlegible Next"/>
    </style:style>
    <style:style style:name="P110" style:family="paragraph" style:parent-style-name="Text_20_body" style:list-style-name="L4">
      <style:text-properties style:font-name="Atkinson Hyperlegible Next"/>
    </style:style>
    <style:style style:name="P111" style:family="paragraph" style:parent-style-name="Text_20_body" style:list-style-name="L6">
      <style:text-properties style:font-name="Atkinson Hyperlegible Next"/>
    </style:style>
    <style:style style:name="P112" style:family="paragraph" style:parent-style-name="Text_20_body" style:list-style-name="L7">
      <style:text-properties style:font-name="Atkinson Hyperlegible Next"/>
    </style:style>
    <style:style style:name="P113" style:family="paragraph" style:parent-style-name="Text_20_body" style:list-style-name="L8">
      <style:text-properties style:font-name="Atkinson Hyperlegible Next"/>
    </style:style>
    <style:style style:name="P114" style:family="paragraph" style:parent-style-name="Text_20_body" style:list-style-name="L9">
      <style:text-properties style:font-name="Atkinson Hyperlegible Next"/>
    </style:style>
    <style:style style:name="P115" style:family="paragraph" style:parent-style-name="Text_20_body" style:list-style-name="L10">
      <style:text-properties style:font-name="Atkinson Hyperlegible Next"/>
    </style:style>
    <style:style style:name="P116" style:family="paragraph" style:parent-style-name="Text_20_body" style:list-style-name="L25">
      <style:text-properties style:font-name="Atkinson Hyperlegible Next"/>
    </style:style>
    <style:style style:name="P117" style:family="paragraph" style:parent-style-name="Text_20_body" style:list-style-name="L27">
      <style:text-properties style:font-name="Atkinson Hyperlegible Next"/>
    </style:style>
    <style:style style:name="P118" style:family="paragraph" style:parent-style-name="Text_20_body" style:list-style-name="L31">
      <style:text-properties style:font-name="Atkinson Hyperlegible Next"/>
    </style:style>
    <style:style style:name="P119" style:family="paragraph" style:parent-style-name="Text_20_body" style:list-style-name="L36">
      <style:text-properties style:font-name="Atkinson Hyperlegible Next"/>
    </style:style>
    <style:style style:name="P120" style:family="paragraph" style:parent-style-name="Text_20_body" style:list-style-name="L43">
      <style:text-properties style:font-name="Atkinson Hyperlegible Next"/>
    </style:style>
    <style:style style:name="P121" style:family="paragraph" style:parent-style-name="Text_20_body" style:list-style-name="L45">
      <style:text-properties style:font-name="Atkinson Hyperlegible Next"/>
    </style:style>
    <style:style style:name="P122" style:family="paragraph" style:parent-style-name="Text_20_body" style:list-style-name="L53">
      <style:text-properties style:font-name="Atkinson Hyperlegible Next"/>
    </style:style>
    <style:style style:name="P123" style:family="paragraph" style:parent-style-name="Text_20_body" style:list-style-name="L55">
      <style:text-properties style:font-name="Atkinson Hyperlegible Next"/>
    </style:style>
    <style:style style:name="P124" style:family="paragraph" style:parent-style-name="Text_20_body" style:list-style-name="L56">
      <style:text-properties style:font-name="Atkinson Hyperlegible Next"/>
    </style:style>
    <style:style style:name="P125" style:family="paragraph" style:parent-style-name="Text_20_body" style:list-style-name="L57">
      <style:text-properties style:font-name="Atkinson Hyperlegible Next"/>
    </style:style>
    <style:style style:name="P126" style:family="paragraph" style:parent-style-name="Text_20_body" style:list-style-name="L66">
      <style:text-properties style:font-name="Atkinson Hyperlegible Next"/>
    </style:style>
    <style:style style:name="P127" style:family="paragraph" style:parent-style-name="Text_20_body" style:list-style-name="L69">
      <style:text-properties style:font-name="Atkinson Hyperlegible Next"/>
    </style:style>
    <style:style style:name="P128" style:family="paragraph" style:parent-style-name="Text_20_body" style:list-style-name="L74">
      <style:text-properties style:font-name="Atkinson Hyperlegible Next"/>
    </style:style>
    <style:style style:name="P129" style:family="paragraph" style:parent-style-name="Text_20_body" style:list-style-name="L78">
      <style:text-properties style:font-name="Atkinson Hyperlegible Next"/>
    </style:style>
    <style:style style:name="P130" style:family="paragraph" style:parent-style-name="Text_20_body" style:list-style-name="L79">
      <style:text-properties style:font-name="Atkinson Hyperlegible Next"/>
    </style:style>
    <style:style style:name="P131" style:family="paragraph" style:parent-style-name="Text_20_body" style:list-style-name="L85">
      <style:text-properties style:font-name="Atkinson Hyperlegible Next"/>
    </style:style>
    <style:style style:name="P132" style:family="paragraph" style:parent-style-name="Text_20_body" style:list-style-name="L87">
      <style:text-properties style:font-name="Atkinson Hyperlegible Next"/>
    </style:style>
    <style:style style:name="P133" style:family="paragraph" style:parent-style-name="Text_20_body" style:list-style-name="L91">
      <style:text-properties style:font-name="Atkinson Hyperlegible Next"/>
    </style:style>
    <style:style style:name="P134" style:family="paragraph" style:parent-style-name="Text_20_body" style:list-style-name="L99">
      <style:text-properties style:font-name="Atkinson Hyperlegible Next"/>
    </style:style>
    <style:style style:name="P135" style:family="paragraph" style:parent-style-name="Text_20_body" style:list-style-name="L101">
      <style:text-properties style:font-name="Atkinson Hyperlegible Next"/>
    </style:style>
    <style:style style:name="P136" style:family="paragraph" style:parent-style-name="Text_20_body" style:list-style-name="L107">
      <style:text-properties style:font-name="Atkinson Hyperlegible Next"/>
    </style:style>
    <style:style style:name="P137" style:family="paragraph" style:parent-style-name="Text_20_body" style:list-style-name="L109">
      <style:text-properties style:font-name="Atkinson Hyperlegible Next"/>
    </style:style>
    <style:style style:name="P138" style:family="paragraph" style:parent-style-name="Text_20_body" style:list-style-name="L111">
      <style:text-properties style:font-name="Atkinson Hyperlegible Next"/>
    </style:style>
    <style:style style:name="P139" style:family="paragraph" style:parent-style-name="Text_20_body" style:list-style-name="L119">
      <style:text-properties style:font-name="Atkinson Hyperlegible Next"/>
    </style:style>
    <style:style style:name="P140" style:family="paragraph" style:parent-style-name="Text_20_body" style:list-style-name="L121">
      <style:text-properties style:font-name="Atkinson Hyperlegible Next"/>
    </style:style>
    <style:style style:name="P141" style:family="paragraph" style:parent-style-name="Text_20_body" style:list-style-name="L122">
      <style:text-properties style:font-name="Atkinson Hyperlegible Next"/>
    </style:style>
    <style:style style:name="P142" style:family="paragraph" style:parent-style-name="Text_20_body" style:list-style-name="L124">
      <style:text-properties style:font-name="Atkinson Hyperlegible Next"/>
    </style:style>
    <style:style style:name="P143" style:family="paragraph" style:parent-style-name="Text_20_body" style:list-style-name="L1">
      <style:paragraph-properties fo:margin-top="0in" fo:margin-bottom="0in"/>
    </style:style>
    <style:style style:name="P144" style:family="paragraph" style:parent-style-name="Text_20_body" style:list-style-name="L2">
      <style:paragraph-properties fo:margin-top="0in" fo:margin-bottom="0in"/>
    </style:style>
    <style:style style:name="P145" style:family="paragraph" style:parent-style-name="Text_20_body" style:list-style-name="L3">
      <style:paragraph-properties fo:margin-top="0in" fo:margin-bottom="0in"/>
    </style:style>
    <style:style style:name="P146" style:family="paragraph" style:parent-style-name="Text_20_body" style:list-style-name="L4">
      <style:paragraph-properties fo:margin-top="0in" fo:margin-bottom="0in"/>
    </style:style>
    <style:style style:name="P147" style:family="paragraph" style:parent-style-name="Text_20_body" style:list-style-name="L5">
      <style:paragraph-properties fo:margin-top="0in" fo:margin-bottom="0in"/>
    </style:style>
    <style:style style:name="P148" style:family="paragraph" style:parent-style-name="Text_20_body" style:list-style-name="L6">
      <style:paragraph-properties fo:margin-top="0in" fo:margin-bottom="0in"/>
    </style:style>
    <style:style style:name="P149" style:family="paragraph" style:parent-style-name="Text_20_body" style:list-style-name="L7">
      <style:paragraph-properties fo:margin-top="0in" fo:margin-bottom="0in"/>
    </style:style>
    <style:style style:name="P150" style:family="paragraph" style:parent-style-name="Text_20_body" style:list-style-name="L8">
      <style:paragraph-properties fo:margin-top="0in" fo:margin-bottom="0in"/>
    </style:style>
    <style:style style:name="P151" style:family="paragraph" style:parent-style-name="Text_20_body" style:list-style-name="L11">
      <style:paragraph-properties fo:margin-top="0in" fo:margin-bottom="0in"/>
    </style:style>
    <style:style style:name="P152" style:family="paragraph" style:parent-style-name="Text_20_body" style:list-style-name="L12">
      <style:paragraph-properties fo:margin-top="0in" fo:margin-bottom="0in"/>
    </style:style>
    <style:style style:name="P153" style:family="paragraph" style:parent-style-name="Text_20_body" style:list-style-name="L13">
      <style:paragraph-properties fo:margin-top="0in" fo:margin-bottom="0in"/>
    </style:style>
    <style:style style:name="P154" style:family="paragraph" style:parent-style-name="Text_20_body" style:list-style-name="L20">
      <style:paragraph-properties fo:margin-top="0in" fo:margin-bottom="0in"/>
    </style:style>
    <style:style style:name="P155" style:family="paragraph" style:parent-style-name="Text_20_body" style:list-style-name="L32">
      <style:paragraph-properties fo:margin-top="0in" fo:margin-bottom="0in"/>
    </style:style>
    <style:style style:name="P156" style:family="paragraph" style:parent-style-name="Text_20_body" style:list-style-name="L35">
      <style:paragraph-properties fo:margin-top="0in" fo:margin-bottom="0in"/>
    </style:style>
    <style:style style:name="P157" style:family="paragraph" style:parent-style-name="Text_20_body" style:list-style-name="L38">
      <style:paragraph-properties fo:margin-top="0in" fo:margin-bottom="0in"/>
    </style:style>
    <style:style style:name="P158" style:family="paragraph" style:parent-style-name="Text_20_body" style:list-style-name="L39">
      <style:paragraph-properties fo:margin-top="0in" fo:margin-bottom="0in"/>
    </style:style>
    <style:style style:name="P159" style:family="paragraph" style:parent-style-name="Text_20_body" style:list-style-name="L42">
      <style:paragraph-properties fo:margin-top="0in" fo:margin-bottom="0in"/>
    </style:style>
    <style:style style:name="P160" style:family="paragraph" style:parent-style-name="Text_20_body" style:list-style-name="L43">
      <style:paragraph-properties fo:margin-top="0in" fo:margin-bottom="0in"/>
    </style:style>
    <style:style style:name="P161" style:family="paragraph" style:parent-style-name="Text_20_body" style:list-style-name="L44">
      <style:paragraph-properties fo:margin-top="0in" fo:margin-bottom="0in"/>
    </style:style>
    <style:style style:name="P162" style:family="paragraph" style:parent-style-name="Text_20_body" style:list-style-name="L47">
      <style:paragraph-properties fo:margin-top="0in" fo:margin-bottom="0in"/>
    </style:style>
    <style:style style:name="P163" style:family="paragraph" style:parent-style-name="Text_20_body" style:list-style-name="L48">
      <style:paragraph-properties fo:margin-top="0in" fo:margin-bottom="0in"/>
    </style:style>
    <style:style style:name="P164" style:family="paragraph" style:parent-style-name="Text_20_body" style:list-style-name="L49">
      <style:paragraph-properties fo:margin-top="0in" fo:margin-bottom="0in"/>
    </style:style>
    <style:style style:name="P165" style:family="paragraph" style:parent-style-name="Text_20_body" style:list-style-name="L52">
      <style:paragraph-properties fo:margin-top="0in" fo:margin-bottom="0in"/>
    </style:style>
    <style:style style:name="P166" style:family="paragraph" style:parent-style-name="Text_20_body" style:list-style-name="L55">
      <style:paragraph-properties fo:margin-top="0in" fo:margin-bottom="0in"/>
    </style:style>
    <style:style style:name="P167" style:family="paragraph" style:parent-style-name="Text_20_body" style:list-style-name="L59">
      <style:paragraph-properties fo:margin-top="0in" fo:margin-bottom="0in"/>
    </style:style>
    <style:style style:name="P168" style:family="paragraph" style:parent-style-name="Text_20_body" style:list-style-name="L60">
      <style:paragraph-properties fo:margin-top="0in" fo:margin-bottom="0in"/>
    </style:style>
    <style:style style:name="P169" style:family="paragraph" style:parent-style-name="Text_20_body" style:list-style-name="L63">
      <style:paragraph-properties fo:margin-top="0in" fo:margin-bottom="0in"/>
    </style:style>
    <style:style style:name="P170" style:family="paragraph" style:parent-style-name="Text_20_body" style:list-style-name="L64">
      <style:paragraph-properties fo:margin-top="0in" fo:margin-bottom="0in"/>
    </style:style>
    <style:style style:name="P171" style:family="paragraph" style:parent-style-name="Text_20_body" style:list-style-name="L65">
      <style:paragraph-properties fo:margin-top="0in" fo:margin-bottom="0in"/>
    </style:style>
    <style:style style:name="P172" style:family="paragraph" style:parent-style-name="Text_20_body" style:list-style-name="L68">
      <style:paragraph-properties fo:margin-top="0in" fo:margin-bottom="0in"/>
    </style:style>
    <style:style style:name="P173" style:family="paragraph" style:parent-style-name="Text_20_body" style:list-style-name="L71">
      <style:paragraph-properties fo:margin-top="0in" fo:margin-bottom="0in"/>
    </style:style>
    <style:style style:name="P174" style:family="paragraph" style:parent-style-name="Text_20_body" style:list-style-name="L72">
      <style:paragraph-properties fo:margin-top="0in" fo:margin-bottom="0in"/>
    </style:style>
    <style:style style:name="P175" style:family="paragraph" style:parent-style-name="Text_20_body" style:list-style-name="L73">
      <style:paragraph-properties fo:margin-top="0in" fo:margin-bottom="0in"/>
    </style:style>
    <style:style style:name="P176" style:family="paragraph" style:parent-style-name="Text_20_body" style:list-style-name="L77">
      <style:paragraph-properties fo:margin-top="0in" fo:margin-bottom="0in"/>
    </style:style>
    <style:style style:name="P177" style:family="paragraph" style:parent-style-name="Text_20_body" style:list-style-name="L78">
      <style:paragraph-properties fo:margin-top="0in" fo:margin-bottom="0in"/>
    </style:style>
    <style:style style:name="P178" style:family="paragraph" style:parent-style-name="Text_20_body" style:list-style-name="L81">
      <style:paragraph-properties fo:margin-top="0in" fo:margin-bottom="0in"/>
    </style:style>
    <style:style style:name="P179" style:family="paragraph" style:parent-style-name="Text_20_body" style:list-style-name="L82">
      <style:paragraph-properties fo:margin-top="0in" fo:margin-bottom="0in"/>
    </style:style>
    <style:style style:name="P180" style:family="paragraph" style:parent-style-name="Text_20_body" style:list-style-name="L83">
      <style:paragraph-properties fo:margin-top="0in" fo:margin-bottom="0in"/>
    </style:style>
    <style:style style:name="P181" style:family="paragraph" style:parent-style-name="Text_20_body" style:list-style-name="L84">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3">
      <style:paragraph-properties fo:margin-top="0in" fo:margin-bottom="0in"/>
    </style:style>
    <style:style style:name="P185" style:family="paragraph" style:parent-style-name="Text_20_body" style:list-style-name="L94">
      <style:paragraph-properties fo:margin-top="0in" fo:margin-bottom="0in"/>
    </style:style>
    <style:style style:name="P186" style:family="paragraph" style:parent-style-name="Text_20_body" style:list-style-name="L95">
      <style:paragraph-properties fo:margin-top="0in" fo:margin-bottom="0in"/>
    </style:style>
    <style:style style:name="P187" style:family="paragraph" style:parent-style-name="Text_20_body" style:list-style-name="L98">
      <style:paragraph-properties fo:margin-top="0in" fo:margin-bottom="0in"/>
    </style:style>
    <style:style style:name="P188" style:family="paragraph" style:parent-style-name="Text_20_body" style:list-style-name="L103">
      <style:paragraph-properties fo:margin-top="0in" fo:margin-bottom="0in"/>
    </style:style>
    <style:style style:name="P189" style:family="paragraph" style:parent-style-name="Text_20_body" style:list-style-name="L104">
      <style:paragraph-properties fo:margin-top="0in" fo:margin-bottom="0in"/>
    </style:style>
    <style:style style:name="P190" style:family="paragraph" style:parent-style-name="Text_20_body" style:list-style-name="L105">
      <style:paragraph-properties fo:margin-top="0in" fo:margin-bottom="0in"/>
    </style:style>
    <style:style style:name="P191" style:family="paragraph" style:parent-style-name="Text_20_body" style:list-style-name="L106">
      <style:paragraph-properties fo:margin-top="0in" fo:margin-bottom="0in"/>
    </style:style>
    <style:style style:name="P192" style:family="paragraph" style:parent-style-name="Text_20_body" style:list-style-name="L114">
      <style:paragraph-properties fo:margin-top="0in" fo:margin-bottom="0in"/>
    </style:style>
    <style:style style:name="P193" style:family="paragraph" style:parent-style-name="Text_20_body" style:list-style-name="L115">
      <style:paragraph-properties fo:margin-top="0in" fo:margin-bottom="0in"/>
    </style:style>
    <style:style style:name="P194" style:family="paragraph" style:parent-style-name="Text_20_body" style:list-style-name="L116">
      <style:paragraph-properties fo:margin-top="0in" fo:margin-bottom="0in"/>
    </style:style>
    <style:style style:name="P195" style:family="paragraph" style:parent-style-name="Text_20_body" style:list-style-name="L117">
      <style:paragraph-properties fo:margin-top="0in" fo:margin-bottom="0in"/>
    </style:style>
    <style:style style:name="P196" style:family="paragraph" style:parent-style-name="Text_20_body" style:list-style-name="L118">
      <style:paragraph-properties fo:margin-top="0in" fo:margin-bottom="0in"/>
    </style:style>
    <style:style style:name="P197" style:family="paragraph" style:parent-style-name="Text_20_body" style:list-style-name="L120">
      <style:paragraph-properties fo:margin-top="0in" fo:margin-bottom="0in"/>
    </style:style>
    <style:style style:name="P198" style:family="paragraph" style:parent-style-name="Text_20_body" style:list-style-name="L123">
      <style:paragraph-properties fo:margin-top="0in" fo:margin-bottom="0in"/>
    </style:style>
    <style:style style:name="P199" style:family="paragraph" style:parent-style-name="Text_20_body">
      <style:paragraph-properties fo:margin-top="0in" fo:margin-bottom="0in"/>
      <style:text-properties style:font-name="Atkinson Hyperlegible Next"/>
    </style:style>
    <style:style style:name="P200" style:family="paragraph" style:parent-style-name="Text_20_body" style:list-style-name="L1">
      <style:paragraph-properties fo:margin-top="0in" fo:margin-bottom="0in"/>
      <style:text-properties style:font-name="Atkinson Hyperlegible Next"/>
    </style:style>
    <style:style style:name="P201" style:family="paragraph" style:parent-style-name="Text_20_body" style:list-style-name="L2">
      <style:paragraph-properties fo:margin-top="0in" fo:margin-bottom="0in"/>
      <style:text-properties style:font-name="Atkinson Hyperlegible Next"/>
    </style:style>
    <style:style style:name="P202" style:family="paragraph" style:parent-style-name="Text_20_body" style:list-style-name="L3">
      <style:paragraph-properties fo:margin-top="0in" fo:margin-bottom="0in"/>
      <style:text-properties style:font-name="Atkinson Hyperlegible Next"/>
    </style:style>
    <style:style style:name="P203" style:family="paragraph" style:parent-style-name="Text_20_body" style:list-style-name="L4">
      <style:paragraph-properties fo:margin-top="0in" fo:margin-bottom="0in"/>
      <style:text-properties style:font-name="Atkinson Hyperlegible Next"/>
    </style:style>
    <style:style style:name="P204" style:family="paragraph" style:parent-style-name="Text_20_body" style:list-style-name="L5">
      <style:paragraph-properties fo:margin-top="0in" fo:margin-bottom="0in"/>
      <style:text-properties style:font-name="Atkinson Hyperlegible Next"/>
    </style:style>
    <style:style style:name="P205" style:family="paragraph" style:parent-style-name="Text_20_body" style:list-style-name="L6">
      <style:paragraph-properties fo:margin-top="0in" fo:margin-bottom="0in"/>
      <style:text-properties style:font-name="Atkinson Hyperlegible Next"/>
    </style:style>
    <style:style style:name="P206" style:family="paragraph" style:parent-style-name="Text_20_body" style:list-style-name="L7">
      <style:paragraph-properties fo:margin-top="0in" fo:margin-bottom="0in"/>
      <style:text-properties style:font-name="Atkinson Hyperlegible Next"/>
    </style:style>
    <style:style style:name="P207" style:family="paragraph" style:parent-style-name="Text_20_body" style:list-style-name="L8">
      <style:paragraph-properties fo:margin-top="0in" fo:margin-bottom="0in"/>
      <style:text-properties style:font-name="Atkinson Hyperlegible Next"/>
    </style:style>
    <style:style style:name="P208" style:family="paragraph" style:parent-style-name="Text_20_body" style:list-style-name="L11">
      <style:paragraph-properties fo:margin-top="0in" fo:margin-bottom="0in"/>
      <style:text-properties style:font-name="Atkinson Hyperlegible Next"/>
    </style:style>
    <style:style style:name="P209" style:family="paragraph" style:parent-style-name="Text_20_body" style:list-style-name="L31">
      <style:paragraph-properties fo:margin-top="0in" fo:margin-bottom="0in"/>
      <style:text-properties style:font-name="Atkinson Hyperlegible Next"/>
    </style:style>
    <style:style style:name="P210" style:family="paragraph" style:parent-style-name="Text_20_body" style:list-style-name="L56">
      <style:paragraph-properties fo:margin-top="0in" fo:margin-bottom="0in"/>
      <style:text-properties style:font-name="Atkinson Hyperlegible Next"/>
    </style:style>
    <style:style style:name="P211" style:family="paragraph" style:parent-style-name="Text_20_body" style:list-style-name="L73">
      <style:paragraph-properties fo:margin-top="0in" fo:margin-bottom="0in"/>
      <style:text-properties style:font-name="Atkinson Hyperlegible Next"/>
    </style:style>
    <style:style style:name="P212" style:family="paragraph" style:parent-style-name="Text_20_body" style:list-style-name="L76">
      <style:paragraph-properties fo:margin-top="0in" fo:margin-bottom="0in"/>
      <style:text-properties style:font-name="Atkinson Hyperlegible Next"/>
    </style:style>
    <style:style style:name="P213" style:family="paragraph" style:parent-style-name="Text_20_body" style:list-style-name="L78">
      <style:paragraph-properties fo:margin-top="0in" fo:margin-bottom="0in"/>
      <style:text-properties style:font-name="Atkinson Hyperlegible Next"/>
    </style:style>
    <style:style style:name="P214" style:family="paragraph" style:parent-style-name="Text_20_body" style:list-style-name="L119">
      <style:paragraph-properties fo:margin-top="0in" fo:margin-bottom="0in"/>
      <style:text-properties style:font-name="Atkinson Hyperlegible Next"/>
    </style:style>
    <style:style style:name="P215" style:family="paragraph" style:parent-style-name="Text_20_body" style:list-style-name="L122">
      <style:paragraph-properties fo:margin-top="0in" fo:margin-bottom="0in"/>
      <style:text-properties style:font-name="Atkinson Hyperlegible Next"/>
    </style:style>
    <style:style style:name="P216" style:family="paragraph" style:parent-style-name="Text_20_body" style:list-style-name="L124">
      <style:paragraph-properties fo:margin-top="0in" fo:margin-bottom="0in"/>
      <style:text-properties style:font-name="Atkinson Hyperlegible Next"/>
    </style:style>
    <style:style style:name="P217" style:family="paragraph" style:parent-style-name="Text_20_body">
      <style:paragraph-properties style:writing-mode="lr-tb"/>
      <style:text-properties style:font-name="Atkinson Hyperlegible Next"/>
    </style:style>
    <style:style style:name="T1" style:family="text">
      <style:text-properties style:font-name="Atkinson Hyperlegible Nex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ercakapan baru</text:p>
      <text:h text:style-name="P2" text:outline-level="1">Terbaru </text:h>
      <text:section text:style-name="Sect1" text:name="conversations-list-0">
        <text:p text:style-name="P199">Judul Buku: Spiritual &amp; Biologi </text:p>
        <text:p text:style-name="P199">[@11] FUTR-Pre-Crime: Predicting and Preventing Criminal Acts Before They Occur </text:p>
        <text:p text:style-name="P199">#[@9] FUTR-Autonomous Evolution: When AI Starts Designing and Building Its Own Successors </text:p>
        <text:p text:style-name="P199">[+1] APPNOW - Buku Tutorial Chatbot WhatsApp </text:p>
        <text:p text:style-name="P199">[@10] FUTR-The Universal Translator: AI-Powered Communication with Extraterrestrial Intelligence </text:p>
        <text:p text:style-name="P199">Lainnya</text:p>
      </text:section>
      <text:h text:style-name="P2" text:outline-level="1">Gem</text:h>
      <text:p text:style-name="P199">Pencari ide</text:p>
      <text:p text:style-name="P199">Konsultan karier</text:p>
      <text:p text:style-name="P199">Partner coding</text:p>
      <text:p text:style-name="P199">Lainnya</text:p>
      <text:p text:style-name="P199">Pengelola Gem</text:p>
      <text:p text:style-name="P199">Bantuan</text:p>
      <text:p text:style-name="P199">Aktivitas</text:p>
      <text:p text:style-name="P199">Setelan</text:p>
      <text:p text:style-name="P106">Kota Medan, Sumatera Utara, Indonesia <text:line-break/>Dari alamat IP Anda • Perbarui lokasi</text:p>
      <text:h text:style-name="P2" text:outline-level="1">Percakapan dengan Gemini</text:h>
      <text:section text:style-name="Sect1" text:name="chat-history">
        <text:p text:style-name="P106"/>
        <text:section text:style-name="Sect1" text:name="2d6c6a6728a1c116">
          <text:p text:style-name="P106"/>
          <text:section text:style-name="Sect1" text:name="user-query-content-0">
            <text:p text:style-name="P217">Gemini Anda Telah dilatih sehingga menjadi ahli dalam menyusun buku [non-fiksi] untuk tema-tema [Futuristik]. </text:p>
            <text:p text:style-name="P217"><text:soft-page-break/>Gemini yang Kreatif, Saya Sedang menyusun Buku sebagai berikut : </text:p>
            <text:p text:style-name="P217">Judul : 'Pre-Crime: Predicting and Preventing Criminal Acts Before They Occur' </text:p>
            <text:p text:style-name="P217">Deskripsi:Membahas sistem peradilan yang mengandalkan teknologi canggih untuk memprediksi kejahatan dan menangkap pelaku sebelum mereka melakukan aksinya. Ide ini masih susah diwujudkan karena Meramalkan tindakan individu dengan akurasi sempurna adalah hal yang mustahil. Privasi dan etika juga menjadi penghalang besar.Tetapi dimasa depan ide ini memiliki potensi diwujudkan karena Pengembangan AI, analisis big data, dan pemodelan prediktif yang canggih mungkin dapat meningkatkan kemampuan prediksi kejahatan, meskipun kontroversi etika akan tetap ada. </text:p>
            <text:p text:style-name="P217">Terget Pembaca : Remaja ( Usia 13 sampai dengan 20 tahun ). </text:p>
            <text:p text:style-name="P217">Tugas Anda adalah : </text:p>
            <text:p text:style-name="P217">1. Menyusun Outline/Kerangka/Daftar Isi buku ini yang terdiri atas Bab dan Subbab yang dikembangkan dari Deskripsi buku yang sedang saya susun. </text:p>
            <text:p text:style-name="P217">2. Memberi Saran Gaya Bahasa Penulisan Yang Sesuai dengan Target Pembaca. </text:p>
            <text:p text:style-name="P217">3. Memberikan Tips Tambahan yang memperkaya isi dan bobot buku ini . </text:p>
          </text:section>
          <text:p text:style-name="P199">Tampilkan alur berpikir</text:p>
          <text:section text:style-name="Sect2" text:name="model-response-message-contentr_2d6c6a6728a1c116">
            <text:p text:style-name="P106">Tentu, Gemini siap membantu Anda menyusun kerangka buku non-fiksi futuristik yang menarik bagi remaja! Berdasarkan deskripsi Anda, mari kita rancang struktur buku "Pre-Crime: Predicting and Preventing Criminal Acts Before They Occur" serta saran gaya penulisan dan tips tambahan.</text:p>
            <text:p text:style-name="Text_20_body"><text:span text:style-name="Strong_20_Emphasis"><text:span text:style-name="T1">1. Usulan Outline/Kerangka Buku</text:span></text:span></text:p>
            <text:p text:style-name="P106">Berikut adalah draf daftar isi yang bisa Anda kembangkan, dengan fokus pada alur yang logis dan menarik bagi pembaca remaja:</text:p>
            <text:p text:style-name="P1"/>
            <text:p text:style-name="Text_20_body"><text:span text:style-name="Strong_20_Emphasis"><text:span text:style-name="T1">Judul Buku:</text:span></text:span><text:span text:style-name="T1"> Pre-Crime: Mencegah Kejahatan Sebelum Terjadi?</text:span></text:p>
            <text:p text:style-name="Text_20_body"><text:span text:style-name="Strong_20_Emphasis"><text:span text:style-name="T1">(Kata Pengantar/Pendahuluan)</text:span></text:span></text:p>
            <text:list xml:id="list3980702962795407512" text:style-name="L1">
              <text:list-item>
                <text:p text:style-name="P143"><text:span text:style-name="Strong_20_Emphasis"><text:span text:style-name="T1">Selamat Datang di Masa Depan (yang Mungkin Tak Pernah </text:span></text:span><text:soft-page-break/><text:span text:style-name="Strong_20_Emphasis"><text:span text:style-name="T1">Datang?)</text:span></text:span><text:span text:style-name="T1"> </text:span></text:p>
                <text:list>
                  <text:list-item>
                    <text:p text:style-name="P143"><text:span text:style-name="T1">Apa itu konsep "Pre-Crime"? (Gambarkan secara singkat dan menarik, mungkin merujuk ke fiksi populer seperti </text:span><text:span text:style-name="Emphasis"><text:span text:style-name="T1">Minority Report</text:span></text:span><text:span text:style-name="T1"> tapi jelaskan itu fiksi). </text:span></text:p>
                  </text:list-item>
                  <text:list-item>
                    <text:p text:style-name="P200">Kenapa ide ini begitu menggoda? Mimpi dunia tanpa kejahatan. </text:p>
                  </text:list-item>
                  <text:list-item>
                    <text:p text:style-name="P107">Sekilas tentang apa yang akan dibahas: teknologi, tantangan, etika, dan masa depan. </text:p>
                  </text:list-item>
                </text:list>
              </text:list-item>
            </text:list>
            <text:p text:style-name="Text_20_body"><text:span text:style-name="Strong_20_Emphasis"><text:span text:style-name="T1">BAB 1: Mimpi Mencegah Kejahatan</text:span></text:span></text:p>
            <text:list xml:id="list7785587611082916175" text:style-name="L2">
              <text:list-item>
                <text:p text:style-name="P144"><text:span text:style-name="Strong_20_Emphasis"><text:span text:style-name="T1">Mengapa Kita Ingin Memprediksi Kejahatan?</text:span></text:span><text:span text:style-name="T1"> </text:span></text:p>
                <text:list>
                  <text:list-item>
                    <text:p text:style-name="P201">Dampak kejahatan pada individu dan masyarakat. </text:p>
                  </text:list-item>
                  <text:list-item>
                    <text:p text:style-name="P201">Keinginan manusia untuk keamanan dan ketertiban. </text:p>
                  </text:list-item>
                  <text:list-item>
                    <text:p text:style-name="P201">Sejarah singkat upaya prediksi (dari metode tradisional hingga data). </text:p>
                  </text:list-item>
                </text:list>
              </text:list-item>
              <text:list-item>
                <text:p text:style-name="P144"><text:span text:style-name="Strong_20_Emphasis"><text:span text:style-name="T1">Sekilas Teknologi Prediksi Awal (Sebelum AI Canggih)</text:span></text:span><text:span text:style-name="T1"> </text:span></text:p>
                <text:list>
                  <text:list-item>
                    <text:p text:style-name="P201">Pemetaan Hotspot Kejahatan: Pola dan Lokasi. </text:p>
                  </text:list-item>
                  <text:list-item>
                    <text:p text:style-name="P201">Analisis Statistik Sederhana: Melihat tren masa lalu. </text:p>
                  </text:list-item>
                  <text:list-item>
                    <text:p text:style-name="P108">Keterbatasan metode-metode awal ini. </text:p>
                  </text:list-item>
                </text:list>
              </text:list-item>
            </text:list>
            <text:p text:style-name="Text_20_body"><text:span text:style-name="Strong_20_Emphasis"><text:span text:style-name="T1">BAB 2: Teknologi di Balik Layar "Pre-Crime"</text:span></text:span></text:p>
            <text:list xml:id="list5429371063665822378" text:style-name="L3">
              <text:list-item>
                <text:p text:style-name="P145"><text:span text:style-name="Strong_20_Emphasis"><text:span text:style-name="T1">Kecerdasan Buatan (AI): Otak di Balik Prediksi?</text:span></text:span><text:span text:style-name="T1"> </text:span></text:p>
                <text:list>
                  <text:list-item>
                    <text:p text:style-name="P145"><text:span text:style-name="T1">Apa itu AI dan </text:span><text:span text:style-name="Emphasis"><text:span text:style-name="T1">Machine Learning</text:span></text:span><text:span text:style-name="T1">? (Jelaskan dengan analogi sederhana, misal: rekomendasi musik/film). </text:span></text:p>
                  </text:list-item>
                  <text:list-item>
                    <text:p text:style-name="P202">Bagaimana AI "belajar" mengenali pola dari data? </text:p>
                  </text:list-item>
                  <text:list-item>
                    <text:p text:style-name="P202">Potensi AI dalam menganalisis perilaku manusia (dan keterbatasannya). </text:p>
                  </text:list-item>
                </text:list>
              </text:list-item>
              <text:list-item>
                <text:p text:style-name="P145"><text:span text:style-name="Strong_20_Emphasis"><text:span text:style-name="T1">Big Data: Bahan Bakar Mesin Prediksi</text:span></text:span><text:span text:style-name="T1"> </text:span></text:p>
                <text:list>
                  <text:list-item>
                    <text:p text:style-name="P202">Apa itu Big Data? (Jelaskan sumbernya: media sosial, sensor kota, catatan publik, dll.). </text:p>
                  </text:list-item>
                  <text:list-item>
                    <text:p text:style-name="P202">Bagaimana data sebanyak itu dikumpulkan dan diolah? </text:p>
                  </text:list-item>
                  <text:list-item>
                    <text:p text:style-name="P202">Hubungan Big Data dan AI: Saling membutuhkan. </text:p>
                  </text:list-item>
                </text:list>
              </text:list-item>
              <text:list-item>
                <text:p text:style-name="P145"><text:span text:style-name="Strong_20_Emphasis"><text:span text:style-name="T1">Pemodelan Prediktif: Meramal Masa Depan dengan Angka?</text:span></text:span><text:span text:style-name="T1"> </text:span></text:p>
                <text:list>
                  <text:list-item>
                    <text:p text:style-name="P202">Bagaimana algoritma mencoba "menebak" apa yang akan terjadi? </text:p>
                  </text:list-item>
                  <text:list-item>
                    <text:p text:style-name="P202">Contoh sederhana: prediksi cuaca, prediksi skor olahraga. </text:p>
                  </text:list-item>
                  <text:list-item>
                    <text:p text:style-name="P109"><text:soft-page-break/>Menerapkan model ini untuk memprediksi tindakan kriminal: Tantangannya. </text:p>
                  </text:list-item>
                </text:list>
              </text:list-item>
            </text:list>
            <text:p text:style-name="Text_20_body"><text:span text:style-name="Strong_20_Emphasis"><text:span text:style-name="T1">BAB 3: Tembok Penghalang: Mengapa "Pre-Crime" Masih Jauh?</text:span></text:span></text:p>
            <text:list xml:id="list5048357032313637446" text:style-name="L4">
              <text:list-item>
                <text:p text:style-name="P146"><text:span text:style-name="Strong_20_Emphasis"><text:span text:style-name="T1">Mustahil Akurat 100%: Masalah Prediksi Manusia</text:span></text:span><text:span text:style-name="T1"> </text:span></text:p>
                <text:list>
                  <text:list-item>
                    <text:p text:style-name="P203">Kehendak Bebas vs. Determinisme (Sederhanakan konsep ini). </text:p>
                  </text:list-item>
                  <text:list-item>
                    <text:p text:style-name="P203">Faktor "X": Hal tak terduga yang mengubah rencana. </text:p>
                  </text:list-item>
                  <text:list-item>
                    <text:p text:style-name="P146"><text:span text:style-name="T1">Bahaya </text:span><text:span text:style-name="Emphasis"><text:span text:style-name="T1">False Positive</text:span></text:span><text:span text:style-name="T1">: Menuduh orang yang tidak bersalah. Risiko besar! </text:span></text:p>
                  </text:list-item>
                </text:list>
              </text:list-item>
              <text:list-item>
                <text:p text:style-name="P146"><text:span text:style-name="Strong_20_Emphasis"><text:span text:style-name="T1">Noctah Etika: Pertanyaan Sulit yang Harus Dijawab</text:span></text:span><text:span text:style-name="T1"> </text:span></text:p>
                <text:list>
                  <text:list-item>
                    <text:p text:style-name="P203">Privasi di Era Pengawasan Massal: Seberapa jauh kita rela dimata-matai demi keamanan? </text:p>
                  </text:list-item>
                  <text:list-item>
                    <text:p text:style-name="P203">Bias Algoritma: Bagaimana jika AI diajari data yang bias (rasis, seksis, dll.)? Diskriminasi oleh mesin. </text:p>
                  </text:list-item>
                  <text:list-item>
                    <text:p text:style-name="P203">Praduga Tak Bersalah: Menghukum seseorang sebelum berbuat salah? Melanggar prinsip hukum dasar. </text:p>
                  </text:list-item>
                  <text:list-item>
                    <text:p text:style-name="P203">Siapa yang Memutuskan? Siapa yang mengontrol teknologi ini? Potensi penyalahgunaan kekuasaan. </text:p>
                  </text:list-item>
                </text:list>
              </text:list-item>
              <text:list-item>
                <text:p text:style-name="P146"><text:span text:style-name="Strong_20_Emphasis"><text:span text:style-name="T1">Tantangan Praktis Lainnya</text:span></text:span><text:span text:style-name="T1"> </text:span></text:p>
                <text:list>
                  <text:list-item>
                    <text:p text:style-name="P203">Biaya implementasi yang sangat mahal. </text:p>
                  </text:list-item>
                  <text:list-item>
                    <text:p text:style-name="P203">Kebutuhan infrastruktur teknologi canggih. </text:p>
                  </text:list-item>
                  <text:list-item>
                    <text:p text:style-name="P110">Bagaimana sistem ini akan dijalankan sehari-hari? </text:p>
                  </text:list-item>
                </text:list>
              </text:list-item>
            </text:list>
            <text:p text:style-name="Text_20_body"><text:span text:style-name="Strong_20_Emphasis"><text:span text:style-name="T1">BAB 4: Di Dunia Nyata: Upaya Mirip "Pre-Crime" Saat Ini</text:span></text:span></text:p>
            <text:list xml:id="list6607044399349097339" text:style-name="L5">
              <text:list-item>
                <text:p text:style-name="P147"><text:span text:style-name="Strong_20_Emphasis"><text:span text:style-name="T1">Predictive Policing: Fokus pada Tempat, Bukan Orang</text:span></text:span><text:span text:style-name="T1"> </text:span></text:p>
                <text:list>
                  <text:list-item>
                    <text:p text:style-name="P204">Bagaimana polisi menggunakan data untuk menentukan area patroli? </text:p>
                  </text:list-item>
                  <text:list-item>
                    <text:p text:style-name="P204">Keberhasilan dan kegagalan metode ini. </text:p>
                  </text:list-item>
                  <text:list-item>
                    <text:p text:style-name="P147"><text:span text:style-name="T1">Kontroversi seputar </text:span><text:span text:style-name="Emphasis"><text:span text:style-name="T1">predictive policing</text:span></text:span><text:span text:style-name="T1"> (isu bias dan efektivitas). </text:span></text:p>
                  </text:list-item>
                </text:list>
              </text:list-item>
              <text:list-item>
                <text:p text:style-name="P147"><text:span text:style-name="Strong_20_Emphasis"><text:span text:style-name="T1">Penilaian Risiko dalam Sistem Hukum</text:span></text:span><text:span text:style-name="T1"> </text:span></text:p>
                <text:list>
                  <text:list-item>
                    <text:p text:style-name="P204">Algoritma yang membantu hakim menentukan jaminan atau hukuman. </text:p>
                  </text:list-item>
                  <text:list-item>
                    <text:p text:style-name="P204">Perdebatan tentang keadilan dan bias dalam algoritma ini. </text:p>
                  </text:list-item>
                </text:list>
              </text:list-item>
              <text:list-item>
                <text:p text:style-name="P14"><text:span text:style-name="Strong_20_Emphasis"><text:span text:style-name="T1">Studi Kasus Singkat:</text:span></text:span><text:span text:style-name="T1"> Contoh nyata penggunaan teknologi prediksi (dengan keberhasilan dan masalahnya). </text:span></text:p>
              </text:list-item>
            </text:list>
            <text:p text:style-name="Text_20_body"><text:soft-page-break/><text:span text:style-name="Strong_20_Emphasis"><text:span text:style-name="T1">BAB 5: Masa Depan "Pre-Crime": Mungkin atau Mustahil?</text:span></text:span></text:p>
            <text:list xml:id="list3299043060750930161" text:style-name="L6">
              <text:list-item>
                <text:p text:style-name="P148"><text:span text:style-name="Strong_20_Emphasis"><text:span text:style-name="T1">Teknologi Semakin Canggih: Harapan Baru?</text:span></text:span><text:span text:style-name="T1"> </text:span></text:p>
                <text:list>
                  <text:list-item>
                    <text:p text:style-name="P205">Perkembangan AI yang lebih cerdas dan analisis data yang lebih mendalam. </text:p>
                  </text:list-item>
                  <text:list-item>
                    <text:p text:style-name="P148"><text:span text:style-name="T1">Potensi teknologi baru (misal: sensor yang lebih baik, analisis </text:span><text:span text:style-name="Emphasis"><text:span text:style-name="T1">real-time</text:span></text:span><text:span text:style-name="T1">). </text:span></text:p>
                  </text:list-item>
                </text:list>
              </text:list-item>
              <text:list-item>
                <text:p text:style-name="P148"><text:span text:style-name="Strong_20_Emphasis"><text:span text:style-name="T1">Pertanyaan Etika Tetap (Bahkan Semakin Rumit)</text:span></text:span><text:span text:style-name="T1"> </text:span></text:p>
                <text:list>
                  <text:list-item>
                    <text:p text:style-name="P205">Jika teknologi lebih akurat, apakah itu membuatnya lebih bisa diterima? </text:p>
                  </text:list-item>
                  <text:list-item>
                    <text:p text:style-name="P205">Bagaimana kita memastikan keadilan dan transparansi algoritma? </text:p>
                  </text:list-item>
                  <text:list-item>
                    <text:p text:style-name="P205">Perlunya aturan dan pengawasan yang ketat. </text:p>
                  </text:list-item>
                </text:list>
              </text:list-item>
              <text:list-item>
                <text:p text:style-name="P148"><text:span text:style-name="Strong_20_Emphasis"><text:span text:style-name="T1">Mencari Keseimbangan: Keamanan vs. Kebebasan</text:span></text:span><text:span text:style-name="T1"> </text:span></text:p>
                <text:list>
                  <text:list-item>
                    <text:p text:style-name="P205">Diskusi tentang pilihan sulit yang dihadapi masyarakat. </text:p>
                  </text:list-item>
                  <text:list-item>
                    <text:p text:style-name="P111">Pentingnya debat publik tentang penggunaan teknologi ini. </text:p>
                  </text:list-item>
                </text:list>
              </text:list-item>
            </text:list>
            <text:p text:style-name="Text_20_body"><text:span text:style-name="Strong_20_Emphasis"><text:span text:style-name="T1">BAB 6: Kamu dan Masa Depan Pengawasan</text:span></text:span></text:p>
            <text:list xml:id="list2119706423143217049" text:style-name="L7">
              <text:list-item>
                <text:p text:style-name="P149"><text:span text:style-name="Strong_20_Emphasis"><text:span text:style-name="T1">Bagaimana Ini Bisa Mempengaruhi Hidupmu?</text:span></text:span><text:span text:style-name="T1"> </text:span></text:p>
                <text:list>
                  <text:list-item>
                    <text:p text:style-name="P206">Privasi data pribadimu di dunia digital. </text:p>
                  </text:list-item>
                  <text:list-item>
                    <text:p text:style-name="P206">Bagaimana keputusan algoritma bisa berdampak pada kesempatanmu (sekolah, kerja, dll.)? </text:p>
                  </text:list-item>
                  <text:list-item>
                    <text:p text:style-name="P206">Menjadi warga negara digital yang cerdas dan kritis. </text:p>
                  </text:list-item>
                </text:list>
              </text:list-item>
              <text:list-item>
                <text:p text:style-name="P149"><text:span text:style-name="Strong_20_Emphasis"><text:span text:style-name="T1">Pertanyaan untuk Kamu Renungkan</text:span></text:span><text:span text:style-name="T1"> </text:span></text:p>
                <text:list>
                  <text:list-item>
                    <text:p text:style-name="P206">Seberapa besar privasi yang rela kamu korbankan demi keamanan? </text:p>
                  </text:list-item>
                  <text:list-item>
                    <text:p text:style-name="P206">Bagaimana kita bisa menggunakan teknologi secara bertanggung jawab? </text:p>
                  </text:list-item>
                  <text:list-item>
                    <text:p text:style-name="P112">Masa depan seperti apa yang kamu inginkan? </text:p>
                  </text:list-item>
                </text:list>
              </text:list-item>
            </text:list>
            <text:p text:style-name="Text_20_body"><text:span text:style-name="Strong_20_Emphasis"><text:span text:style-name="T1">(Penutup)</text:span></text:span></text:p>
            <text:list xml:id="list1453302036610992727" text:style-name="L8">
              <text:list-item>
                <text:p text:style-name="P150"><text:span text:style-name="Strong_20_Emphasis"><text:span text:style-name="T1">Ringkasan: Antara Mimpi dan Mimpi Buruk</text:span></text:span><text:span text:style-name="T1"> </text:span></text:p>
                <text:list>
                  <text:list-item>
                    <text:p text:style-name="P207">Rekapitulasi poin-poin utama: potensi vs. risiko. </text:p>
                  </text:list-item>
                  <text:list-item>
                    <text:p text:style-name="P113">Pesan akhir: Pentingnya berpikir kritis tentang teknologi dan dampaknya pada masyarakat. </text:p>
                  </text:list-item>
                </text:list>
              </text:list-item>
            </text:list>
            <text:p text:style-name="Text_20_body"><text:span text:style-name="Strong_20_Emphasis"><text:span text:style-name="T1">(Glosarium)</text:span></text:span></text:p>
            <text:list xml:id="list3230455479746664975" text:style-name="L9">
              <text:list-item>
                <text:p text:style-name="P114"><text:soft-page-break/>Daftar istilah teknis (AI, Big Data, Algoritma, Bias, dll.) dengan penjelasan sederhana. </text:p>
              </text:list-item>
            </text:list>
            <text:p text:style-name="Text_20_body"><text:span text:style-name="Strong_20_Emphasis"><text:span text:style-name="T1">(Sumber/Bacaan Lebih Lanjut)</text:span></text:span></text:p>
            <text:list xml:id="list1681027898049879381" text:style-name="L10">
              <text:list-item>
                <text:p text:style-name="P115">Rekomendasi buku, artikel, atau dokumenter (yang sesuai usia) untuk yang ingin tahu lebih banyak. </text:p>
              </text:list-item>
            </text:list>
            <text:p text:style-name="P1"/>
            <text:p text:style-name="Text_20_body"><text:span text:style-name="Strong_20_Emphasis"><text:span text:style-name="T1">2. Saran Gaya Bahasa Penulisan untuk Target Pembaca Remaja (13-20 Tahun)</text:span></text:span></text:p>
            <text:list xml:id="list3226393280073422949" text:style-name="L11">
              <text:list-item>
                <text:p text:style-name="P151"><text:span text:style-name="Strong_20_Emphasis"><text:span text:style-name="T1">Bahasa Santai tapi Informatif:</text:span></text:span><text:span text:style-name="T1"> Gunakan bahasa Indonesia yang lugas, jelas, dan mudah dipahami. Hindari kalimat yang terlalu panjang dan kompleks. Boleh sedikit informal, tapi tetap jaga akurasi informasi. </text:span></text:p>
              </text:list-item>
              <text:list-item>
                <text:p text:style-name="P151"><text:span text:style-name="Strong_20_Emphasis"><text:span text:style-name="T1">Gunakan Analogi dan Contoh Relatable:</text:span></text:span><text:span text:style-name="T1"> Jelaskan konsep teknis (seperti AI atau Big Data) dengan perumpamaan atau contoh yang dekat dengan dunia remaja (misalnya, cara kerja rekomendasi di TikTok/YouTube, game online, dll.). </text:span></text:p>
              </text:list-item>
              <text:list-item>
                <text:p text:style-name="P208">** storytelling:** Ceritakan konsep "Pre-Crime" seolah-olah sebuah kisah eksplorasi. Mulai dengan daya tarik idenya, lalu ungkap tantangan dan kompleksitasnya. </text:p>
              </text:list-item>
              <text:list-item>
                <text:p text:style-name="P151"><text:span text:style-name="Strong_20_Emphasis"><text:span text:style-name="T1">Ajukan Pertanyaan Retoris:</text:span></text:span><text:span text:style-name="T1"> Libatkan pembaca dengan mengajukan pertanyaan yang memancing pemikiran di sepanjang tulisan ("Bayangkan jika...?", "Apa jadinya kalau...?", "Menurutmu, adilkah ini?"). </text:span></text:p>
              </text:list-item>
              <text:list-item>
                <text:p text:style-name="P151"><text:span text:style-name="Strong_20_Emphasis"><text:span text:style-name="T1">Visual Menarik:</text:span></text:span><text:span text:style-name="T1"> Jika memungkinkan, sertakan ilustrasi, diagram sederhana, atau infografis untuk memvisualisasikan konsep yang rumit dan memecah blok teks. </text:span></text:p>
              </text:list-item>
              <text:list-item>
                <text:p text:style-name="P151"><text:span text:style-name="Strong_20_Emphasis"><text:span text:style-name="T1">Hindari Jargon Berlebihan:</text:span></text:span><text:span text:style-name="T1"> Jika harus menggunakan istilah teknis, langsung jelaskan artinya dengan bahasa sederhana atau masukkan ke dalam glosarium. </text:span></text:p>
              </text:list-item>
              <text:list-item>
                <text:p text:style-name="P151"><text:span text:style-name="Strong_20_Emphasis"><text:span text:style-name="T1">Nada Seimbang:</text:span></text:span><text:span text:style-name="T1"> Tunjukkan antusiasme terhadap kecanggihan teknologi, tetapi segera imbangi dengan penekanan kuat pada masalah etika dan risiko. Jangan terkesan menggurui, tapi ajak pembaca berpikir bersama. </text:span></text:p>
              </text:list-item>
              <text:list-item>
                <text:p text:style-name="P15"><text:span text:style-name="Strong_20_Emphasis"><text:span text:style-name="T1">Struktur Paragraf Pendek:</text:span></text:span><text:span text:style-name="T1"> Buat paragraf lebih pendek agar lebih </text:span><text:soft-page-break/><text:span text:style-name="T1">mudah dicerna dan tidak membuat mata lelah. Gunakan subjudul yang jelas untuk memandu pembaca. </text:span></text:p>
              </text:list-item>
            </text:list>
            <text:p text:style-name="P1"/>
            <text:p text:style-name="Text_20_body"><text:span text:style-name="Strong_20_Emphasis"><text:span text:style-name="T1">3. Tips Tambahan untuk Memperkaya Isi dan Bobot Buku</text:span></text:span></text:p>
            <text:list xml:id="list4520408535694456744" text:style-name="L12">
              <text:list-item>
                <text:p text:style-name="P152"><text:span text:style-name="Strong_20_Emphasis"><text:span text:style-name="T1">Wawancara (Imajiner atau Nyata):</text:span></text:span><text:span text:style-name="T1"> Anda bisa menyisipkan "kutipan" dari ahli fiktif (misal: seorang ilmuwan AI, seorang pengacara HAM, seorang filsuf etika) untuk menyajikan sudut pandang berbeda secara menarik. Jika memungkinkan, wawancara singkat dengan ahli nyata akan menambah bobot. </text:span></text:p>
              </text:list-item>
              <text:list-item>
                <text:p text:style-name="P152"><text:span text:style-name="Strong_20_Emphasis"><text:span text:style-name="T1">Studi Kasus Fiksi Singkat:</text:span></text:span><text:span text:style-name="T1"> Buat beberapa skenario pendek (1-2 halaman) yang menggambarkan bagaimana sistem "Pre-Crime" bisa bekerja dalam situasi hipotetis, tunjukkan potensi keberhasilan sekaligus kemungkinan kesalahan fatal atau dilema etika. </text:span></text:p>
              </text:list-item>
              <text:list-item>
                <text:p text:style-name="P152"><text:span text:style-name="Strong_20_Emphasis"><text:span text:style-name="T1">Hubungkan dengan Isu Terkini:</text:span></text:span><text:span text:style-name="T1"> Kaitkan pembahasan dengan berita atau tren teknologi yang sedang relevan (misal: penggunaan AI dalam pengenalan wajah, isu privasi data di media sosial) agar terasa lebih aktual bagi pembaca. </text:span></text:p>
              </text:list-item>
              <text:list-item>
                <text:p text:style-name="P152"><text:span text:style-name="Strong_20_Emphasis"><text:span text:style-name="T1">Kotak Info "Fakta Menarik" atau "Tahukah Kamu?":</text:span></text:span><text:span text:style-name="T1"> Sisipkan kotak-kotak kecil berisi fakta unik, statistik mengejutkan, atau definisi singkat terkait topik yang sedang dibahas. </text:span></text:p>
              </text:list-item>
              <text:list-item>
                <text:p text:style-name="P152"><text:span text:style-name="Strong_20_Emphasis"><text:span text:style-name="T1">Fokus Kuat pada Etika:</text:span></text:span><text:span text:style-name="T1"> Jadikan pertanyaan etika sebagai benang merah yang kuat di seluruh buku. Ini adalah aspek paling penting dan menarik dari topik "Pre-Crime", terutama untuk diskusi. </text:span></text:p>
              </text:list-item>
              <text:list-item>
                <text:p text:style-name="P152"><text:span text:style-name="Strong_20_Emphasis"><text:span text:style-name="T1">Ajak Pembaca Berdebat (Implisit):</text:span></text:span><text:span text:style-name="T1"> Sajikan argumen pro dan kontra secara berimbang, biarkan pembaca membentuk opini mereka sendiri. Akhiri bab dengan pertanyaan terbuka atau ajakan diskusi. </text:span></text:p>
              </text:list-item>
              <text:list-item>
                <text:p text:style-name="P152"><text:span text:style-name="Strong_20_Emphasis"><text:span text:style-name="T1">Periksa Fakta dengan Cermat:</text:span></text:span><text:span text:style-name="T1"> Meskipun futuristik, dasar teknologi dan isu etika harus didasarkan pada informasi yang akurat. Pastikan penjelasan teknologi (AI, Big Data) sesuai dengan pemahaman saat ini. </text:span></text:p>
              </text:list-item>
              <text:list-item>
                <text:p text:style-name="P16"><text:span text:style-name="Strong_20_Emphasis"><text:span text:style-name="T1">Desain Buku yang Menarik:</text:span></text:span><text:span text:style-name="T1"> Untuk target remaja, desain sampul dan tata letak halaman sangat penting. Gunakan font yang mudah dibaca, warna yang menarik, dan elemen visual yang konsisten. </text:span></text:p>
              </text:list-item>
            </text:list>
            <text:p text:style-name="P1"/>
            <text:p text:style-name="P106"><text:soft-page-break/>Semoga kerangka, saran gaya bahasa, dan tips tambahan ini membantu Anda dalam menyusun buku "Pre-Crime" yang menarik, informatif, dan memancing pemikiran kritis bagi pembaca remaja! Selamat menulis!</text:p>
          </text:section>
          <text:section text:style-name="Sect1" text:name="feedback-form-0">
            <text:p text:style-name="P199"/>
          </text:section>
        </text:section>
        <text:section text:style-name="Sect1" text:name="84bec2b6e7e38f4b">
          <text:p text:style-name="P106"/>
          <text:section text:style-name="Sect1" text:name="user-query-content-1">
            <text:p text:style-name="P217">Pada Pendahuluan , Tambahkan prompt pada subbab untuk mendapatkan isinya </text:p>
          </text:section>
          <text:p text:style-name="P199">Tampilkan alur berpikir</text:p>
          <text:section text:style-name="Sect2" text:name="model-response-message-contentr_84bec2b6e7e38f4b">
            <text:p text:style-name="P106">Tentu, mari kita tambahkan prompt spesifik untuk setiap subbab dalam Pendahuluan agar lebih mudah bagi Anda (atau AI) untuk mengembangkannya menjadi tulisan yang utuh:</text:p>
            <text:p text:style-name="P1"/>
            <text:p text:style-name="Text_20_body"><text:span text:style-name="Strong_20_Emphasis"><text:span text:style-name="T1">(Kata Pengantar/Pendahuluan)</text:span></text:span></text:p>
            <text:list xml:id="list2992101849795670062" text:style-name="L13">
              <text:list-item>
                <text:p text:style-name="P153"><text:span text:style-name="Strong_20_Emphasis"><text:span text:style-name="T1">Subbab: Selamat Datang di Masa Depan (yang Mungkin Tak Pernah Datang?)</text:span></text:span><text:span text:style-name="T1"> </text:span></text:p>
                <text:list>
                  <text:list-item>
                    <text:p text:style-name="P17"><text:span text:style-name="Strong_20_Emphasis"><text:span text:style-name="T1">Prompt untuk Poin 1 (Apa itu konsep "Pre-Crime"?):</text:span></text:span></text:p>
                    <text:p text:style-name="P3"><text:span text:style-name="T1">"Tulis sebuah paragraf pengantar yang menarik untuk remaja (usia 13-20 tahun). Mulailah dengan 'hook' yang memikat tentang ide menghentikan kejahatan </text:span><text:span text:style-name="Emphasis"><text:span text:style-name="T1">sebelum</text:span></text:span><text:span text:style-name="T1"> terjadi. Jelaskan konsep dasar 'Pre-Crime' dengan bahasa sederhana dan relatable: bayangkan sebuah sistem yang bisa tahu siapa yang akan berbuat jahat dan menangkap mereka </text:span><text:span text:style-name="Emphasis"><text:span text:style-name="T1">sebelum</text:span></text:span><text:span text:style-name="T1"> sempat melakukan apa pun. Anda bisa merujuk pada contoh fiksi populer seperti film </text:span><text:span text:style-name="Emphasis"><text:span text:style-name="T1">Minority Report</text:span></text:span><text:span text:style-name="T1"> untuk ilustrasi, namun segera </text:span><text:span text:style-name="Emphasis"><text:span text:style-name="T1">tegaskan</text:span></text:span><text:span text:style-name="T1"> bahwa itu adalah fiksi ilmiah dan ide ini di dunia nyata sangat kompleks, penuh perdebatan, dan belum (bahkan mungkin tidak akan pernah) terwujud persis seperti di film. Tujuannya adalah memperkenalkan konsep inti secara jelas dan menggugah rasa ingin tahu."</text:span></text:p>
                  </text:list-item>
                  <text:list-item>
                    <text:p text:style-name="P17"><text:soft-page-break/><text:span text:style-name="Strong_20_Emphasis"><text:span text:style-name="T1">Prompt untuk Poin 2 (Kenapa ide ini begitu menggoda?):</text:span></text:span></text:p>
                    <text:p text:style-name="P11">"Lanjutkan bagian pendahuluan dengan menjelaskan mengapa konsep 'Pre-Crime' ini begitu menarik dan menggoda, meskipun penuh masalah. Fokus pada daya tarik utamanya: impian tentang dunia yang bebas dari kejahatan, rasa aman yang total, dan keinginan mendasar manusia untuk mencegah penderitaan korban serta hidup tanpa rasa takut. Gunakan bahasa yang menyentuh sisi emosional dan harapan pembaca remaja akan dunia yang lebih baik dan lebih aman, sebelum nantinya buku ini membahas mengapa mimpi ini sangat sulit (atau bahkan berbahaya) untuk diwujudkan."</text:p>
                  </text:list-item>
                  <text:list-item>
                    <text:p text:style-name="P17"><text:span text:style-name="Strong_20_Emphasis"><text:span text:style-name="T1">Prompt untuk Poin 3 (Sekilas tentang apa yang akan dibahas):</text:span></text:span></text:p>
                    <text:p text:style-name="P11">"Tulis paragraf terakhir untuk bagian pendahuluan yang berfungsi sebagai 'peta jalan' singkat bagi pembaca remaja. Beri tahu mereka secara ringkas apa saja topik utama yang akan dieksplorasi dalam bab-bab berikutnya. Sebutkan bahwa buku ini akan menyelami teknologi canggih di balik ide 'Pre-Crime' (seperti Kecerdasan Buatan/AI dan Big Data), membahas mengapa ide ini sangat sulit dan kontroversial (masalah akurasi prediksi manusia, isu privasi yang besar, dan dilema etika yang rumit), melihat contoh-contoh upaya prediksi yang sudah ada di dunia nyata (beserta masalahnya), dan merenungkan kemungkinan serta bahaya di masa depan. Buatlah pembaca merasa siap dan tertarik untuk melanjutkan membaca petualangan pemikiran ini."</text:p>
                  </text:list-item>
                </text:list>
              </text:list-item>
            </text:list>
            <text:p text:style-name="P1"/>
            <text:p text:style-name="P106"><text:soft-page-break/>Dengan prompt ini, Anda memiliki panduan yang lebih jelas untuk menulis setiap bagian dari pendahuluan buku Anda, memastikan alur yang logis dan gaya yang sesuai untuk target pembaca remaja.</text:p>
          </text:section>
          <text:section text:style-name="Sect1" text:name="feedback-form-1">
            <text:p text:style-name="P199"/>
          </text:section>
        </text:section>
        <text:section text:style-name="Sect1" text:name="b778ea81b0349713">
          <text:p text:style-name="P106"/>
          <text:section text:style-name="Sect1" text:name="user-query-content-2">
            <text:p text:style-name="P217">Pada Bab 1 Tambahkan prompt pada tiap bab untuk mendapatkan pengantar , pada tiap subbab/sub-subab untuk mendapatkan isi dengan pembahasan mendalam </text:p>
          </text:section>
          <text:p text:style-name="P199">Tampilkan alur berpikir</text:p>
          <text:section text:style-name="Sect2" text:name="model-response-message-contentr_b778ea81b0349713">
            <text:p text:style-name="P106">Oke, mari kita tambahkan prompt untuk pengantar Bab 1 dan prompt mendalam untuk setiap subbab di Bab 1:</text:p>
            <text:p text:style-name="P1"/>
            <text:p text:style-name="Text_20_body"><text:span text:style-name="Strong_20_Emphasis"><text:span text:style-name="T1">BAB 1: Mimpi Mencegah Kejahatan</text:span></text:span></text:p>
            <text:list xml:id="list4014466471393523975" text:style-name="L14">
              <text:list-item>
                <text:p text:style-name="P18"><text:span text:style-name="Strong_20_Emphasis"><text:span text:style-name="T1">Prompt untuk Pengantar Bab 1:</text:span></text:span></text:p>
                <text:p text:style-name="P4"><text:span text:style-name="T1">"Tulis sebuah paragraf pengantar untuk Bab 1: 'Mimpi Mencegah Kejahatan'. Awali dengan mengaitkan kembali pada konsep 'Pre-Crime' yang sudah dibahas di Pendahuluan, tekankan sisi 'mimpi' atau 'harapannya'. Jelaskan bahwa bab ini akan menyelami lebih dalam </text:span><text:span text:style-name="Emphasis"><text:span text:style-name="T1">alasan mendasar</text:span></text:span><text:span text:style-name="T1"> mengapa ide mencegah kejahatan sebelum terjadi itu begitu kuat dan menarik bagi manusia. Sampaikan bahwa kita akan mengeksplorasi dampak nyata kejahatan yang dirasakan semua orang dan bagaimana hal itu mendorong lahirnya impian akan kemampuan prediksi. Selain itu, beri sedikit bocoran bahwa kita juga akan melihat bagaimana manusia </text:span><text:span text:style-name="Emphasis"><text:span text:style-name="T1">sudah mencoba</text:span></text:span><text:span text:style-name="T1"> melakukan prediksi kejahatan dengan cara-cara yang lebih sederhana, jauh sebelum era komputer canggih dan AI. Tujuan paragraf ini adalah menetapkan fokus bab pada 'mengapa mimpi ini ada' dan memotivasi pembaca untuk memahami akar dari keinginan besar ini."</text:span></text:p>
              </text:list-item>
              <text:list-item>
                <text:p text:style-name="P18"><text:span text:style-name="Strong_20_Emphasis"><text:span text:style-name="T1">Subbab 1.1: Mengapa Kita Ingin Memprediksi Kejahatan?</text:span></text:span></text:p>
                <text:list>
                  <text:list-item>
                    <text:p text:style-name="P18"><text:soft-page-break/><text:span text:style-name="Strong_20_Emphasis"><text:span text:style-name="T1">Prompt untuk Isi Subbab 1.1 (Pembahasan Mendalam):</text:span></text:span><text:span text:style-name="T1"> </text:span></text:p>
                    <text:p text:style-name="P4"><text:span text:style-name="T1">"Tulis pembahasan mendalam untuk Subbab 'Mengapa Kita Ingin Memprediksi Kejahatan?'. Mulailah dengan </text:span><text:span text:style-name="Strong_20_Emphasis"><text:span text:style-name="T1">menjelaskan secara detail dan menyentuh dampak negatif kejahatan</text:span></text:span><text:span text:style-name="T1">. Jangan hanya sebutkan kerugian materi, tapi gali lebih dalam dampak psikologis dan emosional pada individu (rasa takut, trauma, hilangnya rasa aman) dan dampaknya pada masyarakat luas (ketidakpercayaan, biaya sosial, pembatasan kebebasan karena takut). Gunakan contoh-contoh konkret yang relevan dengan kehidupan remaja (misalnya, efek perundungan, rasa was-was di lingkungan yang dianggap tidak aman, dampak berita kriminal). </text:span><text:span text:style-name="Strong_20_Emphasis"><text:span text:style-name="T1">Selanjutnya, kaitkan secara kuat dampak tersebut dengan keinginan mendasar manusia akan rasa aman, ketertiban, dan kedamaian</text:span></text:span><text:span text:style-name="T1">. Jelaskan bahwa ini adalah kebutuhan pokok yang mendorong pencarian solusi, termasuk ide (betapapun kontroversialnya) untuk memprediksi kejahatan. </text:span><text:span text:style-name="Strong_20_Emphasis"><text:span text:style-name="T1">Terakhir, berikan gambaran singkat dan menarik tentang sejarah upaya manusia memprediksi kejahatan </text:span></text:span><text:span text:style-name="Strong_20_Emphasis"><text:span text:style-name="Emphasis"><text:span text:style-name="T1">sebelum</text:span></text:span></text:span><text:span text:style-name="Strong_20_Emphasis"><text:span text:style-name="T1"> era digital</text:span></text:span><text:span text:style-name="T1">. Sebutkan contoh-contoh seperti mengamati pola perilaku berulang, identifikasi area rawan berdasarkan pengalaman turun-temurun, atau bahkan metode yang kurang ilmiah (namun tetap menunjukkan adanya keinginan prediksi), hingga awal mula pencatatan sederhana untuk melihat tren. Pastikan seluruh pembahasan ini mengalir logis, menggunakan bahasa yang mudah dicerna remaja, dan menekankan sisi </text:span><text:span text:style-name="Emphasis"><text:span text:style-name="T1">manusiawi</text:span></text:span><text:span text:style-name="T1"> di balik mimpi besar ini."</text:span></text:p>
                  </text:list-item>
                </text:list>
              </text:list-item>
              <text:list-item>
                <text:p text:style-name="P18"><text:span text:style-name="Strong_20_Emphasis"><text:span text:style-name="T1">Subbab 1.2: Sekilas Teknologi Prediksi Awal (Sebelum AI Canggih)</text:span></text:span></text:p>
                <text:list>
                  <text:list-item>
                    <text:p text:style-name="P18"><text:soft-page-break/><text:span text:style-name="Strong_20_Emphasis"><text:span text:style-name="T1">Prompt untuk Isi Subbab 1.2 (Pembahasan Mendalam):</text:span></text:span><text:span text:style-name="T1"> </text:span></text:p>
                    <text:p text:style-name="P4"><text:span text:style-name="T1">"Tulis pembahasan mendalam untuk Subbab 'Sekilas Teknologi Prediksi Awal (Sebelum AI Canggih)'. </text:span><text:span text:style-name="Strong_20_Emphasis"><text:span text:style-name="T1">Pertama, jelaskan secara rinci konsep 'Pemetaan Hotspot Kejahatan' (Crime Hotspot Mapping)</text:span></text:span><text:span text:style-name="T1">. Terangkan bagaimana metode ini bekerja: mengumpulkan data lokasi kejahatan yang telah terjadi, memvisualisasikannya di peta (bisa dengan pin sederhana atau pewarnaan area), lalu mengidentifikasi zona-zona dengan konsentrasi kejahatan tertinggi ('hotspot'). Jelaskan pula bagaimana informasi ini secara praktis digunakan oleh pihak berwenang, misalnya untuk mengalokasikan patroli atau sumber daya pencegahan lainnya di area tersebut. Berikan analogi sederhana jika memungkinkan. </text:span><text:span text:style-name="Strong_20_Emphasis"><text:span text:style-name="T1">Kedua, jelaskan metode 'Analisis Statistik Sederhana' dalam konteks prediksi kejahatan awal</text:span></text:span><text:span text:style-name="T1">. Fokus pada penggunaan data historis (catatan kejahatan dari waktu ke waktu) untuk menemukan pola atau tren dasar, seperti peningkatan kejahatan pada hari-hari tertentu, jam-jam tertentu, atau selama musim tertentu. Hindari rumus statistik yang rumit, cukup jelaskan logika dasarnya: menggunakan data masa lalu untuk mencoba memperkirakan pola umum di masa depan. </text:span><text:span text:style-name="Strong_20_Emphasis"><text:span text:style-name="T1">Ketiga, dan ini penting, diskusikan secara kritis keterbatasan fundamental dari kedua metode awal ini</text:span></text:span><text:span text:style-name="T1">. Tekankan bahwa metode-metode ini, meskipun berbasis data, masih sangat terbatas. Jelaskan bahwa mereka lebih mampu memprediksi </text:span><text:span text:style-name="Emphasis"><text:span text:style-name="T1">di mana</text:span></text:span><text:span text:style-name="T1"> atau </text:span><text:span text:style-name="Emphasis"><text:span text:style-name="T1">kapan</text:span></text:span><text:span text:style-name="T1"> kejahatan secara umum </text:span><text:span text:style-name="Emphasis"><text:span text:style-name="T1">cenderung</text:span></text:span><text:span text:style-name="T1"> terjadi, tetapi sama sekali belum bisa memprediksi </text:span><text:span text:style-name="Emphasis"><text:span text:style-name="T1">siapa</text:span></text:span><text:span text:style-name="T1"> individu yang akan melakukan kejahatan atau </text:span><text:span text:style-name="Emphasis"><text:span text:style-name="T1">tindakan spesifik apa</text:span></text:span><text:span text:style-name="T1"> yang akan mereka lakukan </text:span><text:span text:style-name="Emphasis"><text:span text:style-name="T1">sebelum</text:span></text:span><text:span text:style-name="T1"> terjadi. Simpulkan bahwa inilah mengapa </text:span><text:soft-page-break/><text:span text:style-name="T1">metode-metode ini masih sangat jauh dari konsep 'Pre-Crime' yang sesungguhnya dan mengapa teknologi yang lebih canggih kemudian dicari. Gunakan bahasa yang jelas dan hindari kesan meremehkan metode awal ini, tetapi fokus pada keterbatasannya."</text:span></text:p>
                  </text:list-item>
                </text:list>
              </text:list-item>
            </text:list>
            <text:p text:style-name="P1"/>
            <text:p text:style-name="P106">Prompt ini dirancang untuk menghasilkan konten yang lebih mendalam dan terstruktur untuk setiap bagian di Bab 1, sesuai dengan tujuan dan target pembaca buku Anda.</text:p>
          </text:section>
          <text:section text:style-name="Sect1" text:name="feedback-form-2">
            <text:p text:style-name="P199"/>
          </text:section>
        </text:section>
        <text:section text:style-name="Sect1" text:name="e5ab34e0d579650f">
          <text:p text:style-name="P106"/>
          <text:section text:style-name="Sect1" text:name="user-query-content-3">
            <text:p text:style-name="P217">Pada Bab 2 Tambahkan prompt pada tiap bab untuk mendapatkan pengantar , pada tiap subbab/sub-subab untuk mendapatkan isi dengan pembahasan mendalam </text:p>
          </text:section>
          <text:p text:style-name="P199">Tampilkan alur berpikir</text:p>
          <text:section text:style-name="Sect2" text:name="model-response-message-contentr_e5ab34e0d579650f">
            <text:p text:style-name="P106">Tentu, mari kita buat prompt untuk pengantar Bab 2 dan pembahasan mendalam untuk setiap subbabnya, dengan fokus pada penjelasan teknologi yang mudah dipahami remaja:</text:p>
            <text:p text:style-name="P1"/>
            <text:p text:style-name="Text_20_body"><text:span text:style-name="Strong_20_Emphasis"><text:span text:style-name="T1">BAB 2: Teknologi di Balik Layar "Pre-Crime"</text:span></text:span></text:p>
            <text:list xml:id="list3616382399168286149" text:style-name="L15">
              <text:list-item>
                <text:p text:style-name="P19"><text:span text:style-name="Strong_20_Emphasis"><text:span text:style-name="T1">Prompt untuk Pengantar Bab 2:</text:span></text:span></text:p>
                <text:p text:style-name="P5"><text:span text:style-name="T1">"Tulis sebuah paragraf pengantar yang menarik untuk Bab 2: 'Teknologi di Balik Layar "Pre-Crime"'. Mulailah dengan mengaitkan pada keterbatasan metode prediksi awal yang dibahas di Bab 1, sebagai jembatan mengapa teknologi yang lebih canggih dibutuhkan untuk mimpi 'Pre-Crime'. Jelaskan bahwa bab ini akan menjadi seperti 'tur ke ruang mesin' – kita akan mengintip dan mencoba memahami teknologi-teknologi kunci yang sering disebut sebagai pilar potensial di balik ide kontroversial ini. Sebutkan secara spesifik tiga komponen utama yang akan dijelajahi: </text:span><text:soft-page-break/><text:span text:style-name="Strong_20_Emphasis"><text:span text:style-name="T1">Kecerdasan Buatan (AI)</text:span></text:span><text:span text:style-name="T1"> sebagai 'otaknya', </text:span><text:span text:style-name="Strong_20_Emphasis"><text:span text:style-name="T1">Big Data</text:span></text:span><text:span text:style-name="T1"> sebagai 'bahan bakarnya', dan </text:span><text:span text:style-name="Strong_20_Emphasis"><text:span text:style-name="T1">Pemodelan Prediktif</text:span></text:span><text:span text:style-name="T1"> sebagai 'metode peramalannya'. Yakinkan pembaca remaja bahwa meskipun istilah-istilah ini mungkin terdengar rumit atau seperti di film fiksi ilmiah, bab ini akan berusaha menguraikannya satu per satu dengan penjelasan sederhana, analogi yang relevan, dan contoh agar mereka bisa mendapatkan pemahaman dasar tentang cara kerja dan potensi (serta keterkaitan) teknologi-teknologi ini dalam konteks prediksi kejahatan."</text:span></text:p>
              </text:list-item>
              <text:list-item>
                <text:p text:style-name="P19"><text:span text:style-name="Strong_20_Emphasis"><text:span text:style-name="T1">Subbab 2.1: Kecerdasan Buatan (AI): Otak di Balik Prediksi?</text:span></text:span></text:p>
                <text:list>
                  <text:list-item>
                    <text:p text:style-name="P19"><text:span text:style-name="Strong_20_Emphasis"><text:span text:style-name="T1">Prompt untuk Isi Subbab 2.1 (Pembahasan Mendalam):</text:span></text:span><text:span text:style-name="T1"> </text:span></text:p>
                    <text:p text:style-name="P5"><text:span text:style-name="T1">"Tulis pembahasan mendalam untuk Subbab 'Kecerdasan Buatan (AI): Otak di Balik Prediksi?'. </text:span><text:span text:style-name="Strong_20_Emphasis"><text:span text:style-name="T1">Pertama</text:span></text:span><text:span text:style-name="T1">, jelaskan apa itu Kecerdasan Buatan (AI) dan konsep penting di dalamnya, yaitu </text:span><text:span text:style-name="Emphasis"><text:span text:style-name="T1">Machine Learning</text:span></text:span><text:span text:style-name="T1"> (Pembelajaran Mesin), dengan bahasa yang sangat sederhana dan mudah dipahami oleh remaja (usia 13-20 tahun). Gunakan analogi yang dekat dengan pengalaman mereka sehari-hari, misalnya: bagaimana sistem rekomendasi di YouTube/Spotify/TikTok 'tahu' apa yang mereka suka, cara kerja filter spam di email, kemampuan chatbot sederhana, atau bahkan perilaku musuh dalam video game yang bisa belajar. </text:span><text:span text:style-name="Strong_20_Emphasis"><text:span text:style-name="T1">Kedua</text:span></text:span><text:span text:style-name="T1">, uraikan secara konseptual bagaimana AI bisa 'belajar' dari data. Fokus pada ide bahwa AI tidak diprogram secara eksplisit untuk setiap kemungkinan, melainkan dilatih untuk mengenali pola-pola kompleks dalam jumlah data yang sangat besar (Big Data). Jelaskan bahwa semakin banyak data relevan dan berkualitas yang 'dimakan' AI, semakin baik kemampuannya dalam mengenali pola tersebut. </text:span><text:span text:style-name="Strong_20_Emphasis"><text:span text:style-name="T1">Ketiga</text:span></text:span><text:span text:style-name="T1">, diskusikan secara spesifik </text:span><text:soft-page-break/><text:span text:style-name="T1">bagaimana kemampuan AI mengenali pola ini dilihat sebagai potensi untuk menganalisis data perilaku manusia (misalnya dari jejak digital, data publik, sensor) guna mengidentifikasi tanda-tanda risiko kriminalitas. Namun, </text:span><text:span text:style-name="Emphasis"><text:span text:style-name="T1">sangat penting</text:span></text:span><text:span text:style-name="T1"> untuk segera menyeimbangkan diskusi ini dengan </text:span><text:span text:style-name="Strong_20_Emphasis"><text:span text:style-name="T1">menjelaskan keterbatasan fundamental AI</text:span></text:span><text:span text:style-name="T1"> dalam memahami konteks, niat, emosi, dan kompleksitas kehendak bebas manusia. Tekankan bahwa perilaku manusia jauh lebih rumit dan kurang bisa diprediksi daripada pola data lainnya, yang menjadi tantangan besar bagi AI dalam konteks 'Pre-Crime'."</text:span></text:p>
                  </text:list-item>
                </text:list>
              </text:list-item>
              <text:list-item>
                <text:p text:style-name="P19"><text:span text:style-name="Strong_20_Emphasis"><text:span text:style-name="T1">Subbab 2.2: Big Data: Bahan Bakar Mesin Prediksi</text:span></text:span></text:p>
                <text:list>
                  <text:list-item>
                    <text:p text:style-name="P19"><text:span text:style-name="Strong_20_Emphasis"><text:span text:style-name="T1">Prompt untuk Isi Subbab 2.2 (Pembahasan Mendalam):</text:span></text:span><text:span text:style-name="T1"> </text:span></text:p>
                    <text:p text:style-name="P5"><text:span text:style-name="T1">"Tulis pembahasan mendalam untuk Subbab 'Big Data: Bahan Bakar Mesin Prediksi'. </text:span><text:span text:style-name="Strong_20_Emphasis"><text:span text:style-name="T1">Pertama</text:span></text:span><text:span text:style-name="T1">, jelaskan konsep Big Data kepada pembaca remaja secara jelas dan visual. Gunakan metafora 'bahan bakar' atau 'makanan' untuk AI. Jelaskan tiga karakteristik utama Big Data (3V) dengan bahasa sederhana: </text:span><text:span text:style-name="Strong_20_Emphasis"><text:span text:style-name="T1">Volume</text:span></text:span><text:span text:style-name="T1"> (jumlahnya super banyak, bayangkan semua postingan medsos, video, data sensor kota dalam sehari), </text:span><text:span text:style-name="Strong_20_Emphasis"><text:span text:style-name="T1">Velocity</text:span></text:span><text:span text:style-name="T1"> (datangnya cepat banget dan terus menerus, seperti aliran air deras), dan </text:span><text:span text:style-name="Strong_20_Emphasis"><text:span text:style-name="T1">Variety</text:span></text:span><text:span text:style-name="T1"> (jenisnya macam-macam, dari teks, gambar, video, angka, data lokasi, dll.). Berikan contoh-contoh </text:span><text:span text:style-name="Strong_20_Emphasis"><text:span text:style-name="T1">sumber Big Data</text:span></text:span><text:span text:style-name="T1"> yang relevan dengan kehidupan mereka: aktivitas di media sosial, riwayat pencarian Google, data dari aplikasi di ponsel (lokasi, penggunaan), transaksi belanja online, data dari CCTV di tempat umum, data transportasi publik. </text:span><text:span text:style-name="Strong_20_Emphasis"><text:span text:style-name="T1">Kedua</text:span></text:span><text:span text:style-name="T1">, berikan gambaran umum (tanpa terlalu teknis) bagaimana data </text:span><text:soft-page-break/><text:span text:style-name="T1">sebanyak dan seberagam itu bisa </text:span><text:span text:style-name="Strong_20_Emphasis"><text:span text:style-name="T1">dikumpulkan, disimpan, dan diolah</text:span></text:span><text:span text:style-name="T1"> menggunakan teknologi komputasi awan (cloud) dan sistem database khusus yang sangat kuat. </text:span><text:span text:style-name="Strong_20_Emphasis"><text:span text:style-name="T1">Ketiga</text:span></text:span><text:span text:style-name="T1">, pertegas kembali </text:span><text:span text:style-name="Strong_20_Emphasis"><text:span text:style-name="T1">hubungan simbiosis mutualisme antara Big Data dan AI</text:span></text:span><text:span text:style-name="T1">. Jelaskan bahwa AI membutuhkan Big Data sebagai 'materi belajar' untuk menemukan pola yang bermakna, sementara Big Data yang begitu besar dan kompleks membutuhkan AI untuk bisa dianalisis dan diambil 'intisarinya'. Tanpa Big Data yang melimpah, AI tidak akan sepintar itu; tanpa AI, Big Data hanyalah tumpukan informasi yang tidak berguna."</text:span></text:p>
                  </text:list-item>
                </text:list>
              </text:list-item>
              <text:list-item>
                <text:p text:style-name="P19"><text:span text:style-name="Strong_20_Emphasis"><text:span text:style-name="T1">Subbab 2.3: Pemodelan Prediktif: Meramal Masa Depan dengan Angka?</text:span></text:span></text:p>
                <text:list>
                  <text:list-item>
                    <text:p text:style-name="P19"><text:span text:style-name="Strong_20_Emphasis"><text:span text:style-name="T1">Prompt untuk Isi Subbab 2.3 (Pembahasan Mendalam):</text:span></text:span><text:span text:style-name="T1"> </text:span></text:p>
                    <text:p text:style-name="P5"><text:span text:style-name="T1">"Tulis pembahasan mendalam untuk Subbab 'Pemodelan Prediktif: Meramal Masa Depan dengan Angka?'. </text:span><text:span text:style-name="Strong_20_Emphasis"><text:span text:style-name="T1">Pertama</text:span></text:span><text:span text:style-name="T1">, jelaskan konsep dasar Pemodelan Prediktif dan peran </text:span><text:span text:style-name="Strong_20_Emphasis"><text:span text:style-name="T1">algoritma</text:span></text:span><text:span text:style-name="T1"> di dalamnya kepada remaja. Gunakan analogi 'resep masakan' atau 'instruksi langkah demi langkah' yang diberikan kepada komputer. Jelaskan bahwa algoritma ini menggunakan pola yang telah ditemukan oleh AI dari Big Data untuk membuat </text:span><text:span text:style-name="Strong_20_Emphasis"><text:span text:style-name="T1">perkiraan atau 'prediksi'</text:span></text:span><text:span text:style-name="T1"> tentang kejadian di masa depan. Ini bukan sihir, tapi tebakan berdasarkan data masa lalu. </text:span><text:span text:style-name="Strong_20_Emphasis"><text:span text:style-name="T1">Kedua</text:span></text:span><text:span text:style-name="T1">, berikan </text:span><text:span text:style-name="Strong_20_Emphasis"><text:span text:style-name="T1">contoh-contoh konkret dan mudah dipahami</text:span></text:span><text:span text:style-name="T1"> tentang pemodelan prediktif yang sudah sering mereka temui: bagaimana aplikasi cuaca memprediksi kemungkinan hujan besok, bagaimana toko online merekomendasikan produk 'yang mungkin kamu suka', bagaimana aplikasi peta memprediksi waktu </text:span><text:soft-page-break/><text:span text:style-name="T1">tempuh berdasarkan lalu lintas, atau bahkan sistem penilaian kredit (walaupun ini lebih kompleks). </text:span><text:span text:style-name="Strong_20_Emphasis"><text:span text:style-name="T1">Ketiga</text:span></text:span><text:span text:style-name="T1">, setelah pembaca paham konsepnya melalui contoh mudah, </text:span><text:span text:style-name="Strong_20_Emphasis"><text:span text:style-name="T1">bahas secara spesifik dan mendalam tantangan Menerapkan pemodelan prediktif untuk kejahatan individu</text:span></text:span><text:span text:style-name="T1">. Tekankan perbedaan fundamental antara memprediksi fenomena yang relatif terstruktur (cuaca, klik iklan) dengan </text:span><text:span text:style-name="Strong_20_Emphasis"><text:span text:style-name="T1">memprediksi keputusan dan tindakan manusia</text:span></text:span><text:span text:style-name="T1"> yang sangat kompleks, dipengaruhi emosi, situasi mendadak, tekanan sosial, dan kehendak bebas yang sulit diukur. Jelaskan mengapa tingkat </text:span><text:span text:style-name="Strong_20_Emphasis"><text:span text:style-name="T1">akurasi</text:span></text:span><text:span text:style-name="T1"> dalam prediksi kejahatan individu menjadi isu kritis dan mengapa kesalahan prediksi (menuduh orang tak bersalah atau gagal mendeteksi pelaku) memiliki konsekuensi yang jauh lebih serius dibandingkan kesalahan prediksi cuaca atau rekomendasi film. Ini akan menjadi pengantar yang baik untuk bab tentang masalah etika dan akurasi."</text:span></text:p>
                  </text:list-item>
                </text:list>
              </text:list-item>
            </text:list>
            <text:p text:style-name="P1"/>
            <text:p text:style-name="P106">Semoga prompt ini membantu Anda menyajikan penjelasan teknologi yang kompleks menjadi lebih mudah diakses dan menarik bagi pembaca remaja dalam Bab 2 buku Anda!</text:p>
          </text:section>
          <text:section text:style-name="Sect1" text:name="feedback-form-3">
            <text:p text:style-name="P199"/>
          </text:section>
        </text:section>
        <text:section text:style-name="Sect1" text:name="8b2a4f872a3261e5">
          <text:p text:style-name="P106"/>
          <text:section text:style-name="Sect1" text:name="user-query-content-4">
            <text:p text:style-name="P217">Pada Bab 3 Tambahkan prompt pada tiap bab untuk mendapatkan pengantar , pada tiap subbab/sub-subab untuk mendapatkan isi dengan pembahasan mendalam </text:p>
          </text:section>
          <text:p text:style-name="P199">Tampilkan alur berpikir</text:p>
          <text:section text:style-name="Sect2" text:name="model-response-message-contentr_8b2a4f872a3261e5">
            <text:p text:style-name="P106">Baik, mari kita siapkan prompt untuk pengantar Bab 3 dan pembahasan mendalam untuk setiap subbabnya, dengan fokus pada tantangan dan masalah:</text:p>
            <text:p text:style-name="P1"/>
            <text:p text:style-name="Text_20_body"><text:soft-page-break/><text:span text:style-name="Strong_20_Emphasis"><text:span text:style-name="T1">BAB 3: Tembok Penghalang: Mengapa "Pre-Crime" Masih Jauh?</text:span></text:span></text:p>
            <text:list xml:id="list7982211458922617763" text:style-name="L16">
              <text:list-item>
                <text:p text:style-name="P20"><text:span text:style-name="Strong_20_Emphasis"><text:span text:style-name="T1">Prompt untuk Pengantar Bab 3:</text:span></text:span></text:p>
                <text:p text:style-name="P6"><text:span text:style-name="T1">"Tulis sebuah paragraf pengantar yang kuat dan menggugah pikiran untuk Bab 3: 'Tembok Penghalang: Mengapa "Pre-Crime" Masih Jauh?'. Mulailah dengan merujuk kembali pada potensi teknologi canggih (AI, Big Data, Pemodelan Prediktif) yang telah dibahas di Bab 2, mungkin dengan nada yang sedikit skeptis sekarang. Kemudian, buat transisi yang jelas dengan menyatakan bahwa secanggih apapun teknologinya, perjalanan menuju realisasi 'Pre-Crime' seperti di film fiksi ilmiah dihadapkan pada 'tembok-tembok penghalang' yang sangat tinggi, bahkan mungkin tidak dapat diatasi. Jelaskan bahwa bab ini akan berfungsi sebagai 'pemeriksaan realitas' (reality check) yang kritis, membongkar masalah-masalah fundamental yang membuat ide ini tidak hanya sulit secara teknis, tapi juga sangat problematik secara kemanusiaan. Sebutkan secara eksplisit tiga kategori utama penghalang yang akan digali lebih dalam: </text:span><text:span text:style-name="Strong_20_Emphasis"><text:span text:style-name="T1">masalah akurasi</text:span></text:span><text:span text:style-name="T1"> yang inheren dalam mencoba memprediksi perilaku manusia, </text:span><text:span text:style-name="Strong_20_Emphasis"><text:span text:style-name="T1">mimpi buruk etika</text:span></text:span><text:span text:style-name="T1"> yang menyertainya terkait privasi, keadilan, dan potensi diskriminasi, serta </text:span><text:span text:style-name="Strong_20_Emphasis"><text:span text:style-name="T1">tantangan-tantangan praktis</text:span></text:span><text:span text:style-name="T1"> dalam implementasinya di dunia nyata. Tetapkan nada bab ini sebagai eksplorasi yang serius dan mendalam tentang mengapa 'Pre-Crime' lebih dari sekadar tantangan teknologi, melainkan sebuah labirin kompleks persoalan fundamental."</text:span></text:p>
              </text:list-item>
              <text:list-item>
                <text:p text:style-name="P20"><text:span text:style-name="Strong_20_Emphasis"><text:span text:style-name="T1">Subbab 3.1: Mustahil Akurat 100%: Masalah Prediksi Manusia</text:span></text:span></text:p>
                <text:list>
                  <text:list-item>
                    <text:p text:style-name="P20"><text:span text:style-name="Strong_20_Emphasis"><text:span text:style-name="T1">Prompt untuk Isi Subbab 3.1 (Pembahasan Mendalam):</text:span></text:span><text:span text:style-name="T1"> </text:span></text:p>
                    <text:p text:style-name="P6"><text:span text:style-name="T1">"Tulis pembahasan mendalam untuk Subbab 'Mustahil Akurat 100%: Masalah Prediksi Manusia'. </text:span><text:span text:style-name="Strong_20_Emphasis"><text:span text:style-name="T1">Pertama</text:span></text:span><text:span text:style-name="T1">, jelaskan secara fundamental mengapa memprediksi tindakan spesifik seorang individu di masa depan itu </text:span><text:span text:style-name="Emphasis"><text:span text:style-name="T1">sangat</text:span></text:span><text:span text:style-name="T1"> sulit dan berbeda drastis </text:span><text:soft-page-break/><text:span text:style-name="T1">dengan memprediksi pola cuaca atau tren pasar saham. Sentuh konsep </text:span><text:span text:style-name="Strong_20_Emphasis"><text:span text:style-name="T1">kehendak bebas (free will)</text:span></text:span><text:span text:style-name="T1"> – gagasan bahwa manusia memiliki kapasitas untuk membuat pilihan sadar yang tidak selalu dapat diprediksi – versus </text:span><text:span text:style-name="Strong_20_Emphasis"><text:span text:style-name="T1">determinisme</text:span></text:span><text:span text:style-name="T1"> (gagasan bahwa semua tindakan ditentukan oleh sebab akibat sebelumnya) dengan bahasa yang sangat sederhana dan contoh yang relevan bagi remaja (misalnya, keputusan impulsif untuk tidak jadi pergi ke suatu tempat, perubahan suasana hati yang mempengaruhi rencana). Bahas juga adanya </text:span><text:span text:style-name="Strong_20_Emphasis"><text:span text:style-name="T1">'Faktor X'</text:span></text:span><text:span text:style-name="T1"> atau elemen </text:span><text:span text:style-name="Strong_20_Emphasis"><text:span text:style-name="T1">ketidakpastian (randomness)</text:span></text:span><text:span text:style-name="T1"> dalam kehidupan nyata – kejadian tak terduga, pengaruh lingkungan sesaat, interaksi sosial kompleks yang bisa mengubah jalur tindakan seseorang. </text:span><text:span text:style-name="Strong_20_Emphasis"><text:span text:style-name="T1">Kedua</text:span></text:span><text:span text:style-name="T1">, fokus secara tajam pada konsekuensi paling mengerikan dari ketidakakuratan ini dalam konteks 'Pre-Crime': yaitu </text:span><text:span text:style-name="Strong_20_Emphasis"><text:span text:style-name="T1">risiko </text:span></text:span><text:span text:style-name="Strong_20_Emphasis"><text:span text:style-name="Emphasis"><text:span text:style-name="T1">false positive</text:span></text:span></text:span><text:span text:style-name="T1">. Jelaskan dengan gamblang apa artinya </text:span><text:span text:style-name="Emphasis"><text:span text:style-name="T1">false positive</text:span></text:span><text:span text:style-name="T1"> (sistem salah mengidentifikasi seseorang sebagai calon pelaku, padahal dia tidak akan melakukan kejahatan) dan mengapa ini adalah bencana dalam sistem hukum. Gambarkan dampak nyata dan merusak jika seseorang dicurigai, diawasi secara intensif, atau bahkan ditahan hanya berdasarkan prediksi algoritma yang memiliki kemungkinan salah. Tekankan bagaimana ini secara langsung mengancam prinsip dasar </text:span><text:span text:style-name="Strong_20_Emphasis"><text:span text:style-name="T1">'tidak bersalah sampai terbukti bersalah'</text:span></text:span><text:span text:style-name="T1"> dan kebebasan individu."</text:span></text:p>
                  </text:list-item>
                </text:list>
              </text:list-item>
              <text:list-item>
                <text:p text:style-name="P20"><text:span text:style-name="Strong_20_Emphasis"><text:span text:style-name="T1">Subbab 3.2: Noktah Etika: Pertanyaan Sulit yang Harus Dijawab</text:span></text:span></text:p>
                <text:list>
                  <text:list-item>
                    <text:p text:style-name="P20"><text:span text:style-name="Strong_20_Emphasis"><text:span text:style-name="T1">Prompt untuk Isi Subbab 3.2 (Pembahasan Mendalam):</text:span></text:span><text:span text:style-name="T1"> </text:span></text:p>
                    <text:p text:style-name="P6"><text:span text:style-name="T1">"Tulis pembahasan mendalam, kritis, dan kaya argumen untuk Subbab 'Noktah Etika: Pertanyaan </text:span><text:soft-page-break/><text:span text:style-name="T1">Sulit yang Harus Dijawab'. Bab ini harus secara sistematis membongkar lapisan-lapisan 'mimpi buruk' etika yang tak terhindarkan dari sistem 'Pre-Crime'. Uraikan secara detail poin-poin berikut: </text:span><text:span text:style-name="Strong_20_Emphasis"><text:span text:style-name="T1">Pertama, Isu Privasi dan Pengawasan Massal:</text:span></text:span><text:span text:style-name="T1"> Jelaskan bagaimana sistem 'Pre-Crime' secara inheren bergantung pada pengumpulan data pribadi dalam skala masif dan </text:span><text:span text:style-name="Strong_20_Emphasis"><text:span text:style-name="T1">pengawasan (surveillance)</text:span></text:span><text:span text:style-name="T1"> yang terus-menerus terhadap populasi. Diskusikan implikasinya terhadap hak privasi individu, potensi terciptanya 'masyarakat akuarium' di mana setiap gerak-gerik diawasi, dan efek dingin (chilling effect) pada kebebasan berekspresi dan berperilaku. </text:span><text:span text:style-name="Strong_20_Emphasis"><text:span text:style-name="T1">Kedua, Bahaya Bias Algoritma dan Diskriminasi:</text:span></text:span><text:span text:style-name="T1"> Terangkan secara konkret bagaimana algoritma AI, jika dilatih dengan data historis yang sudah mengandung bias sosial (misalnya data kepolisian yang mungkin bias terhadap ras atau kelas sosial tertentu), dapat </text:span><text:span text:style-name="Strong_20_Emphasis"><text:span text:style-name="T1">melanggengkan dan bahkan memperkuat diskriminasi</text:span></text:span><text:span text:style-name="T1"> tersebut. Jelaskan bagaimana hal ini bisa secara tidak adil menargetkan kelompok minoritas atau komunitas yang terpinggirkan, menciptakan lingkaran setan ketidakadilan yang dijalankan oleh mesin. </text:span><text:span text:style-name="Strong_20_Emphasis"><text:span text:style-name="T1">Ketiga, Pelanggaran Prinsip Praduga Tak Bersalah:</text:span></text:span><text:span text:style-name="T1"> Diskusikan benturan frontal antara logika 'Pre-Crime' (bertindak sebelum kejahatan terjadi) dengan pilar fundamental hukum modern: </text:span><text:span text:style-name="Strong_20_Emphasis"><text:span text:style-name="T1">praduga tak bersalah</text:span></text:span><text:span text:style-name="T1">. Pertanyakan secara filosofis dan hukum: apakah etis dan adil untuk membatasi kebebasan atau menghukum seseorang berdasarkan </text:span><text:span text:style-name="Emphasis"><text:span text:style-name="T1">probabilitas</text:span></text:span><text:span text:style-name="T1"> atau </text:span><text:span text:style-name="Emphasis"><text:span text:style-name="T1">potensi</text:span></text:span><text:span text:style-name="T1"> mereka melakukan kejahatan di masa depan? Bandingkan ini dengan konsep 'menghukum pikiran' atau 'thought crime'. </text:span><text:span text:style-name="Strong_20_Emphasis"><text:span text:style-name="T1">Keempat, Kekuasaan, Kontrol, dan Potensi </text:span></text:span><text:soft-page-break/><text:span text:style-name="Strong_20_Emphasis"><text:span text:style-name="T1">Penyalahgunaan:</text:span></text:span><text:span text:style-name="T1"> Angkat isu krusial tentang siapa yang akan memegang kendali atas teknologi sekuat ini. Diskusikan </text:span><text:span text:style-name="Strong_20_Emphasis"><text:span text:style-name="T1">risiko besar penyalahgunaan kekuasaan</text:span></text:span><text:span text:style-name="T1"> oleh pemerintah atau entitas lain untuk menekan oposisi politik, mengontrol populasi, atau menargetkan kelompok yang dianggap 'tidak diinginkan'. Tekankan bahwa pertanyaan-pertanyaan etika ini menyangkut nilai-nilai paling dasar tentang keadilan, kebebasan, martabat manusia, dan masa depan masyarakat yang kita inginkan."</text:span></text:p>
                  </text:list-item>
                </text:list>
              </text:list-item>
              <text:list-item>
                <text:p text:style-name="P20"><text:span text:style-name="Strong_20_Emphasis"><text:span text:style-name="T1">Subbab 3.3: Tantangan Praktis Lainnya</text:span></text:span></text:p>
                <text:list>
                  <text:list-item>
                    <text:p text:style-name="P20"><text:span text:style-name="Strong_20_Emphasis"><text:span text:style-name="T1">Prompt untuk Isi Subbab 3.3 (Pembahasan Mendalam):</text:span></text:span><text:span text:style-name="T1"> </text:span></text:p>
                    <text:p text:style-name="P6"><text:span text:style-name="T1">"Tulis pembahasan mendalam yang membumi untuk Subbab 'Tantangan Praktis Lainnya', fokus pada hambatan nyata di lapangan saat mencoba menerapkan sistem 'Pre-Crime'. </text:span><text:span text:style-name="Strong_20_Emphasis"><text:span text:style-name="T1">Pertama, diskusikan masalah Biaya Implementasi yang Fantastis:</text:span></text:span><text:span text:style-name="T1"> Jelaskan dengan gambaran konkret bahwa membangun infrastruktur teknologi yang diperlukan – mulai dari jaringan sensor canggih berskala kota (CCTV pintar, sensor suara, dll.), pusat data raksasa untuk menyimpan dan memproses Big Data, superkomputer untuk menjalankan algoritma AI yang kompleks, hingga pengembangan perangkat lunak yang terus-menerus – akan membutuhkan </text:span><text:span text:style-name="Strong_20_Emphasis"><text:span text:style-name="T1">investasi finansial yang luar biasa besar</text:span></text:span><text:span text:style-name="T1">, mungkin triliunan rupiah. Bandingkan skala biaya ini dengan kebutuhan publik mendesak lainnya (pendidikan, kesehatan) untuk memberikan perspektif. Pertanyakan sumber pendanaan dan keberlanjutannya. </text:span><text:span text:style-name="Strong_20_Emphasis"><text:span text:style-name="T1">Kedua, bahas Kebutuhan Infrastruktur Fisik dan Digital yang Ekstrem:</text:span></text:span><text:span text:style-name="T1"> Gambarkan secara visual skala infrastruktur yang </text:span><text:soft-page-break/><text:span text:style-name="T1">harus ada dan berfungsi sempurna 24/7 – jutaan sensor yang terhubung, jaringan komunikasi data super cepat dan andal, kapasitas penyimpanan data yang masif, dan daya komputasi yang sangat besar. Sebutkan juga tantangan pemeliharaan dan pembaruan teknologi yang berkelanjutan. </text:span><text:span text:style-name="Strong_20_Emphasis"><text:span text:style-name="T1">Ketiga, angkat isu Kompleksitas Operasional dan Logistik Sehari-hari:</text:span></text:span><text:span text:style-name="T1"> Ajak pembaca membayangkan 'di balik layar' operasional sistem ini. Bagaimana peringatan dari sistem diproses? Siapa yang memverifikasinya? Bagaimana standar prosedur operasional (SOP) jika sistem menandai seseorang sebagai risiko tinggi? Siapa petugas yang akan melakukan 'intervensi pra-kejahatan' dan bagaimana caranya? Bagaimana melatih ribuan personel untuk tugas yang sangat sensitif dan berisiko ini? Jelaskan bahwa menjalankan sistem sebesar dan sekompleks ini akan menjadi </text:span><text:span text:style-name="Strong_20_Emphasis"><text:span text:style-name="T1">mimpi buruk logistik dan manajerial</text:span></text:span><text:span text:style-name="T1">, penuh potensi kesalahan manusiawi, miskomunikasi, dan kegagalan sistem yang bisa berakibat fatal."</text:span></text:p>
                  </text:list-item>
                </text:list>
              </text:list-item>
            </text:list>
            <text:p text:style-name="P1"/>
            <text:p text:style-name="P106">Prompt-prompt ini dirancang untuk memandu penulisan Bab 3 agar fokus pada analisis kritis terhadap berbagai hambatan fundamental yang membuat konsep "Pre-Crime" sangat sulit dan problematik untuk diwujudkan.</text:p>
          </text:section>
          <text:section text:style-name="Sect1" text:name="feedback-form-4">
            <text:p text:style-name="P199"/>
          </text:section>
        </text:section>
        <text:section text:style-name="Sect1" text:name="eaa3bf6478f602e5">
          <text:p text:style-name="P106"/>
          <text:section text:style-name="Sect1" text:name="user-query-content-5">
            <text:p text:style-name="P217">Pada Bab 4 Tambahkan prompt pada tiap bab untuk mendapatkan pengantar , pada tiap subbab/sub-subab untuk mendapatkan isi dengan pembahasan mendalam </text:p>
          </text:section>
          <text:p text:style-name="P199">Tampilkan alur berpikir</text:p>
          <text:section text:style-name="Sect2" text:name="model-response-message-contentr_eaa3bf6478f602e5">
            <text:p text:style-name="P106">Tentu, mari kita siapkan prompt untuk pengantar Bab 4 dan pembahasan mendalam untuk setiap subbabnya, fokus pada contoh-contoh dunia nyata <text:soft-page-break/>per April 2025:</text:p>
            <text:p text:style-name="P1"/>
            <text:p text:style-name="Text_20_body"><text:span text:style-name="Strong_20_Emphasis"><text:span text:style-name="T1">BAB 4: Di Dunia Nyata: Upaya Mirip "Pre-Crime" Saat Ini</text:span></text:span></text:p>
            <text:list xml:id="list137762943178746717" text:style-name="L17">
              <text:list-item>
                <text:p text:style-name="P21"><text:span text:style-name="Strong_20_Emphasis"><text:span text:style-name="T1">Prompt untuk Pengantar Bab 4:</text:span></text:span></text:p>
                <text:p text:style-name="P7"><text:span text:style-name="T1">"Tulis sebuah paragraf pengantar yang informatif dan membumi untuk Bab 4: 'Di Dunia Nyata: Upaya Mirip "Pre-Crime" Saat Ini'. Mulailah dengan mengaitkan pada pembahasan masalah akurasi dan etika yang kompleks di Bab 3. Kemudian, jelaskan bahwa meskipun sistem 'Pre-Crime' sempurna ala film fiksi ilmiah belum ada (dan mungkin tidak akan pernah ada karena masalah-masalah tersebut), bukan berarti tidak ada upaya sama sekali yang menggunakan teknologi prediksi dalam bidang penegakan hukum dan peradilan saat ini (kita berbicara kondisi per </text:span><text:span text:style-name="Strong_20_Emphasis"><text:span text:style-name="T1">April 2025</text:span></text:span><text:span text:style-name="T1">). Sampaikan bahwa bab ini akan membawa pembaca melihat 'apa yang sudah ada' dan sedang berjalan di dunia nyata – bentuk-bentuk teknologi yang mencoba memprediksi atau mengantisipasi kejahatan, meskipun dengan pendekatan, tujuan, dan keterbatasan yang sangat berbeda dari konsep 'Pre-Crime' murni. Sebutkan secara spesifik bahwa kita akan mempelajari contoh-contoh nyata seperti </text:span><text:span text:style-name="Strong_20_Emphasis"><text:span text:style-name="T1">Predictive Policing</text:span></text:span><text:span text:style-name="T1"> (yang fokus memprediksi lokasi rawan kejahatan) dan </text:span><text:span text:style-name="Strong_20_Emphasis"><text:span text:style-name="T1">Algoritma Penilaian Risiko</text:span></text:span><text:span text:style-name="T1"> (yang mencoba memprediksi kemungkinan seseorang melakukan kejahatan lagi), serta melihat studi kasus implementasinya. Tujuannya adalah untuk memahami bagaimana teknologi prediksi ini diterapkan </text:span><text:span text:style-name="Emphasis"><text:span text:style-name="T1">sekarang</text:span></text:span><text:span text:style-name="T1">, apa saja dampak nyata yang teramati (baik positif maupun negatif), dan mengapa aplikasi di dunia nyata ini pun seringkali menuai perdebatan dan kontroversi sengit."</text:span></text:p>
              </text:list-item>
              <text:list-item>
                <text:p text:style-name="P21"><text:span text:style-name="Strong_20_Emphasis"><text:span text:style-name="T1">Subbab 4.1: Predictive Policing: Fokus pada Tempat, Bukan Orang</text:span></text:span></text:p>
                <text:list>
                  <text:list-item>
                    <text:p text:style-name="P21"><text:soft-page-break/><text:span text:style-name="Strong_20_Emphasis"><text:span text:style-name="T1">Prompt untuk Isi Subbab 4.1 (Pembahasan Mendalam):</text:span></text:span><text:span text:style-name="T1"> </text:span></text:p>
                    <text:p text:style-name="P7"><text:span text:style-name="T1">"Tulis pembahasan mendalam untuk Subbab 'Predictive Policing: Fokus pada Tempat, Bukan Orang'. </text:span><text:span text:style-name="Strong_20_Emphasis"><text:span text:style-name="T1">Pertama</text:span></text:span><text:span text:style-name="T1">, jelaskan secara detail dan dengan bahasa yang mudah dipahami remaja bagaimana sistem </text:span><text:span text:style-name="Emphasis"><text:span text:style-name="T1">predictive policing</text:span></text:span><text:span text:style-name="T1"> yang fokus pada lokasi (</text:span><text:span text:style-name="Emphasis"><text:span text:style-name="T1">place-based</text:span></text:span><text:span text:style-name="T1">) ini bekerja di dunia nyata saat ini. Terangkan bahwa algoritma menganalisis data historis kejahatan (seperti jenis kejahatan, lokasi persis, dan waktu kejadian) untuk mengidentifikasi area geografis kecil (seringkali hanya seluas beberapa blok kota atau 'hotspot') yang diprediksi memiliki risiko tinggi terjadinya jenis kejahatan tertentu dalam periode waktu singkat berikutnya (misalnya, dalam shift patroli beberapa jam ke depan). Jelaskan bagaimana outputnya (seringkali berupa kotak-kotak prioritas di peta digital pada perangkat petugas) digunakan secara praktis untuk </text:span><text:span text:style-name="Strong_20_Emphasis"><text:span text:style-name="T1">mengarahkan patroli polisi</text:span></text:span><text:span text:style-name="T1"> ke area-area tersebut dengan harapan dapat mencegah kejahatan melalui kehadiran mereka (efek jera) atau merespons lebih cepat jika kejahatan terjadi. </text:span><text:span text:style-name="Strong_20_Emphasis"><text:span text:style-name="T1">Kedua</text:span></text:span><text:span text:style-name="T1">, sajikan secara </text:span><text:span text:style-name="Strong_20_Emphasis"><text:span text:style-name="T1">berimbang klaim mengenai keberhasilan dan kegagalannya</text:span></text:span><text:span text:style-name="T1"> berdasarkan studi dan laporan yang ada hingga April 2025. Sebutkan argumen pendukung (misalnya, potensi peningkatan efisiensi penggunaan sumber daya polisi yang terbatas, klaim penurunan angka kejahatan di beberapa wilayah uji coba) tetapi juga sampaikan secara kuat </text:span><text:span text:style-name="Strong_20_Emphasis"><text:span text:style-name="T1">kritik dan bukti mengenai keterbatasan efektivitasnya</text:span></text:span><text:span text:style-name="T1"> (misalnya, studi yang menunjukkan tidak ada penurunan kejahatan yang signifikan, potensi kejahatan hanya bergeser ke area lain, atau kesulitan membuktikan sebab-akibat secara ilmiah). </text:span><text:span text:style-name="Strong_20_Emphasis"><text:span text:style-name="T1">Ketiga</text:span></text:span><text:span text:style-name="T1">, fokus secara kritis dan mendalam pada </text:span><text:span text:style-name="Strong_20_Emphasis"><text:span text:style-name="T1">kontroversi utama</text:span></text:span><text:span text:style-name="T1"> yang terus membayangi </text:span><text:soft-page-break/><text:span text:style-name="Emphasis"><text:span text:style-name="T1">predictive policing</text:span></text:span><text:span text:style-name="T1">, terutama masalah </text:span><text:span text:style-name="Strong_20_Emphasis"><text:span text:style-name="T1">bias sistemik dan potensi diskriminasi rasial/sosial</text:span></text:span><text:span text:style-name="T1">. Jelaskan bagaimana penggunaan data kejahatan historis – yang mungkin sudah mencerminkan bias dalam praktik kepolisian di masa lalu – dapat membuat algoritma secara tidak sengaja </text:span><text:span text:style-name="Strong_20_Emphasis"><text:span text:style-name="T1">terus-menerus mengarahkan polisi ke area pemukiman kelompok minoritas atau berpendapatan rendah</text:span></text:span><text:span text:style-name="T1">, yang mengarah pada fenomena </text:span><text:span text:style-name="Emphasis"><text:span text:style-name="T1">over-policing</text:span></text:span><text:span text:style-name="T1"> (pengawasan berlebihan) dan menciptakan </text:span><text:span text:style-name="Strong_20_Emphasis"><text:span text:style-name="T1">lingkaran setan (feedback loop)</text:span></text:span><text:span text:style-name="T1">: lebih banyak polisi -&gt; lebih banyak interaksi dan penangkapan (bahkan untuk pelanggaran kecil) -&gt; data kejahatan di area itu meningkat -&gt; algoritma semakin menandai area itu sebagai 'berisiko tinggi'. Tekankan bahwa ini bisa terjadi meskipun sistem tidak secara eksplisit menggunakan data ras."</text:span></text:p>
                  </text:list-item>
                </text:list>
              </text:list-item>
              <text:list-item>
                <text:p text:style-name="P21"><text:span text:style-name="Strong_20_Emphasis"><text:span text:style-name="T1">Subbab 4.2: Penilaian Risiko dalam Sistem Hukum</text:span></text:span></text:p>
                <text:list>
                  <text:list-item>
                    <text:p text:style-name="P21"><text:span text:style-name="Strong_20_Emphasis"><text:span text:style-name="T1">Prompt untuk Isi Subbab 4.2 (Pembahasan Mendalam):</text:span></text:span><text:span text:style-name="T1"> </text:span></text:p>
                    <text:p text:style-name="P7"><text:span text:style-name="T1">"Tulis pembahasan mendalam untuk Subbab 'Penilaian Risiko dalam Sistem Hukum'. </text:span><text:span text:style-name="Strong_20_Emphasis"><text:span text:style-name="T1">Pertama</text:span></text:span><text:span text:style-name="T1">, jelaskan apa itu </text:span><text:span text:style-name="Strong_20_Emphasis"><text:span text:style-name="T1">algoritma penilaian risiko (risk assessment algorithms)</text:span></text:span><text:span text:style-name="T1"> dan bagaimana alat ini semakin banyak digunakan (di beberapa negara, terutama AS) dalam berbagai titik krusial sistem peradilan pidana hingga April 2025. Berikan contoh penggunaannya yang paling umum dan berdampak: membantu hakim dalam membuat </text:span><text:span text:style-name="Strong_20_Emphasis"><text:span text:style-name="T1">keputusan penahanan pra-sidang atau pemberian jaminan</text:span></text:span><text:span text:style-name="T1"> (memprediksi risiko terdakwa kabur atau melakukan kejahatan lagi jika dibebaskan sementara menunggu sidang), memberikan informasi tambahan dalam proses </text:span><text:span text:style-name="Strong_20_Emphasis"><text:span text:style-name="T1">penjatuhan </text:span></text:span><text:soft-page-break/><text:span text:style-name="Strong_20_Emphasis"><text:span text:style-name="T1">vonis hukuman</text:span></text:span><text:span text:style-name="T1">, atau menjadi pertimbangan bagi dewan </text:span><text:span text:style-name="Strong_20_Emphasis"><text:span text:style-name="T1">pembebasan bersyarat (parole)</text:span></text:span><text:span text:style-name="T1"> saat memutuskan apakah seorang narapidana aman untuk dilepaskan kembali ke masyarakat. Jelaskan bahwa tujuan utama algoritma ini adalah menghasilkan </text:span><text:span text:style-name="Strong_20_Emphasis"><text:span text:style-name="T1">'skor risiko'</text:span></text:span><text:span text:style-name="T1"> (misalnya, rendah, sedang, tinggi) yang mencoba memprediksi kemungkinan seseorang melakukan pelanggaran atau kejahatan di masa depan (residivisme) berdasarkan analisis data tentang orang tersebut dan riwayatnya (misalnya, usia saat melakukan pelanggaran pertama, jumlah penangkapan sebelumnya, riwayat pekerjaan, tingkat pendidikan, dll.). </text:span><text:span text:style-name="Strong_20_Emphasis"><text:span text:style-name="T1">Kedua</text:span></text:span><text:span text:style-name="T1">, gali secara mendalam dan kritis </text:span><text:span text:style-name="Strong_20_Emphasis"><text:span text:style-name="T1">perdebatan etika, hukum, dan sosial yang sangat panas</text:span></text:span><text:span text:style-name="T1"> seputar penggunaan alat-alat ini. Fokus utama pada isu </text:span><text:span text:style-name="Strong_20_Emphasis"><text:span text:style-name="T1">keadilan, akurasi, dan potensi bias rasial serta sosial ekonomi</text:span></text:span><text:span text:style-name="T1">. Jelaskan secara konkret bagaimana algoritma ini sering dikritik karena dapat </text:span><text:span text:style-name="Strong_20_Emphasis"><text:span text:style-name="T1">melanggengkan atau bahkan memperburuk bias</text:span></text:span><text:span text:style-name="T1"> yang sudah ada dalam sistem peradilan. Terangkan bagaimana beberapa faktor input yang tampak netral (seperti riwayat penangkapan, status pekerjaan, atau bahkan kode pos tempat tinggal) bisa sangat </text:span><text:span text:style-name="Strong_20_Emphasis"><text:span text:style-name="T1">berkorelasi dengan ras atau tingkat kemiskinan</text:span></text:span><text:span text:style-name="T1">, sehingga secara sistematis menghasilkan skor risiko yang lebih tinggi untuk kelompok kulit berwarna atau orang miskin, meskipun algoritma tidak secara eksplisit menggunakan ras sebagai input. Bahas juga masalah </text:span><text:span text:style-name="Strong_20_Emphasis"><text:span text:style-name="T1">akurasi prediksinya yang seringkali tidak lebih baik dari penilaian manusia</text:span></text:span><text:span text:style-name="T1"> (bahkan kadang lebih buruk untuk kelompok tertentu) dan isu serius mengenai </text:span><text:span text:style-name="Strong_20_Emphasis"><text:span text:style-name="T1">kurangnya transparansi</text:span></text:span><text:span text:style-name="T1"> – banyak algoritma ini bersifat </text:span><text:span text:style-name="Strong_20_Emphasis"><text:span text:style-name="T1">'kotak hitam' (black box)</text:span></text:span><text:span text:style-name="T1"> atau dimiliki oleh perusahaan swasta </text:span><text:soft-page-break/><text:span text:style-name="T1">(</text:span><text:span text:style-name="Emphasis"><text:span text:style-name="T1">proprietary</text:span></text:span><text:span text:style-name="T1">), sehingga cara kerja internalnya sulit untuk diperiksa, diaudit, atau dipertanggungjawabkan secara publik."</text:span></text:p>
                  </text:list-item>
                </text:list>
              </text:list-item>
              <text:list-item>
                <text:p text:style-name="P21"><text:span text:style-name="Strong_20_Emphasis"><text:span text:style-name="T1">Subbab 4.3: Studi Kasus: Teknologi Prediksi dalam Aksi (dan Kontroversinya)</text:span></text:span></text:p>
                <text:list>
                  <text:list-item>
                    <text:p text:style-name="P21"><text:span text:style-name="Strong_20_Emphasis"><text:span text:style-name="T1">Prompt untuk Isi Subbab 4.3 (Pembahasan Mendalam):</text:span></text:span><text:span text:style-name="T1"> </text:span></text:p>
                    <text:p text:style-name="P7"><text:span text:style-name="T1">"Tulis pembahasan berupa studi kasus singkat namun informatif untuk Subbab 'Studi Kasus: Teknologi Prediksi dalam Aksi (dan Kontroversinya)'. Tujuannya adalah memberikan contoh nyata kepada remaja bagaimana teknologi prediksi yang dibahas sebelumnya benar-benar diterapkan di lapangan dan apa saja konsekuensinya. </text:span><text:span text:style-name="Strong_20_Emphasis"><text:span text:style-name="T1">Pilih 2 atau 3 contoh spesifik</text:span></text:span><text:span text:style-name="T1"> dari sistem prediksi yang nyata dan telah banyak diberitakan atau diteliti hingga April 2025 (pilihan bisa meliputi: sistem </text:span><text:span text:style-name="Emphasis"><text:span text:style-name="T1">predictive policing</text:span></text:span><text:span text:style-name="T1"> seperti </text:span><text:span text:style-name="Strong_20_Emphasis"><text:span text:style-name="T1">PredPol</text:span></text:span><text:span text:style-name="T1"> yang digunakan di beberapa kota di AS; algoritma penilaian risiko pra-sidang seperti </text:span><text:span text:style-name="Strong_20_Emphasis"><text:span text:style-name="T1">COMPAS</text:span></text:span><text:span text:style-name="T1"> yang terkenal karena studi ProPublica tentang dugaan bias rasialnya; atau implementasi </text:span><text:span text:style-name="Strong_20_Emphasis"><text:span text:style-name="T1">sistem pengawasan publik berskala besar yang menggunakan teknologi pengenalan wajah (facial recognition)</text:span></text:span><text:span text:style-name="T1"> di kota-kota tertentu seperti di beberapa wilayah di Tiongkok atau bahkan penggunaan terbatas di negara lain untuk tujuan keamanan publik). Untuk </text:span><text:span text:style-name="Strong_20_Emphasis"><text:span text:style-name="T1">setiap studi kasus yang dipilih</text:span></text:span><text:span text:style-name="T1">: </text:span><text:span text:style-name="Strong_20_Emphasis"><text:span text:style-name="T1">(a)</text:span></text:span><text:span text:style-name="T1"> Jelaskan secara singkat </text:span><text:span text:style-name="Strong_20_Emphasis"><text:span text:style-name="T1">apa nama sistem/teknologinya</text:span></text:span><text:span text:style-name="T1">, </text:span><text:span text:style-name="Strong_20_Emphasis"><text:span text:style-name="T1">di mana dan kapan digunakan</text:span></text:span><text:span text:style-name="T1"> (secara umum), dan </text:span><text:span text:style-name="Strong_20_Emphasis"><text:span text:style-name="T1">apa tujuan utamanya atau bagaimana cara kerjanya</text:span></text:span><text:span text:style-name="T1"> secara garis besar. </text:span><text:span text:style-name="Strong_20_Emphasis"><text:span text:style-name="T1">(b)</text:span></text:span><text:span text:style-name="T1"> Sebutkan (jika ada) </text:span><text:span text:style-name="Strong_20_Emphasis"><text:span text:style-name="T1">klaim keberhasilan, manfaat, atau efisiensi</text:span></text:span><text:span text:style-name="T1"> yang dikemukakan oleh pihak pengembang, pemerintah, </text:span><text:soft-page-break/><text:span text:style-name="T1">atau kepolisian yang menggunakannya. </text:span><text:span text:style-name="Strong_20_Emphasis"><text:span text:style-name="T1">(c)</text:span></text:span><text:span text:style-name="T1"> Paparkan secara jelas dan berdasarkan laporan/penelitian yang ada, </text:span><text:span text:style-name="Strong_20_Emphasis"><text:span text:style-name="T1">masalah, kritik, atau kontroversi utama</text:span></text:span><text:span text:style-name="T1"> yang muncul dan terdokumentasi terkait penggunaannya. Ini bisa mencakup: bukti atau tuduhan kuat mengenai </text:span><text:span text:style-name="Strong_20_Emphasis"><text:span text:style-name="T1">bias rasial atau sosial</text:span></text:span><text:span text:style-name="T1">, data mengenai </text:span><text:span text:style-name="Strong_20_Emphasis"><text:span text:style-name="T1">tingkat akurasi yang rendah atau dipertanyakan</text:span></text:span><text:span text:style-name="T1">, dampak negatif yang dirasakan oleh komunitas yang diawasi, </text:span><text:span text:style-name="Strong_20_Emphasis"><text:span text:style-name="T1">masalah privasi</text:span></text:span><text:span text:style-name="T1"> yang signifikan, </text:span><text:span text:style-name="Strong_20_Emphasis"><text:span text:style-name="T1">kurangnya transparansi dan akuntabilitas</text:span></text:span><text:span text:style-name="T1">, adanya </text:span><text:span text:style-name="Strong_20_Emphasis"><text:span text:style-name="T1">gugatan hukum</text:span></text:span><text:span text:style-name="T1">, atau </text:span><text:span text:style-name="Strong_20_Emphasis"><text:span text:style-name="T1">protes dari kelompok masyarakat sipil</text:span></text:span><text:span text:style-name="T1">. </text:span><text:span text:style-name="Strong_20_Emphasis"><text:span text:style-name="T1">Setelah memaparkan kasus-kasus tersebut</text:span></text:span><text:span text:style-name="T1">, jangan lupa tambahkan </text:span><text:span text:style-name="Strong_20_Emphasis"><text:span text:style-name="T1">paragraf analisis singkat</text:span></text:span><text:span text:style-name="T1"> yang merangkum </text:span><text:span text:style-name="Strong_20_Emphasis"><text:span text:style-name="T1">benang merah atau pelajaran penting</text:span></text:span><text:span text:style-name="T1"> dari contoh-contoh tersebut. Misalnya, bagaimana masalah fundamental seperti bias, akurasi, dan pertanyaan etis terus muncul berulang kali dalam berbagai bentuk penerapan teknologi prediksi di dunia nyata, menunjukkan bahwa tantangan ini belum terselesaikan."</text:span></text:p>
                  </text:list-item>
                </text:list>
              </text:list-item>
            </text:list>
            <text:p text:style-name="P1"/>
            <text:p text:style-name="P106">Prompt-prompt ini dirancang untuk Bab 4 agar fokus pada aplikasi dunia nyata yang relevan hingga saat ini (April 2025), menyajikan gambaran yang seimbang antara penggunaan teknologi dan kontroversi yang menyertainya, serta tetap menjaga gaya bahasa yang sesuai untuk remaja.</text:p>
          </text:section>
          <text:section text:style-name="Sect1" text:name="feedback-form-5">
            <text:p text:style-name="P199"/>
          </text:section>
        </text:section>
        <text:section text:style-name="Sect1" text:name="8529db83e3575c25">
          <text:p text:style-name="P106"/>
          <text:section text:style-name="Sect1" text:name="user-query-content-6">
            <text:p text:style-name="P217">Pada Bab 5 Tambahkan prompt pada tiap bab untuk mendapatkan pengantar , pada tiap subbab/sub-subab untuk mendapatkan isi dengan pembahasan mendalam </text:p>
          </text:section>
          <text:p text:style-name="P199">Tampilkan alur berpikir</text:p>
          <text:section text:style-name="Sect2" text:name="model-response-message-contentr_8529db83e3575c25">
            <text:p text:style-name="P106">Oke, mari kita siapkan prompt untuk pengantar Bab 5 dan pembahasan mendalam untuk setiap subbabnya, dengan fokus pada pandangan ke masa <text:soft-page-break/>depan dari perspektif April 2025:</text:p>
            <text:p text:style-name="P1"/>
            <text:p text:style-name="Text_20_body"><text:span text:style-name="Strong_20_Emphasis"><text:span text:style-name="T1">BAB 5: Masa Depan "Pre-Crime": Mungkin atau Mustahil?</text:span></text:span></text:p>
            <text:list xml:id="list3253608857250423712" text:style-name="L18">
              <text:list-item>
                <text:p text:style-name="P22"><text:span text:style-name="Strong_20_Emphasis"><text:span text:style-name="T1">Prompt untuk Pengantar Bab 5:</text:span></text:span></text:p>
                <text:p text:style-name="P8"><text:span text:style-name="T1">"Tulis sebuah paragraf pengantar yang merangsang pemikiran dan spekulatif untuk Bab 5: 'Masa Depan "Pre-Crime": Mungkin atau Mustahil?'. Mulailah dengan merangkum singkat perjalanan pembaca melalui bab-bab sebelumnya: dari konsep awal yang menggoda, teknologi di baliknya, tembok penghalang fundamental (akurasi, etika, praktis), hingga contoh-contoh nyata yang sudah ada namun problematik (per </text:span><text:span text:style-name="Strong_20_Emphasis"><text:span text:style-name="T1">April 2025</text:span></text:span><text:span text:style-name="T1">). Kemudian, arahkan pandangan secara eksplisit </text:span><text:span text:style-name="Strong_20_Emphasis"><text:span text:style-name="T1">ke masa depan</text:span></text:span><text:span text:style-name="T1">. Ajukan pertanyaan sentral yang menggantung: Mengingat laju perkembangan teknologi yang tampaknya tak terbendung, apakah suatu hari nanti kita akan menyaksikan lahirnya sistem prediksi kejahatan yang jauh lebih canggih dan efektif, mungkin mendekati apa yang digambarkan dalam fiksi ilmiah? Ataukah masalah-masalah mendasar yang telah kita diskusikan – terutama terkait kompleksitas manusia dan dilema etika – akan selamanya menjadi penghalang yang tak teratasi, membuat 'Pre-Crime' sejati tetap menjadi fantasi? Sampaikan bahwa bab ini akan </text:span><text:span text:style-name="Strong_20_Emphasis"><text:span text:style-name="T1">berspekulasi secara kritis dan terinformasi</text:span></text:span><text:span text:style-name="T1"> tentang berbagai kemungkinan di masa depan. Kita akan melihat potensi </text:span><text:span text:style-name="Strong_20_Emphasis"><text:span text:style-name="T1">lompatan teknologi berikutnya</text:span></text:span><text:span text:style-name="T1">, merenungkan bagaimana </text:span><text:span text:style-name="Strong_20_Emphasis"><text:span text:style-name="T1">pertanyaan etika klasik justru bisa menjadi semakin rumit dan relevan</text:span></text:span><text:span text:style-name="T1">, dan membahas </text:span><text:span text:style-name="Strong_20_Emphasis"><text:span text:style-name="T1">pergulatan abadi</text:span></text:span><text:span text:style-name="T1"> masyarakat dalam mencoba mencari </text:span><text:span text:style-name="Strong_20_Emphasis"><text:span text:style-name="T1">keseimbangan antara dambaan akan keamanan absolut dan perlindungan terhadap kebebasan fundamental</text:span></text:span><text:span text:style-name="T1">. Tujuannya adalah memprovokasi pembaca remaja untuk berpikir tentang berbagai skenario masa depan dan peran </text:span><text:soft-page-break/><text:span text:style-name="T1">serta pilihan mereka di dalamnya."</text:span></text:p>
              </text:list-item>
              <text:list-item>
                <text:p text:style-name="P22"><text:span text:style-name="Strong_20_Emphasis"><text:span text:style-name="T1">Subbab 5.1: Teknologi Semakin Canggih: Harapan Baru?</text:span></text:span></text:p>
                <text:list>
                  <text:list-item>
                    <text:p text:style-name="P22"><text:span text:style-name="Strong_20_Emphasis"><text:span text:style-name="T1">Prompt untuk Isi Subbab 5.1 (Pembahasan Mendalam):</text:span></text:span><text:span text:style-name="T1"> </text:span></text:p>
                    <text:p text:style-name="P8"><text:span text:style-name="T1">"Tulis pembahasan spekulatif namun tetap berpijak pada tren teknologi saat ini (April 2025) untuk Subbab 'Teknologi Semakin Canggih: Harapan Baru?'. Fokus pada bagaimana kemajuan teknologi </text:span><text:span text:style-name="Emphasis"><text:span text:style-name="T1">di masa depan</text:span></text:span><text:span text:style-name="T1"> secara teoritis dapat meningkatkan kemampuan dan akurasi sistem prediksi kejahatan. </text:span><text:span text:style-name="Strong_20_Emphasis"><text:span text:style-name="T1">Pertama</text:span></text:span><text:span text:style-name="T1">, diskusikan potensi </text:span><text:span text:style-name="Strong_20_Emphasis"><text:span text:style-name="T1">evolusi Kecerdasan Buatan (AI) dan Machine Learning</text:span></text:span><text:span text:style-name="T1">. Bayangkan (secara spekulatif) AI yang mungkin memiliki kemampuan analisis data yang jauh lebih dalam (</text:span><text:span text:style-name="Emphasis"><text:span text:style-name="T1">deep learning</text:span></text:span><text:span text:style-name="T1"> yang lebih maju), pengenalan pola yang lebih halus pada perilaku manusia (mungkin melalui analisis video atau bahasa yang lebih kontekstual), atau bahkan integrasi berbagai jenis data (multimodal AI) untuk pemahaman yang lebih holistik – meskipun tetap harus ditekankan keterbatasan AI dalam memahami 'niat' atau 'kehendak bebas'. </text:span><text:span text:style-name="Strong_20_Emphasis"><text:span text:style-name="T1">Kedua</text:span></text:span><text:span text:style-name="T1">, eksplorasi potensi munculnya </text:span><text:span text:style-name="Strong_20_Emphasis"><text:span text:style-name="T1">sumber data baru dan infrastruktur sensor yang lebih pervasive (menyebar luas)</text:span></text:span><text:span text:style-name="T1">. Pikirkan tentang ledakan data dari </text:span><text:span text:style-name="Emphasis"><text:span text:style-name="T1">Internet of Things</text:span></text:span><text:span text:style-name="T1"> (IoT) yang terpasang di mana-mana (rumah pintar, kota pintar), sensor biometrik yang lebih canggih dan terintegrasi (misalnya, pengenalan wajah, suara, bahkan gaya berjalan di ruang publik), kemampuan analisis data </text:span><text:span text:style-name="Emphasis"><text:span text:style-name="T1">real-time</text:span></text:span><text:span text:style-name="T1"> dalam skala masif, atau (sebutkan ini dengan </text:span><text:span text:style-name="Strong_20_Emphasis"><text:span text:style-name="T1">sangat hati-hati</text:span></text:span><text:span text:style-name="T1"> sebagai kemungkinan yang sangat jauh, spekulatif, dan sangat kontroversial) kemajuan dalam </text:span><text:span text:style-name="Emphasis"><text:span text:style-name="T1">neuro-technology</text:span></text:span><text:span text:style-name="T1"> yang bisa membaca atau memprediksi niat dari aktivitas otak. Ingat, tujuannya </text:span><text:span text:style-name="Strong_20_Emphasis"><text:span text:style-name="T1">bukan </text:span></text:span><text:soft-page-break/><text:span text:style-name="Strong_20_Emphasis"><text:span text:style-name="T1">untuk mempromosikan atau memastikan ini akan terjadi</text:span></text:span><text:span text:style-name="T1">, melainkan untuk secara kritis menggambarkan bagaimana lanskap teknologi </text:span><text:span text:style-name="Emphasis"><text:span text:style-name="T1">bisa</text:span></text:span><text:span text:style-name="T1"> berubah dan </text:span><text:span text:style-name="Emphasis"><text:span text:style-name="T1">berpotensi</text:span></text:span><text:span text:style-name="T1"> menciptakan alat prediksi yang (di atas kertas) lebih kuat, yang justru akan mempertajam pertanyaan etika di subbab berikutnya."</text:span></text:p>
                  </text:list-item>
                </text:list>
              </text:list-item>
              <text:list-item>
                <text:p text:style-name="P22"><text:span text:style-name="Strong_20_Emphasis"><text:span text:style-name="T1">Subbab 5.2: Pertanyaan Etika Tetap (Bahkan Semakin Rumit)</text:span></text:span></text:p>
                <text:list>
                  <text:list-item>
                    <text:p text:style-name="P22"><text:span text:style-name="Strong_20_Emphasis"><text:span text:style-name="T1">Prompt untuk Isi Subbab 5.2 (Pembahasan Mendalam):</text:span></text:span><text:span text:style-name="T1"> </text:span></text:p>
                    <text:p text:style-name="P8"><text:span text:style-name="T1">"Tulis pembahasan kritis dan mendalam untuk Subbab 'Pertanyaan Etika Tetap (Bahkan Semakin Rumit)'. Argumen sentralnya adalah bahwa kemajuan teknologi prediksi, seberapa pun canggihnya di masa depan, </text:span><text:span text:style-name="Strong_20_Emphasis"><text:span text:style-name="T1">tidak akan menghapus dilema etika, malah berpotensi membuatnya semakin pelik dan mendesak</text:span></text:span><text:span text:style-name="T1">. </text:span><text:span text:style-name="Strong_20_Emphasis"><text:span text:style-name="T1">Pertama</text:span></text:span><text:span text:style-name="T1">, ajukan pertanyaan filosofis yang tajam: </text:span><text:span text:style-name="Strong_20_Emphasis"><text:span text:style-name="T1">Bahkan jika</text:span></text:span><text:span text:style-name="T1"> suatu saat nanti algoritma 'Pre-Crime' mencapai tingkat akurasi yang sangat tinggi (misalnya 99%), apakah itu secara otomatis </text:span><text:span text:style-name="Strong_20_Emphasis"><text:span text:style-name="T1">membenarkan penggunaannya secara etis?</text:span></text:span><text:span text:style-name="T1"> Diskusikan argumen bahwa mengorbankan kebebasan, privasi, atau reputasi 1% orang yang salah prediksi (false positive) mungkin tetap merupakan pelanggaran hak asasi manusia yang tidak dapat diterima. Bahas juga implikasi jika masyarakat menjadi terlalu bergantung pada sistem otomatis dan mengabaikan penilaian manusia atau konteks sosial. </text:span><text:span text:style-name="Strong_20_Emphasis"><text:span text:style-name="T1">Kedua</text:span></text:span><text:span text:style-name="T1">, tekankan bahwa tantangan untuk memastikan </text:span><text:span text:style-name="Strong_20_Emphasis"><text:span text:style-name="T1">keadilan algoritmik (algorithmic fairness), transparansi (transparency), dan akuntabilitas (accountability)</text:span></text:span><text:span text:style-name="T1"> akan menjadi </text:span><text:span text:style-name="Strong_20_Emphasis"><text:span text:style-name="T1">jauh lebih sulit</text:span></text:span><text:span text:style-name="T1"> dengan sistem AI masa depan yang mungkin lebih kompleks dan bersifat 'kotak hitam' </text:span><text:soft-page-break/><text:span text:style-name="T1">(black box) yang lebih dalam. Bagaimana kita bisa mengaudit bias dalam sistem yang cara kerjanya mungkin tidak sepenuhnya dipahami oleh penciptanya sendiri? Siapa yang bertanggung jawab jika sistem AI otonom membuat keputusan prediksi yang salah dan merugikan? </text:span><text:span text:style-name="Strong_20_Emphasis"><text:span text:style-name="T1">Ketiga</text:span></text:span><text:span text:style-name="T1">, garis bawahi </text:span><text:span text:style-name="Strong_20_Emphasis"><text:span text:style-name="T1">kebutuhan yang semakin vital dan mendesak akan kerangka kerja tata kelola (governance framework), regulasi hukum yang adaptif dan kuat, serta mekanisme pengawasan independen</text:span></text:span><text:span text:style-name="T1"> di tingkat nasional maupun global. Jelaskan bahwa tanpa pagar-pagar etika dan hukum yang jelas dan ditegakkan, risiko 'slippery slope' menuju masyarakat distopia yang diawasi secara totaliter atau diskriminasi sistemik yang dilegitimasi oleh teknologi akan menjadi sangat nyata."</text:span></text:p>
                  </text:list-item>
                </text:list>
              </text:list-item>
              <text:list-item>
                <text:p text:style-name="P22"><text:span text:style-name="Strong_20_Emphasis"><text:span text:style-name="T1">Subbab 5.3: Mencari Keseimbangan: Keamanan vs. Kebebasan</text:span></text:span></text:p>
                <text:list>
                  <text:list-item>
                    <text:p text:style-name="P22"><text:span text:style-name="Strong_20_Emphasis"><text:span text:style-name="T1">Prompt untuk Isi Subbab 5.3 (Pembahasan Mendalam):</text:span></text:span><text:span text:style-name="T1"> </text:span></text:p>
                    <text:p text:style-name="P8"><text:span text:style-name="T1">"Tulis pembahasan reflektif dan berorientasi pada aksi (bagi pembaca) untuk Subbab 'Mencari Keseimbangan: Keamanan vs. Kebebasan'. Fokus pada dilema abadi yang akan terus dihadapi masyarakat dalam menavigasi era teknologi prediksi canggih. </text:span><text:span text:style-name="Strong_20_Emphasis"><text:span text:style-name="T1">Pertama</text:span></text:span><text:span text:style-name="T1">, gunakan metafora yang kuat (seperti 'meniti tali di atas jurang' atau 'menyetel timbangan yang sangat sensitif') untuk menggambarkan </text:span><text:span text:style-name="Strong_20_Emphasis"><text:span text:style-name="T1">perjuangan konstan dalam mencari titik keseimbangan</text:span></text:span><text:span text:style-name="T1"> antara dua nilai fundamental yang seringkali tarik-menarik: </text:span><text:span text:style-name="Strong_20_Emphasis"><text:span text:style-name="T1">keinginan kolektif akan keamanan dan ketertiban</text:span></text:span><text:span text:style-name="T1"> (hidup aman dari kejahatan dan kekacauan) versus </text:span><text:span text:style-name="Strong_20_Emphasis"><text:span text:style-name="T1">perlindungan terhadap hak-hak dan kebebasan individu</text:span></text:span><text:span text:style-name="T1"> (privasi, otonomi, kebebasan bergerak, praduga tak bersalah). </text:span><text:soft-page-break/><text:span text:style-name="T1">Jelaskan bahwa 'titik keseimbangan' ini tidak statis, bisa bergeser tergantung konteks sosial, budaya, dan politik. </text:span><text:span text:style-name="Strong_20_Emphasis"><text:span text:style-name="T1">Kedua</text:span></text:span><text:span text:style-name="T1">, tekankan bahwa dalam menghadapi teknologi prediksi masa depan, masyarakat akan terus dihadapkan pada </text:span><text:span text:style-name="Strong_20_Emphasis"><text:span text:style-name="T1">pilihan-pilihan sulit yang melibatkan trade-off (pertukaran nilai)</text:span></text:span><text:span text:style-name="T1">. Mengadopsi teknologi tertentu mungkin menjanjikan peningkatan keamanan, tetapi hampir pasti akan mengorbankan sebagian privasi atau kebebasan. Tidak ada solusi sempurna atau bebas biaya. </text:span><text:span text:style-name="Strong_20_Emphasis"><text:span text:style-name="T1">Ketiga</text:span></text:span><text:span text:style-name="T1">, sampaikan pesan yang memberdayakan kepada pembaca remaja: garis bawahi secara kuat </text:span><text:span text:style-name="Strong_20_Emphasis"><text:span text:style-name="T1">pentingnya keterlibatan aktif warga negara, termasuk generasi muda, dalam perdebatan publik yang terinformasi, jujur, dan berkelanjutan</text:span></text:span><text:span text:style-name="T1"> mengenai pengembangan, penerapan, dan pengaturan teknologi ini. Ajak mereka untuk </text:span><text:span text:style-name="Strong_20_Emphasis"><text:span text:style-name="T1">menjadi pemikir kritis</text:span></text:span><text:span text:style-name="T1">, tidak mudah terbuai janji teknologi, mempertanyakan asumsi di baliknya, mencari informasi dari berbagai sumber, mendiskusikan dilema ini dengan teman dan keluarga, dan menyadari bahwa suara mereka penting dalam </text:span><text:span text:style-name="Strong_20_Emphasis"><text:span text:style-name="T1">ikut menentukan arah masa depan masyarakat</text:span></text:span><text:span text:style-name="T1"> – sebuah masa depan di mana kita berharap keamanan dan kebebasan dapat diperkuat secara bersamaan, bukan saling meniadakan."</text:span></text:p>
                  </text:list-item>
                </text:list>
              </text:list-item>
            </text:list>
            <text:p text:style-name="P1"/>
            <text:p text:style-name="P106">Semoga prompt untuk Bab 5 ini membantu Anda menjelajahi kemungkinan masa depan dan dilema yang menyertainya dengan cara yang menarik dan relevan bagi pembaca remaja, sambil tetap mempertahankan nada kritis dan reflektif buku Anda.</text:p>
          </text:section>
          <text:section text:style-name="Sect1" text:name="feedback-form-6">
            <text:p text:style-name="P199"/>
          </text:section>
        </text:section>
        <text:section text:style-name="Sect1" text:name="9eef36b22e0b29be">
          <text:p text:style-name="P106"/>
          <text:section text:style-name="Sect1" text:name="user-query-content-7">
            <text:p text:style-name="P217"><text:soft-page-break/>Pada Bab 6 Tambahkan prompt pada tiap bab untuk mendapatkan pengantar , pada tiap subbab/sub-subab untuk mendapatkan isi dengan pembahasan mendalam </text:p>
          </text:section>
          <text:p text:style-name="P199">Tampilkan alur berpikir</text:p>
          <text:section text:style-name="Sect2" text:name="model-response-message-contentr_9eef36b22e0b29be">
            <text:p text:style-name="P106">Oke, mari kita siapkan prompt untuk pengantar Bab 6 dan pembahasan mendalam untuk setiap subbabnya, yang dirancang khusus untuk berbicara langsung kepada pembaca remaja dan membuat topik ini relevan dengan kehidupan mereka per April 2025:</text:p>
            <text:p text:style-name="P1"/>
            <text:p text:style-name="Text_20_body"><text:span text:style-name="Strong_20_Emphasis"><text:span text:style-name="T1">BAB 6: Kamu dan Masa Depan Pengawasan</text:span></text:span></text:p>
            <text:list xml:id="list2244262325659000999" text:style-name="L19">
              <text:list-item>
                <text:p text:style-name="P23"><text:span text:style-name="Strong_20_Emphasis"><text:span text:style-name="T1">Prompt untuk Pengantar Bab 6:</text:span></text:span></text:p>
                <text:p text:style-name="P9"><text:span text:style-name="T1">"Tulis sebuah paragraf pengantar yang personal, langsung menyapa, dan menetapkan fokus akhir buku untuk Bab 6: 'Kamu dan Masa Depan Pengawasan'. Awali dengan merangkum secara singkat perjalanan eksplorasi yang telah dilakukan dalam buku ini – dari konsep 'Pre-Crime', teknologi di baliknya, tantangan besar, contoh nyata (per </text:span><text:span text:style-name="Strong_20_Emphasis"><text:span text:style-name="T1">April 2025</text:span></text:span><text:span text:style-name="T1">), hingga pandangan ke masa depan. Kemudian, secara tegas </text:span><text:span text:style-name="Strong_20_Emphasis"><text:span text:style-name="T1">alihkan sorotan kepada 'Kamu'</text:span></text:span><text:span text:style-name="T1">, pembaca remaja. Sampaikan dengan jelas bahwa semua diskusi tentang algoritma canggih, pengawasan massal, privasi data, keadilan, dan keseimbangan keamanan-kebebasan ini </text:span><text:span text:style-name="Strong_20_Emphasis"><text:span text:style-name="T1">bukanlah sekadar teori atau isu di koran</text:span></text:span><text:span text:style-name="T1">, melainkan realitas yang </text:span><text:span text:style-name="Strong_20_Emphasis"><text:span text:style-name="T1">sangat relevan dan berpotensi besar membentuk duniamu dan masa depanmu</text:span></text:span><text:span text:style-name="T1">. Jelaskan bahwa bab terakhir ini didedikasikan untuk membantumu melihat </text:span><text:span text:style-name="Strong_20_Emphasis"><text:span text:style-name="T1">koneksi langsung</text:span></text:span><text:span text:style-name="T1"> antara topik-topik besar ini dengan kehidupanmu sehari-hari sebagai generasi digital. Tujuannya adalah untuk mendorongmu </text:span><text:span text:style-name="Strong_20_Emphasis"><text:span text:style-name="T1">menjadi lebih sadar (aware)</text:span></text:span><text:span text:style-name="T1">, </text:span><text:span text:style-name="Strong_20_Emphasis"><text:span text:style-name="T1">berpikir lebih kritis</text:span></text:span><text:span text:style-name="T1">, dan menyadari bahwa kamu memiliki peran penting dalam menyikapi dan bahkan </text:span><text:span text:style-name="Strong_20_Emphasis"><text:span text:style-name="T1">membentuk arah perkembangan teknologi</text:span></text:span><text:span text:style-name="T1"> dan dampaknya pada masyarakat. Gunakan sapaan langsung ('kamu', 'hidupmu') untuk menciptakan </text:span><text:soft-page-break/><text:span text:style-name="T1">kedekatan."</text:span></text:p>
              </text:list-item>
              <text:list-item>
                <text:p text:style-name="P23"><text:span text:style-name="Strong_20_Emphasis"><text:span text:style-name="T1">Subbab 6.1: Bagaimana Ini Bisa Mempengaruhi Hidupmu?</text:span></text:span></text:p>
                <text:list>
                  <text:list-item>
                    <text:p text:style-name="P23"><text:span text:style-name="Strong_20_Emphasis"><text:span text:style-name="T1">Prompt untuk Isi Subbab 6.1 (Pembahasan Mendalam):</text:span></text:span><text:span text:style-name="T1"> </text:span></text:p>
                    <text:p text:style-name="P9"><text:span text:style-name="T1">"Tulis pembahasan mendalam yang sangat fokus pada relevansi personal bagi remaja (usia 13-20 tahun) untuk Subbab 'Bagaimana Ini Bisa Mempengaruhi Hidupmu?'. Jabarkan secara konkret cara-cara teknologi pengawasan dan prediksi ini bersinggungan atau dapat bersinggungan dengan kehidupan mereka. </text:span><text:span text:style-name="Strong_20_Emphasis"><text:span text:style-name="T1">Pertama</text:span></text:span><text:span text:style-name="T1">, diskusikan isu </text:span><text:span text:style-name="Strong_20_Emphasis"><text:span text:style-name="T1">privasi data pribadi di dunia yang serba terhubung</text:span></text:span><text:span text:style-name="T1">. Jelaskan secara gamblang bagaimana aktivitas online mereka – mulai dari postingan dan 'like' di media sosial (Instagram, TikTok, dll.), riwayat pencarian di Google, video yang ditonton di YouTube, lokasi yang terekam oleh ponsel, hingga data dari game online – menciptakan </text:span><text:span text:style-name="Strong_20_Emphasis"><text:span text:style-name="T1">jejak digital (digital footprint)</text:span></text:span><text:span text:style-name="T1"> yang sangat rinci. Terangkan bagaimana data ini dikumpulkan oleh perusahaan teknologi, pengiklan, dan berpotensi oleh pihak lain, serta bagaimana data ini bisa digunakan untuk </text:span><text:span text:style-name="Strong_20_Emphasis"><text:span text:style-name="T1">membuat profil (profiling)</text:span></text:span><text:span text:style-name="T1"> tentang minat, kebiasaan, bahkan kepribadian mereka, yang kemudian bisa memengaruhi konten yang mereka lihat atau bahkan disalahgunakan. </text:span><text:span text:style-name="Strong_20_Emphasis"><text:span text:style-name="T1">Kedua</text:span></text:span><text:span text:style-name="T1">, jelaskan bagaimana </text:span><text:span text:style-name="Strong_20_Emphasis"><text:span text:style-name="T1">keputusan yang semakin banyak diambil oleh algoritma (algorithmic decision-making)</text:span></text:span><text:span text:style-name="T1"> dapat secara langsung </text:span><text:span text:style-name="Strong_20_Emphasis"><text:span text:style-name="T1">memengaruhi peluang hidup mereka di masa depan</text:span></text:span><text:span text:style-name="T1">. Berikan contoh-contoh yang sangat relevan dengan fase kehidupan mereka: kemungkinan penggunaan algoritma dalam proses seleksi masuk SMA/universitas unggulan, penyaringan otomatis lamaran kerja paruh waktu atau magang pertama, </text:span><text:soft-page-break/><text:span text:style-name="T1">penentuan kelayakan untuk mendapatkan beasiswa atau pinjaman pelajar, atau bahkan (di beberapa negara) skor kredit sosial yang dapat membatasi akses ke berbagai layanan. Tekankan bagaimana </text:span><text:span text:style-name="Strong_20_Emphasis"><text:span text:style-name="T1">bias dalam algoritma</text:span></text:span><text:span text:style-name="T1"> ini bisa secara tidak adil merugikan individu atau kelompok tertentu tanpa mereka sadari. </text:span><text:span text:style-name="Strong_20_Emphasis"><text:span text:style-name="T1">Ketiga</text:span></text:span><text:span text:style-name="T1">, berikan </text:span><text:span text:style-name="Strong_20_Emphasis"><text:span text:style-name="T1">panduan dan dorongan praktis</text:span></text:span><text:span text:style-name="T1"> tentang pentingnya </text:span><text:span text:style-name="Strong_20_Emphasis"><text:span text:style-name="T1">menjadi 'warga negara digital' (digital citizen) yang cerdas, kritis, dan bertanggung jawab</text:span></text:span><text:span text:style-name="T1">. Ini bisa mencakup tips tentang cara mengelola pengaturan privasi di media sosial, berpikir dua kali sebelum membagikan informasi pribadi, mengembangkan </text:span><text:span text:style-name="Strong_20_Emphasis"><text:span text:style-name="T1">literasi media dan digital</text:span></text:span><text:span text:style-name="T1"> untuk dapat memilah informasi hoaks atau manipulatif, memahami hak-hak dasar mereka terkait data pribadi (meskipun hukumnya masih berkembang), dan menyadari pentingnya jejak digital yang mereka tinggalkan."</text:span></text:p>
                  </text:list-item>
                </text:list>
              </text:list-item>
              <text:list-item>
                <text:p text:style-name="P23"><text:span text:style-name="Strong_20_Emphasis"><text:span text:style-name="T1">Subbab 6.2: Pertanyaan untuk Kamu Renungkan</text:span></text:span></text:p>
                <text:list>
                  <text:list-item>
                    <text:p text:style-name="P23"><text:span text:style-name="Strong_20_Emphasis"><text:span text:style-name="T1">Prompt untuk Isi Subbab 6.2 (Pembahasan Mendalam):</text:span></text:span><text:span text:style-name="T1"> </text:span></text:p>
                    <text:p text:style-name="P9"><text:span text:style-name="T1">"Tulis bagian penutup buku yang kuat berupa serangkaian </text:span><text:span text:style-name="Strong_20_Emphasis"><text:span text:style-name="T1">pertanyaan reflektif yang menantang dan memberdayakan</text:span></text:span><text:span text:style-name="T1">, yang secara langsung ditujukan kepada pembaca remaja untuk Subbab 'Pertanyaan untuk Kamu Renungkan'. Tujuannya bukan untuk memberikan jawaban akhir, melainkan untuk </text:span><text:span text:style-name="Strong_20_Emphasis"><text:span text:style-name="T1">memicu perenungan pribadi yang mendalam dan berkelanjutan</text:span></text:span><text:span text:style-name="T1"> setelah mereka menutup buku ini. Susun pertanyaan-pertanyaan kunci yang merangkum dilema utama buku ini, misalnya: </text:span><text:span text:style-name="Strong_20_Emphasis"><text:span text:style-name="T1">Pertama (Refleksi Nilai Pribadi):</text:span></text:span><text:span text:style-name="T1"> 'Setelah membaca semua ini, coba renungkan: Seberapa besar nilai yang kamu berikan pada privasimu? Seberapa banyak informasi pribadi </text:span><text:soft-page-break/><text:span text:style-name="T1">atau kebebasan yang menurutmu pantas untuk 'dibayar' demi mendapatkan janji keamanan yang lebih tinggi dari teknologi prediksi? Di mana batas toleransimu pribadi, dan mengapa batas itu penting bagimu?' </text:span><text:span text:style-name="Strong_20_Emphasis"><text:span text:style-name="T1">Kedua (Refleksi Tanggung Jawab):</text:span></text:span><text:span text:style-name="T1"> 'Melihat bagaimana teknologi ini bisa berdampak pada keadilan dan kesetaraan, bagaimana menurutmu </text:span><text:span text:style-name="Emphasis"><text:span text:style-name="T1">kita</text:span></text:span><text:span text:style-name="T1"> – sebagai individu, teman sebaya, dan anggota masyarakat – bisa mendorong agar AI dan teknologi prediksi digunakan dengan cara yang lebih adil, transparan, dan menghargai hak asasi manusia? Apa satu langkah kecil yang bisa </text:span><text:span text:style-name="Emphasis"><text:span text:style-name="T1">kamu</text:span></text:span><text:span text:style-name="T1"> lakukan untuk menjadi bagian dari solusi, bukan bagian dari masalah (misalnya, lebih kritis terhadap teknologi, ikut diskusi, mendukung organisasi yang peduli isu ini)?' </text:span><text:span text:style-name="Strong_20_Emphasis"><text:span text:style-name="T1">Ketiga (Refleksi Visi Masa Depan):</text:span></text:span><text:span text:style-name="T1"> 'Bayangkan 10 atau 20 tahun dari sekarang (sekitar tahun 2035-2045). Masyarakat seperti apa yang </text:span><text:span text:style-name="Emphasis"><text:span text:style-name="T1">kamu</text:span></text:span><text:span text:style-name="T1"> harapkan terwujud terkait hubungan antara manusia, teknologi, keamanan, dan kebebasan? Bagaimana kita bisa memastikan bahwa kemajuan teknologi benar-benar digunakan untuk memberdayakan manusia dan menciptakan dunia yang lebih baik bagi semua, bukan sebaliknya?' Sampaikan dengan jelas bahwa ini adalah pertanyaan-pertanyaan besar tanpa jawaban hitam-putih, tetapi justru dengan </text:span><text:span text:style-name="Strong_20_Emphasis"><text:span text:style-name="T1">memikirkannya secara serius</text:span></text:span><text:span text:style-name="T1">, mereka mulai mengambil peran aktif dalam membentuk masa depan. Akhiri buku dengan nada yang penuh harapan namun tetap realistis, mendorong pembaca untuk terus belajar, bertanya, dan berdiskusi."</text:span></text:p>
                  </text:list-item>
                </text:list>
              </text:list-item>
            </text:list>
            <text:p text:style-name="P1"/>
            <text:p text:style-name="P106">Prompt-prompt ini dirancang untuk Bab 6 agar menjadi penutup yang personal, relevan, dan memberdayakan bagi pembaca remaja, mendorong <text:soft-page-break/>mereka untuk menghubungkan isu-isu kompleks dalam buku ini dengan kehidupan mereka sendiri dan masa depan yang akan mereka hadapi dan bentuk.</text:p>
          </text:section>
          <text:section text:style-name="Sect1" text:name="feedback-form-7">
            <text:p text:style-name="P199"/>
          </text:section>
        </text:section>
        <text:section text:style-name="Sect1" text:name="aaee67644ae401b8">
          <text:p text:style-name="P106"/>
          <text:section text:style-name="Sect1" text:name="user-query-content-8">
            <text:p text:style-name="P217">Pada Penutup , Tambahkan prompt pada subbab mendapatkan isinya </text:p>
          </text:section>
          <text:p text:style-name="P199">Tampilkan alur berpikir</text:p>
          <text:section text:style-name="Sect2" text:name="model-response-message-contentr_aaee67644ae401b8">
            <text:p text:style-name="P106">Tentu, mari kita tambahkan prompt untuk bagian Penutup buku Anda:</text:p>
            <text:p text:style-name="P1"/>
            <text:p text:style-name="Text_20_body"><text:span text:style-name="Strong_20_Emphasis"><text:span text:style-name="T1">(Penutup)</text:span></text:span></text:p>
            <text:list xml:id="list2868867198828629714" text:style-name="L20">
              <text:list-item>
                <text:p text:style-name="P154"><text:span text:style-name="Strong_20_Emphasis"><text:span text:style-name="T1">Subbab: Ringkasan: Antara Mimpi dan Mimpi Buruk</text:span></text:span><text:span text:style-name="T1"> </text:span></text:p>
                <text:list>
                  <text:list-item>
                    <text:p text:style-name="P24"><text:span text:style-name="Strong_20_Emphasis"><text:span text:style-name="T1">Prompt untuk Isi Penutup:</text:span></text:span><text:span text:style-name="T1"> </text:span></text:p>
                    <text:p text:style-name="P10"><text:span text:style-name="T1">"Tulis sebuah paragraf penutup (Kesimpulan) yang ringkas, kuat, dan merangkum esensi keseluruhan buku 'Pre-Crime: Mencegah Kejahatan Sebelum Terjadi?'. Mulailah dengan </text:span><text:span text:style-name="Strong_20_Emphasis"><text:span text:style-name="T1">merangkum secara singkat perjalanan intelektual</text:span></text:span><text:span text:style-name="T1"> yang telah dilalui pembaca bersama buku ini: mulai dari daya tarik awal konsep 'Pre-Crime', pengenalan pada teknologi-teknologi kunci (AI, Big Data, Pemodelan Prediktif), konfrontasi dengan 'tembok penghalang' berupa masalah akurasi yang fundamental dan dilema etika yang mendalam, melihat contoh-contoh penerapan nyata yang ada saat ini (per </text:span><text:span text:style-name="Strong_20_Emphasis"><text:span text:style-name="T1">April 2025</text:span></text:span><text:span text:style-name="T1">) beserta kontroversinya, hingga spekulasi dan refleksi tentang arah masa depan. </text:span><text:span text:style-name="Strong_20_Emphasis"><text:span text:style-name="T1">Tekankan kembali secara kuat dan eksplisit tema sentral buku ini, yaitu 'Antara Mimpi dan Mimpi Buruk'</text:span></text:span><text:span text:style-name="T1">: bagaimana teknologi prediksi kejahatan ini ibarat pedang bermata dua, menawarkan janji manis dunia yang lebih aman ('mimpi') namun di saat yang sama menyimpan potensi bahaya besar terhadap kebebasan, privasi, </text:span><text:soft-page-break/><text:span text:style-name="T1">dan keadilan ('mimpi buruk'). Sampaikan </text:span><text:span text:style-name="Strong_20_Emphasis"><text:span text:style-name="T1">pesan akhir (final takeaway message)</text:span></text:span><text:span text:style-name="T1"> yang paling krusial dan ingin Anda tinggalkan kepada pembaca remaja: yaitu </text:span><text:span text:style-name="Strong_20_Emphasis"><text:span text:style-name="T1">pentingnya dan urgensi untuk senantiasa mengasah kemampuan berpikir kritis (critical thinking)</text:span></text:span><text:span text:style-name="T1"> dalam menyikapi setiap gelombang inovasi teknologi, termasuk yang berkaitan dengan pengawasan dan prediksi. Ajak mereka secara implisit atau eksplisit untuk </text:span><text:span text:style-name="Strong_20_Emphasis"><text:span text:style-name="T1">tidak pernah berhenti bertanya</text:span></text:span><text:span text:style-name="T1">, tidak mudah menerima klaim teknologi begitu saja, aktif mencari informasi yang beragam, dan menyadari peran mereka dalam diskusi publik mengenai bagaimana kita—sebagai masyarakat—ingin membentuk masa depan hubungan antara teknologi, keamanan, dan nilai-nilai kemanusiaan. Buatlah beberapa kalimat penutup yang menggugah, berkesan, dan mungkin sedikit membuka pintu untuk perenungan lebih lanjut bagi pembaca setelah menutup buku ini."</text:span></text:p>
                  </text:list-item>
                </text:list>
              </text:list-item>
            </text:list>
            <text:p text:style-name="P1"/>
            <text:p text:style-name="P106">Prompt ini bertujuan untuk membantu Anda menulis kesimpulan yang efektif, merangkum poin-poin kunci, menegaskan kembali tema utama, dan meninggalkan pesan akhir yang kuat dan relevan bagi pembaca remaja.</text:p>
          </text:section>
          <text:section text:style-name="Sect1" text:name="feedback-form-8">
            <text:p text:style-name="P199"/>
          </text:section>
        </text:section>
        <text:section text:style-name="Sect1" text:name="97b5ad1568bd00e2">
          <text:p text:style-name="P106"/>
          <text:section text:style-name="Sect1" text:name="user-query-content-9">
            <text:p text:style-name="P217">Jawablah setiap prompt yang telah anda buat secara bertahap satu persatu dan jangan pindah prompt sebelum saya memerintahkan “YAX” dengan ketentuan sebagai berikut : </text:p>
            <text:p text:style-name="P217">Gaya Bahasa : Sesuai yang telah Anda sarankan sebelumnya </text:p>
            <text:p text:style-name="P217">Catatan :  </text:p>
            <text:p text:style-name="P217">- Tambahkan tips sesuai yang telah anda sarankan sebelumnya ) yang relevan dengan jawaban (opsional) </text:p>
            <text:p text:style-name="P217">- Tambahkan prompt pembuatan gambar ilustrasi yang relevan dengan <text:soft-page-break/>jawaban ( opsional ) </text:p>
          </text:section>
          <text:p text:style-name="P199">Tampilkan alur berpikir</text:p>
          <text:section text:style-name="Sect2" text:name="model-response-message-contentr_97b5ad1568bd00e2">
            <text:p text:style-name="Text_20_body"><text:span text:style-name="T1">Oke, saya siap. Saya akan mulai menjawab prompt pertama untuk </text:span><text:span text:style-name="Strong_20_Emphasis"><text:span text:style-name="T1">Pendahuluan, Poin 1 (Apa itu konsep "Pre-Crime"?)</text:span></text:span><text:span text:style-name="T1">. Silakan berikan perintah "YAX" jika Anda sudah siap untuk saya melanjutkan ke prompt berikutnya.</text:span></text:p>
            <text:p text:style-name="P1"/>
            <text:p text:style-name="Text_20_body"><text:span text:style-name="Strong_20_Emphasis"><text:span text:style-name="T1">(Jawaban Prompt 1: Pendahuluan - Poin 1: Apa itu konsep "Pre-Crime"?)</text:span></text:span></text:p>
            <text:p text:style-name="Text_20_body"><text:span text:style-name="T1">Pernah nggak sih kamu berharap bisa menghentikan sesuatu yang buruk terjadi </text:span><text:span text:style-name="Emphasis"><text:span text:style-name="T1">sebelum</text:span></text:span><text:span text:style-name="T1"> benar-benar kejadian? Misalnya, mencegah temanmu jatuh dari sepeda atau menghentikan pencuri sebelum dia sempat mengambil barang? Nah, bayangkan kalau ide itu diterapkan untuk kejahatan. Inilah inti dari konsep keren sekaligus bikin merinding yang sering disebut </text:span><text:span text:style-name="Strong_20_Emphasis"><text:span text:style-name="T1">"Pre-Crime"</text:span></text:span><text:span text:style-name="T1">: sebuah gagasan tentang penggunaan teknologi super canggih untuk memprediksi siapa yang akan melakukan kejahatan, di mana, dan kapan, lalu menangkap atau menghentikan mereka </text:span><text:span text:style-name="Emphasis"><text:span text:style-name="T1">sebelum</text:span></text:span><text:span text:style-name="T1"> mereka sempat beraksi sama sekali!</text:span></text:p>
            <text:p text:style-name="Text_20_body"><text:span text:style-name="T1">Mungkin kamu pernah nonton film fiksi ilmiah seperti </text:span><text:span text:style-name="Emphasis"><text:span text:style-name="T1">Minority Report</text:span></text:span><text:span text:style-name="T1">, di mana ada polisi khusus yang bisa melihat kejahatan di masa depan dan menangkap pelakunya sebelum kejadian? Keren banget, kan, kelihatannya? Tapi, </text:span><text:span text:style-name="Strong_20_Emphasis"><text:span text:style-name="T1">penting banget untuk diingat</text:span></text:span><text:span text:style-name="T1">: apa yang kamu lihat di film itu </text:span><text:span text:style-name="Strong_20_Emphasis"><text:span text:style-name="T1">murni fiksi ilmiah</text:span></text:span><text:span text:style-name="T1">. Di dunia nyata, ide "Pre-Crime" ini jauuuuh lebih rumit, penuh perdebatan seru, dan sejauh ini, belum ada (bahkan mungkin tidak akan pernah ada) teknologi yang bisa bekerja persis seperti di film. Buku ini akan mengajakmu menjelajahi ide gila ini – melihat teknologinya, tantangannya, dan pertanyaan-pertanyaan besar yang muncul saat kita mencoba menebak masa depan. Siap?</text:span></text:p>
            <text:p text:style-name="P1"/>
            <text:p text:style-name="Text_20_body"><text:span text:style-name="Strong_20_Emphasis"><text:span text:style-name="T1">(Tips Tambahan - Relevansi: Membedakan Fiksi dan Fakta)</text:span></text:span></text:p>
            <text:list xml:id="list6905180774723057618" text:style-name="L21">
              <text:list-item>
                <text:p text:style-name="P25"><text:span text:style-name="T1">Saat membaca atau menonton tentang teknologi masa depan (seperti di buku ini atau film fiksi ilmiah), selalu asah kemampuanmu untuk membedakan mana yang </text:span><text:span text:style-name="Emphasis"><text:span text:style-name="T1">benar-benar mungkin</text:span></text:span><text:span text:style-name="T1"> terjadi </text:span><text:soft-page-break/><text:span text:style-name="T1">berdasarkan sains saat ini, mana yang masih </text:span><text:span text:style-name="Emphasis"><text:span text:style-name="T1">jauh di angan-angan</text:span></text:span><text:span text:style-name="T1">, dan mana yang </text:span><text:span text:style-name="Emphasis"><text:span text:style-name="T1">murni khayalan</text:span></text:span><text:span text:style-name="T1"> penulis. Ini akan membantumu berpikir lebih kritis! </text:span></text:p>
              </text:list-item>
            </text:list>
            <text:p text:style-name="Text_20_body"><text:span text:style-name="Strong_20_Emphasis"><text:span text:style-name="T1">(Prompt Ilustrasi - Opsional)</text:span></text:span></text:p>
            <text:list xml:id="list7519527845870888912" text:style-name="L22">
              <text:list-item>
                <text:p text:style-name="P26"><text:span text:style-name="Source_20_Text"><text:span text:style-name="T1">Buat gambar ilustrasi dengan gaya semi-realistis atau kartun modern yang menarik bagi remaja. Gambar menunjukkan dua sisi: di satu sisi, gambarkan adegan futuristik ala film fiksi ilmiah (misalnya layar holografik yang memprediksi kejahatan dengan simbol tengkorak atau borgol). Di sisi lain, gambarkan simbol tanda tanya besar (?) atau jaringan data abstrak yang rumit dengan tulisan "Realitas Lebih Rumit!". Berikan nuansa warna kontras antara kedua sisi (misalnya sisi fiksi berwarna biru neon, sisi realitas berwarna abu-abu atau warna bumi).</text:span></text:span><text:span text:style-name="T1"> </text:span></text:p>
              </text:list-item>
            </text:list>
          </text:section>
          <text:section text:style-name="Sect1" text:name="feedback-form-9">
            <text:p text:style-name="P199"/>
          </text:section>
        </text:section>
        <text:section text:style-name="Sect1" text:name="a12515b20d14b66d">
          <text:p text:style-name="P106"/>
          <text:section text:style-name="Sect1" text:name="user-query-content-10">
            <text:p text:style-name="P217">Yax </text:p>
          </text:section>
          <text:p text:style-name="P199">Tampilkan alur berpikir</text:p>
          <text:section text:style-name="Sect2" text:name="model-response-message-contentr_a12515b20d14b66d">
            <text:p text:style-name="P106">Oke, saya lanjutkan ke prompt berikutnya.</text:p>
            <text:p text:style-name="P1"/>
            <text:p text:style-name="Text_20_body"><text:span text:style-name="Strong_20_Emphasis"><text:span text:style-name="T1">(Jawaban Prompt 2: Pendahuluan - Poin 2: Kenapa ide ini begitu menggoda?)</text:span></text:span></text:p>
            <text:p text:style-name="P106">Oke, kita udah tahu kalau "Pre-Crime" ala film itu masih fiksi dan rumit banget di dunia nyata. Tapi, kenapa sih ide ini tetap terasa begitu menarik? Kenapa, meskipun penuh potensi masalah, banyak orang (mungkin termasuk kamu juga?) yang diam-diam berharap ini bisa jadi kenyataan?</text:p>
            <text:p text:style-name="Text_20_body"><text:span text:style-name="T1">Jawabannya sederhana: karena kita semua mendambakan rasa </text:span><text:span text:style-name="Strong_20_Emphasis"><text:span text:style-name="T1">aman</text:span></text:span><text:span text:style-name="T1">. Coba deh pikirin: Pernah nggak kamu merasa takut jalan sendirian di tempat sepi? Khawatir ponsel atau barang berhargamu hilang dicuri? Atau sedih dan marah saat dengar berita tentang korban kejahatan? Rasa takut, kehilangan, dan sakit hati karena kejahatan itu nyata banget. Nah, "Pre-Crime" menawarkan sebuah </text:span><text:span text:style-name="Strong_20_Emphasis"><text:span text:style-name="T1">mimpi indah</text:span></text:span><text:span text:style-name="T1">: dunia di mana semua perasaan negatif itu hilang. Bayangkan sebuah dunia di mana kamu nggak perlu lagi was-was, di mana kata "korban kejahatan" nggak pernah ada karena </text:span><text:soft-page-break/><text:span text:style-name="T1">kejahatannya sendiri sudah dicegah dari awal. Siapa sih yang nggak mau hidup di dunia seperti itu?</text:span></text:p>
            <text:p text:style-name="Text_20_body"><text:span text:style-name="T1">Daya tarik terbesar "Pre-Crime" ada pada janjinya untuk </text:span><text:span text:style-name="Strong_20_Emphasis"><text:span text:style-name="T1">melindungi mereka yang paling rentan</text:span></text:span><text:span text:style-name="T1"> dan </text:span><text:span text:style-name="Strong_20_Emphasis"><text:span text:style-name="T1">mencegah penderitaan sebelum terjadi</text:span></text:span><text:span text:style-name="T1">. Bukan cuma menangkap penjahat setelah mereka beraksi, tapi benar-benar menghapus aksi jahat itu dari timeline kita. Inilah mimpi akan keamanan absolut, sebuah harapan akan dunia yang lebih baik dan damai, yang membuat ide ini begitu menggoda, meskipun, seperti yang akan kita lihat nanti, jalan menuju (atau bahkan mendekati) mimpi ini penuh dengan duri dan pertanyaan besar.</text:span></text:p>
            <text:p text:style-name="P1"/>
            <text:p text:style-name="Text_20_body"><text:span text:style-name="Strong_20_Emphasis"><text:span text:style-name="T1">(Tips Tambahan - Relevansi: Memahami Motivasi)</text:span></text:span></text:p>
            <text:list xml:id="list501805151363478414" text:style-name="L23">
              <text:list-item>
                <text:p text:style-name="P27"><text:span text:style-name="T1">Saat menilai sebuah ide atau teknologi baru, coba pikirkan </text:span><text:span text:style-name="Emphasis"><text:span text:style-name="T1">mengapa</text:span></text:span><text:span text:style-name="T1"> orang menginginkannya. Apa kebutuhan atau ketakutan mendasar yang coba dijawab oleh ide tersebut? Memahami motivasi di baliknya (seperti keinginan akan rasa aman dalam kasus Pre-Crime) bisa membantumu melihat gambaran yang lebih utuh, melampaui sekadar pro dan kontra teknisnya. </text:span></text:p>
              </text:list-item>
            </text:list>
            <text:p text:style-name="Text_20_body"><text:span text:style-name="Strong_20_Emphasis"><text:span text:style-name="T1">(Prompt Ilustrasi - Opsional)</text:span></text:span></text:p>
            <text:list xml:id="list4287471016891937843" text:style-name="L24">
              <text:list-item>
                <text:p text:style-name="P28"><text:span text:style-name="Source_20_Text"><text:span text:style-name="T1">Buat ilustrasi yang menyentuh secara emosional. Gambarkan siluet seorang remaja yang berjalan sendirian di malam hari di bawah cahaya lampu jalan, tampak sedikit cemas. Di latar belakang, proyeksikan gambar 'gelembung pelindung' transparan yang melambangkan rasa aman atau dunia ideal bebas kejahatan (mungkin dengan ikon senyum atau simbol damai di dalamnya), yang tampak seperti harapan atau impian remaja tersebut.</text:span></text:span><text:span text:style-name="T1"> </text:span></text:p>
              </text:list-item>
            </text:list>
          </text:section>
          <text:section text:style-name="Sect1" text:name="feedback-form-10">
            <text:p text:style-name="P199"/>
          </text:section>
        </text:section>
        <text:section text:style-name="Sect1" text:name="9ef407e7039c32a8">
          <text:p text:style-name="P106"/>
          <text:section text:style-name="Sect1" text:name="user-query-content-11">
            <text:p text:style-name="P217">Yax </text:p>
          </text:section>
          <text:p text:style-name="P199">Tampilkan alur berpikir</text:p>
          <text:section text:style-name="Sect2" text:name="model-response-message-contentr_9ef407e7039c32a8">
            <text:p text:style-name="P106">Oke, ini dia jawaban untuk prompt terakhir di bagian Pendahuluan.</text:p>
            <text:p text:style-name="P1"/>
            <text:p text:style-name="Text_20_body"><text:soft-page-break/><text:span text:style-name="Strong_20_Emphasis"><text:span text:style-name="T1">(Jawaban Prompt 3: Pendahuluan - Poin 3: Sekilas tentang apa yang akan dibahas)</text:span></text:span></text:p>
            <text:p text:style-name="Text_20_body"><text:span text:style-name="T1">Jadi, apa saja yang akan kita bongkar bersama dalam buku ini? Anggap saja ini 'peta jalan' petualangan kita ke dunia "Pre-Crime". Kita akan mulai dengan menggali lebih dalam </text:span><text:span text:style-name="Strong_20_Emphasis"><text:span text:style-name="T1">mimpi di balik ide ini</text:span></text:span><text:span text:style-name="T1"> – mengapa manusia begitu terobsesi dengan prediksi? Lalu, kita akan </text:span><text:span text:style-name="Strong_20_Emphasis"><text:span text:style-name="T1">menyelami teknologi canggih</text:span></text:span><text:span text:style-name="T1"> yang sering disebut-sebut sebagai kuncinya: seperti apa sih cara kerja </text:span><text:span text:style-name="Strong_20_Emphasis"><text:span text:style-name="T1">Kecerdasan Buatan (AI)</text:span></text:span><text:span text:style-name="T1"> dan </text:span><text:span text:style-name="Strong_20_Emphasis"><text:span text:style-name="T1">Big Data</text:span></text:span><text:span text:style-name="T1"> dalam konteks ini? Bagaimana algoritma mencoba 'meramal' masa depan?</text:span></text:p>
            <text:p text:style-name="Text_20_body"><text:span text:style-name="T1">Tapi, petualangan ini nggak cuma soal teknologi keren. Kita juga akan menghadapi </text:span><text:span text:style-name="Strong_20_Emphasis"><text:span text:style-name="T1">'tembok penghalang'</text:span></text:span><text:span text:style-name="T1"> yang bikin ide ini super sulit dan berbahaya. Kita akan membahas tuntas masalah </text:span><text:span text:style-name="Strong_20_Emphasis"><text:span text:style-name="T1">akurasi</text:span></text:span><text:span text:style-name="T1"> (kenapa menebak manusia itu susah banget?), </text:span><text:span text:style-name="Strong_20_Emphasis"><text:span text:style-name="T1">mimpi buruk etika</text:span></text:span><text:span text:style-name="T1"> (soal privasi, keadilan, dan siapa yang pegang kendali), serta tantangan praktis lainnya. Biar nggak cuma teori, kita juga akan </text:span><text:span text:style-name="Strong_20_Emphasis"><text:span text:style-name="T1">mengintip dunia nyata saat ini (per April 2025)</text:span></text:span><text:span text:style-name="T1"> – melihat contoh-contoh teknologi prediksi yang sudah dipakai, meskipun penuh kontroversi.</text:span></text:p>
            <text:p text:style-name="Text_20_body"><text:span text:style-name="T1">Setelah itu, kita akan coba </text:span><text:span text:style-name="Strong_20_Emphasis"><text:span text:style-name="T1">meneropong ke masa depan</text:span></text:span><text:span text:style-name="T1">: Akankah teknologi jadi makin canggih? Bagaimana dengan masalah etikanya? Dan yang terpenting, bagaimana kita mencari keseimbangan antara keamanan dan kebebasan? Terakhir, kita akan bawa semua ini kembali </text:span><text:span text:style-name="Strong_20_Emphasis"><text:span text:style-name="T1">kepadamu</text:span></text:span><text:span text:style-name="T1">: bagaimana isu besar ini bisa memengaruhi hidupmu dan apa saja pertanyaan penting yang perlu kamu renungkan sebagai generasi masa depan. Siap untuk memulai perjalanan berpikir yang seru ini? Yuk, kita mulai!</text:span></text:p>
            <text:p text:style-name="P1"/>
            <text:p text:style-name="Text_20_body"><text:span text:style-name="Strong_20_Emphasis"><text:span text:style-name="T1">(Tips Tambahan - Struktur Buku Non-Fiksi)</text:span></text:span></text:p>
            <text:list xml:id="list6928580287147522630" text:style-name="L25">
              <text:list-item>
                <text:p text:style-name="P116">Memahami 'peta jalan' atau kerangka sebuah buku non-fiksi itu penting, lho! Seperti melihat daftar isi sebelum membaca, ini membantumu tahu arah pembahasan penulis dan bagaimana setiap bagian saling berhubungan. Jadi, kamu nggak gampang tersesat saat membaca topik yang mungkin baru atau kompleks. </text:p>
              </text:list-item>
            </text:list>
            <text:p text:style-name="Text_20_body"><text:span text:style-name="Strong_20_Emphasis"><text:span text:style-name="T1">(Prompt Ilustrasi - Opsional)</text:span></text:span></text:p>
            <text:list xml:id="list5083134561519990637" text:style-name="L26">
              <text:list-item>
                <text:p text:style-name="P29"><text:soft-page-break/><text:span text:style-name="Source_20_Text"><text:span text:style-name="T1">Buat ilustrasi berupa peta petualangan fantasi yang digambar dengan gaya modern dan menarik untuk remaja. Peta ini memiliki jalur berkelok-kelok yang melewati berbagai 'pulau' atau 'wilayah' dengan ikon-ikon yang mewakili tema utama buku: sebuah ikon otak/chip (Teknologi/AI), ikon tanda seru besar/timbangan hukum (Masalah Akurasi/Etika), ikon kaca pembesar/bangunan modern (Dunia Nyata), ikon teleskop/bintang (Masa Depan), dan ikon siluet remaja yang sedang berpikir (Kamu/Relevansi Pribadi). Beri judul peta: "Peta Jelajah Pre-Crime".</text:span></text:span><text:span text:style-name="T1"> </text:span></text:p>
              </text:list-item>
            </text:list>
          </text:section>
          <text:section text:style-name="Sect1" text:name="feedback-form-11">
            <text:p text:style-name="P199"/>
          </text:section>
        </text:section>
        <text:section text:style-name="Sect1" text:name="d8202dfb79418112">
          <text:p text:style-name="P106"/>
          <text:section text:style-name="Sect1" text:name="user-query-content-12">
            <text:p text:style-name="P217">Yax </text:p>
          </text:section>
          <text:p text:style-name="P199">Tampilkan alur berpikir</text:p>
          <text:section text:style-name="Sect2" text:name="model-response-message-contentr_d8202dfb79418112">
            <text:p text:style-name="Text_20_body"><text:span text:style-name="T1">Oke, kita masuk ke </text:span><text:span text:style-name="Strong_20_Emphasis"><text:span text:style-name="T1">Bab 1</text:span></text:span><text:span text:style-name="T1">. Ini adalah jawaban untuk prompt </text:span><text:span text:style-name="Strong_20_Emphasis"><text:span text:style-name="T1">Pengantar Bab 1</text:span></text:span><text:span text:style-name="T1">.</text:span></text:p>
            <text:p text:style-name="P1"/>
            <text:p text:style-name="Text_20_body"><text:span text:style-name="Strong_20_Emphasis"><text:span text:style-name="T1">(Jawaban Prompt 4: Pengantar Bab 1: Mimpi Mencegah Kejahatan)</text:span></text:span></text:p>
            <text:p text:style-name="Text_20_body"><text:span text:style-name="T1">Di bagian Pendahuluan tadi, kita sudah kenalan sama ide "Pre-Crime" yang terdengar seperti sesuatu dari masa depan, kan? Ide tentang menghentikan kejahatan bahkan sebelum sempat terjadi. Nah, di Bab 1 ini, kita akan mundur sejenak dan coba gali lebih dalam: </text:span><text:span text:style-name="Emphasis"><text:span text:style-name="T1">kenapa</text:span></text:span><text:span text:style-name="T1"> sih manusia sampai punya mimpi sekuat itu? Apa akar dari keinginan besar untuk bisa memprediksi dan mencegah hal-hal buruk? Bab ini akan mengajakmu menyelami </text:span><text:span text:style-name="Strong_20_Emphasis"><text:span text:style-name="T1">alasan mendasar</text:span></text:span><text:span text:style-name="T1"> di balik obsesi kita dengan prediksi kejahatan. Kita akan lihat bagaimana </text:span><text:span text:style-name="Strong_20_Emphasis"><text:span text:style-name="T1">dampak nyata</text:span></text:span><text:span text:style-name="T1"> kejahatan dalam hidup kita sehari-hari mendorong lahirnya mimpi akan dunia yang lebih aman. Dan yang seru, kita juga bakal sedikit mengintip ke masa lalu, melihat bagaimana ternyata manusia </text:span><text:span text:style-name="Strong_20_Emphasis"><text:span text:style-name="T1">sudah mencoba 'menebak'</text:span></text:span><text:span text:style-name="T1"> atau memprediksi kejahatan sejak zaman dulu, lho, jauh sebelum ada komputer atau AI canggih seperti sekarang. Yuk, kita mulai telusuri akar dari 'mimpi mencegah kejahatan' ini!</text:span></text:p>
            <text:p text:style-name="P1"/>
            <text:p text:style-name="Text_20_body"><text:span text:style-name="Strong_20_Emphasis"><text:span text:style-name="T1">(Tips Tambahan - Konteks Sejarah)</text:span></text:span></text:p>
            <text:list xml:id="list5164039665857251388" text:style-name="L27">
              <text:list-item>
                <text:p text:style-name="P117"><text:soft-page-break/>Kenapa sih penting tahu sejarahnya? Memahami bagaimana manusia di masa lalu mencoba mengatasi masalah (seperti kejahatan) bisa memberi kita perspektif tentang mengapa kita mengembangkan teknologi tertentu di masa sekarang. Ide-ide besar seringkali punya akar yang panjang! </text:p>
              </text:list-item>
            </text:list>
            <text:p text:style-name="Text_20_body"><text:span text:style-name="Strong_20_Emphasis"><text:span text:style-name="T1">(Prompt Ilustrasi - Opsional)</text:span></text:span></text:p>
            <text:list xml:id="list9193596632783575020" text:style-name="L28">
              <text:list-item>
                <text:p text:style-name="P30"><text:span text:style-name="Source_20_Text"><text:span text:style-name="T1">Buat ilustrasi pembuka bab yang menarik. Gambarkan sebuah pohon besar dengan akar yang terlihat jelas di bawah tanah. Akar-akar ini diberi label dengan kata-kata seperti "Rasa Takut", "Keinginan Aman", "Pola Masa Lalu", "Pengalaman". Batang pohonnya mengarah ke atas menuju tajuk daun yang rimbun (melambangkan ide/mimpi yang tumbuh). Beri judul di atas pohon: "Akar Mimpi Prediksi Kejahatan". Gaya visual modern dan simbolis.</text:span></text:span><text:span text:style-name="T1"> </text:span></text:p>
              </text:list-item>
            </text:list>
          </text:section>
          <text:section text:style-name="Sect1" text:name="feedback-form-12">
            <text:p text:style-name="P199"/>
          </text:section>
        </text:section>
        <text:section text:style-name="Sect1" text:name="8d006b6e5014e0a1">
          <text:p text:style-name="P106"/>
          <text:section text:style-name="Sect1" text:name="user-query-content-13">
            <text:p text:style-name="P217">Yax </text:p>
          </text:section>
          <text:p text:style-name="P199">Tampilkan alur berpikir</text:p>
          <text:section text:style-name="Sect2" text:name="model-response-message-contentr_8d006b6e5014e0a1">
            <text:p text:style-name="Text_20_body"><text:span text:style-name="T1">Baik, kita lanjutkan ke pembahasan </text:span><text:span text:style-name="Strong_20_Emphasis"><text:span text:style-name="T1">Subbab 1.1</text:span></text:span><text:span text:style-name="T1">.</text:span></text:p>
            <text:p text:style-name="P1"/>
            <text:p text:style-name="Text_20_body"><text:span text:style-name="Strong_20_Emphasis"><text:span text:style-name="T1">(Jawaban Prompt 5: Isi Subbab 1.1: Mengapa Kita Ingin Memprediksi Kejahatan?)</text:span></text:span></text:p>
            <text:p text:style-name="Text_20_body"><text:span text:style-name="T1">Kenapa sih ide memprediksi kejahatan itu bisa muncul dan terasa begitu penting? Jawabannya, sayangnya, dimulai dari kenyataan pahit: </text:span><text:span text:style-name="Strong_20_Emphasis"><text:span text:style-name="T1">kejahatan itu nyata dan dampaknya menyakitkan.</text:span></text:span></text:p>
            <text:p text:style-name="Text_20_body"><text:span text:style-name="T1">Coba bayangkan: Mungkin kamu pernah dengar teman yang ponselnya hilang dicopet, atau merasa was-was saat harus pulang sendirian malam hari melewati jalanan sepi. Atau mungkin kamu pernah jadi sasaran </text:span><text:span text:style-name="Emphasis"><text:span text:style-name="T1">bullying</text:span></text:span><text:span text:style-name="T1"> atau perundungan di sekolah, yang bikin kamu merasa takut, sedih, dan nggak aman. Ini semua adalah contoh bagaimana kejahatan, dalam berbagai bentuknya, bisa menyentuh hidup kita secara langsung. Dampaknya bukan cuma soal kehilangan barang berharga atau luka fisik, lho. Ada juga luka yang nggak kelihatan: </text:span><text:span text:style-name="Strong_20_Emphasis"><text:span text:style-name="T1">rasa takut</text:span></text:span><text:span text:style-name="T1"> yang bikin kita nggak bebas bergerak, </text:span><text:span text:style-name="Strong_20_Emphasis"><text:span text:style-name="T1">trauma</text:span></text:span><text:span text:style-name="T1"> yang membekas lama, </text:span><text:span text:style-name="Strong_20_Emphasis"><text:span text:style-name="T1">kecemasan</text:span></text:span><text:span text:style-name="T1">, dan </text:span><text:span text:style-name="Strong_20_Emphasis"><text:span text:style-name="T1">hilangnya </text:span></text:span><text:soft-page-break/><text:span text:style-name="Strong_20_Emphasis"><text:span text:style-name="T1">rasa percaya</text:span></text:span><text:span text:style-name="T1"> pada orang lain atau lingkungan sekitar. Kejahatan bisa bikin kita merasa dunia ini tempat yang nggak aman.</text:span></text:p>
            <text:p text:style-name="P106">Nggak cuma individu yang merasakan dampaknya. Kalau kejahatan merajalela, masyarakat secara luas juga ikut merasakan akibatnya. Orang jadi saling curiga, lingkungan terasa nggak nyaman, dan kita jadi harus keluar biaya ekstra buat keamanan (misalnya pasang CCTV atau sewa satpam). Rasa takut kolektif ini bisa membatasi cara kita hidup dan berinteraksi.</text:p>
            <text:p text:style-name="Text_20_body"><text:span text:style-name="T1">Nah, </text:span><text:span text:style-name="Strong_20_Emphasis"><text:span text:style-name="T1">karena dampak buruk itulah, muncul keinginan yang sangat kuat dalam diri manusia untuk merasa aman</text:span></text:span><text:span text:style-name="T1">. Rasa aman itu kebutuhan dasar banget, sama pentingnya kayak makan atau punya tempat tinggal. Kita semua ingin hidup tanpa rasa takut, ingin lingkungan kita tertib, dan ingin kedamaian. Keinginan mendasar inilah yang menjadi </text:span><text:span text:style-name="Strong_20_Emphasis"><text:span text:style-name="T1">bahan bakar utama di balik mimpi besar untuk bisa memprediksi dan mencegah kejahatan</text:span></text:span><text:span text:style-name="T1">. Kalau kita bisa tahu kapan dan di mana bahaya akan datang, kita berharap bisa menghindarinya atau menghentikannya sebelum ada korban, sebelum ada rasa sakit dan kehilangan.</text:span></text:p>
            <text:p text:style-name="Text_20_body"><text:span text:style-name="T1">Dan ternyata, keinginan untuk 'menebak' datangnya bahaya ini bukan hal baru. Jauh sebelum ada komputer super canggih atau AI, manusia sebenarnya </text:span><text:span text:style-name="Strong_20_Emphasis"><text:span text:style-name="T1">sudah mencoba berbagai cara sederhana untuk memprediksi kejahatan</text:span></text:span><text:span text:style-name="T1">. Misalnya, orang-orang tua di suatu desa mungkin sudah tahu dari pengalaman turun-temurun, "Jangan lewat hutan itu kalau sudah gelap," karena sering ada kejadian di sana. Atau para penjaga malam di zaman dulu mungkin sudah hafal pola-pola jam rawan atau area mana saja di pasar yang sering jadi incaran pencuri, hanya berdasarkan pengamatan dan ingatan mereka. Mereka mengamati </text:span><text:span text:style-name="Strong_20_Emphasis"><text:span text:style-name="T1">pola perilaku</text:span></text:span><text:span text:style-name="T1">, menggunakan </text:span><text:span text:style-name="Strong_20_Emphasis"><text:span text:style-name="T1">pengalaman lokal</text:span></text:span><text:span text:style-name="T1">, dan terkadang mencatat kejadian-kejadian sederhana. Tentu saja, cara-cara ini sangat terbatas dan nggak seakurat yang kita bayangkan di era teknologi. Tapi, ini menunjukkan satu hal: mimpi untuk bisa selangkah lebih maju dari pelaku kejahatan, mimpi untuk mencegah sebelum terjadi, sudah ada sejak lama dalam benak manusia.</text:span></text:p>
            <text:p text:style-name="P1"/>
            <text:p text:style-name="Text_20_body"><text:span text:style-name="Strong_20_Emphasis"><text:span text:style-name="T1">(Tips Tambahan - Empati sebagai Alat Analisis)</text:span></text:span></text:p>
            <text:list xml:id="list6502314835895997033" text:style-name="L29">
              <text:list-item>
                <text:p text:style-name="P31"><text:soft-page-break/><text:span text:style-name="T1">Mencoba memahami bagaimana rasanya menjadi korban kejahatan (meskipun kita belum pernah mengalaminya) bisa membantu kita lebih paham </text:span><text:span text:style-name="Emphasis"><text:span text:style-name="T1">mengapa</text:span></text:span><text:span text:style-name="T1"> solusi seperti 'Pre-Crime' terdengar begitu menarik bagi sebagian orang. Empati bisa jadi alat analisis yang kuat! </text:span></text:p>
              </text:list-item>
            </text:list>
            <text:p text:style-name="Text_20_body"><text:span text:style-name="Strong_20_Emphasis"><text:span text:style-name="T1">(Prompt Ilustrasi - Opsional)</text:span></text:span></text:p>
            <text:list xml:id="list2396152545686503875" text:style-name="L30">
              <text:list-item>
                <text:p text:style-name="P32"><text:span text:style-name="Source_20_Text"><text:span text:style-name="T1">Gambarkan ilustrasi tiga panel sederhana. Panel 1: Menampilkan ikon sedih atau takut di atas siluet remaja yang kehilangan dompet/ponsel. Panel 2: Menampilkan ikon perisai besar bertuliskan "RASA AMAN" yang melindungi ikon rumah dan keluarga kecil. Panel 3: Menampilkan gambar orang zaman dulu (misalnya memakai pakaian sederhana) yang sedang mengamati jejak kaki di tanah atau menandai sesuatu di dinding gua, melambangkan upaya observasi dan prediksi awal.</text:span></text:span><text:span text:style-name="T1"> </text:span></text:p>
              </text:list-item>
            </text:list>
          </text:section>
          <text:section text:style-name="Sect1" text:name="feedback-form-13">
            <text:p text:style-name="P199"/>
          </text:section>
        </text:section>
        <text:section text:style-name="Sect1" text:name="81ab00e020d47265">
          <text:p text:style-name="P106"/>
          <text:section text:style-name="Sect1" text:name="user-query-content-14">
            <text:p text:style-name="P217">Yax </text:p>
          </text:section>
          <text:p text:style-name="P199">Tampilkan alur berpikir</text:p>
          <text:section text:style-name="Sect2" text:name="model-response-message-contentr_81ab00e020d47265">
            <text:p text:style-name="Text_20_body"><text:span text:style-name="T1">Oke, kita lanjut ke pembahasan </text:span><text:span text:style-name="Strong_20_Emphasis"><text:span text:style-name="T1">Subbab 1.2</text:span></text:span><text:span text:style-name="T1"> tentang teknologi prediksi awal.</text:span></text:p>
            <text:p text:style-name="P1"/>
            <text:p text:style-name="Text_20_body"><text:span text:style-name="Strong_20_Emphasis"><text:span text:style-name="T1">(Jawaban Prompt 6: Isi Subbab 1.2: Sekilas Teknologi Prediksi Awal (Sebelum AI Canggih))</text:span></text:span></text:p>
            <text:p text:style-name="P106">Mimpi untuk mencegah kejahatan memang sudah lama ada, tapi bagaimana manusia mulai mencoba mewujudkannya dengan cara yang lebih sistematis, sebelum era AI super pintar? Ternyata, kita mulai dengan memanfaatkan data yang ada, meskipun dengan cara yang masih terbilang sederhana. Dua metode awal yang cukup populer adalah Pemetaan Hotspot Kejahatan dan Analisis Statistik Sederhana.</text:p>
            <text:p text:style-name="Text_20_body"><text:span text:style-name="Strong_20_Emphasis"><text:span text:style-name="T1">1. Pemetaan Hotspot Kejahatan: Mencari Titik Rawan di Peta</text:span></text:span></text:p>
            <text:p text:style-name="Text_20_body"><text:span text:style-name="T1">Pernah lihat peta yang menandai lokasi-lokasi penting? Nah, bayangkan peta sebuah kota, tapi yang ditandai adalah lokasi-lokasi di mana kejahatan pernah terjadi. Inilah ide dasar </text:span><text:span text:style-name="Strong_20_Emphasis"><text:span text:style-name="T1">Pemetaan Hotspot Kejahatan (Crime </text:span></text:span><text:soft-page-break/><text:span text:style-name="Strong_20_Emphasis"><text:span text:style-name="T1">Hotspot Mapping)</text:span></text:span><text:span text:style-name="T1">. Caranya begini: polisi atau analis mengumpulkan laporan-laporan kejahatan yang sudah terjadi, lengkap dengan informasi lokasinya. Lalu, semua lokasi ini ditandai di peta. Lama-kelamaan, akan terlihat pola: ada area-area tertentu di mana titik-titik kejadian kejahatan itu menumpuk atau berdekatan. Area-area inilah yang disebut </text:span><text:span text:style-name="Strong_20_Emphasis"><text:span text:style-name="T1">'hotspot'</text:span></text:span><text:span text:style-name="T1"> atau titik rawan.</text:span></text:p>
            <text:p text:style-name="P106">Gunanya apa? Informasi hotspot ini sangat berguna bagi polisi untuk mengarahkan sumber daya mereka. Misalnya, patroli bisa lebih sering diarahkan ke area-area hotspot tersebut dengan harapan kehadiran polisi bisa mencegah kejahatan terjadi di sana, atau setidaknya bisa merespons lebih cepat kalau ada kejadian. Mirip seperti kalau kita tahu jalan mana saja yang sering macet parah, kita bisa memilih rute lain atau polisi lalu lintas bisa lebih fokus mengatur di titik macet itu.</text:p>
            <text:p text:style-name="Text_20_body"><text:span text:style-name="Strong_20_Emphasis"><text:span text:style-name="T1">2. Analisis Statistik Sederhana: Membaca Pola dari Angka Masa Lalu</text:span></text:span></text:p>
            <text:p text:style-name="Text_20_body"><text:span text:style-name="T1">Selain melihat lokasi, orang juga mulai menganalisis data kejahatan dari waktu ke waktu menggunakan </text:span><text:span text:style-name="Strong_20_Emphasis"><text:span text:style-name="T1">statistik sederhana</text:span></text:span><text:span text:style-name="T1">. Ini bukan matematika rumit, kok. Intinya adalah melihat catatan kejahatan masa lalu (misalnya data setahun terakhir) lalu mencari pola atau tren dasar. Contohnya:</text:span></text:p>
            <text:list xml:id="list6184653639822334745" text:style-name="L31">
              <text:list-item>
                <text:p text:style-name="P209">Apakah jenis kejahatan tertentu (misalnya pencurian motor) lebih sering terjadi pada hari-hari tertentu (misalnya akhir pekan)? </text:p>
              </text:list-item>
              <text:list-item>
                <text:p text:style-name="P209">Apakah ada jam-jam rawan di mana kejahatan lebih sering dilaporkan (misalnya larut malam)? </text:p>
              </text:list-item>
              <text:list-item>
                <text:p text:style-name="P118">Apakah ada musim-musim tertentu di mana jenis kejahatan berbeda meningkat (misalnya pencurian rumah kosong saat musim liburan)? </text:p>
              </text:list-item>
            </text:list>
            <text:p text:style-name="Text_20_body"><text:span text:style-name="T1">Dengan melihat pola-pola sederhana ini, pihak berwenang bisa mencoba membuat perkiraan umum tentang apa yang </text:span><text:span text:style-name="Emphasis"><text:span text:style-name="T1">mungkin</text:span></text:span><text:span text:style-name="T1"> terjadi di masa depan. Misalnya, jika data menunjukkan pencurian sering terjadi di malam Minggu, mereka bisa menambah jumlah petugas yang berjaga pada waktu tersebut. Analogi sederhananya, seperti pemilik toko es krim yang melihat data penjualan tahun lalu dan menyadari penjualannya selalu melonjak saat cuaca panas, jadi dia akan menyiapkan stok lebih banyak saat musim kemarau tiba.</text:span></text:p>
            <text:p text:style-name="Text_20_body"><text:span text:style-name="Strong_20_Emphasis"><text:span text:style-name="T1">3. Tapi... Ini Masih Jauh dari "Pre-Crime"! (Keterbatasan Utama)</text:span></text:span></text:p>
            <text:p text:style-name="Text_20_body"><text:soft-page-break/><text:span text:style-name="T1">Meskipun pemetaan hotspot dan analisis statistik sederhana ini adalah langkah awal yang penting dalam menggunakan data untuk memahami kejahatan, </text:span><text:span text:style-name="Strong_20_Emphasis"><text:span text:style-name="T1">penting banget untuk dicatat keterbatasan besarnya</text:span></text:span><text:span text:style-name="T1">:</text:span></text:p>
            <text:list xml:id="list7184763652960080913" text:style-name="L32">
              <text:list-item>
                <text:p text:style-name="P155"><text:span text:style-name="Strong_20_Emphasis"><text:span text:style-name="T1">Fokus pada Tempat/Waktu Umum, Bukan Individu:</text:span></text:span><text:span text:style-name="T1"> Metode ini hanya bisa memberi tahu kita </text:span><text:span text:style-name="Emphasis"><text:span text:style-name="T1">di mana</text:span></text:span><text:span text:style-name="T1"> atau </text:span><text:span text:style-name="Emphasis"><text:span text:style-name="T1">kapan</text:span></text:span><text:span text:style-name="T1"> kejahatan </text:span><text:span text:style-name="Emphasis"><text:span text:style-name="T1">secara umum</text:span></text:span><text:span text:style-name="T1"> lebih mungkin terjadi berdasarkan pola masa lalu. Mereka </text:span><text:span text:style-name="Strong_20_Emphasis"><text:span text:style-name="T1">sama sekali tidak bisa</text:span></text:span><text:span text:style-name="T1"> memprediksi </text:span><text:span text:style-name="Strong_20_Emphasis"><text:span text:style-name="T1">siapa</text:span></text:span><text:span text:style-name="T1"> individu spesifik yang akan melakukan kejahatan, atau </text:span><text:span text:style-name="Strong_20_Emphasis"><text:span text:style-name="T1">tindakan spesifik apa</text:span></text:span><text:span text:style-name="T1"> yang akan mereka lakukan </text:span><text:span text:style-name="Emphasis"><text:span text:style-name="T1">sebelum</text:span></text:span><text:span text:style-name="T1"> benar-benar terjadi. Ini perbedaan paling mendasar dengan konsep "Pre-Crime" ala film. </text:span></text:p>
              </text:list-item>
              <text:list-item>
                <text:p text:style-name="P155"><text:span text:style-name="Strong_20_Emphasis"><text:span text:style-name="T1">Cenderung Masih Reaktif:</text:span></text:span><text:span text:style-name="T1"> Meskipun tujuannya pencegahan, metode ini seringkali masih didasarkan pada pola kejahatan yang </text:span><text:span text:style-name="Emphasis"><text:span text:style-name="T1">sudah</text:span></text:span><text:span text:style-name="T1"> terjadi. Jadi, fokusnya lebih pada area atau waktu yang sudah terbukti rawan, bukan benar-benar mengidentifikasi niat jahat sebelum terbentuk. </text:span></text:p>
              </text:list-item>
              <text:list-item>
                <text:p text:style-name="P33"><text:span text:style-name="Strong_20_Emphasis"><text:span text:style-name="T1">Kurang Presisi untuk Pencegahan Individu:</text:span></text:span><text:span text:style-name="T1"> Kita tidak bisa menangkap seseorang hanya karena dia berada di area 'hotspot' pada jam rawan, kan? Metode ini tidak memberikan dasar untuk melakukan intervensi pada level individu sebelum kejahatan dilakukan. </text:span></text:p>
              </text:list-item>
            </text:list>
            <text:p text:style-name="P106">Jadi, kesimpulannya, teknologi prediksi awal ini memang berguna untuk membantu alokasi sumber daya dan memahami pola umum kejahatan. Tapi, karena keterbatasannya dalam memprediksi tindakan individu secara spesifik, metode-metode ini masih sangat, sangat jauh dari impian (atau mimpi buruk?) "Pre-Crime" yang sesungguhnya. Ini baru langkah pertama dalam perjalanan panjang penggunaan data untuk melawan kejahatan.</text:p>
            <text:p text:style-name="P1"/>
            <text:p text:style-name="Text_20_body"><text:span text:style-name="Strong_20_Emphasis"><text:span text:style-name="T1">(Tips Tambahan - Membaca Data Secara Kritis)</text:span></text:span></text:p>
            <text:list xml:id="list5116244291755721896" text:style-name="L33">
              <text:list-item>
                <text:p text:style-name="P34"><text:span text:style-name="T1">Saat melihat data atau statistik (bahkan yang sederhana), selalu tanyakan: Apa yang </text:span><text:span text:style-name="Emphasis"><text:span text:style-name="T1">sebenarnya</text:span></text:span><text:span text:style-name="T1"> diukur oleh data ini? Apa yang </text:span><text:span text:style-name="Emphasis"><text:span text:style-name="T1">tidak bisa</text:span></text:span><text:span text:style-name="T1"> dijelaskan oleh data ini? Memahami batasan data sama pentingnya dengan memahami informasinya itu sendiri. </text:span></text:p>
              </text:list-item>
            </text:list>
            <text:p text:style-name="Text_20_body"><text:span text:style-name="Strong_20_Emphasis"><text:span text:style-name="T1">(Prompt Ilustrasi - Opsional)</text:span></text:span></text:p>
            <text:list xml:id="list6558251953457150899" text:style-name="L34">
              <text:list-item>
                <text:p text:style-name="P35"><text:soft-page-break/><text:span text:style-name="Source_20_Text"><text:span text:style-name="T1">Buat ilustrasi informatif dengan dua bagian utama. Bagian atas: Tunjukkan peta kota kartun dengan beberapa area dilingkari merah tebal berlabel "Hotspot". Di sebelahnya, ada grafik batang sederhana menunjukkan puncak kejahatan pada label "Malam Akhir Pekan". Bagian bawah: Tampilkan ikon siluet besar seorang individu dengan tanda tanya (?) besar di atas kepalanya, dan beri teks besar di bawahnya: "TAPI... Tidak Bisa Prediksi SIAPA atau NIAT Individu!". Gunakan panah dari bagian atas ke bagian bawah yang dicoret (X) untuk menunjukkan keterbatasan.</text:span></text:span><text:span text:style-name="T1"> </text:span></text:p>
              </text:list-item>
            </text:list>
          </text:section>
          <text:section text:style-name="Sect1" text:name="feedback-form-14">
            <text:p text:style-name="P199"/>
          </text:section>
        </text:section>
        <text:section text:style-name="Sect1" text:name="a8a6d06eb375dbc1">
          <text:p text:style-name="P106"/>
          <text:section text:style-name="Sect1" text:name="user-query-content-15">
            <text:p text:style-name="P217">yax </text:p>
          </text:section>
          <text:p text:style-name="P199">Tampilkan alur berpikir</text:p>
          <text:section text:style-name="Sect2" text:name="model-response-message-contentr_a8a6d06eb375dbc1">
            <text:p text:style-name="Text_20_body"><text:span text:style-name="T1">Oke, kita masuk ke </text:span><text:span text:style-name="Strong_20_Emphasis"><text:span text:style-name="T1">Bab 2</text:span></text:span><text:span text:style-name="T1"> yang akan membahas teknologinya. Ini jawaban untuk </text:span><text:span text:style-name="Strong_20_Emphasis"><text:span text:style-name="T1">Pengantar Bab 2</text:span></text:span><text:span text:style-name="T1">.</text:span></text:p>
            <text:p text:style-name="P1"/>
            <text:p text:style-name="Text_20_body"><text:span text:style-name="Strong_20_Emphasis"><text:span text:style-name="T1">(Jawaban Prompt 7: Pengantar Bab 2: Teknologi di Balik Layar "Pre-Crime")</text:span></text:span></text:p>
            <text:p text:style-name="Text_20_body"><text:span text:style-name="T1">Di Bab 1, kita sudah lihat kan, kalau metode prediksi kejahatan zaman dulu itu punya banyak keterbatasan? Mereka belum bisa benar-benar menebak siapa yang akan berbuat jahat sebelum kejadian. Nah, keterbatasan inilah yang kemudian mendorong orang untuk melirik teknologi-teknologi yang jauh lebih canggih, yang sering digadang-gadang sebagai kunci untuk mewujudkan mimpi (atau mungkin mimpi buruk?) "Pre-Crime". Selamat datang di Bab 2! Anggap saja bab ini sebagai </text:span><text:span text:style-name="Strong_20_Emphasis"><text:span text:style-name="T1">'tur ruang mesin'</text:span></text:span><text:span text:style-name="T1"> kita. Kita akan mengintip lebih dekat 'jeroan' teknologi canggih yang menjadi harapan besar—sekaligus sumber kekhawatiran utama—di balik ide prediksi kejahatan modern.</text:span></text:p>
            <text:p text:style-name="P106">Ada tiga 'mesin' utama yang akan kita bedah di bab ini, tiga pilar teknologi yang saling berkaitan:</text:p>
            <text:list xml:id="list781726989916658696" text:style-name="L35">
              <text:list-item>
                <text:p text:style-name="P156"><text:span text:style-name="Strong_20_Emphasis"><text:span text:style-name="T1">Kecerdasan Buatan (AI)</text:span></text:span><text:span text:style-name="T1">: Si 'otak pintar' yang katanya bisa belajar dan mengenali pola. </text:span></text:p>
              </text:list-item>
              <text:list-item>
                <text:p text:style-name="P156"><text:span text:style-name="Strong_20_Emphasis"><text:span text:style-name="T1">Big Data</text:span></text:span><text:span text:style-name="T1">: Si 'bahan bakar' berupa tumpukan informasi raksasa dari </text:span><text:soft-page-break/><text:span text:style-name="T1">berbagai sumber. </text:span></text:p>
              </text:list-item>
              <text:list-item>
                <text:p text:style-name="P36"><text:span text:style-name="Strong_20_Emphasis"><text:span text:style-name="T1">Pemodelan Prediktif</text:span></text:span><text:span text:style-name="T1">: Si 'metode peramalan' yang menggunakan AI dan Big Data untuk mencoba menebak masa depan. </text:span></text:p>
              </text:list-item>
            </text:list>
            <text:p text:style-name="P106">Mungkin istilah-istilah ini terdengar 'wah', rumit, atau bikin kening berkerut? Tenang saja! Di bab ini, kita akan coba uraikan satu per satu dengan bahasa yang santai, pakai contoh dan analogi sederhana yang mungkin dekat dengan duniamu. Tujuannya? Supaya kamu dapat gambaran dasar tentang bagaimana sih cara kerja teknologi-teknologi ini dan apa potensi (sekaligus, nantinya, masalah) yang mereka bawa dalam konteks prediksi kejahatan. Siap masuk 'ruang mesin'?</text:p>
            <text:p text:style-name="P1"/>
            <text:p text:style-name="Text_20_body"><text:span text:style-name="Strong_20_Emphasis"><text:span text:style-name="T1">(Tips Tambahan - Memecah Topik Kompleks)</text:span></text:span></text:p>
            <text:list xml:id="list449222555590754800" text:style-name="L36">
              <text:list-item>
                <text:p text:style-name="P119">Kalau ketemu topik yang kelihatannya rumit banget (kayak AI atau Big Data), coba pecah jadi bagian-bagian kecil. Pahami dulu satu komponen, baru lanjut ke komponen berikutnya, lalu lihat bagaimana mereka saling berhubungan. Kayak main puzzle, kalau kepingannya dipahami satu-satu, gambar besarnya jadi lebih mudah terlihat! </text:p>
              </text:list-item>
            </text:list>
            <text:p text:style-name="Text_20_body"><text:span text:style-name="Strong_20_Emphasis"><text:span text:style-name="T1">(Prompt Ilustrasi - Opsional)</text:span></text:span></text:p>
            <text:list xml:id="list3298247930269344149" text:style-name="L37">
              <text:list-item>
                <text:p text:style-name="P37"><text:span text:style-name="Source_20_Text"><text:span text:style-name="T1">Buat ilustrasi pembuka bab yang menggambarkan interior ruang mesin atau laboratorium futuristik. Tampilkan tiga 'mesin' atau 'konsol' utama yang saling terhubung dengan kabel atau aliran data bercahaya. Beri label jelas pada masing-masing mesin: "AI (Otak Analisis)", "BIG DATA (Sumber Informasi)", dan "MODEL PREDIKSI (Mesin Peramal)". Gunakan gaya visual yang bersih, modern, sedikit misterius, tapi tetap ramah untuk remaja.</text:span></text:span><text:span text:style-name="T1"> </text:span></text:p>
              </text:list-item>
            </text:list>
          </text:section>
          <text:section text:style-name="Sect1" text:name="feedback-form-15">
            <text:p text:style-name="P199"/>
          </text:section>
        </text:section>
        <text:section text:style-name="Sect1" text:name="ba58c67ca7529cb2">
          <text:p text:style-name="P106"/>
          <text:section text:style-name="Sect1" text:name="user-query-content-16">
            <text:p text:style-name="P217">yax </text:p>
          </text:section>
          <text:p text:style-name="P199">Tampilkan alur berpikir</text:p>
          <text:section text:style-name="Sect2" text:name="model-response-message-contentr_ba58c67ca7529cb2">
            <text:p text:style-name="Text_20_body"><text:span text:style-name="T1">Oke, mari kita bedah 'mesin' pertama di ruang kontrol kita: </text:span><text:span text:style-name="Strong_20_Emphasis"><text:span text:style-name="T1">Kecerdasan Buatan (AI)</text:span></text:span><text:span text:style-name="T1">. Ini jawaban untuk </text:span><text:span text:style-name="Strong_20_Emphasis"><text:span text:style-name="T1">Subbab 2.1</text:span></text:span><text:span text:style-name="T1">.</text:span></text:p>
            <text:p text:style-name="P1"/>
            <text:p text:style-name="Text_20_body"><text:soft-page-break/><text:span text:style-name="Strong_20_Emphasis"><text:span text:style-name="T1">(Jawaban Prompt 8: Isi Subbab 2.1: Kecerdasan Buatan (AI): Otak di Balik Prediksi?)</text:span></text:span></text:p>
            <text:p text:style-name="Text_20_body"><text:span text:style-name="Strong_20_Emphasis"><text:span text:style-name="T1">1. Kenalan Sama AI dan Machine Learning (Versi Santai!)</text:span></text:span></text:p>
            <text:p text:style-name="Text_20_body"><text:span text:style-name="T1">Kamu pasti sering dengar istilah "AI" atau Kecerdasan Buatan, kan? Mungkin langsung kebayang robot super pintar kayak di film-film? Nah, tahan dulu imajinasinya! AI di dunia nyata (setidaknya per April 2025 ini) belum secanggih itu. Sederhananya, </text:span><text:span text:style-name="Strong_20_Emphasis"><text:span text:style-name="T1">AI adalah sistem komputer yang dirancang untuk bisa melakukan tugas-tugas yang biasanya butuh kecerdasan manusia</text:span></text:span><text:span text:style-name="T1">, seperti belajar, memecahkan masalah, atau membuat keputusan.</text:span></text:p>
            <text:p text:style-name="Text_20_body"><text:span text:style-name="T1">Salah satu 'otot' terpenting dalam AI modern adalah </text:span><text:span text:style-name="Strong_20_Emphasis"><text:span text:style-name="T1">Machine Learning (ML)</text:span></text:span><text:span text:style-name="T1"> atau </text:span><text:span text:style-name="Strong_20_Emphasis"><text:span text:style-name="T1">Pembelajaran Mesin</text:span></text:span><text:span text:style-name="T1">. Apaan tuh? Gampangnya, ML ini adalah cara bikin komputer jadi 'pintar' </text:span><text:span text:style-name="Strong_20_Emphasis"><text:span text:style-name="T1">tanpa</text:span></text:span><text:span text:style-name="T1"> kita harus menulis kode perintah untuk setiap langkah kecilnya. Alih-alih diprogram detail, sistem ML ini </text:span><text:span text:style-name="Strong_20_Emphasis"><text:span text:style-name="T1">belajar sendiri dari data</text:span></text:span><text:span text:style-name="T1">.</text:span></text:p>
            <text:p text:style-name="P106">Contohnya banyak banget di sekitar kita:</text:p>
            <text:list xml:id="list3626964593492072774" text:style-name="L38">
              <text:list-item>
                <text:p text:style-name="P157"><text:span text:style-name="Strong_20_Emphasis"><text:span text:style-name="T1">Rekomendasi Musik/Film:</text:span></text:span><text:span text:style-name="T1"> Pernah heran kenapa Spotify atau YouTube bisa tahu lagu atau video yang mungkin kamu suka? Itu karena algoritma ML mereka sudah </text:span><text:span text:style-name="Emphasis"><text:span text:style-name="T1">belajar</text:span></text:span><text:span text:style-name="T1"> pola dari jutaan data: lagu/video apa yang kamu putar, mana yang kamu skip, dan apa yang disukai orang lain dengan selera mirip kamu. </text:span></text:p>
              </text:list-item>
              <text:list-item>
                <text:p text:style-name="P157"><text:span text:style-name="Strong_20_Emphasis"><text:span text:style-name="T1">Filter Spam Email:</text:span></text:span><text:span text:style-name="T1"> Kotak masuk emailmu lumayan bersih dari email sampah? Terima kasih pada ML yang sudah </text:span><text:span text:style-name="Emphasis"><text:span text:style-name="T1">belajar</text:span></text:span><text:span text:style-name="T1"> mengenali ciri-ciri email spam dari jutaan contoh sebelumnya. </text:span></text:p>
              </text:list-item>
              <text:list-item>
                <text:p text:style-name="P157"><text:span text:style-name="Strong_20_Emphasis"><text:span text:style-name="T1">Chatbot Sederhana:</text:span></text:span><text:span text:style-name="T1"> Bot yang menjawab pertanyaan umum di website? Dia </text:span><text:span text:style-name="Emphasis"><text:span text:style-name="T1">belajar</text:span></text:span><text:span text:style-name="T1"> dari data percakapan sebelumnya untuk memberi jawaban yang relevan. </text:span></text:p>
              </text:list-item>
              <text:list-item>
                <text:p text:style-name="P38"><text:span text:style-name="Strong_20_Emphasis"><text:span text:style-name="T1">Game:</text:span></text:span><text:span text:style-name="T1"> Musuh atau karakter non-pemain (NPC) di beberapa game bisa bereaksi terhadap gerakanmu atau menyusun strategi? Itu karena AI game tersebut sudah </text:span><text:span text:style-name="Emphasis"><text:span text:style-name="T1">belajar</text:span></text:span><text:span text:style-name="T1"> pola-pola permainan. </text:span></text:p>
              </text:list-item>
            </text:list>
            <text:p text:style-name="P106">Intinya, ML membuat mesin bisa menemukan pola dan 'belajar' dari pengalaman (data), mirip cara manusia belajar tapi dalam skala yang jauh lebih besar dan cepat.</text:p>
            <text:p text:style-name="Text_20_body"><text:soft-page-break/><text:span text:style-name="Strong_20_Emphasis"><text:span text:style-name="T1">2. Gimana Sih Cara AI 'Belajar'?</text:span></text:span></text:p>
            <text:p text:style-name="Text_20_body"><text:span text:style-name="T1">Proses 'belajar' AI ini biasanya disebut </text:span><text:span text:style-name="Strong_20_Emphasis"><text:span text:style-name="T1">'training' (pelatihan)</text:span></text:span><text:span text:style-name="T1">. Bayangkan kamu mengajari anak kecil membedakan kucing dan anjing. Kamu akan menunjukkan banyak sekali gambar kucing dan gambar anjing sambil bilang, "Ini kucing," atau "Ini anjing." Lama-lama, si anak akan bisa mengenali polanya sendiri: "Oh, kalau bentuknya begini dan suaranya 'meong', itu kucing."</text:span></text:p>
            <text:p text:style-name="Text_20_body"><text:span text:style-name="T1">AI dilatih dengan cara mirip, tapi pakai </text:span><text:span text:style-name="Strong_20_Emphasis"><text:span text:style-name="T1">data dalam jumlah masif</text:span></text:span><text:span text:style-name="T1">. Misalnya, untuk mengenali spam, AI 'diberi makan' jutaan contoh email spam dan email biasa. AI kemudian mencari </text:span><text:span text:style-name="Strong_20_Emphasis"><text:span text:style-name="T1">pola-pola tersembunyi</text:span></text:span><text:span text:style-name="T1"> dalam data tersebut – kata-kata apa yang sering muncul di spam? Dari alamat mana biasanya spam dikirim? Semakin banyak dan semakin bagus kualitas data yang diberikan, AI akan semakin 'pintar' dalam mengenali pola spam di masa depan. AI jago banget menemukan korelasi atau hubungan dalam data yang mungkin luput dari perhatian manusia.</text:span></text:p>
            <text:p text:style-name="Text_20_body"><text:span text:style-name="Strong_20_Emphasis"><text:span text:style-name="T1">3. AI, Perilaku Manusia, dan Prediksi Kejahatan: Potensi vs. Realita Pahit</text:span></text:span></text:p>
            <text:p text:style-name="Text_20_body"><text:span text:style-name="T1">Nah, sekarang pertanyaannya: bisakah kemampuan AI mengenali pola ini dipakai untuk memprediksi kejahatan? Secara </text:span><text:span text:style-name="Strong_20_Emphasis"><text:span text:style-name="T1">teoritis</text:span></text:span><text:span text:style-name="T1">, potensinya ada. Bayangkan AI menganalisis triliunan data dari jejak digital kita – postingan media sosial, lokasi GPS, riwayat pencarian, data belanja online, rekaman CCTV, dll. – lalu mencoba mencari pola-pola perilaku yang </text:span><text:span text:style-name="Emphasis"><text:span text:style-name="T1">mungkin</text:span></text:span><text:span text:style-name="T1"> berkorelasi dengan peningkatan risiko seseorang melakukan tindakan kriminal di masa depan. Mungkin AI bisa menemukan 'sinyal' tersembunyi yang mendahului suatu tindakan?</text:span></text:p>
            <text:p text:style-name="Text_20_body"><text:span text:style-name="Strong_20_Emphasis"><text:span text:style-name="T1">TAPI... dan ini TAPI yang sangat besar:</text:span></text:span><text:span text:style-name="T1"> Menerapkan AI untuk memprediksi perilaku manusia, apalagi tindakan kriminal, itu </text:span><text:span text:style-name="Strong_20_Emphasis"><text:span text:style-name="T1">jauh lebih rumit dan berbahaya</text:span></text:span><text:span text:style-name="T1"> daripada memprediksi lagu kesukaan atau email spam. Kenapa?</text:span></text:p>
            <text:list xml:id="list2879532978838907060" text:style-name="L39">
              <text:list-item>
                <text:p text:style-name="P158"><text:span text:style-name="Strong_20_Emphasis"><text:span text:style-name="T1">Manusia Bukan Sekadar Data:</text:span></text:span><text:span text:style-name="T1"> AI hanya melihat angka dan pola, dia tidak </text:span><text:span text:style-name="Emphasis"><text:span text:style-name="T1">mengerti</text:span></text:span><text:span text:style-name="T1"> konteks, emosi, niat baik/buruk, sarkasme, tekanan sosial, atau perubahan pikiran mendadak (kehendak bebas!) yang sangat mempengaruhi tindakan manusia. AI bisa saja menemukan korelasi (hubungan) antar data, tapi belum tentu itu hubungan sebab-</text:span><text:soft-page-break/><text:span text:style-name="T1">akibat yang sebenarnya. </text:span></text:p>
              </text:list-item>
              <text:list-item>
                <text:p text:style-name="P158"><text:span text:style-name="Strong_20_Emphasis"><text:span text:style-name="T1">Kompleksitas Tak Terduga:</text:span></text:span><text:span text:style-name="T1"> Perilaku manusia itu super kompleks dan seringkali nggak logis atau nggak berpola. Apa yang membuat seseorang tiba-tiba memutuskan melakukan sesuatu (baik atau buruk) dipengaruhi oleh ribuan faktor internal dan eksternal yang nggak mungkin bisa dipetakan semua oleh AI. </text:span></text:p>
              </text:list-item>
              <text:list-item>
                <text:p text:style-name="P39"><text:span text:style-name="Strong_20_Emphasis"><text:span text:style-name="T1">Risiko Kesalahan Fatal:</text:span></text:span><text:span text:style-name="T1"> Kalau AI salah merekomendasikan lagu, ya paling kamu skip. Tapi kalau AI salah memprediksi seseorang akan melakukan kejahatan (padahal tidak), akibatnya bisa fatal: orang tak bersalah bisa dituduh, diawasi, bahkan dihukum. Sebaliknya, kalau AI gagal memprediksi (false negative), kejahatan tetap terjadi. Akurasi menjadi taruhan yang sangat tinggi. </text:span></text:p>
              </text:list-item>
            </text:list>
            <text:p text:style-name="Text_20_body"><text:span text:style-name="T1">Jadi, meskipun AI punya potensi luar biasa dalam banyak bidang, kemampuannya untuk memahami dan memprediksi </text:span><text:span text:style-name="Emphasis"><text:span text:style-name="T1">individu</text:span></text:span><text:span text:style-name="T1"> manusia secara akurat, terutama dalam hal niat dan tindakan masa depan seperti kejahatan, </text:span><text:span text:style-name="Strong_20_Emphasis"><text:span text:style-name="T1">masih sangat terbatas dan penuh risiko fundamental</text:span></text:span><text:span text:style-name="T1">. AI adalah alat analisis pola yang kuat, tapi bukan bola kristal peramal pikiran manusia.</text:span></text:p>
            <text:p text:style-name="P1"/>
            <text:p text:style-name="Text_20_body"><text:span text:style-name="Strong_20_Emphasis"><text:span text:style-name="T1">(Tips Tambahan - Waspadai Hype AI)</text:span></text:span></text:p>
            <text:list xml:id="list8015652461315040111" text:style-name="L40">
              <text:list-item>
                <text:p text:style-name="P40"><text:span text:style-name="T1">Saat ini banyak banget berita tentang kehebatan AI. Penting untuk bersikap kritis. Bedakan antara </text:span><text:span text:style-name="Strong_20_Emphasis"><text:span text:style-name="T1">AI Spesifik (Narrow AI)</text:span></text:span><text:span text:style-name="T1"> yang jago melakukan satu tugas tertentu (seperti main catur atau rekomendasi) dengan </text:span><text:span text:style-name="Strong_20_Emphasis"><text:span text:style-name="T1">AI Umum (General AI)</text:span></text:span><text:span text:style-name="T1"> yang punya kecerdasan setara manusia di berbagai bidang (ini yang masih jauh di ranah fiksi ilmiah!). Jangan mudah percaya klaim berlebihan tentang kemampuan AI, terutama yang menyangkut pemahaman mendalam tentang manusia. </text:span></text:p>
              </text:list-item>
            </text:list>
            <text:p text:style-name="Text_20_body"><text:span text:style-name="Strong_20_Emphasis"><text:span text:style-name="T1">(Prompt Ilustrasi - Opsional)</text:span></text:span></text:p>
            <text:list xml:id="list4130644833446818229" text:style-name="L41">
              <text:list-item>
                <text:p text:style-name="P41"><text:span text:style-name="Source_20_Text"><text:span text:style-name="T1">Buat ilustrasi yang menunjukkan 'kepala' AI bergaya sirkuit digital. Dari satu sisi, masuk panah-panah berlabel "Data Musik", "Data Film", "Data Email Spam" dan keluarannya berupa ikon 'jempol ke atas' atau 'centang hijau'. Dari sisi lain, masuk panah-panah berlabel "Data Emosi Manusia", "Data Niat", "Data Konteks Sosial", "Kehendak Bebas" </text:span></text:span><text:soft-page-break/><text:span text:style-name="Source_20_Text"><text:span text:style-name="T1">dan keluarannya berupa ikon tanda tanya (?) besar yang berkedip-kedip atau simbol 'error', untuk menunjukkan keterbatasan AI dalam memahami kompleksitas manusia.</text:span></text:span><text:span text:style-name="T1"> </text:span></text:p>
              </text:list-item>
            </text:list>
          </text:section>
          <text:section text:style-name="Sect1" text:name="feedback-form-16">
            <text:p text:style-name="P199"/>
          </text:section>
        </text:section>
        <text:section text:style-name="Sect1" text:name="767db09f7c3f7393">
          <text:p text:style-name="P106"/>
          <text:section text:style-name="Sect1" text:name="user-query-content-17">
            <text:p text:style-name="P217">yax </text:p>
          </text:section>
          <text:p text:style-name="P199">Tampilkan alur berpikir</text:p>
          <text:section text:style-name="Sect2" text:name="model-response-message-contentr_767db09f7c3f7393">
            <text:p text:style-name="Text_20_body"><text:span text:style-name="T1">Oke, setelah kenalan sama 'otak'-nya (AI), sekarang kita lihat 'bahan bakar'-nya! Ini jawaban untuk </text:span><text:span text:style-name="Strong_20_Emphasis"><text:span text:style-name="T1">Subbab 2.2</text:span></text:span><text:span text:style-name="T1"> tentang Big Data.</text:span></text:p>
            <text:p text:style-name="P1"/>
            <text:p text:style-name="Text_20_body"><text:span text:style-name="Strong_20_Emphasis"><text:span text:style-name="T1">(Jawaban Prompt 9: Isi Subbab 2.2: Big Data: Bahan Bakar Mesin Prediksi)</text:span></text:span></text:p>
            <text:p text:style-name="Text_20_body"><text:span text:style-name="T1">Kalau AI itu ibarat mesin super canggih, maka </text:span><text:span text:style-name="Strong_20_Emphasis"><text:span text:style-name="T1">Big Data</text:span></text:span><text:span text:style-name="T1"> inilah </text:span><text:span text:style-name="Strong_20_Emphasis"><text:span text:style-name="T1">bahan bakar</text:span></text:span><text:span text:style-name="T1"> atau </text:span><text:span text:style-name="Strong_20_Emphasis"><text:span text:style-name="T1">makanan utamanya</text:span></text:span><text:span text:style-name="T1">. Tanpa Big Data, mesin AI secanggih apapun nggak akan bisa bekerja maksimal. Terus, apa sih sebenarnya Big Data itu? Apakah cuma data dalam jumlah banyak? Nggak sesederhana itu! Big Data punya tiga ciri khas utama, yang sering disebut </text:span><text:span text:style-name="Strong_20_Emphasis"><text:span text:style-name="T1">3V</text:span></text:span><text:span text:style-name="T1">:</text:span></text:p>
            <text:list xml:id="list4155648625500845729" text:style-name="L42">
              <text:list-item>
                <text:p text:style-name="P159"><text:span text:style-name="Strong_20_Emphasis"><text:span text:style-name="T1">Volume (Jumlahnya GEDE BANGET!)</text:span></text:span><text:span text:style-name="T1">: Ini bukan sekadar banyak, tapi </text:span><text:span text:style-name="Emphasis"><text:span text:style-name="T1">luar biasa</text:span></text:span><text:span text:style-name="T1"> banyak. Bayangkan bukan cuma data dari satu kota, tapi mungkin data dari seluruh aktivitas digital penduduk satu negara atau bahkan dunia! Jumlahnya bisa mencapai terabyte, petabyte, bahkan exabyte (itu nol-nya banyaaak banget!). Analogi kasarnya, bukan cuma data setebal satu buku, tapi data sebanyak seluruh buku di perpustakaan termegah di dunia, lalu dikalikan ribuan kali! </text:span></text:p>
              </text:list-item>
              <text:list-item>
                <text:p text:style-name="P159"><text:span text:style-name="Strong_20_Emphasis"><text:span text:style-name="T1">Velocity (Datangnya CEPET BANGET!)</text:span></text:span><text:span text:style-name="T1">: Data ini nggak cuma banyak, tapi juga dihasilkan dan mengalir dengan kecepatan super tinggi, nyaris </text:span><text:span text:style-name="Emphasis"><text:span text:style-name="T1">real-time</text:span></text:span><text:span text:style-name="T1"> (langsung saat itu juga). Kayak aliran air bah yang deras banget, bukan cuma tetesan air. Setiap detik, ada jutaan data baru tercipta di seluruh dunia. </text:span></text:p>
              </text:list-item>
              <text:list-item>
                <text:p text:style-name="P159"><text:span text:style-name="Strong_20_Emphasis"><text:span text:style-name="T1">Variety (Jenisnya MACAM-MACAM BANGET!)</text:span></text:span><text:span text:style-name="T1">: Big Data itu nggak cuma angka atau teks yang rapi tersusun di tabel. Jenisnya campur aduk! Bisa berupa: </text:span></text:p>
                <text:list>
                  <text:list-item>
                    <text:p text:style-name="P159"><text:span text:style-name="Strong_20_Emphasis"><text:span text:style-name="T1">Teks:</text:span></text:span><text:span text:style-name="T1"> Postingan kamu di Instagram, Twitter, status WhatsApp, </text:span><text:soft-page-break/><text:span text:style-name="T1">email, artikel berita online. </text:span></text:p>
                  </text:list-item>
                  <text:list-item>
                    <text:p text:style-name="P159"><text:span text:style-name="Strong_20_Emphasis"><text:span text:style-name="T1">Gambar &amp; Video:</text:span></text:span><text:span text:style-name="T1"> Foto-foto yang kamu unggah, video TikTok atau YouTube yang kamu tonton, rekaman CCTV di jalan. </text:span></text:p>
                  </text:list-item>
                  <text:list-item>
                    <text:p text:style-name="P159"><text:span text:style-name="Strong_20_Emphasis"><text:span text:style-name="T1">Suara:</text:span></text:span><text:span text:style-name="T1"> Rekaman percakapan dengan asisten virtual (kayak Google Assistant atau Siri). </text:span></text:p>
                  </text:list-item>
                  <text:list-item>
                    <text:p text:style-name="P159"><text:span text:style-name="Strong_20_Emphasis"><text:span text:style-name="T1">Data Sensor:</text:span></text:span><text:span text:style-name="T1"> Data lokasi (GPS) dari ponselmu, data suhu dari sensor cuaca, data kecepatan dari sensor lalu lintas di 'kota pintar' (smart city). </text:span></text:p>
                  </text:list-item>
                  <text:list-item>
                    <text:p text:style-name="P159"><text:span text:style-name="Strong_20_Emphasis"><text:span text:style-name="T1">Data Klik:</text:span></text:span><text:span text:style-name="T1"> Riwayat pencarianmu di Google, barang apa saja yang kamu lihat atau beli di toko online, iklan apa yang kamu klik. </text:span></text:p>
                  </text:list-item>
                  <text:list-item>
                    <text:p text:style-name="P42"><text:span text:style-name="Strong_20_Emphasis"><text:span text:style-name="T1">Catatan Publik Digital:</text:span></text:span><text:span text:style-name="T1"> Data kependudukan, catatan pajak, data kesehatan (yang sudah dianonimkan). </text:span></text:p>
                  </text:list-item>
                </text:list>
              </text:list-item>
            </text:list>
            <text:p text:style-name="P106">Pokoknya, hampir semua aktivitas kita di dunia digital dan bahkan di dunia fisik (lewat sensor) itu menghasilkan data yang jadi bagian dari Big Data ini.</text:p>
            <text:p text:style-name="Text_20_body"><text:span text:style-name="Strong_20_Emphasis"><text:span text:style-name="T1">Terus, Gimana Cara Ngolah Data Sebanyak Itu?</text:span></text:span></text:p>
            <text:p text:style-name="P106">Jelas, laptop atau komputer biasa nggak akan sanggup menangani data segede dan sekompleks ini. Makanya, dibutuhkan teknologi khusus:</text:p>
            <text:list xml:id="list5827456159643858188" text:style-name="L43">
              <text:list-item>
                <text:p text:style-name="P160"><text:span text:style-name="T1">Komputer super kuat (server) yang biasanya disimpan di tempat khusus bernama </text:span><text:span text:style-name="Strong_20_Emphasis"><text:span text:style-name="T1">pusat data (data center)</text:span></text:span><text:span text:style-name="T1"> atau menggunakan teknologi </text:span><text:span text:style-name="Strong_20_Emphasis"><text:span text:style-name="T1">komputasi awan (cloud computing)</text:span></text:span><text:span text:style-name="T1">. Bayangkan gudang raksasa berisi ribuan komputer yang saling terhubung. </text:span></text:p>
              </text:list-item>
              <text:list-item>
                <text:p text:style-name="P120">Perangkat lunak (software) dan sistem database khusus yang dirancang untuk menyimpan, mengelola, dan menganalisis data dalam skala masif dan beragam jenis. </text:p>
              </text:list-item>
            </text:list>
            <text:p text:style-name="P106">Intinya, ada infrastruktur super canggih di balik layar yang bekerja keras untuk mengumpulkan, menyimpan, dan menyiapkan Big Data ini agar bisa diolah lebih lanjut.</text:p>
            <text:p text:style-name="Text_20_body"><text:span text:style-name="Strong_20_Emphasis"><text:span text:style-name="T1">Hubungan Erat Big Data dan AI: Tak Terpisahkan!</text:span></text:span></text:p>
            <text:p text:style-name="Text_20_body"><text:span text:style-name="T1">Nah, inilah bagian paling pentingnya: </text:span><text:span text:style-name="Strong_20_Emphasis"><text:span text:style-name="T1">Big Data dan AI itu ibarat dua sisi mata uang, saling membutuhkan banget!</text:span></text:span></text:p>
            <text:list xml:id="list1587653400523202084" text:style-name="L44">
              <text:list-item>
                <text:p text:style-name="P161"><text:span text:style-name="Strong_20_Emphasis"><text:span text:style-name="T1">AI Butuh Big Data:</text:span></text:span><text:span text:style-name="T1"> Seperti yang kita bahas di subbab sebelumnya, algoritma AI (khususnya Machine Learning) itu 'belajar' dengan cara </text:span><text:soft-page-break/><text:span text:style-name="T1">menemukan pola dalam data. Semakin banyak dan beragam data berkualitas yang jadi 'makanannya', semakin banyak pola yang bisa ia temukan, dan (secara teori) semakin 'pintar' atau akurat analisis atau prediksinya. Tanpa Big Data, AI nggak punya cukup 'bahan' untuk belajar secara efektif. </text:span></text:p>
              </text:list-item>
              <text:list-item>
                <text:p text:style-name="P43"><text:span text:style-name="Strong_20_Emphasis"><text:span text:style-name="T1">Big Data Butuh AI:</text:span></text:span><text:span text:style-name="T1"> Sebaliknya, punya data segunung tapi nggak tahu cara mengolahnya ya percuma. Manusia nggak mungkin bisa membaca dan memahami triliunan data secara manual. Nah, AI (terutama ML) inilah yang menyediakan 'alat' canggih untuk menyisir Big Data, menemukan pola-pola tersembunyi, dan mengekstrak informasi atau wawasan berharga yang mungkin terlewat oleh mata manusia. </text:span></text:p>
              </text:list-item>
            </text:list>
            <text:p text:style-name="P106">Jadi, kombinasi kekuatan Big Data (sebagai sumber informasi melimpah) dan AI (sebagai alat analisis canggih) inilah yang memungkinkan lahirnya sistem analisis dan prediksi yang jauh lebih kuat dibandingkan metode-metode sebelumnya. Keduanya adalah fondasi utama bagi teknologi yang mencoba 'mendekati' ide Pre-Crime.</text:p>
            <text:p text:style-name="P1"/>
            <text:p text:style-name="Text_20_body"><text:span text:style-name="Strong_20_Emphasis"><text:span text:style-name="T1">(Tips Tambahan - Jejak Digital Pribadi)</text:span></text:span></text:p>
            <text:list xml:id="list7119281216638464410" text:style-name="L45">
              <text:list-item>
                <text:p text:style-name="P121">Coba deh sekali-kali renungkan: data apa saja sih yang kamu hasilkan setiap hari saat online atau bahkan saat jalan-jalan bawa ponsel? Sadar akan 'jejak digital' yang kita tinggalkan ini adalah langkah awal untuk lebih peduli pada privasi dan keamanan data kita di era Big Data. </text:p>
              </text:list-item>
            </text:list>
            <text:p text:style-name="Text_20_body"><text:span text:style-name="Strong_20_Emphasis"><text:span text:style-name="T1">(Prompt Ilustrasi - Opsional)</text:span></text:span></text:p>
            <text:list xml:id="list5613705990816324028" text:style-name="L46">
              <text:list-item>
                <text:p text:style-name="P44"><text:span text:style-name="Source_20_Text"><text:span text:style-name="T1">Gambarkan sebuah 'corong' raksasa yang mengumpulkan berbagai ikon data (ikon medsos, ikon video, ikon GPS, ikon teks, ikon foto, ikon sensor) dari atas. Corong ini mengalirkan 'sungai data' yang deras ke sebuah 'waduk' super besar berlabel "BIG DATA". Dari waduk ini, ada pipa-pipa besar yang menyalurkan data ke sebuah 'pabrik analisis' berlabel "AI / MACHINE LEARNING" yang mengeluarkan output berupa grafik tren atau ikon 'prediksi'.</text:span></text:span><text:span text:style-name="T1"> </text:span></text:p>
              </text:list-item>
            </text:list>
          </text:section>
          <text:section text:style-name="Sect1" text:name="feedback-form-17">
            <text:p text:style-name="P199"/>
          </text:section>
        </text:section>
        <text:section text:style-name="Sect1" text:name="54a2b45c3f1285d1">
          <text:p text:style-name="P106"><text:soft-page-break/></text:p>
          <text:section text:style-name="Sect1" text:name="user-query-content-18">
            <text:p text:style-name="P217">yax </text:p>
          </text:section>
          <text:p text:style-name="P199">Tampilkan alur berpikir</text:p>
          <text:section text:style-name="Sect2" text:name="model-response-message-contentr_54a2b45c3f1285d1">
            <text:p text:style-name="Text_20_body"><text:span text:style-name="T1">Oke, kita sudah punya 'otak' (AI) dan 'bahan bakar' (Big Data). Sekarang, bagaimana semua itu dipakai untuk mencoba 'meramal' masa depan? Kita masuk ke </text:span><text:span text:style-name="Strong_20_Emphasis"><text:span text:style-name="T1">Subbab 2.3</text:span></text:span><text:span text:style-name="T1"> tentang Pemodelan Prediktif.</text:span></text:p>
            <text:p text:style-name="P1"/>
            <text:p text:style-name="Text_20_body"><text:span text:style-name="Strong_20_Emphasis"><text:span text:style-name="T1">(Jawaban Prompt 10: Isi Subbab 2.3: Pemodelan Prediktif: Meramal Masa Depan dengan Angka?)</text:span></text:span></text:p>
            <text:p text:style-name="Text_20_body"><text:span text:style-name="Strong_20_Emphasis"><text:span text:style-name="T1">1. Apa Itu Pemodelan Prediktif dan Algoritma?</text:span></text:span></text:p>
            <text:p text:style-name="Text_20_body"><text:span text:style-name="T1">Jadi, kita punya AI yang bisa belajar dari Big Data. Terus, gimana caranya mereka bisa menghasilkan 'prediksi'? Di sinilah </text:span><text:span text:style-name="Strong_20_Emphasis"><text:span text:style-name="T1">Pemodelan Prediktif (Predictive Modeling)</text:span></text:span><text:span text:style-name="T1"> berperan. Sederhananya, ini adalah </text:span><text:span text:style-name="Strong_20_Emphasis"><text:span text:style-name="T1">proses menggunakan data dari masa lalu untuk membuat tebakan 'terpelajar' (educated guess) tentang apa yang kemungkinan besar akan terjadi di masa depan.</text:span></text:span><text:span text:style-name="T1"> Ini bukan sihir atau bola kristal, ya! Ini semua tentang matematika, statistik, dan pola.</text:span></text:p>
            <text:p text:style-name="Text_20_body"><text:span text:style-name="T1">Jantung dari pemodelan prediktif adalah </text:span><text:span text:style-name="Strong_20_Emphasis"><text:span text:style-name="T1">Algoritma</text:span></text:span><text:span text:style-name="T1">. Apa pula itu? Anggap saja algoritma itu seperti:</text:span></text:p>
            <text:list xml:id="list1421846091430470912" text:style-name="L47">
              <text:list-item>
                <text:p text:style-name="P162"><text:span text:style-name="Strong_20_Emphasis"><text:span text:style-name="T1">Resep masakan:</text:span></text:span><text:span text:style-name="T1"> Isinya daftar instruksi langkah demi langkah yang harus diikuti oleh komputer. Masukkan 'bahan' (data dari Big Data yang sudah diolah AI), ikuti langkah-langkahnya (aturan dalam algoritma), dan 'voila!', keluar hasilnya (prediksi). </text:span></text:p>
              </text:list-item>
              <text:list-item>
                <text:p text:style-name="P45"><text:span text:style-name="Strong_20_Emphasis"><text:span text:style-name="T1">Aturan main atau strategi:</text:span></text:span><text:span text:style-name="T1"> Serangkaian aturan logika yang dipakai komputer untuk menganalisis pola dalam data dan menghitung </text:span><text:span text:style-name="Strong_20_Emphasis"><text:span text:style-name="T1">kemungkinan (probabilitas)</text:span></text:span><text:span text:style-name="T1"> terjadinya sesuatu di masa depan. </text:span></text:p>
              </text:list-item>
            </text:list>
            <text:p text:style-name="Text_20_body"><text:span text:style-name="T1">Jadi, algoritma inilah yang 'bekerja' menganalisis pola-pola yang ditemukan AI dalam Big Data untuk kemudian menghasilkan sebuah perkiraan atau prediksi. Ingat, biasanya hasilnya berupa </text:span><text:span text:style-name="Strong_20_Emphasis"><text:span text:style-name="T1">kemungkinan</text:span></text:span><text:span text:style-name="T1">, bukan </text:span><text:span text:style-name="Strong_20_Emphasis"><text:span text:style-name="T1">kepastian 100%</text:span></text:span><text:span text:style-name="T1">.</text:span></text:p>
            <text:p text:style-name="Text_20_body"><text:span text:style-name="Strong_20_Emphasis"><text:span text:style-name="T1">2. Contoh Pemodelan Prediktif di Sekitar Kita</text:span></text:span></text:p>
            <text:p text:style-name="P106">Kamu mungkin nggak sadar, tapi kita sebenarnya dikelilingi oleh hasil kerja <text:soft-page-break/>pemodelan prediktif setiap hari. Contohnya:</text:p>
            <text:list xml:id="list7374659545316872651" text:style-name="L48">
              <text:list-item>
                <text:p text:style-name="P163"><text:span text:style-name="Strong_20_Emphasis"><text:span text:style-name="T1">Prakiraan Cuaca:</text:span></text:span><text:span text:style-name="T1"> Saat kamu lihat aplikasi cuaca bilang "Besok kemungkinan hujan 70%", itu hasil kerja algoritma. Mereka menganalisis data cuaca historis, kondisi atmosfer saat ini (suhu, tekanan, angin – ini Big Data dari sensor!), lalu menghitung seberapa besar kemungkinan akan turun hujan di lokasimu. </text:span></text:p>
              </text:list-item>
              <text:list-item>
                <text:p text:style-name="P163"><text:span text:style-name="Strong_20_Emphasis"><text:span text:style-name="T1">Rekomendasi Belanja Online:</text:span></text:span><text:span text:style-name="T1"> Pernah lihat bagian "Produk yang mungkin kamu suka" atau "Pelanggan yang membeli ini juga membeli..." di Tokopedia, Shopee, atau Amazon? Itu algoritma pemodelan prediktif yang menebak seleramu berdasarkan riwayat belanjamu dan pola belanja jutaan orang lain. </text:span></text:p>
              </text:list-item>
              <text:list-item>
                <text:p text:style-name="P163"><text:span text:style-name="Strong_20_Emphasis"><text:span text:style-name="T1">Prediksi Lalu Lintas (Google Maps/Waze):</text:span></text:span><text:span text:style-name="T1"> Kok bisa aplikasi peta tahu perkiraan waktu sampai tujuanmu? Algoritma menganalisis data kecepatan lalu lintas saat ini secara </text:span><text:span text:style-name="Emphasis"><text:span text:style-name="T1">real-time</text:span></text:span><text:span text:style-name="T1">, data pola lalu lintas historis di jam dan hari yang sama, info penutupan jalan, dll., untuk memprediksi durasi perjalananmu. </text:span></text:p>
              </text:list-item>
              <text:list-item>
                <text:p text:style-name="P46"><text:span text:style-name="Strong_20_Emphasis"><text:span text:style-name="T1">Analisis Olahraga:</text:span></text:span><text:span text:style-name="T1"> Prediksi skor pertandingan sepak bola atau performa pemain di musim depan? Itu juga seringkali menggunakan pemodelan prediktif berdasarkan statistik pertandingan sebelumnya, kondisi pemain, dan banyak faktor lain. </text:span></text:p>
              </text:list-item>
            </text:list>
            <text:p text:style-name="P106">Contoh-contoh ini menunjukkan pemodelan prediktif bisa sangat berguna untuk hal-hal yang punya pola relatif konsisten atau dipengaruhi hukum fisika (seperti cuaca). Meskipun prediksinya nggak selalu 100% tepat (prakiraan cuaca kadang meleset, kan?), tapi seringkali cukup akurat untuk membantu kita membuat keputusan.</text:p>
            <text:p text:style-name="Text_20_body"><text:span text:style-name="Strong_20_Emphasis"><text:span text:style-name="T1">3. Tantangan Super Besar: Memprediksi Manusia (Apalagi Kejahatan!)</text:span></text:span></text:p>
            <text:p text:style-name="Text_20_body"><text:span text:style-name="T1">Nah, sekarang bagian krusialnya: bisakah model prediktif yang sama suksesnya diterapkan untuk meramal tindakan kriminal </text:span><text:span text:style-name="Strong_20_Emphasis"><text:span text:style-name="T1">individu</text:span></text:span><text:span text:style-name="T1">? Jawabannya: </text:span><text:span text:style-name="Strong_20_Emphasis"><text:span text:style-name="T1">itu jauuuuuh lebih sulit dan penuh tantangan unik yang signifikan.</text:span></text:span><text:span text:style-name="T1"> Mengapa?</text:span></text:p>
            <text:list xml:id="list1524974134446527726" text:style-name="L49">
              <text:list-item>
                <text:p text:style-name="P164"><text:span text:style-name="Strong_20_Emphasis"><text:span text:style-name="T1">Manusia = Super Kompleks &amp; Nggak Terduga:</text:span></text:span><text:span text:style-name="T1"> Memprediksi keputusan manusia itu beda banget sama memprediksi hujan atau klik iklan. Kita punya </text:span><text:span text:style-name="Strong_20_Emphasis"><text:span text:style-name="T1">emosi</text:span></text:span><text:span text:style-name="T1">, </text:span><text:span text:style-name="Strong_20_Emphasis"><text:span text:style-name="T1">keyakinan</text:span></text:span><text:span text:style-name="T1">, </text:span><text:span text:style-name="Strong_20_Emphasis"><text:span text:style-name="T1">suasana hati</text:span></text:span><text:span text:style-name="T1"> yang berubah-ubah, </text:span><text:span text:style-name="Strong_20_Emphasis"><text:span text:style-name="T1">niat</text:span></text:span><text:span text:style-name="T1"> yang bisa disembunyikan, </text:span><text:span text:style-name="Strong_20_Emphasis"><text:span text:style-name="T1">tekanan sosial</text:span></text:span><text:span text:style-name="T1">, kemampuan </text:span><text:soft-page-break/><text:span text:style-name="T1">untuk </text:span><text:span text:style-name="Strong_20_Emphasis"><text:span text:style-name="T1">berubah pikiran secara mendadak (kehendak bebas!)</text:span></text:span><text:span text:style-name="T1">, dan seringkali bertindak karena </text:span><text:span text:style-name="Strong_20_Emphasis"><text:span text:style-name="T1">alasan irasional</text:span></text:span><text:span text:style-name="T1"> atau karena </text:span><text:span text:style-name="Strong_20_Emphasis"><text:span text:style-name="T1">kejadian tak terduga</text:span></text:span><text:span text:style-name="T1"> dalam hidup. Semua ini adalah 'variabel' super rumit yang sulit banget ditangkap oleh data atau algoritma. Bandingkan dengan sistem cuaca yang (meskipun kompleks) lebih mengikuti hukum fisika yang jelas. </text:span></text:p>
              </text:list-item>
              <text:list-item>
                <text:p text:style-name="P164"><text:span text:style-name="Strong_20_Emphasis"><text:span text:style-name="T1">Pola Kejahatan Individu Nggak Selalu Jelas:</text:span></text:span><text:span text:style-name="T1"> Sementara pola lalu lintas atau belanja mungkin cukup konsisten, tindakan kriminal spesifik oleh individu (terutama kejahatan serius) seringkali merupakan </text:span><text:span text:style-name="Strong_20_Emphasis"><text:span text:style-name="T1">kejadian yang relatif jarang</text:span></text:span><text:span text:style-name="T1">, sangat </text:span><text:span text:style-name="Strong_20_Emphasis"><text:span text:style-name="T1">tergantung konteks situasi</text:span></text:span><text:span text:style-name="T1">, dan </text:span><text:span text:style-name="Strong_20_Emphasis"><text:span text:style-name="T1">nggak mudah membentuk pola berulang</text:span></text:span><text:span text:style-name="T1"> yang bisa 'dipelajari' algoritma dari data historis semata. </text:span></text:p>
              </text:list-item>
              <text:list-item>
                <text:p text:style-name="P164"><text:span text:style-name="Strong_20_Emphasis"><text:span text:style-name="T1">Data Nggak Menangkap 'Kenapa'-nya:</text:span></text:span><text:span text:style-name="T1"> Data mungkin bisa merekam </text:span><text:span text:style-name="Emphasis"><text:span text:style-name="T1">apa</text:span></text:span><text:span text:style-name="T1"> yang orang lakukan (misalnya, sering Browse situs tertentu), tapi hampir tidak pernah bisa menangkap </text:span><text:span text:style-name="Emphasis"><text:span text:style-name="T1">mengapa</text:span></text:span><text:span text:style-name="T1"> mereka melakukannya atau apa </text:span><text:span text:style-name="Strong_20_Emphasis"><text:span text:style-name="T1">niat sebenarnya</text:span></text:span><text:span text:style-name="T1"> di balik tindakan itu. Padahal, niat adalah kunci dalam hukum pidana. </text:span></text:p>
              </text:list-item>
              <text:list-item>
                <text:p text:style-name="P47"><text:span text:style-name="Strong_20_Emphasis"><text:span text:style-name="T1">Taruhan Kesalahan Terlalu Tinggi:</text:span></text:span><text:span text:style-name="T1"> Sekali lagi, kalau prediksi cuaca salah, paling kita basah kuyup. Kalau prediksi rekomendasi film salah, kita buang-buang waktu nonton. Tapi kalau prediksi kejahatan individu salah? </text:span><text:span text:style-name="Strong_20_Emphasis"><text:span text:style-name="T1">Konsekuensinya mengerikan.</text:span></text:span><text:span text:style-name="T1"> Menuduh orang yang tidak bersalah bisa menghancurkan hidupnya. Gagal mendeteksi pelaku bisa berarti kejahatan tetap terjadi. Tingkat toleransi kesalahan dalam prediksi kejahatan individu harusnya mendekati nol, sesuatu yang sangat sulit dicapai mengingat kompleksitas manusia. </text:span></text:p>
              </text:list-item>
            </text:list>
            <text:p text:style-name="P106">Jadi, kesimpulannya, meskipun pemodelan prediktif adalah alat yang hebat untuk banyak hal, menerapkannya untuk 'meramal' niat dan tindakan kriminal individu manusia adalah tantangan yang luar biasa besar karena sifat dasar manusia yang kompleks, seringkali tidak terduga, dan penuh nuansa yang sulit diukur oleh angka dan algoritma.</text:p>
            <text:p text:style-name="P1"/>
            <text:p text:style-name="Text_20_body"><text:span text:style-name="Strong_20_Emphasis"><text:span text:style-name="T1">(Tips Tambahan - Probabilitas Bukan Kepastian)</text:span></text:span></text:p>
            <text:list xml:id="list306117789745132823" text:style-name="L50">
              <text:list-item>
                <text:p text:style-name="P48"><text:span text:style-name="T1">Ingat ya, hampir semua 'prediksi' yang dihasilkan algoritma itu sifatnya </text:span><text:span text:style-name="Strong_20_Emphasis"><text:span text:style-name="T1">probabilitas</text:span></text:span><text:span text:style-name="T1"> atau </text:span><text:span text:style-name="Strong_20_Emphasis"><text:span text:style-name="T1">kemungkinan</text:span></text:span><text:span text:style-name="T1">, bukan </text:span><text:span text:style-name="Strong_20_Emphasis"><text:span text:style-name="T1">kepastian</text:span></text:span><text:span text:style-name="T1">. Jadi, </text:span><text:soft-page-break/><text:span text:style-name="T1">kalau ada sistem yang mengklaim bisa 100% pasti memprediksi sesuatu (apalagi perilaku manusia), kita patut curiga dan bersikap skeptis! </text:span></text:p>
              </text:list-item>
            </text:list>
            <text:p text:style-name="Text_20_body"><text:span text:style-name="Strong_20_Emphasis"><text:span text:style-name="T1">(Prompt Ilustrasi - Opsional)</text:span></text:span></text:p>
            <text:list xml:id="list8502897974686016191" text:style-name="L51">
              <text:list-item>
                <text:p text:style-name="P49"><text:span text:style-name="Source_20_Text"><text:span text:style-name="T1">Gambarkan dua 'mesin prediksi' berdampingan. Mesin 1: Di atasnya ada ikon awan dan matahari, inputnya berlabel "Data Cuaca Historis + Sensor", outputnya ikon awan hujan dengan tulisan "Kemungkinan Hujan 70%". Mesin 2: Di atasnya ada ikon siluet kepala manusia, inputnya berlabel "Data Perilaku Manusia (Sangat Kompleks)", outputnya ikon tanda tanya (?) besar yang pecah atau tidak stabil dengan tulisan "Prediksi Tindakan Individu: Sangat Tidak Pasti &amp; Berisiko Tinggi!".</text:span></text:span><text:span text:style-name="T1"> </text:span></text:p>
              </text:list-item>
            </text:list>
          </text:section>
          <text:section text:style-name="Sect1" text:name="feedback-form-18">
            <text:p text:style-name="P199"/>
          </text:section>
        </text:section>
        <text:section text:style-name="Sect1" text:name="8ea5d8846fcef0ea">
          <text:p text:style-name="P106"/>
          <text:section text:style-name="Sect1" text:name="user-query-content-19">
            <text:p text:style-name="P217">yax </text:p>
          </text:section>
          <text:p text:style-name="P199">Tampilkan alur berpikir</text:p>
          <text:section text:style-name="Sect2" text:name="model-response-message-contentr_8ea5d8846fcef0ea">
            <text:p text:style-name="Text_20_body"><text:span text:style-name="T1">Oke, setelah kita terkagum-kagum (atau mungkin sedikit ngeri?) dengan kecanggihan teknologi di Bab 2, sekarang saatnya kita 'menabrak' kenyataan. Ini jawaban untuk </text:span><text:span text:style-name="Strong_20_Emphasis"><text:span text:style-name="T1">Pengantar Bab 3</text:span></text:span><text:span text:style-name="T1">.</text:span></text:p>
            <text:p text:style-name="P1"/>
            <text:p text:style-name="Text_20_body"><text:span text:style-name="Strong_20_Emphasis"><text:span text:style-name="T1">(Jawaban Prompt 11: Pengantar Bab 3: Tembok Penghalang: Mengapa "Pre-Crime" Masih Jauh?)</text:span></text:span></text:p>
            <text:p text:style-name="Text_20_body"><text:span text:style-name="T1">Di bab sebelumnya, kita sudah melihat bagaimana Kecerdasan Buatan (AI), Big Data, dan Pemodelan Prediktif secara teori bisa menjadi 'mesin' di balik layar ide "Pre-Crime". Keren, canggih, dan terdengar sangat menjanjikan untuk menciptakan dunia yang lebih aman, bukan? </text:span><text:span text:style-name="Strong_20_Emphasis"><text:span text:style-name="T1">Tapi</text:span></text:span><text:span text:style-name="T1">, secanggih apapun teknologi yang kita bayangkan atau bahkan yang sudah mulai dikembangkan, perjalanan untuk mewujudkan "Pre-Crime" seperti di film fiksi ilmiah itu ternyata harus berhadapan dengan </text:span><text:span text:style-name="Strong_20_Emphasis"><text:span text:style-name="T1">'tembok-tembok penghalang'</text:span></text:span><text:span text:style-name="T1"> yang luar biasa tinggi, tebal, dan sangat sulit ditembus. Bab 3 ini akan menjadi semacam </text:span><text:span text:style-name="Strong_20_Emphasis"><text:span text:style-name="T1">'pemeriksaan realitas' (reality check)</text:span></text:span><text:span text:style-name="T1"> kita. Kita akan berhenti sejenak dari kekaguman pada teknologi dan mulai </text:span><text:span text:style-name="Strong_20_Emphasis"><text:span text:style-name="T1">membongkar masalah-masalah fundamental</text:span></text:span><text:span text:style-name="T1"> yang membuat ide "Pre-</text:span><text:soft-page-break/><text:span text:style-name="T1">Crime" ini begitu problematik dan (setidaknya hingga saat ini, April 2025) masih terasa begitu jauh dari kenyataan.</text:span></text:p>
            <text:p text:style-name="P106">Ada tiga 'lapisan' tembok penghalang utama yang akan kita gali lebih dalam di bab ini:</text:p>
            <text:list xml:id="list3273514261370970837" text:style-name="L52">
              <text:list-item>
                <text:p text:style-name="P165"><text:span text:style-name="Strong_20_Emphasis"><text:span text:style-name="T1">Masalah Akurasi:</text:span></text:span><text:span text:style-name="T1"> Tembok pertama dan mungkin yang paling mendasar. Kenapa sih memprediksi tindakan </text:span><text:span text:style-name="Emphasis"><text:span text:style-name="T1">manusia</text:span></text:span><text:span text:style-name="T1"> itu jauh lebih susah daripada memprediksi cuaca? </text:span></text:p>
              </text:list-item>
              <text:list-item>
                <text:p text:style-name="P165"><text:span text:style-name="Strong_20_Emphasis"><text:span text:style-name="T1">Mimpi Buruk Etika:</text:span></text:span><text:span text:style-name="T1"> Tembok kedua yang penuh dengan pertanyaan sulit. Bagaimana dengan privasi kita? Bagaimana dengan potensi diskriminasi oleh mesin? Adakah ini adil? </text:span></text:p>
              </text:list-item>
              <text:list-item>
                <text:p text:style-name="P50"><text:span text:style-name="Strong_20_Emphasis"><text:span text:style-name="T1">Tantangan Praktis:</text:span></text:span><text:span text:style-name="T1"> Tembok ketiga yang berkaitan dengan dunia nyata. Berapa biayanya? Bagaimana cara menjalankannya? Mungkinkah secara logistik? </text:span></text:p>
              </text:list-item>
            </text:list>
            <text:p text:style-name="Text_20_body"><text:span text:style-name="T1">Bersiaplah, karena bab ini akan membawa kita menyelami sisi yang lebih gelap dan rumit dari ide "Pre-Crime". Kita akan melihat mengapa ini bukan sekadar tantangan teknis yang bisa dipecahkan dengan algoritma yang lebih pintar, tapi juga sebuah </text:span><text:span text:style-name="Strong_20_Emphasis"><text:span text:style-name="T1">tantangan kemanusiaan</text:span></text:span><text:span text:style-name="T1"> yang menyangkut nilai-nilai dasar kita sebagai individu dan masyarakat.</text:span></text:p>
            <text:p text:style-name="P1"/>
            <text:p text:style-name="Text_20_body"><text:span text:style-name="Strong_20_Emphasis"><text:span text:style-name="T1">(Tips Tambahan - Berpikir Kritis Terhadap Teknologi)</text:span></text:span></text:p>
            <text:list xml:id="list1953176167564476678" text:style-name="L53">
              <text:list-item>
                <text:p text:style-name="P122">Setiap kali ada teknologi baru yang digembar-gemborkan sebagai solusi hebat, biasakan untuk selalu bertanya: "Oke, kedengarannya bagus, TAPI... apa potensi masalahnya? Siapa yang diuntungkan? Siapa yang mungkin dirugikan? Apa konsekuensi jangka panjangnya?" Melihat dua sisi mata uang itu penting banget! </text:p>
              </text:list-item>
            </text:list>
            <text:p text:style-name="Text_20_body"><text:span text:style-name="Strong_20_Emphasis"><text:span text:style-name="T1">(Prompt Ilustrasi - Opsional)</text:span></text:span></text:p>
            <text:list xml:id="list232241873977897579" text:style-name="L54">
              <text:list-item>
                <text:p text:style-name="P51"><text:span text:style-name="Source_20_Text"><text:span text:style-name="T1">Buat ilustrasi pembuka bab yang dramatis. Gambarkan sebuah robot atau mesin AI futuristik yang tampak canggih (mungkin dari Bab 2) sedang berjalan maju, namun di depannya berdiri sebuah tembok bata raksasa yang sangat tinggi dan kokoh, menghalangi jalannya. Tembok ini bertuliskan "REALITAS" dengan huruf besar. Di beberapa batu bata tembok, ada tulisan-tulisan kecil seperti: "Akurasi?", "Privasi?", "Bias?", "Etika?", "Biaya?".</text:span></text:span><text:span text:style-name="T1"> </text:span></text:p>
              </text:list-item>
            </text:list>
          </text:section>
          <text:section text:style-name="Sect1" text:name="feedback-form-19">
            <text:p text:style-name="P199"><text:soft-page-break/></text:p>
          </text:section>
        </text:section>
        <text:section text:style-name="Sect1" text:name="9c9ac268ecee7db2">
          <text:p text:style-name="P106"/>
          <text:section text:style-name="Sect1" text:name="user-query-content-20">
            <text:p text:style-name="P217">yax </text:p>
          </text:section>
          <text:p text:style-name="P199">Tampilkan alur berpikir</text:p>
          <text:section text:style-name="Sect2" text:name="model-response-message-contentr_9c9ac268ecee7db2">
            <text:p text:style-name="Text_20_body"><text:span text:style-name="T1">Oke, mari kita bongkar 'tembok penghalang' pertama yang paling fundamental: masalah akurasi. Ini jawaban untuk </text:span><text:span text:style-name="Strong_20_Emphasis"><text:span text:style-name="T1">Subbab 3.1</text:span></text:span><text:span text:style-name="T1">.</text:span></text:p>
            <text:p text:style-name="P1"/>
            <text:p text:style-name="Text_20_body"><text:span text:style-name="Strong_20_Emphasis"><text:span text:style-name="T1">(Jawaban Prompt 12: Isi Subbab 3.1: Mustahil Akurat 100%: Masalah Prediksi Manusia)</text:span></text:span></text:p>
            <text:p text:style-name="Text_20_body"><text:span text:style-name="Strong_20_Emphasis"><text:span text:style-name="T1">1. Kenapa Sih, Menebak Manusia Itu Susah Banget?</text:span></text:span></text:p>
            <text:p text:style-name="Text_20_body"><text:span text:style-name="T1">Kita mungkin bisa memprediksi dengan cukup akurat kapan gerhana bulan akan terjadi, atau bahkan memperkirakan cuaca besok (meskipun kadang meleset juga, sih). Tapi, mencoba memprediksi secara </text:span><text:span text:style-name="Strong_20_Emphasis"><text:span text:style-name="T1">pasti</text:span></text:span><text:span text:style-name="T1"> apa yang akan dilakukan oleh </text:span><text:span text:style-name="Strong_20_Emphasis"><text:span text:style-name="T1">satu orang spesifik</text:span></text:span><text:span text:style-name="T1"> di masa depan? Nah, itu cerita yang sama sekali berbeda, dan jauuuuh lebih sulit. Kenapa?</text:span></text:p>
            <text:list xml:id="list954833238383377472" text:style-name="L55">
              <text:list-item>
                <text:p text:style-name="P52"><text:span text:style-name="Strong_20_Emphasis"><text:span text:style-name="T1">Punya Pilihan Bebas (Free Will)?</text:span></text:span><text:span text:style-name="T1"> Ini perdebatan filsafat yang sudah ribuan tahun, tapi relevan banget di sini. Pertanyaannya: apakah semua tindakan kita itu sebenarnya sudah 'ditakdirkan' oleh rangkaian sebab-akibat sebelumnya (misalnya, genetik, lingkungan, pengalaman masa lalu)? Atau, apakah kita punya </text:span><text:span text:style-name="Strong_20_Emphasis"><text:span text:style-name="T1">'kehendak bebas' (free will)</text:span></text:span><text:span text:style-name="T1"> – kemampuan untuk membuat pilihan sadar saat ini juga, yang bisa mengubah arah tindakan kita secara spontan? Coba pikir: Kamu mungkin sudah niat banget mau belajar seharian, tapi tiba-tiba teman chat ngajak main futsal, dan kamu langsung berubah pikiran. Atau kamu lagi kesal banget sama seseorang, tapi kamu memilih untuk diam daripada marah-marah. Kalau kita memang punya kehendak bebas, sekecil apapun itu, maka tindakan kita nggak sepenuhnya bisa diprediksi oleh pola masa lalu atau data eksternal, kan? Karena selalu ada ruang untuk kita memilih 'di luar jalur'. Para filsuf aja masih belum sepakat soal ini, apalagi algoritma komputer!</text:span></text:p>
              </text:list-item>
              <text:list-item>
                <text:p text:style-name="P52"><text:span text:style-name="Strong_20_Emphasis"><text:span text:style-name="T1">Terlalu Banyak 'Faktor X' Tak Terduga:</text:span></text:span><text:span text:style-name="T1"> Bahkan kalaupun tindakan kita banyak dipengaruhi oleh sebab-akibat, faktor-faktornya itu </text:span><text:span text:style-name="Strong_20_Emphasis"><text:span text:style-name="T1">super kompleks, seringkali tersembunyi, dan nggak bisa diukur semua</text:span></text:span><text:span text:style-name="T1">. </text:span><text:soft-page-break/><text:span text:style-name="T1">Bayangkan saja:</text:span></text:p>
                <text:list>
                  <text:list-item>
                    <text:p text:style-name="P166"><text:span text:style-name="Strong_20_Emphasis"><text:span text:style-name="T1">Emosi:</text:span></text:span><text:span text:style-name="T1"> Lagi senang, sedih banget, marah meledak-ledak, atau panik – perasaan ini bisa drastis mengubah cara kita berpikir dan bertindak dalam sekejap. </text:span></text:p>
                  </text:list-item>
                  <text:list-item>
                    <text:p text:style-name="P166"><text:span text:style-name="Strong_20_Emphasis"><text:span text:style-name="T1">Situasi Mendadak:</text:span></text:span><text:span text:style-name="T1"> Bertemu orang tak terduga, dapat kabar mengejutkan (baik atau buruk), mengalami kecelakaan kecil – hal-hal ini bisa langsung mengubah rencana atau prioritas kita. </text:span></text:p>
                  </text:list-item>
                  <text:list-item>
                    <text:p text:style-name="P166"><text:span text:style-name="Strong_20_Emphasis"><text:span text:style-name="T1">Kondisi Internal:</text:span></text:span><text:span text:style-name="T1"> Lagi sakit gigi, kurang tidur semalaman, super lapar – kondisi fisik dan mental kita sangat berpengaruh pada keputusan kita. </text:span></text:p>
                  </text:list-item>
                  <text:list-item>
                    <text:p text:style-name="P52"><text:span text:style-name="Strong_20_Emphasis"><text:span text:style-name="T1">Pengaruh Lingkungan:</text:span></text:span><text:span text:style-name="T1"> Tekanan dari teman sebaya, nasihat dari keluarga, berita yang baru dibaca, cuaca hari itu – semua ini bisa ikut membentuk tindakan kita. </text:span></text:p>
                  </text:list-item>
                </text:list>
                <text:p text:style-name="P123">Ada terlalu banyak 'Faktor X' yang campur aduk dan saling memengaruhi, yang nggak mungkin bisa ditangkap dan dihitung semua oleh algoritma secanggih apapun. Manusia itu dinamis, bukan mesin yang bisa diprediksi dengan rumus pasti.</text:p>
              </text:list-item>
            </text:list>
            <text:p text:style-name="Text_20_body"><text:span text:style-name="Strong_20_Emphasis"><text:span text:style-name="T1">2. Mimpi Buruk Bernama </text:span></text:span><text:span text:style-name="Strong_20_Emphasis"><text:span text:style-name="Emphasis"><text:span text:style-name="T1">False Positive</text:span></text:span></text:span></text:p>
            <text:p text:style-name="Text_20_body"><text:span text:style-name="T1">Nah, karena prediksi tindakan manusia itu nggak mungkin bisa 100% akurat, muncullah risiko kesalahan. Dan dalam konteks hukum seperti "Pre-Crime", ada satu jenis kesalahan yang paling berbahaya dan mengerikan: </text:span><text:span text:style-name="Strong_20_Emphasis"><text:span text:style-name="T1">False Positive</text:span></text:span><text:span text:style-name="T1">.</text:span></text:p>
            <text:p text:style-name="Text_20_body"><text:span text:style-name="T1">Apa itu </text:span><text:span text:style-name="Emphasis"><text:span text:style-name="T1">false positive</text:span></text:span><text:span text:style-name="T1">? Ini terjadi ketika sistem prediksi </text:span><text:span text:style-name="Strong_20_Emphasis"><text:span text:style-name="T1">salah menuduh</text:span></text:span><text:span text:style-name="T1">. Sistemnya bilang, "YA, orang ini kemungkinan besar akan melakukan kejahatan," padahal </text:span><text:span text:style-name="Strong_20_Emphasis"><text:span text:style-name="T1">kenyataannya TIDAK</text:span></text:span><text:span text:style-name="T1">. Orang itu sama sekali tidak berniat atau tidak akan melakukan kejahatan tersebut. Analogi sederhananya: seperti alarm kebakaran yang bunyi keras padahal tidak ada api sama sekali, tapi karena alarm itu bunyi, petugas pemadam kebakaran datang mendobrak pintu rumahmu.</text:span></text:p>
            <text:p text:style-name="Text_20_body"><text:span text:style-name="T1">Kenapa </text:span><text:span text:style-name="Emphasis"><text:span text:style-name="T1">false positive</text:span></text:span><text:span text:style-name="T1"> ini jadi mimpi buruk?</text:span></text:p>
            <text:list xml:id="list7654047779730606865" text:style-name="L56">
              <text:list-item>
                <text:p text:style-name="P53"><text:span text:style-name="Strong_20_Emphasis"><text:span text:style-name="T1">Menghancurkan Prinsip Keadilan Dasar:</text:span></text:span><text:span text:style-name="T1"> Di negara hukum (termasuk Indonesia), ada prinsip super penting namanya </text:span><text:span text:style-name="Strong_20_Emphasis"><text:span text:style-name="T1">praduga </text:span></text:span><text:soft-page-break/><text:span text:style-name="Strong_20_Emphasis"><text:span text:style-name="T1">tak bersalah (presumption of innocence)</text:span></text:span><text:span text:style-name="T1">. Artinya, setiap orang dianggap tidak bersalah </text:span><text:span text:style-name="Strong_20_Emphasis"><text:span text:style-name="T1">sampai benar-benar terbukti</text:span></text:span><text:span text:style-name="T1"> melakukan kejahatan di pengadilan. Nah, sistem "Pre-Crime" yang mengandalkan prediksi bisa membalik total prinsip ini! Kamu bisa dicurigai, diawasi, atau bahkan 'dihukum' (misalnya dibatasi geraknya) </text:span><text:span text:style-name="Strong_20_Emphasis"><text:span text:style-name="T1">sebelum</text:span></text:span><text:span text:style-name="T1"> kamu melakukan apa-apa, hanya berdasarkan prediksi algoritma yang </text:span><text:span text:style-name="Strong_20_Emphasis"><text:span text:style-name="T1">bisa salah</text:span></text:span><text:span text:style-name="T1">.</text:span></text:p>
              </text:list-item>
              <text:list-item>
                <text:p text:style-name="P53"><text:span text:style-name="Strong_20_Emphasis"><text:span text:style-name="T1">Dampak Nyata pada Orang Tak Bersalah:</text:span></text:span><text:span text:style-name="T1"> Bayangkan kalau </text:span><text:span text:style-name="Emphasis"><text:span text:style-name="T1">kamu</text:span></text:span><text:span text:style-name="T1"> yang kena </text:span><text:span text:style-name="Emphasis"><text:span text:style-name="T1">false positive</text:span></text:span><text:span text:style-name="T1">. Mungkin karena kamu sering main game online yang temanya kekerasan, atau karena kamu Browse topik sensitif untuk tugas sekolah, atau sekadar karena kamu tinggal di lingkungan yang dianggap rawan. Tiba-tiba, kamu mungkin:</text:span></text:p>
                <text:list>
                  <text:list-item>
                    <text:p text:style-name="P210">Diawasi polisi secara diam-diam atau terang-terangan. </text:p>
                  </text:list-item>
                  <text:list-item>
                    <text:p text:style-name="P210">Sulit dapat izin atau akses ke tempat tertentu. </text:p>
                  </text:list-item>
                  <text:list-item>
                    <text:p text:style-name="P210">Dicap negatif oleh lingkungan sekitar. </text:p>
                  </text:list-item>
                  <text:list-item>
                    <text:p text:style-name="P210">Mengalami stres berat, cemas, dan merasa tidak adil. </text:p>
                  </text:list-item>
                  <text:list-item>
                    <text:p text:style-name="P124">Kehilangan kesempatan sekolah atau kerja karena 'catatan' dari sistem. </text:p>
                  </text:list-item>
                </text:list>
                <text:p text:style-name="P53"><text:span text:style-name="T1">Semua ini terjadi padahal kamu </text:span><text:span text:style-name="Strong_20_Emphasis"><text:span text:style-name="T1">tidak melakukan kesalahan apa pun</text:span></text:span><text:span text:style-name="T1">. Adilkah? Tentu tidak.</text:span></text:p>
              </text:list-item>
            </text:list>
            <text:p text:style-name="Text_20_body"><text:span text:style-name="T1">Risiko menghasilkan </text:span><text:span text:style-name="Emphasis"><text:span text:style-name="T1">false positive</text:span></text:span><text:span text:style-name="T1">, sekecil apapun persentasenya, berarti kita berisiko </text:span><text:span text:style-name="Strong_20_Emphasis"><text:span text:style-name="T1">mengorbankan orang-orang tak bersalah</text:span></text:span><text:span text:style-name="T1"> demi mengejar prediksi yang pada dasarnya tidak akan pernah bisa sempurna saat berhadapan dengan kompleksitas manusia. Inilah tembok penghalang akurasi pertama yang sangat sulit (bahkan mungkin mustahil) untuk dirobohkan sepenuhnya.</text:span></text:p>
            <text:p text:style-name="P1"/>
            <text:p text:style-name="Text_20_body"><text:span text:style-name="Strong_20_Emphasis"><text:span text:style-name="T1">(Tips Tambahan - Kenali Hak Dasarmu)</text:span></text:span></text:p>
            <text:list xml:id="list8138765672971307994" text:style-name="L57">
              <text:list-item>
                <text:p text:style-name="P125">Prinsip 'praduga tak bersalah' itu bukan cuma slogan hukum, lho. Itu adalah salah satu hak asasi manusia yang melindungi kita semua dari tuduhan sewenang-wenang. Penting untuk tahu hak-hak dasar kita sebagai warga negara agar kita bisa lebih kritis terhadap sistem atau teknologi apa pun yang berpotensi melanggarnya. </text:p>
              </text:list-item>
            </text:list>
            <text:p text:style-name="Text_20_body"><text:soft-page-break/><text:span text:style-name="Strong_20_Emphasis"><text:span text:style-name="T1">(Prompt Ilustrasi - Opsional)</text:span></text:span></text:p>
            <text:list xml:id="list6589920188664139892" text:style-name="L58">
              <text:list-item>
                <text:p text:style-name="P54"><text:span text:style-name="Source_20_Text"><text:span text:style-name="T1">Gambarkan ilustrasi yang kontras. Di sisi kiri, tampilkan siluet kepala manusia yang di dalamnya ada jaringan saraf yang rumit dan bercabang-cabang tak teratur, dengan banyak tanda tanya (?) dan simbol petir (melambangkan ide/pilihan spontan), diberi judul "Pikiran Manusia: Kompleks &amp; Tak Terduga". Di sisi kanan, gambarkan sosok orang biasa yang tampak bingung dan sedih, sedang ditunjuk oleh 'tangan robotik' yang keluar dari layar komputer bertuliskan "PREDIKSI ALGORITMA: RISIKO TINGGI!". Beri label besar di bawah sosok orang itu: "RISIKO FALSE POSITIVE: Menuduh yang Tak Bersalah".</text:span></text:span><text:span text:style-name="T1"> </text:span></text:p>
              </text:list-item>
            </text:list>
          </text:section>
          <text:section text:style-name="Sect1" text:name="feedback-form-20">
            <text:p text:style-name="P199"/>
          </text:section>
        </text:section>
        <text:section text:style-name="Sect1" text:name="b449bcbcbec3b02c">
          <text:p text:style-name="P106"/>
          <text:section text:style-name="Sect1" text:name="user-query-content-21">
            <text:p text:style-name="P217">yax </text:p>
          </text:section>
          <text:p text:style-name="P199">Tampilkan alur berpikir</text:p>
          <text:section text:style-name="Sect2" text:name="model-response-message-contentr_b449bcbcbec3b02c">
            <text:p text:style-name="Text_20_body"><text:span text:style-name="T1">Oke, setelah tembok akurasi, kita hadapi tembok berikutnya yang nggak kalah tinggi dan rumit: </text:span><text:span text:style-name="Strong_20_Emphasis"><text:span text:style-name="T1">tembok etika</text:span></text:span><text:span text:style-name="T1">. Ini jawaban untuk </text:span><text:span text:style-name="Strong_20_Emphasis"><text:span text:style-name="T1">Subbab 3.2</text:span></text:span><text:span text:style-name="T1">.</text:span></text:p>
            <text:p text:style-name="P1"/>
            <text:p text:style-name="Text_20_body"><text:span text:style-name="Strong_20_Emphasis"><text:span text:style-name="T1">(Jawaban Prompt 13: Isi Subbab 3.2: Noktah Etika: Pertanyaan Sulit yang Harus Dijawab)</text:span></text:span></text:p>
            <text:p text:style-name="Text_20_body"><text:span text:style-name="T1">Anggaplah, suatu saat nanti (meskipun kemungkinannya kecil), masalah akurasi prediksi bisa sedikit diatasi. Apakah itu berarti "Pre-Crime" langsung jadi ide yang bagus? Tunggu dulu! Justru di sinilah kita masuk ke </text:span><text:span text:style-name="Strong_20_Emphasis"><text:span text:style-name="T1">'mimpi buruk' etika</text:span></text:span><text:span text:style-name="T1">, serangkaian pertanyaan super sulit yang menantang nilai-nilai dasar kita sebagai manusia. Ini bukan lagi soal 'bisa atau tidak', tapi soal 'boleh atau tidak', 'pantas atau tidak'. Mari kita bedah satu per satu:</text:span></text:p>
            <text:p text:style-name="Text_20_body"><text:span text:style-name="Strong_20_Emphasis"><text:span text:style-name="T1">1. Selamat Tinggal Privasi? Era Pengawasan Massal Total</text:span></text:span></text:p>
            <text:p text:style-name="Text_20_body"><text:span text:style-name="T1">Ingat Big Data yang jadi bahan bakar AI? Nah, dari mana data sebanyak itu datang? Sebagian besar dari kita semua! Agar sistem "Pre-Crime" bisa </text:span><text:span text:style-name="Emphasis"><text:span text:style-name="T1">mencoba</text:span></text:span><text:span text:style-name="T1"> memprediksi, ia secara inheren </text:span><text:span text:style-name="Strong_20_Emphasis"><text:span text:style-name="T1">membutuhkan akses ke data pribadi kita dalam jumlah yang luar biasa besar dan terus menerus</text:span></text:span><text:span text:style-name="T1">. Ini berarti:</text:span></text:p>
            <text:list xml:id="list2529188476196604700" text:style-name="L59">
              <text:list-item>
                <text:p text:style-name="P167"><text:soft-page-break/><text:span text:style-name="Strong_20_Emphasis"><text:span text:style-name="T1">Pengawasan (Surveillance) di Mana-Mana:</text:span></text:span><text:span text:style-name="T1"> Kamera CCTV dengan pengenalan wajah di setiap sudut jalan, pemantauan aktivitas online kita (media sosial, Browse, chat?), pelacakan lokasi lewat ponsel, mungkin bahkan analisis data biometrik (sidik jari, suara). Hampir tidak ada lagi ruang pribadi. </text:span></text:p>
              </text:list-item>
              <text:list-item>
                <text:p text:style-name="P167"><text:span text:style-name="Strong_20_Emphasis"><text:span text:style-name="T1">Masyarakat Akuarium:</text:span></text:span><text:span text:style-name="T1"> Bayangkan hidup seperti ikan di akuarium, di mana setiap gerak-gerikmu bisa diamati. Rasa bebas untuk menjadi diri sendiri, mencoba hal baru, atau bahkan membuat kesalahan kecil bisa hilang karena takut 'ditandai' oleh sistem. </text:span></text:p>
              </text:list-item>
              <text:list-item>
                <text:p text:style-name="P55"><text:span text:style-name="Strong_20_Emphasis"><text:span text:style-name="T1">Efek Dingin (Chilling Effect):</text:span></text:span><text:span text:style-name="T1"> Orang mungkin jadi takut menyuarakan pendapat kritis, ikut demonstrasi damai, atau bergabung dengan kelompok tertentu karena khawatir aktivitas mereka dianggap 'berisiko' oleh algoritma. Kebebasan berekspresi dan berkumpul bisa terancam. </text:span></text:p>
              </text:list-item>
            </text:list>
            <text:p text:style-name="Text_20_body"><text:span text:style-name="T1">Pertanyaan besarnya: </text:span><text:span text:style-name="Strong_20_Emphasis"><text:span text:style-name="T1">Seberapa banyak privasi dan kebebasan pribadi yang rela kita korbankan demi janji (yang belum tentu pasti) akan keamanan?</text:span></text:span><text:span text:style-name="T1"> Apakah kita mau hidup dalam pengawasan total?</text:span></text:p>
            <text:p text:style-name="Text_20_body"><text:span text:style-name="Strong_20_Emphasis"><text:span text:style-name="T1">2. Diskriminasi oleh Mesin: Bahaya Bias Algoritma</text:span></text:span></text:p>
            <text:p text:style-name="Text_20_body"><text:span text:style-name="T1">AI belajar dari data. Tapi, bagaimana kalau data yang dipakai untuk melatih AI itu </text:span><text:span text:style-name="Strong_20_Emphasis"><text:span text:style-name="T1">sudah mengandung bias</text:span></text:span><text:span text:style-name="T1"> yang ada di masyarakat? Misalnya, data penangkapan polisi di masa lalu mungkin lebih banyak terjadi di lingkungan masyarakat miskin atau kelompok minoritas, bukan karena mereka lebih jahat, tapi mungkin karena area itu lebih sering dipatroli atau karena adanya prasangka historis.</text:span></text:p>
            <text:p text:style-name="Text_20_body"><text:span text:style-name="T1">Jika AI 'belajar' dari data bias ini, apa hasilnya? AI itu akan </text:span><text:span text:style-name="Strong_20_Emphasis"><text:span text:style-name="T1">melanggengkan, bahkan memperkuat bias tersebut!</text:span></text:span><text:span text:style-name="T1"> Sistem "Pre-Crime" yang dihasilkan bisa jadi secara </text:span><text:span text:style-name="Strong_20_Emphasis"><text:span text:style-name="T1">tidak adil</text:span></text:span><text:span text:style-name="T1"> lebih sering menandai orang dari kelompok ras, etnis, atau kelas sosial ekonomi tertentu sebagai 'berisiko tinggi'. Ini bukan karena mereka benar-benar lebih berbahaya, tapi karena algoritma secara sistematis mendiskriminasi mereka berdasarkan data latihan yang cacat. Ini seperti </text:span><text:span text:style-name="Strong_20_Emphasis"><text:span text:style-name="T1">rasisme atau diskriminasi yang dilakukan oleh mesin</text:span></text:span><text:span text:style-name="T1">, dan mungkin lebih berbahaya karena tersembunyi di balik kedok 'objektivitas' teknologi.</text:span></text:p>
            <text:p text:style-name="Text_20_body"><text:span text:style-name="Strong_20_Emphasis"><text:span text:style-name="T1">3. Praduga Bersalah: Menghukum Niat atau Potensi?</text:span></text:span></text:p>
            <text:p text:style-name="Text_20_body"><text:soft-page-break/><text:span text:style-name="T1">Kita sudah singgung ini di masalah akurasi, tapi penting ditegaskan lagi dari sisi etika. Prinsip hukum fundamental di seluruh dunia adalah </text:span><text:span text:style-name="Strong_20_Emphasis"><text:span text:style-name="T1">praduga tak bersalah (innocent until proven guilty)</text:span></text:span><text:span text:style-name="T1">. Kamu baru bisa dianggap bersalah dan dihukum setelah terbukti melakukan </text:span><text:span text:style-name="Emphasis"><text:span text:style-name="T1">tindakan</text:span></text:span><text:span text:style-name="T1"> kejahatan melalui proses pengadilan yang adil.</text:span></text:p>
            <text:p text:style-name="Text_20_body"><text:span text:style-name="T1">"Pre-Crime" menabrak prinsip ini secara frontal. Sistem ini bekerja berdasarkan </text:span><text:span text:style-name="Strong_20_Emphasis"><text:span text:style-name="T1">probabilitas</text:span></text:span><text:span text:style-name="T1"> atau </text:span><text:span text:style-name="Strong_20_Emphasis"><text:span text:style-name="T1">potensi</text:span></text:span><text:span text:style-name="T1"> kamu </text:span><text:span text:style-name="Emphasis"><text:span text:style-name="T1">akan</text:span></text:span><text:span text:style-name="T1"> melakukan kejahatan di masa depan. Pertanyaan etisnya: </text:span><text:span text:style-name="Strong_20_Emphasis"><text:span text:style-name="T1">Bolehkah kita melakukan intervensi, membatasi kebebasan, atau bahkan menghukum seseorang hanya karena sebuah algoritma </text:span></text:span><text:span text:style-name="Strong_20_Emphasis"><text:span text:style-name="Emphasis"><text:span text:style-name="T1">menebak</text:span></text:span></text:span><text:span text:style-name="Strong_20_Emphasis"><text:span text:style-name="T1"> dia mungkin akan berbuat salah?</text:span></text:span><text:span text:style-name="T1"> Ini sangat dekat dengan konsep </text:span><text:span text:style-name="Strong_20_Emphasis"><text:span text:style-name="T1">menghukum pikiran (thought crime)</text:span></text:span><text:span text:style-name="T1"> atau niat, sesuatu yang sangat berbahaya dan tidak adil. Bagaimana kamu bisa membuktikan bahwa kamu </text:span><text:span text:style-name="Emphasis"><text:span text:style-name="T1">tidak akan</text:span></text:span><text:span text:style-name="T1"> melakukan sesuatu yang baru ada dalam 'prediksi' komputer? Beban pembuktian jadi terbalik secara tidak adil.</text:span></text:p>
            <text:p text:style-name="Text_20_body"><text:span text:style-name="Strong_20_Emphasis"><text:span text:style-name="T1">4. Siapa yang Pegang Kendali? Potensi Penyalahgunaan Kekuasaan</text:span></text:span></text:p>
            <text:p text:style-name="Text_20_body"><text:span text:style-name="T1">Teknologi sekuat "Pre-Crime" ini akan memberikan </text:span><text:span text:style-name="Strong_20_Emphasis"><text:span text:style-name="T1">kekuasaan yang luar biasa besar</text:span></text:span><text:span text:style-name="T1"> kepada siapa pun yang mengendalikannya – kemungkinan besar adalah pemerintah atau lembaga negara. Pertanyaan krusialnya: </text:span><text:span text:style-name="Strong_20_Emphasis"><text:span text:style-name="T1">Siapa yang merancang algoritmanya? Siapa yang menentukan batas 'risiko'? Siapa yang memutuskan tindakan apa yang harus diambil berdasarkan prediksi? Dan siapa yang mengawasi penggunaannya?</text:span></text:span></text:p>
            <text:p text:style-name="Text_20_body"><text:span text:style-name="T1">Risiko </text:span><text:span text:style-name="Strong_20_Emphasis"><text:span text:style-name="T1">penyalahgunaan kekuasaan (abuse of power)</text:span></text:span><text:span text:style-name="T1"> sangatlah besar:</text:span></text:p>
            <text:list xml:id="list3618665017225769605" text:style-name="L60">
              <text:list-item>
                <text:p text:style-name="P168"><text:span text:style-name="Strong_20_Emphasis"><text:span text:style-name="T1">Kontrol Sosial:</text:span></text:span><text:span text:style-name="T1"> Pemerintah otoriter bisa menggunakan sistem ini untuk membungkam kritik, mengawasi aktivis, atau menekan kelompok oposisi dengan memberi mereka label 'berisiko keamanan'. </text:span></text:p>
              </text:list-item>
              <text:list-item>
                <text:p text:style-name="P168"><text:span text:style-name="Strong_20_Emphasis"><text:span text:style-name="T1">Penargetan Kelompok Tertentu:</text:span></text:span><text:span text:style-name="T1"> Sistem bisa disalahgunakan untuk menargetkan kelompok minoritas (etnis, agama) atau kelompok yang dianggap 'tidak diinginkan' oleh penguasa. </text:span></text:p>
              </text:list-item>
              <text:list-item>
                <text:p text:style-name="P56"><text:span text:style-name="Strong_20_Emphasis"><text:span text:style-name="T1">Kurangnya Akuntabilitas:</text:span></text:span><text:span text:style-name="T1"> Jika algoritma bekerja seperti 'kotak hitam' yang misterius, bagaimana masyarakat bisa meminta pertanggungjawaban jika terjadi kesalahan atau penyalahgunaan? </text:span></text:p>
              </text:list-item>
            </text:list>
            <text:p text:style-name="Text_20_body"><text:span text:style-name="T1">Semua pertanyaan etika ini menunjukkan bahwa "Pre-Crime" bukan cuma soal teknologi. Ini menyangkut fondasi masyarakat kita: </text:span><text:span text:style-name="Strong_20_Emphasis"><text:span text:style-name="T1">keadilan, kebebasan, kesetaraan, privasi, dan martabat manusia.</text:span></text:span><text:span text:style-name="T1"> Mengabaikan </text:span><text:soft-page-break/><text:span text:style-name="T1">pertanyaan-pertanyaan ini sama saja dengan membuka pintu menuju masa depan yang mungkin tidak ingin kita tinggali.</text:span></text:p>
            <text:p text:style-name="P1"/>
            <text:p text:style-name="Text_20_body"><text:span text:style-name="Strong_20_Emphasis"><text:span text:style-name="T1">(Tips Tambahan - Bertanya "Siapa yang Diuntungkan?")</text:span></text:span></text:p>
            <text:list xml:id="list2219328601637643811" text:style-name="L61">
              <text:list-item>
                <text:p text:style-name="P57"><text:span text:style-name="T1">Saat ada teknologi baru yang sangat kuat (dan mahal) diusulkan, coba tanyakan: </text:span><text:span text:style-name="Emphasis"><text:span text:style-name="T1">Cui bono?</text:span></text:span><text:span text:style-name="T1"> (Bahasa Latin untuk "Siapa yang diuntungkan?"). Apakah teknologi ini benar-benar untuk kebaikan semua orang, atau ada pihak-pihak tertentu (perusahaan teknologi, pemerintah, kelompok tertentu) yang akan mendapat keuntungan atau kekuasaan lebih besar darinya? Ini membantu mengungkap potensi motif tersembunyi. </text:span></text:p>
              </text:list-item>
            </text:list>
            <text:p text:style-name="Text_20_body"><text:span text:style-name="Strong_20_Emphasis"><text:span text:style-name="T1">(Prompt Ilustrasi - Opsional)</text:span></text:span></text:p>
            <text:list xml:id="list2683464855924201785" text:style-name="L62">
              <text:list-item>
                <text:p text:style-name="P58"><text:span text:style-name="Source_20_Text"><text:span text:style-name="T1">Buat ilustrasi 4 panel bergaya editorial kartun yang kritis. Panel 1: Mata-mata raksasa (Big Brother) mengintip lewat layar komputer ke arah kerumunan orang, label "PRIVASI?". Panel 2: Sebuah timbangan hukum yang salah satu sisinya lebih berat karena diberi label "DATA BIAS", sementara sisi lainnya kosong. Panel 3: Palu hakim hendak mengetuk kepala seseorang yang masih berupa tanda tanya (?), label "PRADUGA BERSALAH?". Panel 4: Tangan besar (pemerintah/kekuasaan) menggunakan joystick berlabel "KONTROL PRE-CRIME" untuk menargetkan boneka-boneka kecil berlabel "Oposisi" atau "Minoritas".</text:span></text:span><text:span text:style-name="T1"> </text:span></text:p>
              </text:list-item>
            </text:list>
          </text:section>
          <text:section text:style-name="Sect1" text:name="feedback-form-21">
            <text:p text:style-name="P199"/>
          </text:section>
        </text:section>
        <text:section text:style-name="Sect1" text:name="12807a68b226b5ee">
          <text:p text:style-name="P106"/>
          <text:section text:style-name="Sect1" text:name="user-query-content-22">
            <text:p text:style-name="P217">yax </text:p>
          </text:section>
          <text:p text:style-name="P199">Tampilkan alur berpikir</text:p>
          <text:section text:style-name="Sect2" text:name="model-response-message-contentr_12807a68b226b5ee">
            <text:p text:style-name="Text_20_body"><text:span text:style-name="T1">Oke, tembok terakhir yang akan kita hadapi di bab ini adalah tembok yang sangat 'membumi': </text:span><text:span text:style-name="Strong_20_Emphasis"><text:span text:style-name="T1">tantangan praktis</text:span></text:span><text:span text:style-name="T1">. Ini jawaban untuk </text:span><text:span text:style-name="Strong_20_Emphasis"><text:span text:style-name="T1">Subbab 3.3</text:span></text:span><text:span text:style-name="T1">.</text:span></text:p>
            <text:p text:style-name="P1"/>
            <text:p text:style-name="Text_20_body"><text:span text:style-name="Strong_20_Emphasis"><text:span text:style-name="T1">(Jawaban Prompt 14: Isi Subbab 3.3: Tantangan Praktis Lainnya)</text:span></text:span></text:p>
            <text:p text:style-name="Text_20_body"><text:span text:style-name="T1">Anggaplah sejenak kita bisa sedikit mengesampingkan masalah akurasi yang bikin pusing dan dilema etika yang pelik itu (meskipun seharusnya </text:span><text:soft-page-break/><text:span text:style-name="T1">tidak!). Pertanyaan berikutnya adalah: apakah sistem "Pre-Crime" ini </text:span><text:span text:style-name="Strong_20_Emphasis"><text:span text:style-name="T1">praktis</text:span></text:span><text:span text:style-name="T1"> untuk diterapkan di dunia nyata? Mungkinkah kita benar-benar membangun dan menjalankannya? Jawabannya, saat kita melihat lebih dekat, adalah: kemungkinannya sangat kecil karena berbagai hambatan nyata di lapangan.</text:span></text:p>
            <text:p text:style-name="Text_20_body"><text:span text:style-name="Strong_20_Emphasis"><text:span text:style-name="T1">1. Biayanya? Siap-siap Jual Negara! (Oke, mungkin berlebihan, tapi...)</text:span></text:span></text:p>
            <text:p text:style-name="Text_20_body"><text:span text:style-name="T1">Membangun sistem "Pre-Crime" berskala nasional atau bahkan kota besar itu </text:span><text:span text:style-name="Strong_20_Emphasis"><text:span text:style-name="T1">bukan proyek murah</text:span></text:span><text:span text:style-name="T1">. Biayanya akan </text:span><text:span text:style-name="Strong_20_Emphasis"><text:span text:style-name="T1">luar biasa mahal, mungkin astronomis!</text:span></text:span><text:span text:style-name="T1"> Coba bayangkan apa saja yang dibutuhkan:</text:span></text:p>
            <text:list xml:id="list6897337987816254425" text:style-name="L63">
              <text:list-item>
                <text:p text:style-name="P169"><text:span text:style-name="Strong_20_Emphasis"><text:span text:style-name="T1">Perangkat Keras (Hardware):</text:span></text:span><text:span text:style-name="T1"> Jutaan sensor canggih (CCTV super pintar dengan pengenalan wajah, sensor suara, sensor lain yang mungkin belum ada), pusat data (data center) raksasa untuk menyimpan semua Big Data itu (butuh lahan luas, pendingin super kuat, keamanan ketat), dan superkomputer dengan kekuatan pemrosesan gila-gilaan untuk menjalankan algoritma AI yang kompleks. </text:span></text:p>
              </text:list-item>
              <text:list-item>
                <text:p text:style-name="P169"><text:span text:style-name="Strong_20_Emphasis"><text:span text:style-name="T1">Perangkat Lunak (Software):</text:span></text:span><text:span text:style-name="T1"> Biaya riset dan pengembangan untuk menciptakan algoritma prediksi yang (katanya) akurat itu sendiri sudah pasti selangit. Belum lagi biaya pengujian, perbaikan bug, dan pembaruan terus-menerus. </text:span></text:p>
              </text:list-item>
              <text:list-item>
                <text:p text:style-name="P59"><text:span text:style-name="Strong_20_Emphasis"><text:span text:style-name="T1">Biaya Operasional &amp; Pemeliharaan:</text:span></text:span><text:span text:style-name="T1"> Semua infrastruktur itu butuh listrik (dalam jumlah sangat besar!), butuh teknisi untuk perawatan rutin, butuh pembaruan perangkat keras dan lunak secara berkala, butuh tim keamanan siber yang andal. </text:span></text:p>
              </text:list-item>
            </text:list>
            <text:p text:style-name="Text_20_body"><text:span text:style-name="T1">Total biayanya bisa dengan mudah mencapai </text:span><text:span text:style-name="Strong_20_Emphasis"><text:span text:style-name="T1">ratusan atau bahkan ribuan triliun Rupiah</text:span></text:span><text:span text:style-name="T1"> hanya untuk satu negara! Sekarang bandingkan dengan kebutuhan mendesak lainnya: membangun sekolah dan rumah sakit, memperbaiki jalan rusak, menyediakan air bersih, mengatasi kemiskinan. Apakah menghabiskan dana sebesar itu untuk teknologi prediksi yang akurasi dan etikanya masih sangat dipertanyakan adalah pilihan yang bijak? Pertanyaan besarnya: </text:span><text:span text:style-name="Strong_20_Emphasis"><text:span text:style-name="T1">dari mana uang sebanyak itu akan datang?</text:span></text:span></text:p>
            <text:p text:style-name="Text_20_body"><text:span text:style-name="Strong_20_Emphasis"><text:span text:style-name="T1">2. Infrastruktur Raksasa: Mimpi yang Terlalu Besar?</text:span></text:span></text:p>
            <text:p text:style-name="Text_20_body"><text:span text:style-name="T1">Selain biaya, membangun </text:span><text:span text:style-name="Strong_20_Emphasis"><text:span text:style-name="T1">infrastruktur fisik dan digital</text:span></text:span><text:span text:style-name="T1"> yang dibutuhkan itu tantangan tersendiri:</text:span></text:p>
            <text:list xml:id="list5462651176958877991" text:style-name="L64">
              <text:list-item>
                <text:p text:style-name="P170"><text:soft-page-break/><text:span text:style-name="Strong_20_Emphasis"><text:span text:style-name="T1">Jaringan Sensor di Mana-Mana:</text:span></text:span><text:span text:style-name="T1"> Bayangkan harus memasang dan merawat jutaan sensor di seluruh penjuru kota atau negara, memastikan semuanya terhubung dan berfungsi 24/7. </text:span></text:p>
              </text:list-item>
              <text:list-item>
                <text:p text:style-name="P170"><text:span text:style-name="Strong_20_Emphasis"><text:span text:style-name="T1">Konektivitas Super Cepat &amp; Andal:</text:span></text:span><text:span text:style-name="T1"> Semua data dari sensor itu harus dikirimkan secara </text:span><text:span text:style-name="Emphasis"><text:span text:style-name="T1">real-time</text:span></text:span><text:span text:style-name="T1"> ke pusat data. Ini butuh jaringan internet atau komunikasi data dengan kecepatan, kapasitas (bandwidth), dan keandalan yang mungkin jauh melampaui apa yang kita miliki sekarang secara merata. </text:span></text:p>
              </text:list-item>
              <text:list-item>
                <text:p text:style-name="P170"><text:span text:style-name="Strong_20_Emphasis"><text:span text:style-name="T1">Penyimpanan Data Tak Terbayangkan:</text:span></text:span><text:span text:style-name="T1"> Kita bicara soal menyimpan data dalam jumlah </text:span><text:span text:style-name="Emphasis"><text:span text:style-name="T1">exabyte</text:span></text:span><text:span text:style-name="T1"> atau lebih, yang terus bertambah setiap detik. Kapasitas penyimpanan data sebesar ini butuh teknologi dan ruang fisik yang luar biasa. </text:span></text:p>
              </text:list-item>
              <text:list-item>
                <text:p text:style-name="P60"><text:span text:style-name="Strong_20_Emphasis"><text:span text:style-name="T1">Kekuatan Komputasi Ekstrem:</text:span></text:span><text:span text:style-name="T1"> Menjalankan algoritma AI yang kompleks pada aliran data </text:span><text:span text:style-name="Emphasis"><text:span text:style-name="T1">real-time</text:span></text:span><text:span text:style-name="T1"> dari jutaan sumber butuh kekuatan komputasi yang sangat besar, mungkin setara dengan ribuan atau jutaan komputer canggih yang bekerja bersamaan. </text:span></text:p>
              </text:list-item>
            </text:list>
            <text:p text:style-name="P106">Membangun dan memelihara infrastruktur pada skala seperti ini adalah tantangan rekayasa (engineering) dan logistik yang mungkin berada di luar kemampuan kita saat ini atau di masa depan yang bisa diperkirakan.</text:p>
            <text:p text:style-name="Text_20_body"><text:span text:style-name="Strong_20_Emphasis"><text:span text:style-name="T1">3. Menjalankannya Sehari-hari: Mimpi Buruk Logistik!</text:span></text:span></text:p>
            <text:p text:style-name="Text_20_body"><text:span text:style-name="T1">Oke, anggap saja biaya dan infrastruktur secara ajaib tersedia. Terus, bagaimana sistem ini akan </text:span><text:span text:style-name="Strong_20_Emphasis"><text:span text:style-name="T1">beroperasi sehari-hari?</text:span></text:span><text:span text:style-name="T1"> Di sinilah muncul kerumitan logistik yang bikin pusing:</text:span></text:p>
            <text:list xml:id="list8182440411513851758" text:style-name="L65">
              <text:list-item>
                <text:p text:style-name="P171"><text:span text:style-name="Strong_20_Emphasis"><text:span text:style-name="T1">Siapa yang Mengawasi?</text:span></text:span><text:span text:style-name="T1"> Perlu ada tim (atau banyak tim!) yang memantau output sistem ini 24 jam sehari, 7 hari seminggu. Berapa banyak orang yang dibutuhkan? Apa kualifikasi mereka? </text:span></text:p>
              </text:list-item>
              <text:list-item>
                <text:p text:style-name="P171"><text:span text:style-name="Strong_20_Emphasis"><text:span text:style-name="T1">Bagaimana Verifikasi Peringatan?</text:span></text:span><text:span text:style-name="T1"> Kalau sistem memberi 'alarm' atau menandai seseorang sebagai 'berisiko tinggi', apa langkah selanjutnya? Siapa yang memverifikasi apakah peringatan itu akurat atau </text:span><text:span text:style-name="Emphasis"><text:span text:style-name="T1">false positive</text:span></text:span><text:span text:style-name="T1">? Bagaimana prosesnya? Seberapa cepat harus dilakukan? </text:span></text:p>
              </text:list-item>
              <text:list-item>
                <text:p text:style-name="P171"><text:span text:style-name="Strong_20_Emphasis"><text:span text:style-name="T1">Siapa yang Merespons?</text:span></text:span><text:span text:style-name="T1"> Jika sebuah peringatan dianggap 'valid', siapa yang akan bertindak? Apakah polisi biasa? Apakah perlu unit khusus 'Pre-Crime'? Apa pelatihan yang mereka butuhkan untuk </text:span><text:soft-page-break/><text:span text:style-name="T1">menangani situasi super sensitif ini (mengingat mereka berhadapan dengan orang yang </text:span><text:span text:style-name="Emphasis"><text:span text:style-name="T1">belum</text:span></text:span><text:span text:style-name="T1"> melakukan kejahatan)? Apa prosedur hukumnya? (Kemungkinan besar belum ada!) </text:span></text:p>
              </text:list-item>
              <text:list-item>
                <text:p text:style-name="P171"><text:span text:style-name="Strong_20_Emphasis"><text:span text:style-name="T1">Manajemen Sistem &amp; Data:</text:span></text:span><text:span text:style-name="T1"> Siapa yang bertanggung jawab memastikan sistem berjalan lancar, data aman, tidak ada </text:span><text:span text:style-name="Emphasis"><text:span text:style-name="T1">glitch</text:span></text:span><text:span text:style-name="T1"> atau </text:span><text:span text:style-name="Emphasis"><text:span text:style-name="T1">bug</text:span></text:span><text:span text:style-name="T1">, dan melakukan pembaruan? </text:span></text:p>
              </text:list-item>
              <text:list-item>
                <text:p text:style-name="P61"><text:span text:style-name="Strong_20_Emphasis"><text:span text:style-name="T1">Potensi Kekacauan &amp; Kesalahan:</text:span></text:span><text:span text:style-name="T1"> Mengelola sistem sebesar dan serumit ini, yang melibatkan teknologi canggih, data masif, dan keputusan berisiko tinggi tentang nasib individu, adalah resep potensial untuk </text:span><text:span text:style-name="Strong_20_Emphasis"><text:span text:style-name="T1">kesalahan manusiawi, miskomunikasi, kegagalan sistem, dan birokrasi yang lambat.</text:span></text:span><text:span text:style-name="T1"> Bayangkan kekacauan yang bisa terjadi jika sistem salah mengidentifikasi target atau jika respons di lapangan salah prosedur. </text:span></text:p>
              </text:list-item>
            </text:list>
            <text:p text:style-name="P106">Jadi, bahkan jika kita mengabaikan masalah akurasi dan etika untuk sesaat, tantangan praktis dari segi biaya, infrastruktur, dan operasional sehari-hari saja sudah cukup untuk membuat implementasi sistem "Pre-Crime" berskala besar tampak seperti mimpi yang sangat, sangat jauh dari jangkauan di dunia nyata.</text:p>
            <text:p text:style-name="P1"/>
            <text:p text:style-name="Text_20_body"><text:span text:style-name="Strong_20_Emphasis"><text:span text:style-name="T1">(Tips Tambahan - Menilai Kelayakan Proyek)</text:span></text:span></text:p>
            <text:list xml:id="list2693053590270622912" text:style-name="L66">
              <text:list-item>
                <text:p text:style-name="P126">Saat mendengar ide besar atau proyek ambisius (bukan cuma soal teknologi), coba pikirkan juga sisi praktisnya. Apakah sumber dayanya (uang, waktu, tenaga ahli) tersedia? Apakah infrastrukturnya mendukung? Bagaimana logistik pelaksanaannya? Ide hebat sekalipun bisa gagal total jika tidak realistis secara praktis. </text:p>
              </text:list-item>
            </text:list>
            <text:p text:style-name="Text_20_body"><text:span text:style-name="Strong_20_Emphasis"><text:span text:style-name="T1">(Prompt Ilustrasi - Opsional)</text:span></text:span></text:p>
            <text:list xml:id="list5365839383387386491" text:style-name="L67">
              <text:list-item>
                <text:p text:style-name="P62"><text:span text:style-name="Source_20_Text"><text:span text:style-name="T1">Gambarkan sebuah mesin super rumit dan besar (seperti mesin Rube Goldberg) dengan banyak pipa, roda gigi, kabel kusut, dan bagian-bagian aneh, diberi label "SISTEM OPERASIONAL PRE-CRIME". Beberapa bagian mesin tampak rusak atau mengeluarkan asap, diberi label kecil "Biaya Mahal", "Butuh Teknisi Ahli", "Prosedur Bingung", "Rawan Error". Di ujung mesin tempat output seharusnya keluar, hanya ada ikon tanda tanya (?) besar atau kertas kosong.</text:span></text:span><text:span text:style-name="T1"> </text:span></text:p>
              </text:list-item>
            </text:list>
          </text:section>
          <text:section text:style-name="Sect1" text:name="feedback-form-22">
            <text:p text:style-name="P199"><text:soft-page-break/></text:p>
          </text:section>
        </text:section>
        <text:section text:style-name="Sect1" text:name="926261f7fc5c54aa">
          <text:p text:style-name="P106"/>
          <text:section text:style-name="Sect1" text:name="user-query-content-23">
            <text:p text:style-name="P217">yax </text:p>
          </text:section>
          <text:p text:style-name="P199">Tampilkan alur berpikir</text:p>
          <text:section text:style-name="Sect2" text:name="model-response-message-contentr_926261f7fc5c54aa">
            <text:p text:style-name="Text_20_body"><text:span text:style-name="T1">Oke, kita beralih dari teori dan masalah fundamental ke apa yang </text:span><text:span text:style-name="Emphasis"><text:span text:style-name="T1">benar-benar</text:span></text:span><text:span text:style-name="T1"> terjadi di lapangan saat ini. Ini jawaban untuk </text:span><text:span text:style-name="Strong_20_Emphasis"><text:span text:style-name="T1">Pengantar Bab 4</text:span></text:span><text:span text:style-name="T1">.</text:span></text:p>
            <text:p text:style-name="P1"/>
            <text:p text:style-name="Text_20_body"><text:span text:style-name="Strong_20_Emphasis"><text:span text:style-name="T1">(Jawaban Prompt 15: Pengantar Bab 4: Di Dunia Nyata: Upaya Mirip "Pre-Crime" Saat Ini)</text:span></text:span></text:p>
            <text:p text:style-name="Text_20_body"><text:span text:style-name="T1">Setelah kita berjibaku dengan tembok-tembok penghalang akurasi, etika, dan tantangan praktis di Bab 3, mungkin kamu berpikir, "Oke, jadi 'Pre-Crime' ala film itu mustahil, yaudah, selesai." Eits, tunggu dulu! Meskipun sistem 'Pre-Crime' sempurna seperti di fiksi ilmiah itu (syukurlah?) belum ada – dan mungkin nggak akan pernah ada karena semua masalah tadi – bukan berarti ide untuk menggunakan teknologi demi memprediksi atau mengantisipasi kejahatan itu lenyap begitu saja. Kenyataannya, di dunia nyata </text:span><text:span text:style-name="Strong_20_Emphasis"><text:span text:style-name="T1">saat ini (per April 2025)</text:span></text:span><text:span text:style-name="T1">, sudah ada berbagai bentuk teknologi prediksi yang </text:span><text:span text:style-name="Emphasis"><text:span text:style-name="T1">sedang</text:span></text:span><text:span text:style-name="T1"> digunakan oleh kepolisian atau sistem peradilan di beberapa negara, lho!</text:span></text:p>
            <text:p text:style-name="Text_20_body"><text:span text:style-name="T1">Bab 4 ini akan mengajakmu melihat </text:span><text:span text:style-name="Strong_20_Emphasis"><text:span text:style-name="T1">'apa yang sudah ada' di lapangan</text:span></text:span><text:span text:style-name="T1">. Kita akan menengok bentuk-bentuk teknologi yang mencoba 'mendekati' ide prediksi kejahatan, meskipun dengan pendekatan, tujuan, dan tentu saja, keterbatasan yang sangat berbeda dari konsep "Pre-Crime" murni. Kita akan pelajari lebih dalam contoh-contoh nyata seperti:</text:span></text:p>
            <text:list xml:id="list554016229549544360" text:style-name="L68">
              <text:list-item>
                <text:p text:style-name="P172"><text:span text:style-name="Strong_20_Emphasis"><text:span text:style-name="T1">Predictive Policing:</text:span></text:span><text:span text:style-name="T1"> Teknologi yang mencoba memprediksi </text:span><text:span text:style-name="Emphasis"><text:span text:style-name="T1">di mana</text:span></text:span><text:span text:style-name="T1"> dan </text:span><text:span text:style-name="Emphasis"><text:span text:style-name="T1">kapan</text:span></text:span><text:span text:style-name="T1"> kejahatan kemungkinan besar akan terjadi, fokus pada lokasi, bukan individu. </text:span></text:p>
              </text:list-item>
              <text:list-item>
                <text:p text:style-name="P172"><text:span text:style-name="Strong_20_Emphasis"><text:span text:style-name="T1">Algoritma Penilaian Risiko (Risk Assessment):</text:span></text:span><text:span text:style-name="T1"> Algoritma yang mencoba memprediksi kemungkinan seorang terdakwa atau narapidana </text:span><text:span text:style-name="Emphasis"><text:span text:style-name="T1">mengulangi</text:span></text:span><text:span text:style-name="T1"> perbuatannya (residivisme) di masa depan. </text:span></text:p>
              </text:list-item>
              <text:list-item>
                <text:p text:style-name="P63"><text:span text:style-name="Strong_20_Emphasis"><text:span text:style-name="T1">Studi Kasus Nyata:</text:span></text:span><text:span text:style-name="T1"> Kita akan lihat beberapa contoh implementasi teknologi ini di berbagai tempat. </text:span></text:p>
              </text:list-item>
            </text:list>
            <text:p text:style-name="Text_20_body"><text:span text:style-name="T1">Tujuan kita di bab ini adalah untuk memahami: Bagaimana sih teknologi </text:span><text:soft-page-break/><text:span text:style-name="T1">prediksi ini diterapkan </text:span><text:span text:style-name="Strong_20_Emphasis"><text:span text:style-name="T1">sekarang</text:span></text:span><text:span text:style-name="T1">? Apa saja dampak nyata yang sudah terlihat – baik klaim keberhasilan maupun masalah yang muncul? Dan mengapa, bahkan dalam bentuknya yang 'lebih sederhana' ini, teknologi-teknologi tersebut juga seringkali menuai perdebatan dan kontroversi yang nggak kalah panas? Yuk, kita lihat bagaimana ide besar bertemu dengan realitas dunia nyata!</text:span></text:p>
            <text:p text:style-name="P1"/>
            <text:p text:style-name="Text_20_body"><text:span text:style-name="Strong_20_Emphasis"><text:span text:style-name="T1">(Tips Tambahan - Dari Fiksi ke Realitas)</text:span></text:span></text:p>
            <text:list xml:id="list4843592963274969455" text:style-name="L69">
              <text:list-item>
                <text:p text:style-name="P127">Seringkali, ide-ide keren dari fiksi ilmiah (seperti komunikasi video, layar sentuh, atau bahkan robot) menginspirasi penciptaan teknologi di dunia nyata. Tapi, hampir selalu, versi nyatanya itu jauh lebih terbatas, lebih 'berantakan', dan penuh komplikasi dibandingkan visi mulus di cerita fiksi. Mengamati proses adaptasi ini bisa jadi pelajaran menarik tentang inovasi dan realitas. </text:p>
              </text:list-item>
            </text:list>
            <text:p text:style-name="Text_20_body"><text:span text:style-name="Strong_20_Emphasis"><text:span text:style-name="T1">(Prompt Ilustrasi - Opsional)</text:span></text:span></text:p>
            <text:list xml:id="list7233885069679688155" text:style-name="L70">
              <text:list-item>
                <text:p text:style-name="P64"><text:span text:style-name="Source_20_Text"><text:span text:style-name="T1">Gambarkan ilustrasi pembuka bab yang menunjukkan bola kristal peramal yang tampak modern (mungkin terhubung ke komputer), tapi permukaannya retak atau buram. Di dalam bola kristal itu, alih-alih gambar masa depan yang jelas, terlihat ikon-ikon seperti peta dengan titik-titik merah ('hotspots'), grafik batang dengan label 'Skor Risiko', dan banyak simbol tanda tanya (?) serta tanda seru (!). Beri judul di bawahnya: "Prediksi di Dunia Nyata: Jauh dari Sempurna (April 2025)".</text:span></text:span><text:span text:style-name="T1"> </text:span></text:p>
              </text:list-item>
            </text:list>
          </text:section>
          <text:section text:style-name="Sect1" text:name="feedback-form-23">
            <text:p text:style-name="P199"/>
          </text:section>
        </text:section>
        <text:section text:style-name="Sect1" text:name="40fd01bf36c081e3">
          <text:p text:style-name="P106"/>
          <text:section text:style-name="Sect1" text:name="user-query-content-24">
            <text:p text:style-name="P217">yax </text:p>
          </text:section>
          <text:p text:style-name="P199">Tampilkan alur berpikir</text:p>
          <text:section text:style-name="Sect2" text:name="model-response-message-contentr_40fd01bf36c081e3">
            <text:p text:style-name="Text_20_body"><text:span text:style-name="T1">Baik, mari kita selami contoh pertama teknologi prediksi di dunia nyata: </text:span><text:span text:style-name="Strong_20_Emphasis"><text:span text:style-name="T1">Predictive Policing</text:span></text:span><text:span text:style-name="T1">. Ini jawaban untuk </text:span><text:span text:style-name="Strong_20_Emphasis"><text:span text:style-name="T1">Subbab 4.1</text:span></text:span><text:span text:style-name="T1">.</text:span></text:p>
            <text:p text:style-name="P1"/>
            <text:p text:style-name="Text_20_body"><text:span text:style-name="Strong_20_Emphasis"><text:span text:style-name="T1">(Jawaban Prompt 16: Isi Subbab 4.1: Predictive Policing: Fokus pada Tempat, Bukan Orang)</text:span></text:span></text:p>
            <text:p text:style-name="Text_20_body"><text:soft-page-break/><text:span text:style-name="Strong_20_Emphasis"><text:span text:style-name="T1">1. Cara Kerjanya: Menebak Lokasi Rawan Berikutnya</text:span></text:span></text:p>
            <text:p text:style-name="Text_20_body"><text:span text:style-name="T1">Salah satu bentuk teknologi prediksi yang paling banyak dibicarakan dan diterapkan (terutama di beberapa kota di Amerika Serikat dan Eropa) hingga saat ini (April 2025) adalah </text:span><text:span text:style-name="Strong_20_Emphasis"><text:span text:style-name="T1">Predictive Policing</text:span></text:span><text:span text:style-name="T1"> yang fokus pada </text:span><text:span text:style-name="Strong_20_Emphasis"><text:span text:style-name="T1">lokasi (place-based)</text:span></text:span><text:span text:style-name="T1">. Penting banget dicatat: sistem ini </text:span><text:span text:style-name="Strong_20_Emphasis"><text:span text:style-name="T1">tidak</text:span></text:span><text:span text:style-name="T1"> mencoba menebak </text:span><text:span text:style-name="Emphasis"><text:span text:style-name="T1">siapa</text:span></text:span><text:span text:style-name="T1"> yang akan melakukan kejahatan, tapi </text:span><text:span text:style-name="Emphasis"><text:span text:style-name="T1">di mana</text:span></text:span><text:span text:style-name="T1"> dan </text:span><text:span text:style-name="Emphasis"><text:span text:style-name="T1">kapan</text:span></text:span><text:span text:style-name="T1"> kejahatan kemungkinan besar akan terjadi.</text:span></text:p>
            <text:p text:style-name="P106">Bagaimana caranya?</text:p>
            <text:list xml:id="list2001965915371394786" text:style-name="L71">
              <text:list-item>
                <text:p text:style-name="P173"><text:span text:style-name="Strong_20_Emphasis"><text:span text:style-name="T1">Input Data:</text:span></text:span><text:span text:style-name="T1"> Sistem ini 'diberi makan' data kejahatan yang sudah terjadi di masa lalu, biasanya beberapa tahun terakhir. Data ini sangat detail: jenis kejahatannya (misalnya, pencurian mobil, perampokan toko, perkelahian), lokasi persisnya (koordinat GPS), tanggal, dan jam kejadian. </text:span></text:p>
              </text:list-item>
              <text:list-item>
                <text:p text:style-name="P173"><text:span text:style-name="Strong_20_Emphasis"><text:span text:style-name="T1">Analisis Algoritma:</text:span></text:span><text:span text:style-name="T1"> Algoritma komputer kemudian menganalisis semua data historis ini untuk mencari pola ruang dan waktu (spatio-temporal patterns). Misalnya, algoritma mungkin menemukan bahwa pencurian mobil cenderung sering terjadi pada Selasa malam antara jam 10 malam hingga 2 pagi di area Blok C dan D. </text:span></text:p>
              </text:list-item>
              <text:list-item>
                <text:p text:style-name="P173"><text:span text:style-name="Strong_20_Emphasis"><text:span text:style-name="T1">Output (Prediksi Lokasi):</text:span></text:span><text:span text:style-name="T1"> Berdasarkan pola yang ditemukan, algoritma menghasilkan prediksi berupa area-area geografis kecil (seringkali seukuran kotak 150x150 meter atau beberapa blok) yang diperkirakan memiliki </text:span><text:span text:style-name="Strong_20_Emphasis"><text:span text:style-name="T1">risiko lebih tinggi</text:span></text:span><text:span text:style-name="T1"> untuk terjadinya jenis kejahatan tertentu dalam </text:span><text:span text:style-name="Strong_20_Emphasis"><text:span text:style-name="T1">periode waktu singkat berikutnya</text:span></text:span><text:span text:style-name="T1"> (misalnya, selama 8-12 jam shift patroli polisi berikutnya). Prediksi ini biasanya ditampilkan sebagai kotak-kotak berwarna atau zona prioritas pada peta digital di komputer atau tablet yang dibawa petugas patroli. </text:span></text:p>
              </text:list-item>
              <text:list-item>
                <text:p text:style-name="P65"><text:span text:style-name="Strong_20_Emphasis"><text:span text:style-name="T1">Tujuan Penggunaan:</text:span></text:span><text:span text:style-name="T1"> Harapannya, dengan mengetahui 'hotspot' yang diprediksi ini, polisi bisa mengarahkan patroli mereka ke sana. Teorinya, kehadiran polisi yang lebih sering di area tersebut bisa memberikan </text:span><text:span text:style-name="Strong_20_Emphasis"><text:span text:style-name="T1">efek jera (deterrence)</text:span></text:span><text:span text:style-name="T1"> sehingga orang mengurungkan niat jahat, atau setidaknya polisi bisa </text:span><text:span text:style-name="Strong_20_Emphasis"><text:span text:style-name="T1">merespons lebih cepat</text:span></text:span><text:span text:style-name="T1"> jika kejahatan benar-benar terjadi di area prediksi tersebut. </text:span></text:p>
              </text:list-item>
            </text:list>
            <text:p text:style-name="Text_20_body"><text:span text:style-name="Strong_20_Emphasis"><text:span text:style-name="T1">2. Klaim Berhasil vs. Keraguan Efektivitas: Benarkah Manjur?</text:span></text:span></text:p>
            <text:p text:style-name="P106"><text:soft-page-break/>Apakah predictive policing ini benar-benar berhasil? Nah, di sinilah perdebatan mulai memanas.</text:p>
            <text:list xml:id="list5012090524832486862" text:style-name="L72">
              <text:list-item>
                <text:p text:style-name="P174"><text:span text:style-name="Strong_20_Emphasis"><text:span text:style-name="T1">Argumen Pendukung:</text:span></text:span><text:span text:style-name="T1"> Pihak kepolisian atau perusahaan pengembang teknologi ini seringkali mengklaim bahwa sistem ini membantu mereka </text:span><text:span text:style-name="Strong_20_Emphasis"><text:span text:style-name="T1">menggunakan sumber daya (petugas, mobil patroli) yang terbatas secara lebih efisien</text:span></text:span><text:span text:style-name="T1">. Dengan fokus pada area berisiko tinggi, patroli jadi lebih terarah. Beberapa studi awal atau laporan dari departemen kepolisian tertentu juga </text:span><text:span text:style-name="Strong_20_Emphasis"><text:span text:style-name="T1">mengklaim</text:span></text:span><text:span text:style-name="T1"> adanya </text:span><text:span text:style-name="Strong_20_Emphasis"><text:span text:style-name="T1">penurunan angka kejahatan</text:span></text:span><text:span text:style-name="T1"> (misalnya pencurian atau perampokan) di area-area yang menjadi target prediksi setelah sistem ini diterapkan. </text:span></text:p>
              </text:list-item>
              <text:list-item>
                <text:p text:style-name="P174"><text:span text:style-name="Strong_20_Emphasis"><text:span text:style-name="T1">Kritik dan Keraguan:</text:span></text:span><text:span text:style-name="T1"> Namun, banyak peneliti independen, aktivis hak sipil, dan bahkan beberapa laporan evaluasi yang lebih mendalam </text:span><text:span text:style-name="Strong_20_Emphasis"><text:span text:style-name="T1">meragukan klaim keberhasilan tersebut</text:span></text:span><text:span text:style-name="T1">. Kritik utamanya adalah: </text:span></text:p>
                <text:list>
                  <text:list-item>
                    <text:p text:style-name="P174"><text:span text:style-name="Strong_20_Emphasis"><text:span text:style-name="T1">Bukti Tidak Meyakinkan:</text:span></text:span><text:span text:style-name="T1"> Sulit sekali membuktikan secara ilmiah bahwa penurunan kejahatan (jika memang ada) benar-benar disebabkan oleh predictive policing, bukan karena faktor lain (misalnya, kondisi ekonomi membaik, program sosial lain). </text:span></text:p>
                  </text:list-item>
                  <text:list-item>
                    <text:p text:style-name="P174"><text:span text:style-name="Strong_20_Emphasis"><text:span text:style-name="T1">Kejahatan Hanya Bergeser?</text:span></text:span><text:span text:style-name="T1"> Apakah kejahatan benar-benar dicegah, atau hanya 'pindah' ke area tetangga yang tidak diprediksi sebagai hotspot? Ini disebut efek </text:span><text:span text:style-name="Strong_20_Emphasis"><text:span text:style-name="T1">displacement</text:span></text:span><text:span text:style-name="T1">. </text:span></text:p>
                  </text:list-item>
                  <text:list-item>
                    <text:p text:style-name="P174"><text:span text:style-name="Strong_20_Emphasis"><text:span text:style-name="T1">Menekan Pelaporan?</text:span></text:span><text:span text:style-name="T1"> Jika suatu area terus-menerus diawasi polisi secara intensif, warganya (terutama yang merasa tidak nyaman dengan polisi) mungkin jadi enggan melaporkan kejahatan kecil, sehingga angka kejahatan </text:span><text:span text:style-name="Emphasis"><text:span text:style-name="T1">terlihat</text:span></text:span><text:span text:style-name="T1"> turun padahal masalahnya masih ada. Ini disebut efek </text:span><text:span text:style-name="Strong_20_Emphasis"><text:span text:style-name="T1">suppression</text:span></text:span><text:span text:style-name="T1">. </text:span></text:p>
                  </text:list-item>
                  <text:list-item>
                    <text:p text:style-name="P66"><text:span text:style-name="Strong_20_Emphasis"><text:span text:style-name="T1">Mengabaikan Akar Masalah:</text:span></text:span><text:span text:style-name="T1"> Kritik paling mendasar adalah bahwa predictive policing hanya fokus pada 'gejala' (di mana kejahatan muncul), bukan pada </text:span><text:span text:style-name="Strong_20_Emphasis"><text:span text:style-name="T1">akar penyebab kejahatan</text:span></text:span><text:span text:style-name="T1"> seperti kemiskinan, ketidaksetaraan, kurangnya pendidikan, atau masalah sosial lainnya. </text:span></text:p>
                  </text:list-item>
                </text:list>
              </text:list-item>
            </text:list>
            <text:p text:style-name="Text_20_body"><text:span text:style-name="Strong_20_Emphasis"><text:span text:style-name="T1">3. Kontroversi Utama: Jebakan Bias dan Lingkaran Setan (Feedback Loop)</text:span></text:span></text:p>
            <text:p text:style-name="Text_20_body"><text:soft-page-break/><text:span text:style-name="T1">Isu paling panas dan paling mengkhawatirkan dari predictive policing adalah potensi </text:span><text:span text:style-name="Strong_20_Emphasis"><text:span text:style-name="T1">bias dan diskriminasi</text:span></text:span><text:span text:style-name="T1">, meskipun sistem ini katanya hanya menargetkan 'tempat', bukan 'orang'. Bagaimana bisa?</text:span></text:p>
            <text:list xml:id="list7344082551727645750" text:style-name="L73">
              <text:list-item>
                <text:p text:style-name="P175"><text:span text:style-name="Strong_20_Emphasis"><text:span text:style-name="T1">Sumber Masalah: Data Historis yang Mungkin Sudah Bias:</text:span></text:span><text:span text:style-name="T1"> Kuncinya ada pada data input. Data kejahatan historis yang dipakai untuk melatih algoritma seringkali </text:span><text:span text:style-name="Strong_20_Emphasis"><text:span text:style-name="T1">bukan cerminan objektif dari realitas kejahatan</text:span></text:span><text:span text:style-name="T1">, melainkan lebih mencerminkan </text:span><text:span text:style-name="Strong_20_Emphasis"><text:span text:style-name="T1">ke mana polisi di masa lalu lebih sering berpatroli dan melakukan penangkapan</text:span></text:span><text:span text:style-name="T1">. Jika di masa lalu, karena berbagai alasan (termasuk mungkin prasangka rasial atau sosial), polisi lebih sering mengawasi dan menangkap orang di lingkungan masyarakat miskin atau kelompok minoritas, maka data kejahatan (yang sebenarnya adalah data penangkapan/pelaporan) akan lebih tinggi di area tersebut. </text:span></text:p>
              </text:list-item>
              <text:list-item>
                <text:p text:style-name="P175"><text:span text:style-name="Strong_20_Emphasis"><text:span text:style-name="T1">Algoritma 'Mempelajari' Bias:</text:span></text:span><text:span text:style-name="T1"> Algoritma yang 'netral' sekalipun, jika diberi makan data yang bias, akan belajar pola dari data bias tersebut. Akibatnya, algoritma akan mengidentifikasi area-area yang secara historis sudah 'diover-policing' ini sebagai 'hotspot' berisiko tinggi. </text:span></text:p>
              </text:list-item>
              <text:list-item>
                <text:p text:style-name="P175"><text:span text:style-name="Strong_20_Emphasis"><text:span text:style-name="T1">Lingkaran Setan (Feedback Loop) yang Berbahaya:</text:span></text:span><text:span text:style-name="T1"> Di sinilah jebakan utamanya terjadi: </text:span></text:p>
                <text:list>
                  <text:list-item>
                    <text:p text:style-name="P211">Data historis (yang mungkin bias) mengarahkan algoritma menandai Area X (misal: lingkungan minoritas) sebagai hotspot. </text:p>
                  </text:list-item>
                  <text:list-item>
                    <text:p text:style-name="P211">Algoritma menyuruh polisi lebih sering patroli ke Area X. </text:p>
                  </text:list-item>
                  <text:list-item>
                    <text:p text:style-name="P211">Karena polisi lebih sering di Area X, mereka jadi lebih banyak berinteraksi dengan warga di sana, melakukan lebih banyak penghentian, penggeledahan, dan penangkapan (bahkan mungkin untuk pelanggaran-pelanggaran kecil yang di area lain akan diabaikan). </text:p>
                  </text:list-item>
                  <text:list-item>
                    <text:p text:style-name="P211">Jumlah penangkapan/laporan kejahatan yang meningkat di Area X ini kemudian dimasukkan kembali ke sistem sebagai data 'kejahatan' baru. </text:p>
                  </text:list-item>
                  <text:list-item>
                    <text:p text:style-name="P211">Algoritma melihat 'bukti' baru bahwa Area X memang rawan, sehingga di masa depan Area X akan semakin kuat ditandai sebagai hotspot. </text:p>
                  </text:list-item>
                  <text:list-item>
                    <text:p text:style-name="P67"><text:soft-page-break/><text:span text:style-name="T1">Siklus ini terus berulang! Area X jadi </text:span><text:span text:style-name="Strong_20_Emphasis"><text:span text:style-name="T1">terus-menerus diawasi secara berlebihan (over-policing)</text:span></text:span><text:span text:style-name="T1">, warganya mungkin merasa dilecehkan, sementara area lain yang mungkin juga punya masalah kejahatan jadi kurang terawasi. </text:span></text:p>
                  </text:list-item>
                </text:list>
              </text:list-item>
            </text:list>
            <text:p text:style-name="Text_20_body"><text:span text:style-name="T1">Akibatnya, predictive policing bisa </text:span><text:span text:style-name="Strong_20_Emphasis"><text:span text:style-name="T1">melanggengkan dan bahkan memperburuk ketidaksetaraan dan diskriminasi rasial/sosial</text:span></text:span><text:span text:style-name="T1"> dalam sistem kepolisian, meskipun tidak menggunakan ras atau tingkat pendapatan sebagai input langsung. Ini merusak kepercayaan antara komunitas dan polisi dan menimbulkan pertanyaan serius tentang keadilan. Karena kontroversi inilah, beberapa kota yang tadinya menggunakan predictive policing memutuskan untuk menghentikannya.</text:span></text:p>
            <text:p text:style-name="P1"/>
            <text:p text:style-name="Text_20_body"><text:span text:style-name="Strong_20_Emphasis"><text:span text:style-name="T1">(Tips Tambahan - Pertanyakan Sumber Data)</text:span></text:span></text:p>
            <text:list xml:id="list3172346515714970241" text:style-name="L74">
              <text:list-item>
                <text:p text:style-name="P128">Saat mendengar tentang analisis data atau prediksi berbasis AI, selalu biasakan bertanya: "Data ini asalnya dari mana? Bagaimana cara data ini dikumpulkan? Apakah ada kemungkinan sumber datanya sendiri sudah bias?" Kualitas dan objektivitas data input itu krusial banget! </text:p>
              </text:list-item>
            </text:list>
            <text:p text:style-name="Text_20_body"><text:span text:style-name="Strong_20_Emphasis"><text:span text:style-name="T1">(Prompt Ilustrasi - Opsional)</text:span></text:span></text:p>
            <text:list xml:id="list490174663444246955" text:style-name="L75">
              <text:list-item>
                <text:p text:style-name="P68"><text:span text:style-name="Source_20_Text"><text:span text:style-name="T1">Gambarkan diagram lingkaran setan (feedback loop) yang jelas. Mulai dengan kotak "Data Polisi Historis (Mungkin Bias)" -&gt; panah ke "Algoritma Prediksi" -&gt; panah ke "Peta Menandai Area X (Minoritas/Miskin) sbg Hotspot" -&gt; panah ke "Polisi Lebih Sering ke Area X" -&gt; panah ke "Lebih Banyak Penangkapan di Area X (Termasuk Pelanggaran Kecil)" -&gt; panah kembali ke "Data Polisi Historis" dengan tulisan "Memperkuat Bias Awal!". Beri judul diagram "Jebakan Feedback Loop dalam Predictive Policing".</text:span></text:span><text:span text:style-name="T1"> </text:span></text:p>
              </text:list-item>
            </text:list>
          </text:section>
          <text:section text:style-name="Sect1" text:name="feedback-form-24">
            <text:p text:style-name="P199"/>
          </text:section>
        </text:section>
        <text:section text:style-name="Sect1" text:name="8eab4d5d915782ed">
          <text:p text:style-name="P106"/>
          <text:section text:style-name="Sect1" text:name="user-query-content-25">
            <text:p text:style-name="P217">yax </text:p>
          </text:section>
          <text:p text:style-name="P199">Tampilkan alur berpikir</text:p>
          <text:section text:style-name="Sect2" text:name="model-response-message-contentr_8eab4d5d915782ed">
            <text:p text:style-name="P199"/>
          </text:section>
          <text:section text:style-name="Sect1" text:name="feedback-form-25">
            <text:p text:style-name="P199"/>
          </text:section>
        </text:section>
        <text:section text:style-name="Sect1" text:name="c4a6d6b2f8fffb7d">
          <text:p text:style-name="P106"><text:soft-page-break/></text:p>
          <text:section text:style-name="Sect1" text:name="user-query-content-26">
            <text:p text:style-name="P217">present it </text:p>
          </text:section>
          <text:p text:style-name="P199">Tampilkan alur berpikir</text:p>
          <text:section text:style-name="Sect2" text:name="model-response-message-contentr_c4a6d6b2f8fffb7d">
            <text:p text:style-name="Text_20_body"><text:span text:style-name="T1">Oke, mari kita bahas jenis teknologi prediksi lainnya yang digunakan di dunia nyata: </text:span><text:span text:style-name="Strong_20_Emphasis"><text:span text:style-name="T1">Algoritma Penilaian Risiko</text:span></text:span><text:span text:style-name="T1">. Ini jawaban untuk </text:span><text:span text:style-name="Strong_20_Emphasis"><text:span text:style-name="T1">Subbab 4.2</text:span></text:span><text:span text:style-name="T1">.</text:span></text:p>
            <text:p text:style-name="P1"/>
            <text:p text:style-name="Text_20_body"><text:span text:style-name="Strong_20_Emphasis"><text:span text:style-name="T1">(Jawaban Prompt 17: Isi Subbab 4.2: Penilaian Risiko dalam Sistem Hukum)</text:span></text:span></text:p>
            <text:p text:style-name="Text_20_body"><text:span text:style-name="Strong_20_Emphasis"><text:span text:style-name="T1">1. Apa Itu Algoritma Penilaian Risiko &amp; Dipakai Buat Apa?</text:span></text:span></text:p>
            <text:p text:style-name="Text_20_body"><text:span text:style-name="T1">Selain </text:span><text:span text:style-name="Emphasis"><text:span text:style-name="T1">predictive policing</text:span></text:span><text:span text:style-name="T1"> yang fokus pada lokasi, ada jenis alat prediksi lain yang semakin banyak digunakan dalam sistem peradilan pidana di beberapa negara (terutama Amerika Serikat) hingga April 2025 ini, yaitu </text:span><text:span text:style-name="Strong_20_Emphasis"><text:span text:style-name="T1">Algoritma Penilaian Risiko (Risk Assessment Algorithms atau RAAs)</text:span></text:span><text:span text:style-name="T1">. Berbeda dengan 'Pre-Crime' murni, alat ini </text:span><text:span text:style-name="Strong_20_Emphasis"><text:span text:style-name="T1">tidak</text:span></text:span><text:span text:style-name="T1"> mencoba memprediksi kejahatan sebelum terjadi pertama kali. Sebaliknya, RAAs digunakan </text:span><text:span text:style-name="Strong_20_Emphasis"><text:span text:style-name="T1">setelah</text:span></text:span><text:span text:style-name="T1"> seseorang sudah ditangkap atau dihukum, untuk mencoba memprediksi </text:span><text:span text:style-name="Strong_20_Emphasis"><text:span text:style-name="T1">kemungkinan orang tersebut melakukan kejahatan lagi di masa depan (residivisme)</text:span></text:span><text:span text:style-name="T1"> atau kemungkinan dia kabur jika dibebaskan sementara.</text:span></text:p>
            <text:p text:style-name="P106">Bagaimana cara kerjanya? Algoritma ini menganalisis berbagai titik data tentang seorang individu, yang bisa mencakup:</text:p>
            <text:list xml:id="list8205764520502973418" text:style-name="L76">
              <text:list-item>
                <text:p text:style-name="P212">Usia (terutama usia saat melakukan pelanggaran pertama). </text:p>
              </text:list-item>
              <text:list-item>
                <text:p text:style-name="P212">Riwayat kriminal (jumlah dan jenis penangkapan atau hukuman sebelumnya). </text:p>
              </text:list-item>
              <text:list-item>
                <text:p text:style-name="P212">Jenis pelanggaran yang sedang dihadapi saat ini. </text:p>
              </text:list-item>
              <text:list-item>
                <text:p text:style-name="P69"><text:span text:style-name="T1">Terkadang juga memasukkan </text:span><text:span text:style-name="Strong_20_Emphasis"><text:span text:style-name="T1">faktor-faktor yang lebih kontroversial</text:span></text:span><text:span text:style-name="T1"> seperti riwayat pekerjaan, tingkat pendidikan, status pernikahan, bahkan alamat tempat tinggal atau stabilitas lingkungan. </text:span></text:p>
              </text:list-item>
            </text:list>
            <text:p text:style-name="Text_20_body"><text:span text:style-name="T1">Berdasarkan analisis data ini, algoritma menghasilkan sebuah </text:span><text:span text:style-name="Strong_20_Emphasis"><text:span text:style-name="T1">'Skor Risiko'</text:span></text:span><text:span text:style-name="T1"> – seringkali dikategorikan sebagai rendah, sedang, atau tinggi. Skor inilah yang kemudian digunakan sebagai salah satu pertimbangan (bukan satu-satunya penentu, idealnya) oleh para pengambil keputusan dalam sistem hukum, misalnya:</text:span></text:p>
            <text:list xml:id="list168534475402610360" text:style-name="L77">
              <text:list-item>
                <text:p text:style-name="P176"><text:soft-page-break/><text:span text:style-name="Strong_20_Emphasis"><text:span text:style-name="T1">Keputusan Jaminan Pra-Sidang (Bail):</text:span></text:span><text:span text:style-name="T1"> Hakim bisa melihat skor risiko untuk membantu memutuskan apakah seorang terdakwa terlalu berisiko untuk dibebaskan dengan jaminan sambil menunggu sidang (karena dianggap berisiko kabur atau membahayakan masyarakat). Skor tinggi bisa berarti terdakwa harus tetap ditahan atau uang jaminannya sangat mahal. </text:span></text:p>
              </text:list-item>
              <text:list-item>
                <text:p text:style-name="P176"><text:span text:style-name="Strong_20_Emphasis"><text:span text:style-name="T1">Penjatuhan Hukuman (Sentencing):</text:span></text:span><text:span text:style-name="T1"> Di beberapa tempat, skor risiko bisa menjadi salah satu faktor yang dipertimbangkan hakim saat menentukan berat ringannya hukuman setelah seseorang dinyatakan bersalah. </text:span></text:p>
              </text:list-item>
              <text:list-item>
                <text:p text:style-name="P70"><text:span text:style-name="Strong_20_Emphasis"><text:span text:style-name="T1">Keputusan Pembebasan Bersyarat (Parole):</text:span></text:span><text:span text:style-name="T1"> Dewan pembebasan bersyarat mungkin menggunakan skor ini sebagai alat bantu untuk menilai apakah seorang narapidana sudah 'aman' untuk dilepaskan kembali ke masyarakat sebelum masa hukumannya habis. </text:span></text:p>
              </text:list-item>
            </text:list>
            <text:p text:style-name="Text_20_body"><text:span text:style-name="Strong_20_Emphasis"><text:span text:style-name="T1">2. Perdebatan Panas: Adilkah Alat Ini? (Masalah Bias, Akurasi, Transparansi)</text:span></text:span></text:p>
            <text:p text:style-name="Text_20_body"><text:span text:style-name="T1">Meskipun tujuannya mungkin baik (misalnya, membuat keputusan hukum lebih konsisten atau berbasis data), penggunaan RAAs ini </text:span><text:span text:style-name="Strong_20_Emphasis"><text:span text:style-name="T1">sangat kontroversial</text:span></text:span><text:span text:style-name="T1"> dan menuai perdebatan sengit di kalangan ahli hukum, aktivis, dan masyarakat. Mengapa?</text:span></text:p>
            <text:list xml:id="list5463068094113079960" text:style-name="L78">
              <text:list-item>
                <text:p text:style-name="P71"><text:span text:style-name="Strong_20_Emphasis"><text:span text:style-name="T1">Masalah Keadilan &amp; Potensi Bias Rasial/Sosial (Ini Isu Utama!):</text:span></text:span><text:span text:style-name="T1"> Kritik paling tajam adalah bahwa algoritma ini bisa </text:span><text:span text:style-name="Strong_20_Emphasis"><text:span text:style-name="T1">melanggengkan atau bahkan memperburuk bias dan ketidaksetaraan</text:span></text:span><text:span text:style-name="T1"> yang sudah ada dalam masyarakat dan sistem peradilan. Bagaimana bisa? Meskipun algoritma mungkin tidak secara langsung menggunakan 'ras' sebagai input, banyak </text:span><text:span text:style-name="Strong_20_Emphasis"><text:span text:style-name="T1">faktor lain yang digunakannya ternyata sangat berkorelasi erat dengan ras dan kelas sosial ekonomi</text:span></text:span><text:span text:style-name="T1"> akibat ketidakadilan sistemik di masyarakat. Contohnya:</text:span></text:p>
                <text:list>
                  <text:list-item>
                    <text:p text:style-name="P177"><text:span text:style-name="Strong_20_Emphasis"><text:span text:style-name="T1">Riwayat Penangkapan:</text:span></text:span><text:span text:style-name="T1"> Orang dari kelompok minoritas atau lingkungan miskin mungkin punya riwayat penangkapan lebih banyak bukan karena lebih jahat, tapi karena area mereka lebih sering dipatroli polisi (seperti isu pada </text:span><text:span text:style-name="Emphasis"><text:span text:style-name="T1">predictive policing</text:span></text:span><text:span text:style-name="T1">). </text:span></text:p>
                  </text:list-item>
                  <text:list-item>
                    <text:p text:style-name="P177"><text:span text:style-name="Strong_20_Emphasis"><text:span text:style-name="T1">Status Pekerjaan/Pendidikan:</text:span></text:span><text:span text:style-name="T1"> Kesulitan mendapat pekerjaan </text:span><text:soft-page-break/><text:span text:style-name="T1">atau akses pendidikan yang baik seringkali lebih banyak dialami oleh kelompok minoritas atau miskin karena diskriminasi struktural. </text:span></text:p>
                  </text:list-item>
                  <text:list-item>
                    <text:p text:style-name="P177"><text:span text:style-name="Strong_20_Emphasis"><text:span text:style-name="T1">Alamat Tempat Tinggal:</text:span></text:span><text:span text:style-name="T1"> Di banyak tempat, lingkungan tempat tinggal masih tersegregasi berdasarkan ras dan kelas sosial. Algoritma yang menggunakan faktor-faktor 'proksi' ini secara tidak langsung akan </text:span><text:span text:style-name="Strong_20_Emphasis"><text:span text:style-name="T1">menghasilkan skor risiko yang secara sistematis lebih tinggi</text:span></text:span><text:span text:style-name="T1"> untuk orang kulit berwarna atau orang miskin, hanya karena keadaan sosial mereka, bukan karena sifat individu mereka. Ini jelas tidak adil. </text:span></text:p>
                  </text:list-item>
                </text:list>
              </text:list-item>
              <text:list-item>
                <text:p text:style-name="P71"><text:span text:style-name="Strong_20_Emphasis"><text:span text:style-name="T1">Akurasi yang Dipertanyakan:</text:span></text:span><text:span text:style-name="T1"> Banyak studi (termasuk penelitian terkenal dari ProPublica terhadap algoritma COMPAS) menunjukkan bahwa </text:span><text:span text:style-name="Strong_20_Emphasis"><text:span text:style-name="T1">akurasi prediksi RAAs ini seringkali tidak sebaik yang diklaim</text:span></text:span><text:span text:style-name="T1">, terutama dalam memprediksi kejahatan kekerasan yang serius. Tingkat kesalahannya (baik </text:span><text:span text:style-name="Emphasis"><text:span text:style-name="T1">false positive</text:span></text:span><text:span text:style-name="T1"> – menganggap orang berisiko padahal tidak, maupun </text:span><text:span text:style-name="Emphasis"><text:span text:style-name="T1">false negative</text:span></text:span><text:span text:style-name="T1"> – menganggap orang aman padahal berisiko) bisa cukup tinggi. Beberapa penelitian bahkan menunjukkan bahwa penilaian manusia yang berpengalaman (seperti hakim atau psikolog) bisa sama akuratnya, atau bahkan lebih akurat dalam beberapa kasus, dibandingkan algoritma ini.</text:span></text:p>
              </text:list-item>
              <text:list-item>
                <text:p text:style-name="P71"><text:span text:style-name="Strong_20_Emphasis"><text:span text:style-name="T1">Kurangnya Transparansi (Masalah 'Kotak Hitam'):</text:span></text:span><text:span text:style-name="T1"> Masalah besar lainnya adalah banyak algoritma penilaian risiko ini dibuat oleh </text:span><text:span text:style-name="Strong_20_Emphasis"><text:span text:style-name="T1">perusahaan swasta</text:span></text:span><text:span text:style-name="T1"> dan cara kerja internalnya dianggap sebagai </text:span><text:span text:style-name="Strong_20_Emphasis"><text:span text:style-name="T1">rahasia dagang (proprietary)</text:span></text:span><text:span text:style-name="T1">. Akibatnya, algoritma ini sering berfungsi seperti </text:span><text:span text:style-name="Strong_20_Emphasis"><text:span text:style-name="T1">'kotak hitam' (black box)</text:span></text:span><text:span text:style-name="T1"> – kita tahu data apa yang dimasukkan dan skor apa yang keluar, tapi kita tidak tahu persis bagaimana proses perhitungan di dalamnya. Ini menyulitkan pengacara, hakim, terdakwa, atau publik untuk:</text:span></text:p>
                <text:list>
                  <text:list-item>
                    <text:p text:style-name="P213">Memahami mengapa seseorang mendapat skor tertentu. </text:p>
                  </text:list-item>
                  <text:list-item>
                    <text:p text:style-name="P213">Menantang skor yang mungkin tidak adil atau salah hitung. </text:p>
                  </text:list-item>
                  <text:list-item>
                    <text:p text:style-name="P129">Mengaudit algoritma untuk memeriksa adanya bias tersembunyi. Kurangnya transparansi ini merusak akuntabilitas dan proses hukum yang adil. </text:p>
                  </text:list-item>
                </text:list>
              </text:list-item>
            </text:list>
            <text:p text:style-name="Text_20_body"><text:span text:style-name="T1">Jadi, meskipun Algoritma Penilaian Risiko ini tampak 'ilmiah' dan 'objektif', kenyataannya mereka bisa jadi alat yang justru </text:span><text:span text:style-name="Strong_20_Emphasis"><text:span text:style-name="T1">mengkodekan dan </text:span></text:span><text:soft-page-break/><text:span text:style-name="Strong_20_Emphasis"><text:span text:style-name="T1">melanggengkan bias-bias masyarakat</text:span></text:span><text:span text:style-name="T1"> di bawah lapisan teknologi, menimbulkan pertanyaan etika dan hukum yang sangat serius tentang keadilan dan kesetaraan di depan hukum.</text:span></text:p>
            <text:p text:style-name="P1"/>
            <text:p text:style-name="Text_20_body"><text:span text:style-name="Strong_20_Emphasis"><text:span text:style-name="T1">(Tips Tambahan - Pertanyakan 'Objektivitas' Data dan Alat)</text:span></text:span></text:p>
            <text:list xml:id="list7340691112006250904" text:style-name="L79">
              <text:list-item>
                <text:p text:style-name="P130">Hati-hati dengan klaim 'objektivitas' hanya karena sesuatu melibatkan data atau komputer. Data itu dikumpulkan oleh manusia (atau sistem yang dibuat manusia) dalam konteks sosial tertentu, dan alat analisis (algoritma) juga dirancang oleh manusia. Keduanya bisa (dan seringkali) membawa bias, baik disengaja maupun tidak. Selalu pertanyakan: "Objektif menurut siapa? Berdasarkan data apa? Siapa yang mungkin terlewatkan atau dirugikan oleh 'objektivitas' ini?" </text:p>
              </text:list-item>
            </text:list>
            <text:p text:style-name="Text_20_body"><text:span text:style-name="Strong_20_Emphasis"><text:span text:style-name="T1">(Prompt Ilustrasi - Opsional)</text:span></text:span></text:p>
            <text:list xml:id="list8362702876463489726" text:style-name="L80">
              <text:list-item>
                <text:p text:style-name="P72"><text:span text:style-name="Source_20_Text"><text:span text:style-name="T1">Gambarkan ilustrasi sebuah kotak hitam misterius berlabel "ALGORITMA PENILAIAN RISIKO (Rahasia)". Dari satu sisi, masuk panah-panah data berlabel "Usia", "Riwayat Kriminal", tapi juga "Alamat Tinggal (Korelasi dg Ras?)", "Status Kerja (Korelasi dg Kelas?)". Dari sisi lain kotak hitam itu, keluar dua panah output: satu ke arah sosok orang minoritas/miskin dengan skor risiko tinggi ("RISIKO TINGGI!"), satu lagi ke arah sosok orang lain dengan skor risiko rendah ("Risiko Rendah"). Tambahkan ikon timbangan hukum yang miring di dekat kotak hitam tersebut.</text:span></text:span><text:span text:style-name="T1"> </text:span></text:p>
              </text:list-item>
            </text:list>
          </text:section>
          <text:section text:style-name="Sect1" text:name="feedback-form-26">
            <text:p text:style-name="P199"/>
          </text:section>
        </text:section>
        <text:section text:style-name="Sect1" text:name="421e09cddf227d08">
          <text:p text:style-name="P106"/>
          <text:section text:style-name="Sect1" text:name="user-query-content-27">
            <text:p text:style-name="P217">yax </text:p>
          </text:section>
          <text:p text:style-name="P199">Tampilkan alur berpikir</text:p>
          <text:section text:style-name="Sect2" text:name="model-response-message-contentr_421e09cddf227d08">
            <text:p text:style-name="Text_20_body"><text:span text:style-name="T1">Oke, mari kita lihat beberapa contoh nyata bagaimana teknologi prediksi ini diterapkan di lapangan, lengkap dengan plus minusnya. Ini jawaban untuk </text:span><text:span text:style-name="Strong_20_Emphasis"><text:span text:style-name="T1">Subbab 4.3</text:span></text:span><text:span text:style-name="T1">.</text:span></text:p>
            <text:p text:style-name="P1"/>
            <text:p text:style-name="Text_20_body"><text:span text:style-name="Strong_20_Emphasis"><text:span text:style-name="T1">(Jawaban Prompt 18: Isi Subbab 4.3: Studi Kasus: Teknologi Prediksi dalam Aksi (dan Kontroversinya))</text:span></text:span></text:p>
            <text:p text:style-name="P106"><text:soft-page-break/>Teori dan diskusi memang penting, tapi melihat contoh nyata bisa memberi kita gambaran yang lebih jelas tentang bagaimana teknologi prediksi ini bekerja (atau tidak bekerja) di dunia nyata, serta dampak dan kontroversi yang menyertainya (per April 2025). Berikut beberapa studi kasus singkat:</text:p>
            <text:p text:style-name="Text_20_body"><text:span text:style-name="Strong_20_Emphasis"><text:span text:style-name="T1">Studi Kasus 1: PredPol (Predictive Policing Berbasis Lokasi)</text:span></text:span></text:p>
            <text:list xml:id="list4940131591519125625" text:style-name="L81">
              <text:list-item>
                <text:p text:style-name="P178"><text:span text:style-name="Strong_20_Emphasis"><text:span text:style-name="T1">(a) Apa &amp; Bagaimana:</text:span></text:span><text:span text:style-name="T1"> PredPol adalah salah satu nama merek perangkat lunak </text:span><text:span text:style-name="Emphasis"><text:span text:style-name="T1">predictive policing</text:span></text:span><text:span text:style-name="T1"> yang cukup terkenal, digunakan oleh beberapa departemen kepolisian di Amerika Serikat (meskipun beberapa kota juga sudah berhenti menggunakannya). Tujuannya adalah memprediksi lokasi (area kotak kecil di peta) dan waktu di mana jenis kejahatan tertentu (seperti pencurian atau perampokan) kemungkinan besar akan terjadi dalam beberapa jam ke depan, berdasarkan data kejahatan historis. Polisi kemudian diarahkan untuk patroli lebih sering di 'kotak prediksi' tersebut. </text:span></text:p>
              </text:list-item>
              <text:list-item>
                <text:p text:style-name="P178"><text:span text:style-name="Strong_20_Emphasis"><text:span text:style-name="T1">(b) Klaim Manfaat:</text:span></text:span><text:span text:style-name="T1"> Pengembang dan beberapa departemen kepolisian yang menggunakannya mengklaim bahwa PredPol membantu patroli lebih efisien dan telah berkontribusi pada penurunan angka kejahatan properti di beberapa area. </text:span></text:p>
              </text:list-item>
              <text:list-item>
                <text:p text:style-name="P178"><text:span text:style-name="Strong_20_Emphasis"><text:span text:style-name="T1">(c) Masalah &amp; Kontroversi:</text:span></text:span><text:span text:style-name="T1"> Kritik utama terhadap PredPol (dan sistem serupa) adalah: </text:span></text:p>
                <text:list>
                  <text:list-item>
                    <text:p text:style-name="P178"><text:span text:style-name="Strong_20_Emphasis"><text:span text:style-name="T1">Efektivitas Dipertanyakan:</text:span></text:span><text:span text:style-name="T1"> Banyak studi independen gagal menemukan bukti kuat bahwa PredPol secara signifikan mengurangi kejahatan; ada dugaan kejahatan hanya bergeser ke area lain. </text:span></text:p>
                  </text:list-item>
                  <text:list-item>
                    <text:p text:style-name="P178"><text:span text:style-name="Strong_20_Emphasis"><text:span text:style-name="T1">Potensi Bias &amp; Feedback Loop:</text:span></text:span><text:span text:style-name="T1"> Seperti yang dibahas sebelumnya, karena menggunakan data historis kepolisian yang mungkin sudah bias, PredPol dikritik keras berpotensi mengarahkan polisi secara berlebihan ke lingkungan minoritas atau miskin, menciptakan lingkaran setan </text:span><text:span text:style-name="Emphasis"><text:span text:style-name="T1">over-policing</text:span></text:span><text:span text:style-name="T1"> dan memperburuk hubungan komunitas-polisi. </text:span></text:p>
                  </text:list-item>
                  <text:list-item>
                    <text:p text:style-name="P73"><text:span text:style-name="Strong_20_Emphasis"><text:span text:style-name="T1">Kurang Transparansi:</text:span></text:span><text:span text:style-name="T1"> Algoritma persisnya sering dianggap rahasia perusahaan, menyulitkan audit independen. Karena kontroversi ini, kota-kota seperti Los Angeles (LAPD) dan Palo Alto telah menghentikan penggunaan PredPol. </text:span></text:p>
                  </text:list-item>
                </text:list>
              </text:list-item>
            </text:list>
            <text:p text:style-name="Text_20_body"><text:span text:style-name="Strong_20_Emphasis"><text:span text:style-name="T1">Studi Kasus 2: COMPAS (Algoritma Penilaian Risiko)</text:span></text:span></text:p>
            <text:list xml:id="list5084394621336578838" text:style-name="L82">
              <text:list-item>
                <text:p text:style-name="P179"><text:soft-page-break/><text:span text:style-name="Strong_20_Emphasis"><text:span text:style-name="T1">(a) Apa &amp; Bagaimana:</text:span></text:span><text:span text:style-name="T1"> COMPAS (Correctional Offender Management Profiling for Alternative Sanctions) adalah salah satu algoritma penilaian risiko yang paling banyak digunakan dan paling kontroversial di sistem peradilan AS. Algoritma ini menganalisis jawaban terdakwa atas serangkaian pertanyaan (dan data lainnya) untuk menghasilkan skor yang memprediksi kemungkinan mereka melakukan kejahatan lagi (residivisme) jika dibebaskan. Skor ini digunakan hakim dalam keputusan jaminan atau hukuman. </text:span></text:p>
              </text:list-item>
              <text:list-item>
                <text:p text:style-name="P179"><text:span text:style-name="Strong_20_Emphasis"><text:span text:style-name="T1">(b) Klaim Manfaat:</text:span></text:span><text:span text:style-name="T1"> Tujuannya adalah memberikan penilaian risiko yang (katanya) lebih objektif dan konsisten dibandingkan penilaian subjektif hakim semata, untuk membantu pengambilan keputusan yang lebih baik. </text:span></text:p>
              </text:list-item>
              <text:list-item>
                <text:p text:style-name="P179"><text:span text:style-name="Strong_20_Emphasis"><text:span text:style-name="T1">(c) Masalah &amp; Kontroversi:</text:span></text:span><text:span text:style-name="T1"> COMPAS menjadi sangat terkenal setelah investigasi mendalam oleh ProPublica pada tahun 2016, yang menemukan: </text:span></text:p>
                <text:list>
                  <text:list-item>
                    <text:p text:style-name="P179"><text:span text:style-name="Strong_20_Emphasis"><text:span text:style-name="T1">Dugaan Bias Rasial:</text:span></text:span><text:span text:style-name="T1"> Studi tersebut menemukan bahwa algoritma COMPAS secara signifikan lebih mungkin salah memberi label terdakwa kulit hitam sebagai 'berisiko tinggi' untuk melakukan kejahatan kekerasan di masa depan (padahal tidak) dibandingkan terdakwa kulit putih. Sebaliknya, terdakwa kulit putih lebih mungkin salah diberi label 'berisiko rendah' (padahal kemudian melakukan kejahatan lagi). Ini menunjukkan bias rasial yang serius dalam outputnya. </text:span></text:p>
                  </text:list-item>
                  <text:list-item>
                    <text:p text:style-name="P179"><text:span text:style-name="Strong_20_Emphasis"><text:span text:style-name="T1">Akurasi Prediksi Kekerasan Rendah:</text:span></text:span><text:span text:style-name="T1"> Akurasi COMPAS dalam memprediksi residivisme kekerasan ternyata cukup rendah. </text:span></text:p>
                  </text:list-item>
                  <text:list-item>
                    <text:p text:style-name="P74"><text:span text:style-name="Strong_20_Emphasis"><text:span text:style-name="T1">Masalah Transparansi:</text:span></text:span><text:span text:style-name="T1"> Algoritma COMPAS adalah milik perusahaan swasta (Northpointe, sekarang Equivant) dan bersifat 'kotak hitam', sehingga sulit bagi pihak luar untuk memverifikasi cara kerjanya atau mengaudit biasnya secara menyeluruh. Kontroversi ini memicu perdebatan luas tentang keadilan dan penggunaan algoritma dalam sistem peradilan. </text:span></text:p>
                  </text:list-item>
                </text:list>
              </text:list-item>
            </text:list>
            <text:p text:style-name="Text_20_body"><text:span text:style-name="Strong_20_Emphasis"><text:span text:style-name="T1">Studi Kasus 3: Pengawasan Massal dengan Pengenalan Wajah (Contoh: Tiongkok)</text:span></text:span></text:p>
            <text:list xml:id="list587458764470180739" text:style-name="L83">
              <text:list-item>
                <text:p text:style-name="P180"><text:span text:style-name="Strong_20_Emphasis"><text:span text:style-name="T1">(a) Apa &amp; Bagaimana:</text:span></text:span><text:span text:style-name="T1"> Meskipun bukan 'Pre-Crime' dalam arti </text:span><text:soft-page-break/><text:span text:style-name="T1">memprediksi kejahatan spesifik sebelum terjadi, implementasi sistem pengawasan massal menggunakan jutaan kamera CCTV yang dilengkapi teknologi </text:span><text:span text:style-name="Strong_20_Emphasis"><text:span text:style-name="T1">pengenalan wajah (facial recognition)</text:span></text:span><text:span text:style-name="T1"> di banyak kota di Tiongkok (dan dalam skala lebih terbatas di negara lain) sering dikaitkan dengan potensi kontrol dan prediksi sosial. Sistem ini memungkinkan pelacakan pergerakan individu di ruang publik secara luas dan </text:span><text:span text:style-name="Emphasis"><text:span text:style-name="T1">real-time</text:span></text:span><text:span text:style-name="T1">. Data ini bisa dihubungkan dengan database identitas dan catatan lainnya. </text:span></text:p>
              </text:list-item>
              <text:list-item>
                <text:p text:style-name="P180"><text:span text:style-name="Strong_20_Emphasis"><text:span text:style-name="T1">(b) Klaim Manfaat:</text:span></text:span><text:span text:style-name="T1"> Pemerintah Tiongkok mengklaim sistem ini penting untuk menjaga keamanan publik, ketertiban sosial, menemukan buronan, dan meningkatkan efisiensi perkotaan. </text:span></text:p>
              </text:list-item>
              <text:list-item>
                <text:p text:style-name="P180"><text:span text:style-name="Strong_20_Emphasis"><text:span text:style-name="T1">(c) Masalah &amp; Kontroversi:</text:span></text:span><text:span text:style-name="T1"> Penggunaan teknologi ini menuai kecaman internasional dan kekhawatiran besar karena: </text:span></text:p>
                <text:list>
                  <text:list-item>
                    <text:p text:style-name="P180"><text:span text:style-name="Strong_20_Emphasis"><text:span text:style-name="T1">Pelanggaran Privasi Ekstrem:</text:span></text:span><text:span text:style-name="T1"> Menghilangkan anonimitas di ruang publik dan menciptakan potensi pengawasan total terhadap kehidupan warga. </text:span></text:p>
                  </text:list-item>
                  <text:list-item>
                    <text:p text:style-name="P180"><text:span text:style-name="Strong_20_Emphasis"><text:span text:style-name="T1">Potensi Penyalahgunaan untuk Represi:</text:span></text:span><text:span text:style-name="T1"> Ada laporan kredibel bahwa teknologi ini digunakan untuk memantau dan menekan kelompok etnis minoritas (seperti Uyghur di Xinjiang), aktivis hak asasi manusia, dan warga yang dianggap kritis terhadap pemerintah. </text:span></text:p>
                  </text:list-item>
                  <text:list-item>
                    <text:p text:style-name="P180"><text:span text:style-name="Strong_20_Emphasis"><text:span text:style-name="T1">Ketidakakuratan &amp; Bias:</text:span></text:span><text:span text:style-name="T1"> Teknologi pengenalan wajah terbukti memiliki tingkat kesalahan yang lebih tinggi untuk wajah non-putih dan perempuan, meningkatkan risiko salah identifikasi. </text:span></text:p>
                  </text:list-item>
                  <text:list-item>
                    <text:p text:style-name="P75"><text:span text:style-name="Strong_20_Emphasis"><text:span text:style-name="T1">Kurangnya Regulasi &amp; Akuntabilitas:</text:span></text:span><text:span text:style-name="T1"> Penerapannya seringkali dilakukan tanpa dasar hukum yang jelas atau mekanisme pengawasan yang memadai. </text:span></text:p>
                  </text:list-item>
                </text:list>
              </text:list-item>
            </text:list>
            <text:p text:style-name="Text_20_body"><text:span text:style-name="Strong_20_Emphasis"><text:span text:style-name="T1">Analisis Singkat: Benang Merah Masalah</text:span></text:span></text:p>
            <text:p text:style-name="Text_20_body"><text:span text:style-name="T1">Dari ketiga contoh yang sangat berbeda ini (prediksi lokasi, prediksi risiko individu, pengawasan massal), kita bisa melihat beberapa </text:span><text:span text:style-name="Strong_20_Emphasis"><text:span text:style-name="T1">benang merah masalah</text:span></text:span><text:span text:style-name="T1"> yang terus muncul saat teknologi prediksi dan pengawasan diterapkan di dunia nyata:</text:span></text:p>
            <text:list xml:id="list4911980898249511832" text:style-name="L84">
              <text:list-item>
                <text:p text:style-name="P181"><text:span text:style-name="T1">Isu </text:span><text:span text:style-name="Strong_20_Emphasis"><text:span text:style-name="T1">bias</text:span></text:span><text:span text:style-name="T1"> (baik rasial maupun sosial) yang melekat pada data atau algoritma seringkali muncul dan sulit dihilangkan. </text:span></text:p>
              </text:list-item>
              <text:list-item>
                <text:p text:style-name="P181"><text:soft-page-break/><text:span text:style-name="Strong_20_Emphasis"><text:span text:style-name="T1">Akurasi dan efektivitas</text:span></text:span><text:span text:style-name="T1"> teknologi ini seringkali </text:span><text:span text:style-name="Strong_20_Emphasis"><text:span text:style-name="T1">dipertanyakan</text:span></text:span><text:span text:style-name="T1"> atau dilebih-lebihkan, terutama jika dibandingkan dengan dampak negatifnya. </text:span></text:p>
              </text:list-item>
              <text:list-item>
                <text:p text:style-name="P181"><text:span text:style-name="Strong_20_Emphasis"><text:span text:style-name="T1">Kurangnya transparansi</text:span></text:span><text:span text:style-name="T1"> ('kotak hitam') membuat pengawasan dan akuntabilitas menjadi sangat sulit. </text:span></text:p>
              </text:list-item>
              <text:list-item>
                <text:p text:style-name="P76"><text:span text:style-name="T1">Selalu ada </text:span><text:span text:style-name="Strong_20_Emphasis"><text:span text:style-name="T1">risiko pelanggaran hak asasi manusia</text:span></text:span><text:span text:style-name="T1"> yang signifikan, terutama hak atas privasi, kesetaraan, dan keadilan. </text:span></text:p>
              </text:list-item>
            </text:list>
            <text:p text:style-name="P106">Studi kasus ini menunjukkan bahwa menerapkan teknologi prediksi di dunia nyata itu sangat kompleks dan penuh jebakan. Janji manis efisiensi dan keamanan seringkali datang dengan harga mahal berupa potensi ketidakadilan dan penggerusan kebebasan. Ini menegaskan perlunya kehati-hatian ekstrem, regulasi ketat, dan debat publik yang luas sebelum kita mengadopsi teknologi semacam ini lebih jauh.</text:p>
            <text:p text:style-name="P1"/>
            <text:p text:style-name="Text_20_body"><text:span text:style-name="Strong_20_Emphasis"><text:span text:style-name="T1">(Tips Tambahan - Evaluasi Studi Kasus)</text:span></text:span></text:p>
            <text:list xml:id="list5958627923117677711" text:style-name="L85">
              <text:list-item>
                <text:p text:style-name="P131">Saat membaca tentang keberhasilan atau kegagalan suatu teknologi berdasarkan studi kasus, coba perhatikan: Siapa yang melakukan studi tersebut (apakah pihak independen atau pihak yang punya kepentingan)? Bagaimana metode penelitiannya? Apakah hasilnya sudah direplikasi oleh peneliti lain? Ini membantu menilai seberapa kuat bukti yang disajikan. </text:p>
              </text:list-item>
            </text:list>
            <text:p text:style-name="Text_20_body"><text:span text:style-name="Strong_20_Emphasis"><text:span text:style-name="T1">(Prompt Ilustrasi - Opsional)</text:span></text:span></text:p>
            <text:list xml:id="list2898253738951626721" text:style-name="L86">
              <text:list-item>
                <text:p text:style-name="P77"><text:span text:style-name="Source_20_Text"><text:span text:style-name="T1">Buat ilustrasi gaya infografis dengan tiga kolom. Kolom 1: Judul "PredPol", ikon peta hotspot, ikon ceklis kecil (klaim efisiensi), ikon tanda seru besar (kontroversi bias/feedback loop). Kolom 2: Judul "COMPAS", ikon skor risiko, ikon ceklis kecil (klaim objektivitas), ikon timbangan hukum miring besar (kontroversi bias rasial/akurasi). Kolom 3: Judul "Pengenalan Wajah Massal", ikon mata mengawasi kerumunan, ikon ceklis kecil (klaim keamanan), ikon borgol besar atau simbol privasi dicoret (kontroversi pengawasan/represi).</text:span></text:span><text:span text:style-name="T1"> </text:span></text:p>
              </text:list-item>
            </text:list>
          </text:section>
          <text:section text:style-name="Sect1" text:name="feedback-form-27">
            <text:p text:style-name="P199"/>
          </text:section>
        </text:section>
        <text:section text:style-name="Sect1" text:name="4c500e83d6139e64">
          <text:p text:style-name="P106"/>
          <text:section text:style-name="Sect1" text:name="user-query-content-28">
            <text:p text:style-name="P217">yax </text:p>
          </text:section>
          <text:p text:style-name="P199"><text:soft-page-break/>Tampilkan alur berpikir</text:p>
          <text:section text:style-name="Sect2" text:name="model-response-message-contentr_4c500e83d6139e64">
            <text:p text:style-name="Text_20_body"><text:span text:style-name="T1">Oke, kita sudah melihat masa lalu dan masa kini dari upaya prediksi kejahatan. Sekarang, saatnya kita mencoba meneropong </text:span><text:span text:style-name="Strong_20_Emphasis"><text:span text:style-name="T1">masa depan</text:span></text:span><text:span text:style-name="T1">. Ini jawaban untuk </text:span><text:span text:style-name="Strong_20_Emphasis"><text:span text:style-name="T1">Pengantar Bab 5</text:span></text:span><text:span text:style-name="T1">.</text:span></text:p>
            <text:p text:style-name="P1"/>
            <text:p text:style-name="Text_20_body"><text:span text:style-name="Strong_20_Emphasis"><text:span text:style-name="T1">(Jawaban Prompt 19: Pengantar Bab 5: Masa Depan "Pre-Crime": Mungkin atau Mustahil?)</text:span></text:span></text:p>
            <text:p text:style-name="Text_20_body"><text:span text:style-name="T1">Kita sudah melakukan perjalanan yang cukup jauh, ya? Mulai dari menyelami mimpi indah tentang dunia tanpa kejahatan, mengintip teknologi canggih seperti AI dan Big Data di baliknya, menabrak tembok masalah akurasi dan etika yang pelik, hingga melihat contoh-contoh nyata yang penuh kontroversi di dunia saat ini (per </text:span><text:span text:style-name="Strong_20_Emphasis"><text:span text:style-name="T1">April 2025</text:span></text:span><text:span text:style-name="T1">). Sekarang, setelah memahami semua itu, pertanyaan besarnya adalah: </text:span><text:span text:style-name="Strong_20_Emphasis"><text:span text:style-name="T1">bagaimana dengan masa depan?</text:span></text:span></text:p>
            <text:p text:style-name="P106">Apakah kemajuan teknologi yang melaju secepat kilat ini – AI yang makin pintar, sensor yang makin canggih, data yang makin melimpah – pada akhirnya akan membawa kita lebih dekat pada sistem prediksi kejahatan ala "Pre-Crime" seperti di film? Mungkinkah suatu hari nanti teknologi benar-benar bisa 'meramal' tindakan kita? Ataukah, masalah fundamental terkait kompleksitas manusia dan dilema etika yang sudah kita bahas akan selamanya menjadi penghalang mutlak, membuat "Pre-Crime" sejati tetaplah sebuah fantasi (atau mimpi buruk) yang mustahil?</text:p>
            <text:p text:style-name="Text_20_body"><text:span text:style-name="T1">Bab 5 ini akan mengajak kita untuk </text:span><text:span text:style-name="Strong_20_Emphasis"><text:span text:style-name="T1">berspekulasi secara kritis</text:span></text:span><text:span text:style-name="T1"> mengenai berbagai kemungkinan tersebut. Kita akan coba membayangkan potensi </text:span><text:span text:style-name="Strong_20_Emphasis"><text:span text:style-name="T1">perkembangan teknologi di masa depan</text:span></text:span><text:span text:style-name="T1"> yang mungkin relevan. Kita juga akan merenungkan bagaimana </text:span><text:span text:style-name="Strong_20_Emphasis"><text:span text:style-name="T1">pertanyaan-pertanyaan etika</text:span></text:span><text:span text:style-name="T1"> yang sudah ada justru </text:span><text:span text:style-name="Strong_20_Emphasis"><text:span text:style-name="T1">bisa jadi tetap relevan atau bahkan semakin rumit</text:span></text:span><text:span text:style-name="T1"> seiring kemajuan teknologi. Dan tentu saja, kita akan kembali membahas </text:span><text:span text:style-name="Strong_20_Emphasis"><text:span text:style-name="T1">dilema abadi</text:span></text:span><text:span text:style-name="T1"> yang dihadapi setiap masyarakat: bagaimana mencari titik </text:span><text:span text:style-name="Strong_20_Emphasis"><text:span text:style-name="T1">keseimbangan antara keinginan akan keamanan total dan keharusan melindungi kebebasan individu</text:span></text:span><text:span text:style-name="T1"> di era yang semakin dikuasai teknologi. Bab ini bukan untuk memberi jawaban pasti (karena siapa sih yang tahu pasti masa depan?), tapi lebih untuk memprovokasi pemikiran kita tentang berbagai kemungkinan jalan yang bisa kita tempuh dan peran teknologi di </text:span><text:soft-page-break/><text:span text:style-name="T1">dalamnya. Mari kita coba lihat ke depan!</text:span></text:p>
            <text:p text:style-name="P1"/>
            <text:p text:style-name="Text_20_body"><text:span text:style-name="Strong_20_Emphasis"><text:span text:style-name="T1">(Tips Tambahan - Berpikir Tentang Masa Depan (Future Thinking))</text:span></text:span></text:p>
            <text:list xml:id="list5623105678354498830" text:style-name="L87">
              <text:list-item>
                <text:p text:style-name="P132">Mencoba membayangkan berbagai skenario masa depan (baik yang kita inginkan maupun yang kita khawatirkan) terkait perkembangan teknologi itu penting. Ini bukan sekadar melamun, tapi bisa membantu kita lebih siap menghadapi perubahan, mengantisipasi potensi masalah, dan membuat pilihan yang lebih bijaksana hari ini untuk mengarahkan masa depan ke arah yang lebih baik. </text:p>
              </text:list-item>
            </text:list>
            <text:p text:style-name="Text_20_body"><text:span text:style-name="Strong_20_Emphasis"><text:span text:style-name="T1">(Prompt Ilustrasi - Opsional)</text:span></text:span></text:p>
            <text:list xml:id="list8722812243572734525" text:style-name="L88">
              <text:list-item>
                <text:p text:style-name="P78"><text:span text:style-name="Source_20_Text"><text:span text:style-name="T1">Buat ilustrasi pembuka bab yang menunjukkan sebuah persimpangan jalan yang mengarah ke cakrawala masa depan yang berkabut. Satu plang penunjuk arah bertuliskan "Teknologi Prediksi Makin Canggih?", plang lain bertuliskan "Masalah Etika Tetap Ada?", dan mungkin plang ketiga bertuliskan "Keamanan vs Kebebasan?". Di tengah persimpangan ada ikon siluet remaja yang sedang melihat ke arah depan dengan ekspresi bertanya-tanya atau berpikir.</text:span></text:span><text:span text:style-name="T1"> </text:span></text:p>
              </text:list-item>
            </text:list>
          </text:section>
          <text:section text:style-name="Sect1" text:name="feedback-form-28">
            <text:p text:style-name="P199"/>
          </text:section>
        </text:section>
        <text:section text:style-name="Sect1" text:name="debe2395a19f49d4">
          <text:p text:style-name="P106"/>
          <text:section text:style-name="Sect1" text:name="user-query-content-29">
            <text:p text:style-name="P217">yax </text:p>
          </text:section>
          <text:p text:style-name="P199">Tampilkan alur berpikir</text:p>
          <text:section text:style-name="Sect2" text:name="model-response-message-contentr_debe2395a19f49d4">
            <text:p text:style-name="Text_20_body"><text:span text:style-name="T1">Oke, mari kita coba sedikit 'berandai-andai' tentang masa depan teknologi, berdasarkan apa yang sedang berkembang saat ini. Ini jawaban untuk </text:span><text:span text:style-name="Strong_20_Emphasis"><text:span text:style-name="T1">Subbab 5.1</text:span></text:span><text:span text:style-name="T1">.</text:span></text:p>
            <text:p text:style-name="P1"/>
            <text:p text:style-name="Text_20_body"><text:span text:style-name="Strong_20_Emphasis"><text:span text:style-name="T1">(Jawaban Prompt 20: Isi Subbab 5.1: Teknologi Semakin Canggih: Harapan Baru?)</text:span></text:span></text:p>
            <text:p text:style-name="Text_20_body"><text:span text:style-name="T1">Kalau kita melihat tren perkembangan teknologi saat ini (ingat, kita di April 2025), rasanya sulit membantah kalau kemampuannya akan terus meningkat di masa depan. Pertanyaannya, apakah kemajuan ini </text:span><text:span text:style-name="Strong_20_Emphasis"><text:span text:style-name="T1">secara teoritis</text:span></text:span><text:span text:style-name="T1"> bisa membuat alat prediksi kejahatan jadi lebih akurat atau 'lebih pintar'? Mari kita lihat beberapa potensi perkembangannya:</text:span></text:p>
            <text:p text:style-name="Text_20_body"><text:soft-page-break/><text:span text:style-name="Strong_20_Emphasis"><text:span text:style-name="T1">1. AI dan Machine Learning yang Makin 'Ngeri'?</text:span></text:span></text:p>
            <text:list xml:id="list8008727975969257731" text:style-name="L89">
              <text:list-item>
                <text:p text:style-name="P182"><text:span text:style-name="Strong_20_Emphasis"><text:span text:style-name="T1">Belajar Lebih Dalam, Pola Lebih Halus:</text:span></text:span><text:span text:style-name="T1"> Kita bisa bayangkan model AI masa depan (mungkin generasi </text:span><text:span text:style-name="Emphasis"><text:span text:style-name="T1">deep learning</text:span></text:span><text:span text:style-name="T1"> berikutnya) yang mampu menganalisis data dengan cara yang jauh lebih kompleks. Mereka mungkin bisa menemukan </text:span><text:span text:style-name="Strong_20_Emphasis"><text:span text:style-name="T1">pola-pola yang sangat halus dan tersembunyi</text:span></text:span><text:span text:style-name="T1"> dalam Big Data, pola yang luput dari AI generasi sekarang atau bahkan dari intuisi manusia. </text:span></text:p>
              </text:list-item>
              <text:list-item>
                <text:p text:style-name="P182"><text:span text:style-name="Strong_20_Emphasis"><text:span text:style-name="T1">Lebih 'Paham' Bahasa dan Gambar?</text:span></text:span><text:span text:style-name="T1"> Kemampuan AI dalam memahami bahasa manusia </text:span><text:span text:style-name="Strong_20_Emphasis"><text:span text:style-name="T1">(Natural Language Processing/NLP)</text:span></text:span><text:span text:style-name="T1"> terus meningkat. Mungkin AI masa depan bisa lebih baik dalam menangkap sentimen, nuansa, atau bahkan potensi ancaman tersembunyi dalam teks percakapan online atau postingan media sosial (tentu ini juga sangat berisiko disalahgunakan). Begitu juga dengan </text:span><text:span text:style-name="Strong_20_Emphasis"><text:span text:style-name="T1">analisis video (Computer Vision)</text:span></text:span><text:span text:style-name="T1">; AI mungkin jadi lebih canggih dalam 'membaca' situasi dari rekaman CCTV, mengenali interaksi antar orang, atau mendeteksi anomali perilaku (lagi-lagi, interpretasi AI terhadap perilaku manusia masih jadi tanda tanya besar). </text:span></text:p>
              </text:list-item>
              <text:list-item>
                <text:p text:style-name="P79"><text:span text:style-name="Strong_20_Emphasis"><text:span text:style-name="T1">Sedikit Lebih Paham Konteks? (Super Spekulatif!)</text:span></text:span><text:span text:style-name="T1"> Ini bagian yang paling sulit dan paling jauh: mungkinkah AI suatu saat nanti bisa sedikit lebih baik dalam </text:span><text:span text:style-name="Strong_20_Emphasis"><text:span text:style-name="T1">memahami konteks</text:span></text:span><text:span text:style-name="T1"> di balik data? Mungkin dengan mengintegrasikan berbagai jenis informasi, AI bisa membuat 'tebakan' yang sedikit lebih baik tentang situasi. Tapi, perlu diingat, lompatan dari mengenali pola menjadi benar-benar </text:span><text:span text:style-name="Emphasis"><text:span text:style-name="T1">memahami</text:span></text:span><text:span text:style-name="T1"> motivasi atau niat manusia itu </text:span><text:span text:style-name="Strong_20_Emphasis"><text:span text:style-name="T1">sangat, sangat besar</text:span></text:span><text:span text:style-name="T1"> dan mungkin tidak akan pernah tercapai sepenuhnya oleh mesin. </text:span></text:p>
              </text:list-item>
            </text:list>
            <text:p text:style-name="Text_20_body"><text:span text:style-name="Strong_20_Emphasis"><text:span text:style-name="T1">2. Ledakan Data dan Sensor yang Makin Canggih</text:span></text:span></text:p>
            <text:p text:style-name="P106">Selain AI yang makin pintar, 'bahan bakar' berupa data juga kemungkinan akan semakin melimpah dan beragam:</text:p>
            <text:list xml:id="list4129075440998215275" text:style-name="L90">
              <text:list-item>
                <text:p text:style-name="P183"><text:span text:style-name="Strong_20_Emphasis"><text:span text:style-name="T1">Internet of Things (IoT) di Mana-Mana:</text:span></text:span><text:span text:style-name="T1"> Bayangkan dunia di mana hampir semua benda terhubung ke internet dan menghasilkan data: lampu jalan pintar, mobil otonom, perangkat </text:span><text:span text:style-name="Emphasis"><text:span text:style-name="T1">wearable</text:span></text:span><text:span text:style-name="T1"> (jam tangan pintar, kacamata pintar?), sensor di rumah, sensor di fasilitas publik. Semua ini akan menghasilkan </text:span><text:span text:style-name="Strong_20_Emphasis"><text:span text:style-name="T1">aliran data super masif dan detail</text:span></text:span><text:span text:style-name="T1"> </text:span><text:soft-page-break/><text:span text:style-name="T1">tentang aktivitas kita dan lingkungan sekitar secara </text:span><text:span text:style-name="Emphasis"><text:span text:style-name="T1">real-time</text:span></text:span><text:span text:style-name="T1">. </text:span></text:p>
              </text:list-item>
              <text:list-item>
                <text:p text:style-name="P183"><text:span text:style-name="Strong_20_Emphasis"><text:span text:style-name="T1">Sensor yang Lebih Sensitif:</text:span></text:span><text:span text:style-name="T1"> Mungkin akan ada sensor-sensor baru yang lebih canggih: sensor audio yang bisa mendeteksi suara tembakan atau teriakan minta tolong dari jarak jauh, sensor kimia di udara, sensor getaran, dll. Semua ini bisa memberi data kontekstual tambahan bagi sistem prediksi. </text:span></text:p>
              </text:list-item>
              <text:list-item>
                <text:p text:style-name="P183"><text:span text:style-name="Strong_20_Emphasis"><text:span text:style-name="T1">Analisis Real-Time Terintegrasi:</text:span></text:span><text:span text:style-name="T1"> Dengan jaringan komunikasi super cepat (misalnya 6G atau setelahnya) dan komputasi yang lebih kuat, analisis data dari jutaan sensor ini mungkin bisa dilakukan secara </text:span><text:span text:style-name="Strong_20_Emphasis"><text:span text:style-name="T1">instan dan terintegrasi</text:span></text:span><text:span text:style-name="T1">, memberikan gambaran situasi yang (katanya) lebih lengkap. </text:span></text:p>
              </text:list-item>
              <text:list-item>
                <text:p text:style-name="P183"><text:span text:style-name="Strong_20_Emphasis"><text:span text:style-name="T1">Biometrik Tingkat Lanjut &amp; Neurosains? (Sangat Hati-Hati!)</text:span></text:span><text:span text:style-name="T1"> Di ranah yang lebih jauh dan </text:span><text:span text:style-name="Strong_20_Emphasis"><text:span text:style-name="T1">sangat kontroversial</text:span></text:span><text:span text:style-name="T1">, mungkin ada kemajuan dalam: </text:span></text:p>
                <text:list>
                  <text:list-item>
                    <text:p text:style-name="P183"><text:span text:style-name="Strong_20_Emphasis"><text:span text:style-name="T1">Biometrik:</text:span></text:span><text:span text:style-name="T1"> Pengenalan wajah yang lebih akurat (meskipun isu biasnya masih besar), pengenalan gaya berjalan (gait recognition), atau bahkan upaya mendeteksi emosi dari ekspresi wajah atau suara (ini akurasinya sangat diragukan dan etikanya dipertanyakan). </text:span></text:p>
                  </text:list-item>
                  <text:list-item>
                    <text:p text:style-name="P80"><text:span text:style-name="Strong_20_Emphasis"><text:span text:style-name="T1">Neurosains &amp; Brain-Computer Interface:</text:span></text:span><text:span text:style-name="T1"> Ini ranah fiksi ilmiah saat ini, tapi </text:span><text:span text:style-name="Emphasis"><text:span text:style-name="T1">secara teoritis</text:span></text:span><text:span text:style-name="T1">, jika ada terobosan besar dalam memahami aktivitas otak dan mengaitkannya dengan niat, </text:span><text:span text:style-name="Emphasis"><text:span text:style-name="T1">mungkin</text:span></text:span><text:span text:style-name="T1"> (dan ini MUNGKIN yang sangat besar dan penuh bahaya) teknologi masa depan mencoba 'membaca' niat. </text:span><text:span text:style-name="Strong_20_Emphasis"><text:span text:style-name="T1">Tapi perlu ditegaskan</text:span></text:span><text:span text:style-name="T1">, ini masih sangat </text:span><text:span text:style-name="Strong_20_Emphasis"><text:span text:style-name="T1">spekulatif</text:span></text:span><text:span text:style-name="T1">, </text:span><text:span text:style-name="Strong_20_Emphasis"><text:span text:style-name="T1">jauh di masa depan (jika memang mungkin)</text:span></text:span><text:span text:style-name="T1">, dan membuka </text:span><text:span text:style-name="Strong_20_Emphasis"><text:span text:style-name="T1">kotak pandora masalah etika</text:span></text:span><text:span text:style-name="T1"> yang jauh lebih mengerikan lagi. </text:span></text:p>
                  </text:list-item>
                </text:list>
              </text:list-item>
            </text:list>
            <text:p text:style-name="Text_20_body"><text:span text:style-name="Strong_20_Emphasis"><text:span text:style-name="T1">Penting Diingat:</text:span></text:span></text:p>
            <text:p text:style-name="Text_20_body"><text:span text:style-name="T1">Semua skenario di atas adalah </text:span><text:span text:style-name="Strong_20_Emphasis"><text:span text:style-name="T1">spekulasi</text:span></text:span><text:span text:style-name="T1"> tentang </text:span><text:span text:style-name="Emphasis"><text:span text:style-name="T1">potensi</text:span></text:span><text:span text:style-name="T1"> perkembangan teknologi. Ini </text:span><text:span text:style-name="Strong_20_Emphasis"><text:span text:style-name="T1">bukan ramalan pasti</text:span></text:span><text:span text:style-name="T1"> bahwa semua ini akan terjadi, dan </text:span><text:span text:style-name="Strong_20_Emphasis"><text:span text:style-name="T1">bukan berarti ini adalah hal yang baik atau diinginkan</text:span></text:span><text:span text:style-name="T1">. Tujuannya hanya untuk menggambarkan bagaimana lanskap teknologi </text:span><text:span text:style-name="Emphasis"><text:span text:style-name="T1">bisa</text:span></text:span><text:span text:style-name="T1"> berubah di masa depan, yang </text:span><text:span text:style-name="Emphasis"><text:span text:style-name="T1">berpotensi</text:span></text:span><text:span text:style-name="T1"> menghasilkan alat prediksi yang (di atas kertas) lebih kuat. Dan justru karena potensi inilah, pertanyaan-pertanyaan etika </text:span><text:soft-page-break/><text:span text:style-name="T1">yang akan kita bahas selanjutnya menjadi semakin penting dan mendesak untuk dipikirkan </text:span><text:span text:style-name="Emphasis"><text:span text:style-name="T1">sekarang</text:span></text:span><text:span text:style-name="T1">.</text:span></text:p>
            <text:p text:style-name="P1"/>
            <text:p text:style-name="Text_20_body"><text:span text:style-name="Strong_20_Emphasis"><text:span text:style-name="T1">(Tips Tambahan - Membedakan Hype dan Kemajuan Nyata)</text:span></text:span></text:p>
            <text:list xml:id="list7586154714343015363" text:style-name="L91">
              <text:list-item>
                <text:p text:style-name="P133">Dunia teknologi penuh dengan 'hype' atau klaim berlebihan. Setiap ada pengumuman 'terobosan' baru, coba cari tahu lebih dalam. Apakah ini benar-benar kemajuan fundamental, atau hanya peningkatan kecil? Apakah sudah terbukti di dunia nyata, atau masih di laboratorium? Bersikap skeptis yang sehat itu penting agar tidak mudah termakan janji-janji teknologi yang terlalu muluk. </text:p>
              </text:list-item>
            </text:list>
            <text:p text:style-name="Text_20_body"><text:span text:style-name="Strong_20_Emphasis"><text:span text:style-name="T1">(Prompt Ilustrasi - Opsional)</text:span></text:span></text:p>
            <text:list xml:id="list5946895410477157430" text:style-name="L92">
              <text:list-item>
                <text:p text:style-name="P81"><text:span text:style-name="Source_20_Text"><text:span text:style-name="T1">Gambarkan sebuah diagram seperti jaring laba-laba yang kompleks dan futuristik berlabel "Potensi Teknologi Prediksi Masa Depan". Di pusatnya ada ikon "AI Lebih Canggih". Cabang-cabangnya mengarah ke ikon-ikon seperti: "Analisis Teks/Video Akurat?", "Miliaran Sensor IoT", "Data Real-Time Terintegrasi", "Biometrik Tingkat Lanjut (?)", "Neurosains (??!)". Beri nuansa warna biru teknologi tapi juga beberapa tanda tanya dan tanda bahaya (!) di sekitar cabang-cabang yang lebih spekulatif atau kontroversial.</text:span></text:span><text:span text:style-name="T1"> </text:span></text:p>
              </text:list-item>
            </text:list>
          </text:section>
          <text:section text:style-name="Sect1" text:name="feedback-form-29">
            <text:p text:style-name="P199"/>
          </text:section>
        </text:section>
        <text:section text:style-name="Sect1" text:name="49a6c03814be940d">
          <text:p text:style-name="P106"/>
          <text:section text:style-name="Sect1" text:name="user-query-content-30">
            <text:p text:style-name="P217">yax </text:p>
          </text:section>
          <text:p text:style-name="P199">Tampilkan alur berpikir</text:p>
          <text:section text:style-name="Sect2" text:name="model-response-message-contentr_49a6c03814be940d">
            <text:p text:style-name="Text_20_body"><text:span text:style-name="T1">Oke, katakanlah teknologi masa depan benar-benar jadi lebih canggih. Apakah itu berarti masalah selesai? Justru sebaliknya! Ini jawaban untuk </text:span><text:span text:style-name="Strong_20_Emphasis"><text:span text:style-name="T1">Subbab 5.2</text:span></text:span><text:span text:style-name="T1"> yang membahas mengapa pertanyaan etika malah bisa jadi makin rumit.</text:span></text:p>
            <text:p text:style-name="P1"/>
            <text:p text:style-name="Text_20_body"><text:span text:style-name="Strong_20_Emphasis"><text:span text:style-name="T1">(Jawaban Prompt 21: Isi Subbab 5.2: Pertanyaan Etika Tetap (Bahkan Semakin Rumit))</text:span></text:span></text:p>
            <text:p text:style-name="Text_20_body"><text:span text:style-name="T1">Satu hal yang </text:span><text:span text:style-name="Strong_20_Emphasis"><text:span text:style-name="T1">pasti</text:span></text:span><text:span text:style-name="T1"> tentang kemajuan teknologi prediksi (seperti yang kita bayangkan di subbab sebelumnya) adalah: ia </text:span><text:span text:style-name="Strong_20_Emphasis"><text:span text:style-name="T1">tidak secara otomatis </text:span></text:span><text:soft-page-break/><text:span text:style-name="Strong_20_Emphasis"><text:span text:style-name="T1">menyelesaikan masalah-masalah etika</text:span></text:span><text:span text:style-name="T1"> yang sudah kita bahas. Malah, kemajuan itu berpotensi membuat dilema etika yang ada menjadi </text:span><text:span text:style-name="Strong_20_Emphasis"><text:span text:style-name="T1">semakin dalam, semakin sulit, dan semakin mendesak</text:span></text:span><text:span text:style-name="T1"> untuk dijawab. Mari kita lihat mengapa:</text:span></text:p>
            <text:p text:style-name="Text_20_body"><text:span text:style-name="Strong_20_Emphasis"><text:span text:style-name="T1">1. Akurasi Tinggi ≠ Otomatis Etis: Pertanyaan Moral yang Tersisa</text:span></text:span></text:p>
            <text:p text:style-name="Text_20_body"><text:span text:style-name="T1">Bayangkan skenario paling optimis (sekaligus mungkin paling mengerikan): suatu hari nanti, tercipta algoritma "Pre-Crime" dengan tingkat akurasi, katakanlah, 95%. Artinya, 95 dari 100 prediksinya benar. Apakah angka setinggi itu lantas membuat sistem ini </text:span><text:span text:style-name="Strong_20_Emphasis"><text:span text:style-name="T1">otomatis bisa diterima secara etis?</text:span></text:span></text:p>
            <text:p text:style-name="P106">Pikirkan baik-baik:</text:p>
            <text:list xml:id="list2944432087270566044" text:style-name="L93">
              <text:list-item>
                <text:p text:style-name="P184"><text:span text:style-name="Strong_20_Emphasis"><text:span text:style-name="T1">Nasib Si 5%:</text:span></text:span><text:span text:style-name="T1"> Akurasi 95% juga berarti ada </text:span><text:span text:style-name="Strong_20_Emphasis"><text:span text:style-name="T1">5% kesalahan prediksi (false positive)</text:span></text:span><text:span text:style-name="T1">. Jika sistem ini diterapkan pada jutaan orang, 5% itu berarti puluhan atau ratusan ribu orang tak bersalah yang hidupnya bisa hancur karena dituduh, diawasi, atau dibatasi kebebasannya oleh algoritma yang salah! Apakah kita bisa menerima pengorbanan orang tak bersalah sebanyak itu demi 'keamanan mayoritas'? Di mana batas moralnya? </text:span></text:p>
              </text:list-item>
              <text:list-item>
                <text:p text:style-name="P184"><text:span text:style-name="Strong_20_Emphasis"><text:span text:style-name="T1">Masih Ada yang Lolos (False Negative):</text:span></text:span><text:span text:style-name="T1"> Akurasi 95% juga berarti ada 5% kejahatan yang </text:span><text:span text:style-name="Strong_20_Emphasis"><text:span text:style-name="T1">tetap gagal diprediksi</text:span></text:span><text:span text:style-name="T1">. Jadi, janji keamanan absolut tetap tidak terpenuhi. Apakah 'sedikit lebih aman' sepadan dengan potensi pelanggaran hak asasi yang masif? </text:span></text:p>
              </text:list-item>
              <text:list-item>
                <text:p text:style-name="P82"><text:span text:style-name="Strong_20_Emphasis"><text:span text:style-name="T1">Jalan Licin (Slippery Slope):</text:span></text:span><text:span text:style-name="T1"> Jika kita menerima akurasi 95%, apakah nanti kita akan lebih mudah menerima 90%? Atau 85%? Atau mulai menggunakan prediksi untuk 'pelanggaran' yang lebih ringan? Di mana kita menarik garis? </text:span></text:p>
              </text:list-item>
            </text:list>
            <text:p text:style-name="P106">Intinya, akurasi teknis setinggi apapun tidak bisa menghapus pertanyaan fundamental tentang keadilan, hak individu, dan prinsip praduga tak bersalah. Godaan untuk menggunakan teknologi yang 'tampak' akurat mungkin makin besar, tapi beban moralnya tidak hilang.</text:p>
            <text:p text:style-name="Text_20_body"><text:span text:style-name="Strong_20_Emphasis"><text:span text:style-name="T1">2. Keadilan, Transparansi, Akuntabilitas: Makin Sulit di Era AI Kompleks?</text:span></text:span></text:p>
            <text:p text:style-name="Text_20_body"><text:span text:style-name="T1">Ironisnya, semakin canggih sebuah sistem AI (misalnya menggunakan </text:span><text:span text:style-name="Emphasis"><text:span text:style-name="T1">deep </text:span></text:span><text:soft-page-break/><text:span text:style-name="Emphasis"><text:span text:style-name="T1">learning</text:span></text:span><text:span text:style-name="T1"> yang sangat kompleks), seringkali semakin sulit pula kita memahami cara kerjanya. Ini memperparah masalah yang sudah ada:</text:span></text:p>
            <text:list xml:id="list7929009845802154173" text:style-name="L94">
              <text:list-item>
                <text:p text:style-name="P185"><text:span text:style-name="Strong_20_Emphasis"><text:span text:style-name="T1">Keadilan Algoritmik (Fairness):</text:span></text:span><text:span text:style-name="T1"> Bagaimana kita bisa yakin bahwa AI masa depan yang super rumit itu </text:span><text:span text:style-name="Strong_20_Emphasis"><text:span text:style-name="T1">tidak mengandung bias</text:span></text:span><text:span text:style-name="T1"> tersembunyi? Mendeteksi dan memperbaiki bias dalam 'otak' AI yang kompleks bisa jadi jauh lebih sulit daripada pada algoritma yang lebih sederhana. Kita mungkin bahkan tidak tahu </text:span><text:span text:style-name="Emphasis"><text:span text:style-name="T1">mengapa</text:span></text:span><text:span text:style-name="T1"> AI membuat prediksi tertentu. </text:span></text:p>
              </text:list-item>
              <text:list-item>
                <text:p text:style-name="P185"><text:span text:style-name="Strong_20_Emphasis"><text:span text:style-name="T1">Transparansi ('Kotak Hitam' Makin Pekat):</text:span></text:span><text:span text:style-name="T1"> Jika algoritma saat ini saja sudah sering jadi 'kotak hitam', AI masa depan bisa jadi seperti 'lubang hitam' – kita tahu input dan outputnya, tapi proses di dalamnya benar-benar misterius. Bagaimana pengacara bisa membela kliennya? Bagaimana hakim bisa membuat keputusan yang adil? Bagaimana publik bisa mengawasi jika tidak ada yang benar-benar paham cara kerjanya? </text:span></text:p>
              </text:list-item>
              <text:list-item>
                <text:p text:style-name="P83"><text:span text:style-name="Strong_20_Emphasis"><text:span text:style-name="T1">Akuntabilitas (Siapa yang Salah?):</text:span></text:span><text:span text:style-name="T1"> Jika sistem AI yang sangat kompleks (bahkan mungkin semi-otonom) membuat kesalahan prediksi yang fatal, </text:span><text:span text:style-name="Strong_20_Emphasis"><text:span text:style-name="T1">siapa yang harus bertanggung jawab?</text:span></text:span><text:span text:style-name="T1"> Pemrogramnya? Perusahaannya? Pemerintah yang menerapkannya? Atau jangan-jangan AI itu sendiri? Menentukan siapa yang salah dan memastikan ada pertanggungjawaban menjadi sangat kabur. </text:span></text:p>
              </text:list-item>
            </text:list>
            <text:p text:style-name="P106">Tantangan untuk memastikan keadilan, transparansi, dan akuntabilitas ini tidak hilang dengan teknologi yang lebih canggih, malah bisa jadi semakin berat.</text:p>
            <text:p text:style-name="Text_20_body"><text:span text:style-name="Strong_20_Emphasis"><text:span text:style-name="T1">3. Regulasi Mendesak: Memasang Pagar Sebelum Terlambat</text:span></text:span></text:p>
            <text:p text:style-name="Text_20_body"><text:span text:style-name="T1">Melihat potensi teknologi yang makin kuat dan masalah etika yang makin rumit, satu hal menjadi sangat jelas: kita </text:span><text:span text:style-name="Strong_20_Emphasis"><text:span text:style-name="T1">sangat membutuhkan kerangka hukum, regulasi yang jelas, dan mekanisme pengawasan independen yang kuat</text:span></text:span><text:span text:style-name="T1"> untuk mengendalikan pengembangan dan penerapan teknologi prediksi ini. Dan kebutuhan ini </text:span><text:span text:style-name="Strong_20_Emphasis"><text:span text:style-name="T1">mendesak</text:span></text:span><text:span text:style-name="T1">, harus dilakukan </text:span><text:span text:style-name="Emphasis"><text:span text:style-name="T1">sebelum</text:span></text:span><text:span text:style-name="T1"> teknologinya menjadi terlalu menyebar atau terlalu kuat untuk dikendalikan.</text:span></text:p>
            <text:p text:style-name="P106">Kenapa mendesak? Karena tanpa 'pagar' aturan main yang ketat:</text:p>
            <text:list xml:id="list7812043272501998144" text:style-name="L95">
              <text:list-item>
                <text:p text:style-name="P186"><text:span text:style-name="Strong_20_Emphasis"><text:span text:style-name="T1">Risiko Penyalahgunaan Meroket:</text:span></text:span><text:span text:style-name="T1"> Potensi teknologi ini disalahgunakan untuk pengawasan massal totaliter, sistem kredit </text:span><text:soft-page-break/><text:span text:style-name="T1">sosial yang represif, diskriminasi sistemik, atau membungkam lawan politik menjadi sangat besar. </text:span></text:p>
              </text:list-item>
              <text:list-item>
                <text:p text:style-name="P186"><text:span text:style-name="Strong_20_Emphasis"><text:span text:style-name="T1">Perlombaan Tanpa Rem:</text:span></text:span><text:span text:style-name="T1"> Tanpa standar etika dan hukum global, bisa terjadi 'perlombaan' antar negara atau perusahaan untuk mengembangkan teknologi prediksi paling kuat tanpa mempedulikan dampaknya. </text:span></text:p>
              </text:list-item>
              <text:list-item>
                <text:p text:style-name="P84"><text:span text:style-name="Strong_20_Emphasis"><text:span text:style-name="T1">Dilema Etika Baru:</text:span></text:span><text:span text:style-name="T1"> Kita bisa jadi dihadapkan pada dilema-dilema etika baru yang lebih pelik lagi, yang belum pernah kita bayangkan sebelumnya. </text:span></text:p>
              </text:list-item>
            </text:list>
            <text:p text:style-name="P106">Peraturan ini harus dibuat secara hati-hati, melibatkan berbagai pihak (ahli teknologi, ahli hukum, filsuf etika, masyarakat sipil, dan publik), dan harus mampu beradaptasi dengan perkembangan teknologi yang cepat. Ini bukan tugas mudah, tapi mutlak diperlukan jika kita ingin memastikan masa depan teknologi tidak mengorbankan nilai-nilai kemanusiaan kita.</text:p>
            <text:p text:style-name="P1"/>
            <text:p text:style-name="Text_20_body"><text:span text:style-name="Strong_20_Emphasis"><text:span text:style-name="T1">(Tips Tambahan - Etika Proaktif)</text:span></text:span></text:p>
            <text:list xml:id="list2275631107004062384" text:style-name="L96">
              <text:list-item>
                <text:p text:style-name="P85"><text:span text:style-name="T1">Penting banget untuk membahas implikasi etis dari sebuah teknologi </text:span><text:span text:style-name="Strong_20_Emphasis"><text:span text:style-name="T1">sebelum</text:span></text:span><text:span text:style-name="T1"> teknologi itu matang dan menyebar luas. Diskusi etika seharusnya berjalan </text:span><text:span text:style-name="Strong_20_Emphasis"><text:span text:style-name="T1">beriringan</text:span></text:span><text:span text:style-name="T1"> dengan pengembangan teknologi, bukan baru muncul belakangan setelah masalah terjadi. Ini namanya pendekatan etika yang proaktif. </text:span></text:p>
              </text:list-item>
            </text:list>
            <text:p text:style-name="Text_20_body"><text:span text:style-name="Strong_20_Emphasis"><text:span text:style-name="T1">(Prompt Ilustrasi - Opsional)</text:span></text:span></text:p>
            <text:list xml:id="list2341567840958183621" text:style-name="L97">
              <text:list-item>
                <text:p text:style-name="P86"><text:span text:style-name="Source_20_Text"><text:span text:style-name="T1">Gambarkan sebuah 'otak' AI futuristik yang sangat kompleks, bersinar terang tapi dikelilingi kabut tebal berlabel "Kotak Hitam Semakin Pekat". Panah-panah berlabel "Keadilan?", "Transparansi?", "Akuntabilitas?" mencoba menembus kabut tapi kesulitan. Di depannya, ada buku hukum tebal dan simbol perisai etika yang terlihat kecil dan agak ketinggalan zaman, dengan stempel besar "PERLU SEGERA DIUPDATE!" atau "REGULASI MENDESAK!".</text:span></text:span><text:span text:style-name="T1"> </text:span></text:p>
              </text:list-item>
            </text:list>
          </text:section>
          <text:section text:style-name="Sect1" text:name="feedback-form-30">
            <text:p text:style-name="P199"/>
          </text:section>
        </text:section>
        <text:section text:style-name="Sect1" text:name="ee0c7466d0e07f24">
          <text:p text:style-name="P106"/>
          <text:section text:style-name="Sect1" text:name="user-query-content-31">
            <text:p text:style-name="P217">yax </text:p>
          </text:section>
          <text:p text:style-name="P199">Tampilkan alur berpikir</text:p>
          <text:section text:style-name="Sect2" text:name="model-response-message-contentr_ee0c7466d0e07f24">
            <text:p text:style-name="Text_20_body"><text:soft-page-break/><text:span text:style-name="T1">Oke, setelah merenungkan potensi teknologi masa depan dan masalah etika yang menyertainya, kita sampai pada inti persoalan yang akan terus kita hadapi. Ini jawaban untuk </text:span><text:span text:style-name="Strong_20_Emphasis"><text:span text:style-name="T1">Subbab 5.3</text:span></text:span><text:span text:style-name="T1">.</text:span></text:p>
            <text:p text:style-name="P1"/>
            <text:p text:style-name="Text_20_body"><text:span text:style-name="Strong_20_Emphasis"><text:span text:style-name="T1">(Jawaban Prompt 22: Isi Subbab 5.3: Mencari Keseimbangan: Keamanan vs. Kebebasan)</text:span></text:span></text:p>
            <text:p text:style-name="Text_20_body"><text:span text:style-name="Strong_20_Emphasis"><text:span text:style-name="T1">1. Berjalan di Atas Tali: Dilema Abadi Masyarakat</text:span></text:span></text:p>
            <text:p text:style-name="Text_20_body"><text:span text:style-name="T1">Seiring dengan semakin canggihnya teknologi prediksi dan pengawasan, masyarakat kita (di Indonesia dan di seluruh dunia, per April 2025 ini dan di masa depan) akan terus-menerus dihadapkan pada sebuah dilema fundamental, sebuah tugas yang mirip seperti </text:span><text:span text:style-name="Strong_20_Emphasis"><text:span text:style-name="T1">berjalan di atas seutas tali yang sangat tipis</text:span></text:span><text:span text:style-name="T1"> atau </text:span><text:span text:style-name="Strong_20_Emphasis"><text:span text:style-name="T1">menjaga timbangan yang super sensitif</text:span></text:span><text:span text:style-name="T1">. Di satu sisi timbangan ada </text:span><text:span text:style-name="Strong_20_Emphasis"><text:span text:style-name="T1">keinginan kita yang sangat kuat akan rasa aman</text:span></text:span><text:span text:style-name="T1">: keinginan untuk hidup bebas dari rasa takut, terlindungi dari kejahatan, dan merasa aman di lingkungan kita. Ini adalah kebutuhan yang sangat manusiawi.</text:span></text:p>
            <text:p text:style-name="Text_20_body"><text:span text:style-name="T1">Namun, di sisi lain timbangan ada </text:span><text:span text:style-name="Strong_20_Emphasis"><text:span text:style-name="T1">nilai-nilai kebebasan sipil yang juga sangat kita junjung tinggi</text:span></text:span><text:span text:style-name="T1">: hak atas </text:span><text:span text:style-name="Strong_20_Emphasis"><text:span text:style-name="T1">privasi</text:span></text:span><text:span text:style-name="T1"> (ruang pribadi kita, data kita), hak untuk </text:span><text:span text:style-name="Strong_20_Emphasis"><text:span text:style-name="T1">bebas bergerak dan berekspresi</text:span></text:span><text:span text:style-name="T1"> tanpa terus diawasi, hak untuk dianggap </text:span><text:span text:style-name="Strong_20_Emphasis"><text:span text:style-name="T1">tidak bersalah sampai terbukti sebaliknya (praduga tak bersalah)</text:span></text:span><text:span text:style-name="T1">, dan hak untuk menjalani hidup dengan </text:span><text:span text:style-name="Strong_20_Emphasis"><text:span text:style-name="T1">otonomi</text:span></text:span><text:span text:style-name="T1"> tanpa campur tangan berlebihan dari negara atau pihak lain.</text:span></text:p>
            <text:p text:style-name="Text_20_body"><text:span text:style-name="T1">Menemukan titik </text:span><text:span text:style-name="Strong_20_Emphasis"><text:span text:style-name="T1">keseimbangan</text:span></text:span><text:span text:style-name="T1"> antara dua sisi timbangan ini – antara keamanan kolektif dan kebebasan individu – adalah tantangan yang luar biasa kompleks dan </text:span><text:span text:style-name="Strong_20_Emphasis"><text:span text:style-name="T1">berkelanjutan</text:span></text:span><text:span text:style-name="T1">. Garis batasnya tidak pernah jelas, seringkali abu-abu, dan bisa terus bergeser seiring waktu, perkembangan teknologi, dan perubahan kondisi sosial-politik. Ini bukan masalah yang bisa diselesaikan sekali untuk selamanya.</text:span></text:p>
            <text:p text:style-name="Text_20_body"><text:span text:style-name="Strong_20_Emphasis"><text:span text:style-name="T1">2. Pilihan Sulit dan Tak Ada Jawaban Universal</text:span></text:span></text:p>
            <text:p text:style-name="Text_20_body"><text:span text:style-name="T1">Dalam upaya mencari keseimbangan ini, kita seringkali dihadapkan pada </text:span><text:span text:style-name="Strong_20_Emphasis"><text:span text:style-name="T1">pilihan-pilihan sulit yang melibatkan pertukaran nilai (trade-offs)</text:span></text:span><text:span text:style-name="T1">. Hampir tidak mungkin kita bisa mendapatkan keamanan </text:span><text:span text:style-name="Emphasis"><text:span text:style-name="T1">maksimal</text:span></text:span><text:span text:style-name="T1"> tanpa mengorbankan </text:span><text:span text:style-name="Emphasis"><text:span text:style-name="T1">sebagian</text:span></text:span><text:span text:style-name="T1"> kebebasan atau privasi, dan sebaliknya, </text:span><text:soft-page-break/><text:span text:style-name="T1">mempertahankan kebebasan </text:span><text:span text:style-name="Emphasis"><text:span text:style-name="T1">absolut</text:span></text:span><text:span text:style-name="T1"> mungkin berarti kita harus menerima tingkat risiko keamanan tertentu.</text:span></text:p>
            <text:p text:style-name="Text_20_body"><text:span text:style-name="T1">Penting untuk disadari bahwa </text:span><text:span text:style-name="Strong_20_Emphasis"><text:span text:style-name="T1">tidak ada jawaban yang mudah atau 'benar' secara universal</text:span></text:span><text:span text:style-name="T1"> untuk dilema ini. Keputusan untuk mengadopsi atau menolak teknologi prediksi tertentu, atau sejauh mana kita mengizinkan pengawasan, akan melibatkan pengorbanan satu nilai demi nilai lainnya. Dan prioritas ini bisa </text:span><text:span text:style-name="Strong_20_Emphasis"><text:span text:style-name="T1">sangat berbeda</text:span></text:span><text:span text:style-name="T1"> antar individu, antar komunitas, antar budaya, atau antar negara. Apa yang dianggap sebagai 'keseimbangan yang pas' di satu tempat mungkin dianggap terlalu berlebihan atau terlalu longgar di tempat lain, tergantung pada sejarah, nilai-nilai yang dianut, dan tingkat kepercayaan masyarakat pada pemerintah atau institusi lainnya. Tidak ada resep 'satu ukuran untuk semua'.</text:span></text:p>
            <text:p text:style-name="Text_20_body"><text:span text:style-name="Strong_20_Emphasis"><text:span text:style-name="T1">3. Pentingnya Suara Kita Semua (Termasuk Kamu!)</text:span></text:span></text:p>
            <text:p text:style-name="Text_20_body"><text:span text:style-name="T1">Mengingat betapa fundamentalnya dilema ini dan betapa besar dampaknya pada masa depan masyarakat kita, keputusan tentang arah pengembangan dan penggunaan teknologi prediksi dan pengawasan </text:span><text:span text:style-name="Strong_20_Emphasis"><text:span text:style-name="T1">tidak boleh diserahkan begitu saja</text:span></text:span><text:span text:style-name="T1"> kepada para ahli teknologi, perusahaan besar, atau pemerintah semata.</text:span></text:p>
            <text:p text:style-name="Text_20_body"><text:span text:style-name="T1">Di sinilah peran kita semua sebagai warga negara menjadi sangat krusial. </text:span><text:span text:style-name="Strong_20_Emphasis"><text:span text:style-name="T1">Partisipasi publik yang luas, debat yang terbuka, jujur, dan terinformasi</text:span></text:span><text:span text:style-name="T1"> sangatlah penting. Dan ini termasuk </text:span><text:span text:style-name="Strong_20_Emphasis"><text:span text:style-name="T1">suara kamu</text:span></text:span><text:span text:style-name="T1">, para remaja dan generasi muda:</text:span></text:p>
            <text:list xml:id="list9160866021673700319" text:style-name="L98">
              <text:list-item>
                <text:p text:style-name="P187"><text:span text:style-name="Strong_20_Emphasis"><text:span text:style-name="T1">Berpikirlah Kritis:</text:span></text:span><text:span text:style-name="T1"> Jangan telan mentah-mentah semua janji manis atau klaim hebat tentang teknologi baru. Selalu pertanyakan: Bagaimana cara kerjanya? Apa buktinya? Siapa yang diuntungkan? Apa potensi dampak negatifnya? Apa yang tidak diceritakan? </text:span></text:p>
              </text:list-item>
              <text:list-item>
                <text:p text:style-name="P187"><text:span text:style-name="Strong_20_Emphasis"><text:span text:style-name="T1">Cari Sudut Pandang Beragam:</text:span></text:span><text:span text:style-name="T1"> Jangan hanya terpaku pada satu sumber informasi. Baca berita dari berbagai media, cari tahu argumen dari pihak yang pro dan kontra, tonton film dokumenter, diskusikan dengan teman, keluarga, atau guru. Semakin banyak sudut pandang yang kamu pahami, semakin bijak kamu bisa menilai. </text:span></text:p>
              </text:list-item>
              <text:list-item>
                <text:p text:style-name="P87"><text:span text:style-name="Strong_20_Emphasis"><text:span text:style-name="T1">Sadarilah Suaramu Penting:</text:span></text:span><text:span text:style-name="T1"> Kamu adalah generasi yang akan mewarisi dan hidup di masa depan yang sedang kita bentuk hari ini. </text:span><text:soft-page-break/><text:span text:style-name="T1">Pendapatmu, kekhawatiranmu, dan nilai-nilai yang kamu yakini itu penting. Meskipun mungkin terasa kecil, menyuarakan pendapatmu dalam diskusi, memilih pemimpin yang peduli isu ini, atau sekadar menjadi pengguna teknologi yang lebih sadar dan bertanggung jawab, itu semua adalah bagian dari kontribusi dalam membentuk masyarakat. </text:span></text:p>
              </text:list-item>
            </text:list>
            <text:p text:style-name="Text_20_body"><text:span text:style-name="T1">Tujuan kita bersama bukanlah memilih antara keamanan ATAU kebebasan, melainkan berjuang untuk mencari cara agar </text:span><text:span text:style-name="Strong_20_Emphasis"><text:span text:style-name="T1">keduanya bisa hidup berdampingan seharmonis mungkin</text:span></text:span><text:span text:style-name="T1">. Ini adalah perjalanan panjang yang membutuhkan kewaspadaan, pemikiran kritis, dan partisipasi aktif dari kita semua.</text:span></text:p>
            <text:p text:style-name="P1"/>
            <text:p text:style-name="Text_20_body"><text:span text:style-name="Strong_20_Emphasis"><text:span text:style-name="T1">(Tips Tambahan - Dialog yang Konstruktif)</text:span></text:span></text:p>
            <text:list xml:id="list1180571766539423111" text:style-name="L99">
              <text:list-item>
                <text:p text:style-name="P134">Saat membahas topik sensitif seperti keamanan vs kebebasan, seringkali muncul perbedaan pendapat yang tajam. Cobalah untuk berlatih melakukan dialog yang konstruktif: dengarkan sudut pandang orang lain dengan sungguh-sungguh (bahkan jika kamu tidak setuju), sampaikan pendapatmu dengan argumen yang jelas dan sopan, fokus pada isu bukan menyerang pribadi, dan bersedia untuk belajar atau bahkan sedikit mengubah pandanganmu. </text:p>
              </text:list-item>
            </text:list>
            <text:p text:style-name="Text_20_body"><text:span text:style-name="Strong_20_Emphasis"><text:span text:style-name="T1">(Prompt Ilustrasi - Opsional)</text:span></text:span></text:p>
            <text:list xml:id="list6387301290689155225" text:style-name="L100">
              <text:list-item>
                <text:p text:style-name="P88"><text:span text:style-name="Source_20_Text"><text:span text:style-name="T1">Gambarkan sebuah timbangan besar yang seimbang dengan presisi. Di satu sisi mangkuk timbangan ada ikon perisai kokoh berlabel "KEAMANAN". Di sisi lain ada ikon burung merpati terbang bebas berlabel "KEBEBASAN". Di bawah timbangan, ada siluet kerumunan orang dari berbagai usia (termasuk remaja) yang sedang berdiskusi atau mengamati timbangan tersebut dengan penuh perhatian, melambangkan debat publik.</text:span></text:span><text:span text:style-name="T1"> </text:span></text:p>
              </text:list-item>
            </text:list>
          </text:section>
          <text:section text:style-name="Sect1" text:name="feedback-form-31">
            <text:p text:style-name="P199"/>
          </text:section>
        </text:section>
        <text:section text:style-name="Sect1" text:name="1409d5ae7fb79e24">
          <text:p text:style-name="P106"/>
          <text:section text:style-name="Sect1" text:name="user-query-content-32">
            <text:p text:style-name="P217">yax </text:p>
          </text:section>
          <text:p text:style-name="P199">Tampilkan alur berpikir</text:p>
          <text:section text:style-name="Sect2" text:name="model-response-message-contentr_1409d5ae7fb79e24">
            <text:p text:style-name="Text_20_body"><text:span text:style-name="T1">Oke, kita sampai di bab terakhir dari petualangan berpikir kita. Bab ini </text:span><text:soft-page-break/><text:span text:style-name="T1">sedikit berbeda, karena fokusnya adalah… </text:span><text:span text:style-name="Strong_20_Emphasis"><text:span text:style-name="T1">kamu</text:span></text:span><text:span text:style-name="T1">! Ini jawaban untuk </text:span><text:span text:style-name="Strong_20_Emphasis"><text:span text:style-name="T1">Pengantar Bab 6</text:span></text:span><text:span text:style-name="T1">.</text:span></text:p>
            <text:p text:style-name="P1"/>
            <text:p text:style-name="Text_20_body"><text:span text:style-name="Strong_20_Emphasis"><text:span text:style-name="T1">(Jawaban Prompt 23: Pengantar Bab 6: Kamu dan Masa Depan Pengawasan)</text:span></text:span></text:p>
            <text:p text:style-name="Text_20_body"><text:span text:style-name="T1">Wow, kita sudah menempuh perjalanan yang lumayan panjang ya! Kita sudah mulai dari sekadar penasaran dengan ide 'Pre-Crime', lalu menyelami teknologi AI dan Big Data yang rumit, menghadapi tembok masalah akurasi dan etika yang bikin mikir keras, melihat contoh-contohnya di dunia nyata saat ini (per </text:span><text:span text:style-name="Strong_20_Emphasis"><text:span text:style-name="T1">April 2025</text:span></text:span><text:span text:style-name="T1">), sampai mencoba meneropong kemungkinan masa depannya. Rasanya seperti sudah menjelajahi sebuah dunia yang kompleks, ya?</text:span></text:p>
            <text:p text:style-name="Text_20_body"><text:span text:style-name="T1">Tapi sekarang, di bab terakhir ini, kita akan </text:span><text:span text:style-name="Strong_20_Emphasis"><text:span text:style-name="T1">mengalihkan sorotan utama</text:span></text:span><text:span text:style-name="T1">. Bukan lagi pada teknologinya, bukan lagi pada masalahnya secara umum, tapi pada </text:span><text:span text:style-name="Strong_20_Emphasis"><text:span text:style-name="T1">KAMU</text:span></text:span><text:span text:style-name="T1">. Ya, kamu, pembaca remaja yang sedang memegang buku ini. Mungkin selama ini kamu berpikir, "Ah, ini kan isu-isu besar, urusan pemerintah, ahli teknologi, atau orang dewasa." Kalau kamu berpikir begitu, coba pikirkan lagi!</text:span></text:p>
            <text:p text:style-name="Text_20_body"><text:span text:style-name="T1">Semua yang kita bahas – soal AI yang makin pintar, data pribadi yang terus dikumpulkan, algoritma yang bisa menentukan banyak hal, dilema antara keamanan dan privasi, pertanyaan tentang keadilan – ini semua </text:span><text:span text:style-name="Strong_20_Emphasis"><text:span text:style-name="T1">bukanlah isu yang jauh atau abstrak</text:span></text:span><text:span text:style-name="T1"> di awang-awang. Justru sebaliknya, perkembangan ini </text:span><text:span text:style-name="Strong_20_Emphasis"><text:span text:style-name="T1">sangat relevan</text:span></text:span><text:span text:style-name="T1"> dan punya </text:span><text:span text:style-name="Strong_20_Emphasis"><text:span text:style-name="T1">potensi besar untuk memengaruhi kehidupanmu</text:span></text:span><text:span text:style-name="T1"> sehari-hari, baik sekarang maupun (terutama) di masa depan. Kamu adalah generasi yang tumbuh besar di tengah gempuran teknologi digital, dan kamu yang akan paling merasakan dampaknya, baik positif maupun negatif.</text:span></text:p>
            <text:p text:style-name="Text_20_body"><text:span text:style-name="T1">Karena itulah, bab terakhir ini spesial. Tujuannya adalah untuk membantumu melihat </text:span><text:span text:style-name="Strong_20_Emphasis"><text:span text:style-name="T1">koneksi personal</text:span></text:span><text:span text:style-name="T1"> antara isu-isu besar yang sudah kita bahas dengan duniamu sendiri. Bab ini ingin mengajakmu untuk menjadi </text:span><text:span text:style-name="Strong_20_Emphasis"><text:span text:style-name="T1">lebih sadar (aware)</text:span></text:span><text:span text:style-name="T1"> tentang apa yang terjadi di sekitarmu, </text:span><text:span text:style-name="Strong_20_Emphasis"><text:span text:style-name="T1">lebih kritis</text:span></text:span><text:span text:style-name="T1"> dalam menyikapi teknologi, dan mungkin juga </text:span><text:span text:style-name="Strong_20_Emphasis"><text:span text:style-name="T1">lebih proaktif</text:span></text:span><text:span text:style-name="T1"> dalam memikirkan peranmu di tengah semua ini. Singkatnya, ini adalah bab tentang </text:span><text:span text:style-name="Strong_20_Emphasis"><text:span text:style-name="T1">kamu dan masa depanmu</text:span></text:span><text:span text:style-name="T1"> di era pengawasan dan prediksi yang </text:span><text:soft-page-break/><text:span text:style-name="T1">terus berkembang. Mari kita mulai!</text:span></text:p>
            <text:p text:style-name="P1"/>
            <text:p text:style-name="Text_20_body"><text:span text:style-name="Strong_20_Emphasis"><text:span text:style-name="T1">(Tips Tambahan - Membuat Koneksi Personal)</text:span></text:span></text:p>
            <text:list xml:id="list8504799796887854784" text:style-name="L101">
              <text:list-item>
                <text:p text:style-name="P135">Saat belajar tentang isu sosial atau teknologi yang besar dan kompleks, coba selalu tanyakan pada diri sendiri: "Bagaimana ini berhubungan dengan hidupku? Pernahkah aku mengalami sesuatu yang mirip? Bagaimana ini bisa memengaruhi aku, teman-temanku, atau keluargaku di masa depan?" Membuat koneksi personal seperti ini bisa membuat isu yang tadinya terasa jauh jadi lebih bermakna dan lebih mudah dipahami. </text:p>
              </text:list-item>
            </text:list>
            <text:p text:style-name="Text_20_body"><text:span text:style-name="Strong_20_Emphasis"><text:span text:style-name="T1">(Prompt Ilustrasi - Opsional)</text:span></text:span></text:p>
            <text:list xml:id="list583690866026977772" text:style-name="L102">
              <text:list-item>
                <text:p text:style-name="P89"><text:span text:style-name="Source_20_Text"><text:span text:style-name="T1">Buat ilustrasi pembuka bab yang menunjukkan siluet seorang remaja (bisa laki-laki atau perempuan) berdiri di depan sebuah 'jendela' besar atau layar transparan. Di layar tersebut tampak ikon-ikon yang mewakili tema buku (AI, Big Data, Privasi, Etika, Keamanan, Kebebasan). Arah pandang remaja tersebut fokus ke ikon-ikon itu, dan ada garis-garis cahaya tipis yang menghubungkan ikon-ikon tersebut langsung ke arah remaja itu, menyimbolkan relevansi dan dampak personal.</text:span></text:span><text:span text:style-name="T1"> </text:span></text:p>
              </text:list-item>
            </text:list>
          </text:section>
          <text:section text:style-name="Sect1" text:name="feedback-form-32">
            <text:p text:style-name="P199"/>
          </text:section>
        </text:section>
        <text:section text:style-name="Sect1" text:name="3c212d77f1355bb4">
          <text:p text:style-name="P106"/>
          <text:section text:style-name="Sect1" text:name="user-query-content-33">
            <text:p text:style-name="P217">yax </text:p>
          </text:section>
          <text:p text:style-name="P199">Tampilkan alur berpikir</text:p>
          <text:section text:style-name="Sect2" text:name="model-response-message-contentr_3c212d77f1355bb4">
            <text:p text:style-name="Text_20_body"><text:span text:style-name="T1">Oke, mari kita bahas bagaimana semua isu besar ini bisa benar-benar terasa dampaknya dalam kehidupanmu sehari-hari. Ini jawaban untuk </text:span><text:span text:style-name="Strong_20_Emphasis"><text:span text:style-name="T1">Subbab 6.1</text:span></text:span><text:span text:style-name="T1">.</text:span></text:p>
            <text:p text:style-name="P1"/>
            <text:p text:style-name="Text_20_body"><text:span text:style-name="Strong_20_Emphasis"><text:span text:style-name="T1">(Jawaban Prompt 24: Isi Subbab 6.1: Bagaimana Ini Bisa Mempengaruhi Hidupmu?)</text:span></text:span></text:p>
            <text:p text:style-name="P106">Mungkin kamu berpikir, "Pre-Crime? Pengawasan massal? Algoritma bias? Itu kan isu-isu canggih, kayaknya nggak ngaruh-ngaruh banget deh ke hidupku sebagai remaja." Hmm, yakin? Coba kita lihat lebih dekat. Justru <text:soft-page-break/>sebagai generasi yang hidupnya nggak bisa lepas dari dunia digital, kamu berada di garis depan yang merasakan dampak dari perkembangan ini.</text:p>
            <text:p text:style-name="Text_20_body"><text:span text:style-name="Strong_20_Emphasis"><text:span text:style-name="T1">1. Jejak Digitalmu: Data Pribadi yang Terus Terekam</text:span></text:span></text:p>
            <text:p text:style-name="Text_20_body"><text:span text:style-name="T1">Setiap kali kamu online, sadar atau nggak sadar, kamu meninggalkan </text:span><text:span text:style-name="Strong_20_Emphasis"><text:span text:style-name="T1">jejak digital (digital footprint)</text:span></text:span><text:span text:style-name="T1">. Apa saja itu? Banyakkk banget!</text:span></text:p>
            <text:list xml:id="list366239752459220497" text:style-name="L103">
              <text:list-item>
                <text:p text:style-name="P188"><text:span text:style-name="Strong_20_Emphasis"><text:span text:style-name="T1">Media Sosial:</text:span></text:span><text:span text:style-name="T1"> Semua postingan, foto, video, story, komentar, 'like', 'share' kamu di Instagram, TikTok, Twitter, Facebook, dll. Siapa temanmu, grup apa yang kamu ikuti. </text:span></text:p>
              </text:list-item>
              <text:list-item>
                <text:p text:style-name="P188"><text:span text:style-name="Strong_20_Emphasis"><text:span text:style-name="T1">Aktivitas Online:</text:span></text:span><text:span text:style-name="T1"> Riwayat pencarianmu di Google, video apa saja yang kamu tonton di YouTube, musik apa yang kamu dengarkan di Spotify, game online apa yang kamu mainkan (termasuk chat di dalamnya), situs web apa saja yang kamu kunjungi. </text:span></text:p>
              </text:list-item>
              <text:list-item>
                <text:p text:style-name="P90"><text:span text:style-name="Strong_20_Emphasis"><text:span text:style-name="T1">Data Aplikasi:</text:span></text:span><text:span text:style-name="T1"> Aplikasi di ponselmu (ojek online, e-commerce, edit foto, dll.) seringkali mengumpulkan data tentang bagaimana kamu menggunakannya, kapan, di mana (lewat GPS), bahkan kadang akses ke kontak atau galerimu (tergantung izin yang kamu berikan). </text:span></text:p>
              </text:list-item>
            </text:list>
            <text:p text:style-name="P106">Siapa yang mengumpulkan data ini? Biasanya perusahaan teknologi raksasa, pengembang aplikasi, pengiklan, dan pihak ketiga lainnya. Tujuannya beragam: mulai dari menampilkan iklan yang (katanya) sesuai minatmu, memperbaiki layanan mereka, hingga membuat profil detail tentang dirimu – apa kesukaanmu, kebiasaanmu, lingkaran pertemananmu, bahkan mungkin (dengan analisis AI) mencoba menebak kepribadianmu.</text:p>
            <text:p text:style-name="P106">Apa dampaknya buatmu?</text:p>
            <text:list xml:id="list955137740759176476" text:style-name="L104">
              <text:list-item>
                <text:p text:style-name="P189"><text:span text:style-name="Strong_20_Emphasis"><text:span text:style-name="T1">Profil Digital:</text:span></text:span><text:span text:style-name="T1"> Kamu 'dikenal' oleh sistem berdasarkan data ini, yang belum tentu selalu akurat atau lengkap. </text:span></text:p>
              </text:list-item>
              <text:list-item>
                <text:p text:style-name="P189"><text:span text:style-name="Strong_20_Emphasis"><text:span text:style-name="T1">Filter Bubble:</text:span></text:span><text:span text:style-name="T1"> Algoritma cenderung menyodorkan konten (berita, video, postingan teman) yang mirip dengan apa yang pernah kamu sukai sebelumnya. Ini bisa membuat duniamu terasa 'menyempit', dan kamu jadi kurang terpapar pada sudut pandang atau informasi yang berbeda. </text:span></text:p>
              </text:list-item>
              <text:list-item>
                <text:p text:style-name="P91"><text:span text:style-name="Strong_20_Emphasis"><text:span text:style-name="T1">Potensi Masa Depan:</text:span></text:span><text:span text:style-name="T1"> Yang paling relevan dengan buku ini: tumpukan data pribadi inilah yang secara teoritis bisa menjadi 'bahan bakar' untuk sistem pengawasan atau prediksi di masa depan, baik oleh pemerintah maupun pihak lain. Pertanyaannya, seberapa besar </text:span><text:soft-page-break/><text:span text:style-name="T1">kontrol yang kamu punya atas datamu sendiri? (Di Indonesia, kita punya UU Pelindungan Data Pribadi/PDP per April 2025, tapi pemahaman dan implementasinya masih terus berkembang). </text:span></text:p>
              </text:list-item>
            </text:list>
            <text:p text:style-name="Text_20_body"><text:span text:style-name="Strong_20_Emphasis"><text:span text:style-name="T1">2. Algoritma yang (Mungkin) Menentukan Masa Depanmu</text:span></text:span></text:p>
            <text:p text:style-name="Text_20_body"><text:span text:style-name="T1">Selain soal data, ada lagi dampak yang lebih langsung: semakin banyak </text:span><text:span text:style-name="Strong_20_Emphasis"><text:span text:style-name="T1">keputusan penting</text:span></text:span><text:span text:style-name="T1"> dalam hidup kita yang prosesnya dibantu atau bahkan diambil alih oleh </text:span><text:span text:style-name="Strong_20_Emphasis"><text:span text:style-name="T1">algoritma</text:span></text:span><text:span text:style-name="T1">. Ini bisa memengaruhi peluangmu:</text:span></text:p>
            <text:list xml:id="list5920394700364222020" text:style-name="L105">
              <text:list-item>
                <text:p text:style-name="P190"><text:span text:style-name="Strong_20_Emphasis"><text:span text:style-name="T1">Pendidikan:</text:span></text:span><text:span text:style-name="T1"> Bayangkan saat kamu mendaftar ke SMA favorit atau universitas impian. Di masa depan (atau bahkan sudah mulai terjadi di beberapa tempat), bisa jadi ada algoritma yang ikut menyaring ribuan aplikasi berdasarkan nilai, skor tes, asal sekolah, atau bahkan (siapa tahu?) menganalisis esai atau aktivitas ekstrakurikuler yang kamu tulis. Bagaimana kalau algoritma itu punya bias tersembunyi? </text:span></text:p>
              </text:list-item>
              <text:list-item>
                <text:p text:style-name="P190"><text:span text:style-name="Strong_20_Emphasis"><text:span text:style-name="T1">Pekerjaan Pertama:</text:span></text:span><text:span text:style-name="T1"> Saat kamu nanti melamar kerja paruh waktu, magang, atau pekerjaan pertamamu, banyak perusahaan kini menggunakan AI untuk memindai CV secara otomatis. Algoritma akan mencari kata kunci atau pola tertentu. Bagaimana kalau CV-mu tidak sesuai 'selera' algoritma, meskipun kamu sebenarnya kandidat yang cocok? </text:span></text:p>
              </text:list-item>
              <text:list-item>
                <text:p text:style-name="P92"><text:span text:style-name="Strong_20_Emphasis"><text:span text:style-name="T1">Akses Lainnya:</text:span></text:span><text:span text:style-name="T1"> Di masa depan, skor kredit (untuk pinjaman), premi asuransi, atau bahkan aplikasi sewa tempat tinggal mungkin juga akan semakin dipengaruhi oleh penilaian algoritma berdasarkan berbagai data (termasuk mungkin jejak digitalmu). </text:span></text:p>
              </text:list-item>
            </text:list>
            <text:p text:style-name="Text_20_body"><text:span text:style-name="T1">Masalahnya, seperti yang sudah kita bahas, </text:span><text:span text:style-name="Strong_20_Emphasis"><text:span text:style-name="T1">algoritma ini bisa bias!</text:span></text:span><text:span text:style-name="T1"> Jika ia dilatih dengan data yang tidak adil dari masa lalu, ia bisa secara sistematis merugikan orang dari latar belakang tertentu (misalnya karena sekolahnya kurang terkenal, tinggal di 'kode pos yang salah', atau bahkan karena nama atau foto). Dan seringkali, kamu </text:span><text:span text:style-name="Strong_20_Emphasis"><text:span text:style-name="T1">tidak tahu</text:span></text:span><text:span text:style-name="T1"> kalau keputusan penting tentang hidupmu itu dipengaruhi algoritma, apalagi tahu </text:span><text:span text:style-name="Emphasis"><text:span text:style-name="T1">kenapa</text:span></text:span><text:span text:style-name="T1"> kamu mungkin ditolak. Ini bisa menutup pintu kesempatan secara tidak adil.</text:span></text:p>
            <text:p text:style-name="Text_20_body"><text:span text:style-name="Strong_20_Emphasis"><text:span text:style-name="T1">3. Jadi Warga Digital yang Cerdas, Kritis, dan Berdaya!</text:span></text:span></text:p>
            <text:p text:style-name="Text_20_body"><text:span text:style-name="T1">Terus, apa yang bisa kamu lakukan? Pasrah saja? Tentu tidak! Meskipun kamu nggak bisa mengontrol semua sistem besar di luar sana, kamu bisa membekali diri untuk menjadi </text:span><text:span text:style-name="Strong_20_Emphasis"><text:span text:style-name="T1">warga negara digital (digital citizen)</text:span></text:span><text:span text:style-name="T1"> yang </text:span><text:soft-page-break/><text:span text:style-name="T1">lebih tangguh:</text:span></text:p>
            <text:list xml:id="list7856982349354785045" text:style-name="L106">
              <text:list-item>
                <text:p text:style-name="P191"><text:span text:style-name="Strong_20_Emphasis"><text:span text:style-name="T1">Lebih Sadar &amp; Hati-hati Berbagi Data:</text:span></text:span><text:span text:style-name="T1"> Pikirkan ulang sebelum memposting sesuatu yang terlalu pribadi atau sensitif. Cek secara berkala </text:span><text:span text:style-name="Strong_20_Emphasis"><text:span text:style-name="T1">pengaturan privasi</text:span></text:span><text:span text:style-name="T1"> di akun media sosial dan aplikasimu – batasi siapa saja yang bisa melihat postingan atau datamu. Pahami izin apa saja yang diminta oleh aplikasi baru sebelum kamu install. </text:span></text:p>
              </text:list-item>
              <text:list-item>
                <text:p text:style-name="P191"><text:span text:style-name="Strong_20_Emphasis"><text:span text:style-name="T1">Asah Kemampuan Berpikir Kritis (Literasi Digital &amp; Media):</text:span></text:span><text:span text:style-name="T1"> Jangan mudah percaya semua informasi yang kamu lihat online! Belajarlah mengenali berita bohong (hoaks), clickbait, atau opini yang dibingkai seolah-olah fakta. Sadari kemungkinan adanya </text:span><text:span text:style-name="Emphasis"><text:span text:style-name="T1">filter bubble</text:span></text:span><text:span text:style-name="T1"> dan carilah sumber informasi dari berbagai sudut pandang. Pertanyakan motif di balik konten yang kamu konsumsi. </text:span></text:p>
              </text:list-item>
              <text:list-item>
                <text:p text:style-name="P191"><text:span text:style-name="Strong_20_Emphasis"><text:span text:style-name="T1">Pahami Hak Dasarmu (Secara Umum):</text:span></text:span><text:span text:style-name="T1"> Kamu punya hak atas privasi. Di Indonesia, UU PDP memberikan beberapa hak terkait data pribadi (meskipun detail pelaksanaannya masih perlu kita awasi bersama). Mengetahui hakmu adalah langkah awal untuk bisa menuntutnya. </text:span></text:p>
              </text:list-item>
              <text:list-item>
                <text:p text:style-name="P93"><text:span text:style-name="Strong_20_Emphasis"><text:span text:style-name="T1">Lindungi Privasi (Langkah Sederhana):</text:span></text:span><text:span text:style-name="T1"> Gunakan password yang kuat dan berbeda untuk akun-akun penting. Hati-hati menggunakan Wi-Fi publik. Jangan sembarangan klik link atau download lampiran mencurigakan. </text:span></text:p>
              </text:list-item>
            </text:list>
            <text:p text:style-name="Text_20_body"><text:span text:style-name="T1">Menjadi warga digital yang cerdas bukan berarti anti-teknologi. Tapi artinya menggunakan teknologi dengan </text:span><text:span text:style-name="Strong_20_Emphasis"><text:span text:style-name="T1">lebih sadar, lebih kritis, dan lebih bertanggung jawab</text:span></text:span><text:span text:style-name="T1">. Dengan begitu, kamu punya kendali lebih besar atas jejak digitalmu dan lebih siap menghadapi tantangan di era ini.</text:span></text:p>
            <text:p text:style-name="P1"/>
            <text:p text:style-name="Text_20_body"><text:span text:style-name="Strong_20_Emphasis"><text:span text:style-name="T1">(Tips Tambahan - Cek Pengaturan Privasi Rutin)</text:span></text:span></text:p>
            <text:list xml:id="list240686409612997059" text:style-name="L107">
              <text:list-item>
                <text:p text:style-name="P136">Platform media sosial dan aplikasi sering banget mengubah kebijakan privasi atau menambahkan fitur baru. Luangkan waktu beberapa bulan sekali untuk mengecek ulang pengaturan privasi di akun-akun pentingmu (IG, TikTok, Google, dll.). Pastikan pengaturannya masih sesuai dengan tingkat kenyamananmu dalam berbagi data. </text:p>
              </text:list-item>
            </text:list>
            <text:p text:style-name="Text_20_body"><text:span text:style-name="Strong_20_Emphasis"><text:span text:style-name="T1">(Prompt Ilustrasi - Opsional)</text:span></text:span></text:p>
            <text:list xml:id="list8950994743151532206" text:style-name="L108">
              <text:list-item>
                <text:p text:style-name="P94"><text:soft-page-break/><text:span text:style-name="Source_20_Text"><text:span text:style-name="T1">Gambarkan tiga panel. Panel 1: Seorang remaja asyik main ponsel, dari ponsel itu keluar 'hantu' data berisi ikon like, foto, lokasi, chat, dll., membentuk jejak kaki digital. Panel 2: Remaja yang sama tampak kecewa karena di depannya ada gerbang bertuliskan "BEASISWA" atau "UNIVERSITAS" yang dijaga oleh robot/algoritma dengan tanda 'X' merah. Panel 3: Remaja yang sama kini tampak lebih bijak, sedang mengatur ikon 'privacy setting' di layar, membaca buku/artikel dengan kritis, dan memegang perisai kecil bertuliskan "Literasi Digital".</text:span></text:span><text:span text:style-name="T1"> </text:span></text:p>
              </text:list-item>
            </text:list>
          </text:section>
          <text:section text:style-name="Sect1" text:name="feedback-form-33">
            <text:p text:style-name="P199"/>
          </text:section>
        </text:section>
        <text:section text:style-name="Sect1" text:name="e5f310431fa2496a">
          <text:p text:style-name="P106"/>
          <text:section text:style-name="Sect1" text:name="user-query-content-34">
            <text:p text:style-name="P217">yax </text:p>
          </text:section>
          <text:p text:style-name="P199">Tampilkan alur berpikir</text:p>
          <text:section text:style-name="Sect2" text:name="model-response-message-contentr_e5f310431fa2496a">
            <text:p text:style-name="P106">Baik, kita sudah sampai di penghujung perjalanan buku ini. Tapi, ini bukan akhir dari pemikiranmu, justru ini adalah awalnya. Bagian ini tidak akan memberi jawaban, melainkan beberapa pertanyaan penting untuk kamu bawa dan renungkan sendiri.</text:p>
            <text:p text:style-name="P1"/>
            <text:p text:style-name="Text_20_body"><text:span text:style-name="Strong_20_Emphasis"><text:span text:style-name="T1">(Jawaban Prompt 25: Isi Subbab 6.2: Pertanyaan untuk Kamu Renungkan)</text:span></text:span></text:p>
            <text:p text:style-name="P106">Setelah kita bersama-sama menjelajahi dunia "Pre-Crime" yang penuh dengan janji menggiurkan sekaligus potensi bahaya yang mengerikan, ada beberapa pertanyaan besar yang mungkin sekarang berputar di kepalamu. Tidak ada jawaban benar atau salah untuk pertanyaan-pertanyaan ini, karena jawabannya ada pada nilai-nilai dan pandanganmu masing-masing. Tapi, memikirkannya secara mendalam adalah langkah pertama yang sangat penting. Coba luangkan waktu sejenak untuk merenungkan:</text:p>
            <text:p text:style-name="Text_20_body"><text:span text:style-name="Strong_20_Emphasis"><text:span text:style-name="T1">1. Soal Nilai Pribadimu:</text:span></text:span></text:p>
            <text:p text:style-name="Quotations"><text:span text:style-name="T1">"Setelah memahami potensi dan bahaya teknologi prediksi dan pengawasan ini, coba deh jujur sama diri sendiri: Seberapa besar sih nilai privasi buat </text:span><text:span text:style-name="Emphasis"><text:span text:style-name="T1">kamu</text:span></text:span><text:span text:style-name="T1">? Seberapa banyak kebebasan pribadi – kebebasan untuk tidak diawasi, kebebasan bergerak, kebebasan dianggap tak bersalah – yang </text:span><text:span text:style-name="Emphasis"><text:span text:style-name="T1">kamu</text:span></text:span><text:span text:style-name="T1"> anggap pantas </text:span><text:soft-page-break/><text:span text:style-name="T1">untuk 'ditukar' demi mendapatkan tingkat keamanan yang (mungkin) lebih tinggi? Di titik mana </text:span><text:span text:style-name="Emphasis"><text:span text:style-name="T1">kamu</text:span></text:span><text:span text:style-name="T1"> merasa batasmu dilanggar? Dan yang terpenting, </text:span><text:span text:style-name="Emphasis"><text:span text:style-name="T1">mengapa</text:span></text:span><text:span text:style-name="T1"> kamu menetapkan batas itu di sana?"</text:span></text:p>
            <text:p text:style-name="Text_20_body"><text:span text:style-name="Strong_20_Emphasis"><text:span text:style-name="T1">2. Soal Tanggung Jawab Kita Bersama:</text:span></text:span></text:p>
            <text:p text:style-name="Quotations"><text:span text:style-name="T1">"Melihat bagaimana teknologi ini bisa berdampak pada keadilan dan kesetaraan, menurutmu, bagaimana caranya </text:span><text:span text:style-name="Emphasis"><text:span text:style-name="T1">kita</text:span></text:span><text:span text:style-name="T1"> – sebagai individu, sebagai teman, sebagai anggota komunitas, sebagai warga negara – bisa bareng-bareng mendorong agar teknologi hebat seperti AI dan analisis data ini dipakai dengan cara yang lebih bertanggung jawab, lebih adil, lebih transparan, dan tidak diskriminatif? Nggak cuma mengeluh atau takut, tapi adakah langkah paling kecil sekalipun, atau perubahan sikap apa, yang bisa </text:span><text:span text:style-name="Emphasis"><text:span text:style-name="T1">kamu</text:span></text:span><text:span text:style-name="T1"> mulai lakukan atau suarakan di lingkungan terdekatmu (sekolah, keluarga, teman main) untuk ikut berkontribusi?"</text:span></text:p>
            <text:p text:style-name="Text_20_body"><text:span text:style-name="Strong_20_Emphasis"><text:span text:style-name="T1">3. Soal Visimu untuk Masa Depan:</text:span></text:span></text:p>
            <text:p text:style-name="Quotations"><text:span text:style-name="T1">"Coba sekarang pejamkan mata sejenak dan bayangkan masa depan – katakanlah 10 atau 20 tahun dari sekarang, saat kamu mungkin sudah kuliah, bekerja, atau berkeluarga. Masyarakat seperti apa yang </text:span><text:span text:style-name="Emphasis"><text:span text:style-name="T1">kamu</text:span></text:span><text:span text:style-name="T1"> cita-citakan dalam kaitannya dengan hubungan antara manusia, teknologi canggih, rasa aman, dan kebebasan? Bagaimana caranya kita bisa memastikan bahwa semua kemajuan teknologi yang luar biasa ini benar-benar dipakai untuk membangun dunia yang </text:span><text:span text:style-name="Emphasis"><text:span text:style-name="T1">lebih baik</text:span></text:span><text:span text:style-name="T1">, </text:span><text:span text:style-name="Emphasis"><text:span text:style-name="T1">lebih adil</text:span></text:span><text:span text:style-name="T1">, dan </text:span><text:span text:style-name="Emphasis"><text:span text:style-name="T1">lebih manusiawi</text:span></text:span><text:span text:style-name="T1"> bagi semua orang, bukannya malah menciptakan masalah baru, memperdalam perpecahan, atau membuat kita hidup dalam ketakutan dan kecurigaan?"</text:span></text:p>
            <text:p text:style-name="Text_20_body"><text:span text:style-name="T1">Ini adalah pertanyaan-pertanyaan besar, dan sangat wajar kalau kamu belum punya jawaban pasti sekarang. Yang terpenting bukanlah menemukan jawaban final hari ini, tapi </text:span><text:span text:style-name="Strong_20_Emphasis"><text:span text:style-name="T1">memulai proses berpikir</text:span></text:span><text:span text:style-name="T1"> itu sendiri. Teruslah belajar, teruslah bertanya, teruslah berdiskusi dengan orang lain yang punya pandangan berbeda, dan teruslah peduli. Karena </text:span><text:soft-page-break/><text:span text:style-name="T1">masa depan yang sedang kita bicarakan ini, pada akhirnya, adalah masa depan yang akan kamu tinggali dan ikut bentuk.</text:span></text:p>
            <text:p text:style-name="P1"/>
            <text:p text:style-name="Text_20_body"><text:span text:style-name="Strong_20_Emphasis"><text:span text:style-name="T1">(Tips Tambahan - Belajar Sepanjang Hayat)</text:span></text:span></text:p>
            <text:list xml:id="list3595526162529399389" text:style-name="L109">
              <text:list-item>
                <text:p text:style-name="P137">Dunia teknologi dan masyarakat itu nggak pernah berhenti berubah. Apa yang kita anggap canggih atau mustahil hari ini, mungkin jadi biasa saja beberapa tahun lagi. Karena itu, penting banget untuk punya sikap 'pembelajar sepanjang hayat' – teruslah merasa ingin tahu, cari informasi baru, dan bersedia untuk mengevaluasi ulang pandanganmu seiring waktu dan perkembangan baru. </text:p>
              </text:list-item>
            </text:list>
            <text:p text:style-name="Text_20_body"><text:span text:style-name="Strong_20_Emphasis"><text:span text:style-name="T1">(Prompt Ilustrasi - Opsional)</text:span></text:span></text:p>
            <text:list xml:id="list646580845131192542" text:style-name="L110">
              <text:list-item>
                <text:p text:style-name="P95"><text:span text:style-name="Source_20_Text"><text:span text:style-name="T1">Gambarkan ilustrasi penutup buku yang penuh harapan namun tetap realistis. Tampilkan siluet sekelompok remaja beragam yang berdiri di sebuah bukit, memandang ke arah matahari terbit yang menyinari lanskap kota masa depan yang tampak bersih dan teratur, namun tidak terlihat terlalu diawasi secara berlebihan (mungkin ada teknologi ramah lingkungan, ruang hijau, orang berinteraksi). Di langit, ada beberapa awan berbentuk tanda tanya (?) yang melayang, menyimbolkan bahwa masa depan masih penuh pertanyaan dan pilihan. Beri nuansa warna yang hangat dan optimis namun tenang.</text:span></text:span><text:span text:style-name="T1"> </text:span></text:p>
              </text:list-item>
            </text:list>
          </text:section>
          <text:section text:style-name="Sect1" text:name="feedback-form-34">
            <text:p text:style-name="P199"/>
          </text:section>
        </text:section>
        <text:section text:style-name="Sect1" text:name="761bd3a66ca31205">
          <text:p text:style-name="P106"/>
          <text:section text:style-name="Sect1" text:name="user-query-content-35">
            <text:p text:style-name="P217">yax </text:p>
          </text:section>
          <text:p text:style-name="P199">Tampilkan alur berpikir</text:p>
          <text:section text:style-name="Sect2" text:name="model-response-message-contentr_761bd3a66ca31205">
            <text:p text:style-name="Text_20_body"><text:span text:style-name="T1">Baik, ini adalah bagian terakhir dari jawaban berdasarkan prompt yang telah kita susun: </text:span><text:span text:style-name="Strong_20_Emphasis"><text:span text:style-name="T1">Penutup (Kesimpulan)</text:span></text:span><text:span text:style-name="T1"> buku ini.</text:span></text:p>
            <text:p text:style-name="P1"/>
            <text:p text:style-name="Text_20_body"><text:span text:style-name="Strong_20_Emphasis"><text:span text:style-name="T1">(Jawaban Prompt 26: Isi Penutup: Ringkasan: Antara Mimpi dan Mimpi Buruk)</text:span></text:span></text:p>
            <text:p text:style-name="P106">Kita telah melakukan perjalanan bersama, menjelajahi sebuah ide yang sangat kuat: "Pre-Crime", mencegah kejahatan sebelum terjadi. Kita terpikat oleh mimpinya akan dunia yang aman, lalu kita selami teknologi canggih <text:soft-page-break/>seperti AI dan Big Data yang mungkin bisa mewujudkannya. Namun, kita juga membentur tembok realitas yang keras: masalah akurasi dalam memprediksi manusia yang begitu kompleks, serta labirin persoalan etika menyangkut privasi, keadilan, bias, dan potensi penyalahgunaan kekuasaan. Kita pun melihat upaya-upaya nyata di dunia saat ini (per April 2025) yang, meskipun berbeda dari fiksi, tetap sarat kontroversi. Akhirnya, kita mencoba meneropong masa depan yang penuh ketidakpastian, di mana teknologi mungkin semakin maju, tapi dilema etika justru bisa semakin pelik.</text:p>
            <text:p text:style-name="Text_20_body"><text:span text:style-name="T1">Perjalanan ini membawa kita pada satu kesimpulan utama: teknologi prediksi kejahatan adalah gambaran sempurna </text:span><text:span text:style-name="Strong_20_Emphasis"><text:span text:style-name="T1">'Antara Mimpi dan Mimpi Buruk'</text:span></text:span><text:span text:style-name="T1">. Di satu sisi, ia menawarkan harapan akan keamanan dan ketertiban yang sangat kita dambakan – sebuah 'mimpi' indah. Namun di sisi lain, ia membawa bayang-bayang pengawasan massal, potensi diskriminasi sistemik, penggerusan kebebasan fundamental, dan ancaman terhadap nilai-nilai kemanusiaan kita – sebuah 'mimpi buruk' yang nyata.</text:span></text:p>
            <text:p text:style-name="Text_20_body"><text:span text:style-name="T1">Lalu, apa pesan terpenting yang bisa kita bawa pulang dari semua ini? Jawabannya terletak pada </text:span><text:span text:style-name="Strong_20_Emphasis"><text:span text:style-name="T1">kekuatan berpikir kritis</text:span></text:span><text:span text:style-name="T1">. Di tengah gempuran teknologi yang terus melaju, kemampuan untuk berhenti sejenak, bertanya, menganalisis, dan tidak mudah percaya adalah senjata kita yang paling berharga. Inilah </text:span><text:span text:style-name="Strong_20_Emphasis"><text:span text:style-name="T1">urgensi</text:span></text:span><text:span text:style-name="T1"> bagi kita semua, terutama bagi kamu, generasi muda yang akan mewarisi dan membentuk masa depan: </text:span><text:span text:style-name="Strong_20_Emphasis"><text:span text:style-name="T1">teruslah pertanyakan segalanya</text:span></text:span><text:span text:style-name="T1">. Jangan pernah takut untuk bertanya 'mengapa?', 'bagaimana jika?', 'siapa yang diuntungkan?', 'apa dampaknya?'. Carilah informasi dari berbagai sudut pandang, diskusikan dengan orang lain, dan terlibatlah dalam percakapan tentang bagaimana kita sebagai masyarakat ingin memanfaatkan – atau mungkin membatasi – kekuatan teknologi demi membangun masa depan yang tidak hanya lebih aman, tetapi juga lebih adil, lebih bebas, dan lebih manusiawi. Karena masa depan itu tidak datang begitu saja; ia dibentuk oleh pilihan-pilihan yang kita buat hari ini, dimulai dari cara kita berpikir.</text:span></text:p>
            <text:p text:style-name="P1"/>
            <text:p text:style-name="Text_20_body"><text:span text:style-name="Strong_20_Emphasis"><text:span text:style-name="T1">(Tips Tambahan - Kekuatan Bertanya)</text:span></text:span></text:p>
            <text:list xml:id="list8605782729873096511" text:style-name="L111">
              <text:list-item>
                <text:p text:style-name="P138">Jangan pernah meremehkan kekuatan sebuah pertanyaan yang bagus. Pertanyaan yang tepat seringkali jauh lebih berharga daripada <text:soft-page-break/>jawaban yang terlalu cepat atau terlalu sederhana. Teruslah bertanya, karena dari sanalah pemahaman yang lebih dalam seringkali bermula. </text:p>
              </text:list-item>
            </text:list>
            <text:p text:style-name="Text_20_body"><text:span text:style-name="Strong_20_Emphasis"><text:span text:style-name="T1">(Prompt Ilustrasi - Opsional)</text:span></text:span></text:p>
            <text:list xml:id="list1945038840131580089" text:style-name="L112">
              <text:list-item>
                <text:p text:style-name="P96"><text:span text:style-name="Source_20_Text"><text:span text:style-name="T1">Gambarkan sebuah ilustrasi penutup yang simpel namun mengena. Mungkin hanya siluet kepala manusia yang di dalamnya terdapat tanda tanya (?) besar yang bersinar terang, melambangkan pentingnya terus bertanya dan berpikir kritis. Atau, bisa juga gambar sebuah buku terbuka dengan halaman terakhir yang hanya berisi satu kalimat besar: "Teruslah Bertanya." dengan latar belakang abstrak yang melambangkan teknologi dan masa depan.</text:span></text:span><text:span text:style-name="T1"> </text:span></text:p>
              </text:list-item>
            </text:list>
          </text:section>
          <text:section text:style-name="Sect1" text:name="feedback-form-35">
            <text:p text:style-name="P199"/>
          </text:section>
        </text:section>
        <text:section text:style-name="Sect1" text:name="547a345648fb4d8c">
          <text:p text:style-name="P106"/>
          <text:section text:style-name="Sect1" text:name="user-query-content-36">
            <text:p text:style-name="P217">yax </text:p>
          </text:section>
          <text:p text:style-name="P199">Tampilkan alur berpikir</text:p>
          <text:section text:style-name="Sect2" text:name="model-response-message-contentr_547a345648fb4d8c">
            <text:p text:style-name="P106">Oke, saya telah menjawab prompt terakhir untuk bagian Penutup.</text:p>
            <text:p text:style-name="P106">Semua prompt yang telah kita buat bersama untuk menyusun kerangka dan isi buku "Pre-Crime: Mencegah Kejahatan Sebelum Terjadi?" dari Pendahuluan hingga Penutup kini telah saya jawab satu per satu sesuai instruksi Anda, dengan gaya bahasa yang disarankan untuk remaja dan penambahan tips serta ide ilustrasi opsional.</text:p>
            <text:p text:style-name="P106">Apakah ada bagian tertentu yang ingin Anda revisi, kembangkan lebih lanjut, atau ada hal lain yang bisa saya bantu terkait penyusunan buku ini?</text:p>
          </text:section>
          <text:section text:style-name="Sect1" text:name="feedback-form-36">
            <text:p text:style-name="P199"/>
          </text:section>
        </text:section>
        <text:section text:style-name="Sect1" text:name="3ccf14fe26f621dd">
          <text:p text:style-name="P106"/>
          <text:section text:style-name="Sect1" text:name="user-query-content-37">
            <text:p text:style-name="P217">buat glosarium </text:p>
          </text:section>
          <text:p text:style-name="P199">Tampilkan alur berpikir</text:p>
          <text:section text:style-name="Sect2" text:name="model-response-message-contentr_3ccf14fe26f621dd">
            <text:p text:style-name="P106">Tentu, berikut adalah draf Glosarium yang berisi istilah-istilah penting yang muncul dalam pembahasan buku "Pre-Crime", dijelaskan dengan bahasa yang mudah dipahami remaja:</text:p>
            <text:p text:style-name="P1"/>
            <text:p text:style-name="Text_20_body"><text:span text:style-name="Strong_20_Emphasis"><text:span text:style-name="T1">Glosarium</text:span></text:span></text:p>
            <text:list xml:id="list7083473237293316271" text:style-name="L113">
              <text:list-item>
                <text:p text:style-name="P97"><text:soft-page-break/><text:span text:style-name="Strong_20_Emphasis"><text:span text:style-name="T1">AI (Artificial Intelligence / Kecerdasan Buatan):</text:span></text:span><text:span text:style-name="T1"> Sistem komputer atau mesin yang dirancang agar bisa berpikir atau melakukan tugas-tugas yang biasanya membutuhkan kecerdasan manusia, seperti belajar dari pengalaman, mengenali pola, memecahkan masalah, atau membuat keputusan. Contohnya banyak di sekitar kita, dari asisten suara di ponsel hingga sistem rekomendasi film. Dalam buku ini, AI adalah 'otak' potensial di balik teknologi prediksi.</text:span></text:p>
              </text:list-item>
              <text:list-item>
                <text:p text:style-name="P97"><text:span text:style-name="Strong_20_Emphasis"><text:span text:style-name="T1">Algoritma (Algorithm):</text:span></text:span><text:span text:style-name="T1"> Serangkaian instruksi atau aturan langkah-demi-langkah yang jelas, yang diberikan kepada komputer untuk menyelesaikan suatu tugas atau memecahkan masalah. Ibarat resep masakan untuk komputer. Dalam konteks prediksi, algoritma inilah yang menganalisis data untuk menghasilkan perkiraan.</text:span></text:p>
              </text:list-item>
              <text:list-item>
                <text:p text:style-name="P97"><text:span text:style-name="Strong_20_Emphasis"><text:span text:style-name="T1">Algoritma Penilaian Risiko (Risk Assessment Algorithm):</text:span></text:span><text:span text:style-name="T1"> Jenis algoritma khusus yang digunakan dalam sistem hukum (misalnya saat menentukan jaminan atau pembebasan bersyarat) untuk mencoba memprediksi seberapa besar kemungkinan seseorang akan melakukan kejahatan lagi di masa depan (lihat </text:span><text:span text:style-name="Strong_20_Emphasis"><text:span text:style-name="T1">Residivisme</text:span></text:span><text:span text:style-name="T1">) berdasarkan data tentang dirinya.</text:span></text:p>
              </text:list-item>
              <text:list-item>
                <text:p text:style-name="P97"><text:span text:style-name="Strong_20_Emphasis"><text:span text:style-name="T1">Bias (Bias / Prasangka):</text:span></text:span><text:span text:style-name="T1"> Kecenderungan untuk lebih menyukai atau tidak menyukai satu hal, orang, atau kelompok dibandingkan yang lain, seringkali dengan cara yang tidak adil. Bias bisa disadari atau tidak disadari.</text:span></text:p>
              </text:list-item>
              <text:list-item>
                <text:p text:style-name="P97"><text:span text:style-name="Strong_20_Emphasis"><text:span text:style-name="T1">Bias Algoritma (Algorithmic Bias):</text:span></text:span><text:span text:style-name="T1"> Terjadi ketika sebuah algoritma komputer menghasilkan output yang secara sistematis tidak adil atau merugikan kelompok orang tertentu (misalnya berdasarkan ras, gender, atau status sosial). Seringkali disebabkan karena algoritma tersebut dilatih menggunakan data yang sudah mengandung bias dari dunia nyata.</text:span></text:p>
              </text:list-item>
              <text:list-item>
                <text:p text:style-name="P97"><text:span text:style-name="Strong_20_Emphasis"><text:span text:style-name="T1">Big Data:</text:span></text:span><text:span text:style-name="T1"> Istilah untuk kumpulan data yang jumlahnya </text:span><text:span text:style-name="Emphasis"><text:span text:style-name="T1">luar biasa</text:span></text:span><text:span text:style-name="T1"> besar (Volume), dihasilkan dengan </text:span><text:span text:style-name="Emphasis"><text:span text:style-name="T1">sangat cepat</text:span></text:span><text:span text:style-name="T1"> (Velocity), dan jenisnya </text:span><text:span text:style-name="Emphasis"><text:span text:style-name="T1">sangat beragam</text:span></text:span><text:span text:style-name="T1"> (Variety), sehingga sulit diolah dengan teknologi komputer biasa. Big Data adalah 'bahan bakar' utama bagi AI modern.</text:span></text:p>
              </text:list-item>
              <text:list-item>
                <text:p text:style-name="P97"><text:span text:style-name="Strong_20_Emphasis"><text:span text:style-name="T1">Determinisme (Determinism):</text:span></text:span><text:span text:style-name="T1"> Pandangan filsafat yang meyakini </text:span><text:soft-page-break/><text:span text:style-name="T1">bahwa semua kejadian, termasuk pilihan dan tindakan manusia, sudah ditentukan oleh sebab-akibat sebelumnya dan hukum alam, sehingga secara teori bisa diprediksi jika semua faktor diketahui. Ini sering dipertentangkan dengan </text:span><text:span text:style-name="Strong_20_Emphasis"><text:span text:style-name="T1">Kehendak Bebas</text:span></text:span><text:span text:style-name="T1">.</text:span></text:p>
              </text:list-item>
              <text:list-item>
                <text:p text:style-name="P97"><text:span text:style-name="Strong_20_Emphasis"><text:span text:style-name="T1">Etika (Ethics):</text:span></text:span><text:span text:style-name="T1"> Prinsip-prinsip moral yang memandu perilaku kita; studi tentang apa yang benar dan salah, baik dan buruk, adil dan tidak adil. Dalam buku ini, etika menjadi pertimbangan penting saat membahas dampak teknologi prediksi.</text:span></text:p>
              </text:list-item>
              <text:list-item>
                <text:p text:style-name="P97"><text:span text:style-name="Strong_20_Emphasis"><text:span text:style-name="T1">False Negative (Negatif Palsu):</text:span></text:span><text:span text:style-name="T1"> Kesalahan prediksi di mana sistem gagal mendeteksi sesuatu yang seharusnya terdeteksi. Dalam konteks Pre-Crime, ini berarti sistem gagal memprediksi seseorang yang </text:span><text:span text:style-name="Emphasis"><text:span text:style-name="T1">sebenarnya akan</text:span></text:span><text:span text:style-name="T1"> melakukan kejahatan.</text:span></text:p>
              </text:list-item>
              <text:list-item>
                <text:p text:style-name="P97"><text:span text:style-name="Strong_20_Emphasis"><text:span text:style-name="T1">False Positive (Positif Palsu):</text:span></text:span><text:span text:style-name="T1"> Kesalahan prediksi di mana sistem salah mengidentifikasi sesuatu yang sebenarnya tidak ada. Dalam konteks Pre-Crime, ini berarti sistem salah menandai seseorang sebagai calon pelaku kejahatan, padahal orang tersebut </text:span><text:span text:style-name="Emphasis"><text:span text:style-name="T1">tidak akan</text:span></text:span><text:span text:style-name="T1"> melakukannya. Ini sangat berbahaya karena bisa menuduh orang tak bersalah.</text:span></text:p>
              </text:list-item>
              <text:list-item>
                <text:p text:style-name="P97"><text:span text:style-name="Strong_20_Emphasis"><text:span text:style-name="T1">Fiksi Ilmiah (Science Fiction / Sci-Fi):</text:span></text:span><text:span text:style-name="T1"> Genre cerita (buku, film, dll.) yang berlatar di masa depan atau dunia alternatif, seringkali melibatkan teknologi canggih, perjalanan luar angkasa, atau konsep ilmiah yang bersifat imajinatif. Penting untuk membedakannya dari fakta ilmiah saat ini.</text:span></text:p>
              </text:list-item>
              <text:list-item>
                <text:p text:style-name="P97"><text:span text:style-name="Strong_20_Emphasis"><text:span text:style-name="T1">Hotspot (Titik Rawan / Titik Panas):</text:span></text:span><text:span text:style-name="T1"> Istilah yang digunakan dalam </text:span><text:span text:style-name="Strong_20_Emphasis"><text:span text:style-name="T1">Predictive Policing</text:span></text:span><text:span text:style-name="T1"> untuk merujuk pada area geografis kecil yang, berdasarkan analisis data historis, diprediksi memiliki risiko tinggi terjadinya kejahatan dalam waktu dekat.</text:span></text:p>
              </text:list-item>
              <text:list-item>
                <text:p text:style-name="P97"><text:span text:style-name="Strong_20_Emphasis"><text:span text:style-name="T1">Internet of Things (IoT):</text:span></text:span><text:span text:style-name="T1"> Konsep di mana berbagai benda sehari-hari (lampu, kulkas, mobil, jam tangan, sensor jalan, dll.) saling terhubung ke internet dan bisa mengumpulkan serta bertukar data. Ini menjadi sumber </text:span><text:span text:style-name="Strong_20_Emphasis"><text:span text:style-name="T1">Big Data</text:span></text:span><text:span text:style-name="T1"> yang sangat besar.</text:span></text:p>
              </text:list-item>
              <text:list-item>
                <text:p text:style-name="P97"><text:span text:style-name="Strong_20_Emphasis"><text:span text:style-name="T1">Jejak Digital (Digital Footprint):</text:span></text:span><text:span text:style-name="T1"> Semua data yang kita tinggalkan saat beraktivitas online, seperti riwayat Browse, postingan media </text:span><text:soft-page-break/><text:span text:style-name="T1">sosial, data lokasi, klik iklan, dll. Jejak ini bisa dikumpulkan dan dianalisis oleh berbagai pihak.</text:span></text:p>
              </text:list-item>
              <text:list-item>
                <text:p text:style-name="P97"><text:span text:style-name="Strong_20_Emphasis"><text:span text:style-name="T1">Kehendak Bebas (Free Will):</text:span></text:span><text:span text:style-name="T1"> Konsep filsafat bahwa manusia memiliki kemampuan untuk membuat pilihan secara sadar dan mandiri, tidak sepenuhnya ditentukan oleh faktor eksternal atau sebab-akibat masa lalu. Jika manusia punya kehendak bebas, maka tindakannya tidak bisa diprediksi secara sempurna.</text:span></text:p>
              </text:list-item>
              <text:list-item>
                <text:p text:style-name="P97"><text:span text:style-name="Strong_20_Emphasis"><text:span text:style-name="T1">Literasi Digital / Media (Digital / Media Literacy):</text:span></text:span><text:span text:style-name="T1"> Kemampuan untuk menemukan, mengevaluasi, menggunakan, dan membuat informasi secara efektif dan kritis menggunakan teknologi digital dan media. Termasuk kemampuan mengenali hoaks, bias, dan memahami cara kerja teknologi.</text:span></text:p>
              </text:list-item>
              <text:list-item>
                <text:p text:style-name="P97"><text:span text:style-name="Strong_20_Emphasis"><text:span text:style-name="T1">Machine Learning (ML / Pembelajaran Mesin):</text:span></text:span><text:span text:style-name="T1"> Cabang dari </text:span><text:span text:style-name="Strong_20_Emphasis"><text:span text:style-name="T1">AI</text:span></text:span><text:span text:style-name="T1"> di mana sistem komputer 'belajar' dari data tanpa diprogram secara eksplisit untuk setiap tugas. Sistem ML menemukan pola dalam data dan meningkatkan kinerjanya seiring waktu berdasarkan 'pengalaman' (data baru).</text:span></text:p>
              </text:list-item>
              <text:list-item>
                <text:p text:style-name="P97"><text:span text:style-name="Strong_20_Emphasis"><text:span text:style-name="T1">Pemodelan Prediktif (Predictive Modeling):</text:span></text:span><text:span text:style-name="T1"> Proses menggunakan data historis dan </text:span><text:span text:style-name="Strong_20_Emphasis"><text:span text:style-name="T1">algoritma</text:span></text:span><text:span text:style-name="T1"> (seringkali berbasis </text:span><text:span text:style-name="Strong_20_Emphasis"><text:span text:style-name="T1">AI/ML</text:span></text:span><text:span text:style-name="T1">) untuk membuat perkiraan atau prediksi tentang kejadian di masa depan.</text:span></text:p>
              </text:list-item>
              <text:list-item>
                <text:p text:style-name="P97"><text:span text:style-name="Strong_20_Emphasis"><text:span text:style-name="T1">Pengawasan (Surveillance):</text:span></text:span><text:span text:style-name="T1"> Kegiatan memantau atau mengawasi perilaku, aktivitas, atau informasi seseorang atau sekelompok orang. Dalam konteks buku ini, sering merujuk pada pengawasan massal menggunakan teknologi seperti CCTV, pelacakan online, dll.</text:span></text:p>
              </text:list-item>
              <text:list-item>
                <text:p text:style-name="P97"><text:span text:style-name="Strong_20_Emphasis"><text:span text:style-name="T1">Praduga Tak Bersalah (Presumption of Innocence):</text:span></text:span><text:span text:style-name="T1"> Prinsip hukum fundamental bahwa setiap orang harus dianggap tidak bersalah sampai kesalahannya terbukti secara sah di pengadilan. Sistem "Pre-Crime" berpotensi melanggar prinsip ini.</text:span></text:p>
              </text:list-item>
              <text:list-item>
                <text:p text:style-name="P97"><text:span text:style-name="Strong_20_Emphasis"><text:span text:style-name="T1">Predictive Policing:</text:span></text:span><text:span text:style-name="T1"> Penggunaan analisis data (seringkali memakai </text:span><text:span text:style-name="Strong_20_Emphasis"><text:span text:style-name="T1">algoritma</text:span></text:span><text:span text:style-name="T1">) oleh kepolisian untuk mencoba memprediksi di mana atau kapan kejahatan kemungkinan akan terjadi (fokus pada lokasi/waktu, bukan pelaku spesifik) guna mengarahkan patroli atau sumber daya pencegahan.</text:span></text:p>
              </text:list-item>
              <text:list-item>
                <text:p text:style-name="P97"><text:soft-page-break/><text:span text:style-name="Strong_20_Emphasis"><text:span text:style-name="T1">Privasi (Privacy):</text:span></text:span><text:span text:style-name="T1"> Hak seseorang untuk mengontrol informasi pribadinya dan untuk tidak diganggu atau diawasi secara tidak wajar dalam kehidupan pribadinya.</text:span></text:p>
              </text:list-item>
              <text:list-item>
                <text:p text:style-name="P97"><text:span text:style-name="Strong_20_Emphasis"><text:span text:style-name="T1">Residivisme (Recidivism):</text:span></text:span><text:span text:style-name="T1"> Kecenderungan seseorang yang pernah dihukum untuk melakukan kejahatan lagi setelah dibebaskan. </text:span><text:span text:style-name="Strong_20_Emphasis"><text:span text:style-name="T1">Algoritma Penilaian Risiko</text:span></text:span><text:span text:style-name="T1"> mencoba memprediksi kemungkinan terjadinya residivisme.</text:span></text:p>
              </text:list-item>
            </text:list>
            <text:p text:style-name="P1"/>
            <text:p text:style-name="P106">Semoga glosarium ini bermanfaat untuk memperjelas istilah-istilah kunci dalam buku Anda!</text:p>
          </text:section>
          <text:section text:style-name="Sect1" text:name="feedback-form-37">
            <text:p text:style-name="P199"/>
          </text:section>
        </text:section>
        <text:section text:style-name="Sect1" text:name="429e44e4adc802e4">
          <text:p text:style-name="P106"/>
          <text:section text:style-name="Sect1" text:name="user-query-content-38">
            <text:p text:style-name="P217">buat daftar sumber bacaan </text:p>
          </text:section>
          <text:p text:style-name="P199">Tampilkan alur berpikir</text:p>
          <text:section text:style-name="Sect2" text:name="model-response-message-contentr_429e44e4adc802e4">
            <text:p text:style-name="P106">Tentu, berikut adalah draf daftar sumber bacaan lebih lanjut yang bisa Anda sertakan di akhir buku, dipilih agar relevan dan (sebisa mungkin) menarik bagi pembaca remaja (usia 13-20 tahun), per April 2025:</text:p>
            <text:p text:style-name="P1"/>
            <text:p text:style-name="Text_20_body"><text:span text:style-name="Strong_20_Emphasis"><text:span text:style-name="T1">Daftar Sumber Bacaan &amp; Tontonan Lebih Lanjut</text:span></text:span></text:p>
            <text:p text:style-name="P106">Tertarik untuk menggali lebih dalam isu-isu seputar prediksi, pengawasan, AI, dan etika teknologi? Berikut beberapa rekomendasi buku, film dokumenter, dan sumber online yang bisa kamu jelajahi. Ingat, selalu baca dan tonton dengan kritis ya!</text:p>
            <text:p text:style-name="Text_20_body"><text:span text:style-name="Strong_20_Emphasis"><text:span text:style-name="T1">Buku Non-Fiksi (Beberapa mungkin perlu sedikit usaha ekstra atau tersedia dalam Bahasa Inggris):</text:span></text:span></text:p>
            <text:list xml:id="list2153468816204054025" text:style-name="L114">
              <text:list-item>
                <text:p text:style-name="P98"><text:span text:style-name="Strong_20_Emphasis"><text:span text:style-name="T1">Judul:</text:span></text:span><text:span text:style-name="T1"> </text:span><text:span text:style-name="Emphasis"><text:span text:style-name="T1">Weapons of Math Destruction: How Big Data Increases Inequality and Threatens Democracy</text:span></text:span></text:p>
                <text:list>
                  <text:list-item>
                    <text:p text:style-name="P192"><text:span text:style-name="Strong_20_Emphasis"><text:span text:style-name="T1">Penulis:</text:span></text:span><text:span text:style-name="T1"> Cathy O'Neil </text:span></text:p>
                  </text:list-item>
                  <text:list-item>
                    <text:p text:style-name="P192"><text:span text:style-name="Strong_20_Emphasis"><text:span text:style-name="T1">Deskripsi:</text:span></text:span><text:span text:style-name="T1"> Buku ini (tersedia dalam Bahasa Inggris) dengan sangat jelas menjelaskan bagaimana algoritma matematika dan Big Data, alih-alih membuat dunia lebih adil, justru </text:span><text:soft-page-break/><text:span text:style-name="T1">seringkali memperkuat ketidaksetaraan dan bias. Sangat relevan dengan pembahasan bias algoritma. Cukup mudah dipahami meskipun membahas topik kompleks. </text:span></text:p>
                  </text:list-item>
                  <text:list-item>
                    <text:p text:style-name="P192"><text:span text:style-name="Strong_20_Emphasis"><text:span text:style-name="T1">Cara Akses:</text:span></text:span><text:span text:style-name="T1"> Cari di toko buku impor besar atau toko buku online internasional. </text:span></text:p>
                  </text:list-item>
                </text:list>
              </text:list-item>
              <text:list-item>
                <text:p text:style-name="P98"><text:span text:style-name="Strong_20_Emphasis"><text:span text:style-name="T1">Judul:</text:span></text:span><text:span text:style-name="T1"> </text:span><text:span text:style-name="Emphasis"><text:span text:style-name="T1">Hello World: Being Human in the Age of Algorithms</text:span></text:span><text:span text:style-name="T1"> (atau terjemahan Indonesianya jika sudah ada)</text:span></text:p>
                <text:list>
                  <text:list-item>
                    <text:p text:style-name="P192"><text:span text:style-name="Strong_20_Emphasis"><text:span text:style-name="T1">Penulis:</text:span></text:span><text:span text:style-name="T1"> Hannah Fry </text:span></text:p>
                  </text:list-item>
                  <text:list-item>
                    <text:p text:style-name="P192"><text:span text:style-name="Strong_20_Emphasis"><text:span text:style-name="T1">Deskripsi:</text:span></text:span><text:span text:style-name="T1"> Ditulis dengan gaya yang menarik dan penuh contoh nyata, buku ini (Bahasa Inggris) menjelajahi bagaimana algoritma diam-diam membentuk berbagai aspek kehidupan kita, dari sistem peradilan hingga mobil otonom. Membantu memahami peran algoritma secara lebih luas. </text:span></text:p>
                  </text:list-item>
                  <text:list-item>
                    <text:p text:style-name="P192"><text:span text:style-name="Strong_20_Emphasis"><text:span text:style-name="T1">Cara Akses:</text:span></text:span><text:span text:style-name="T1"> Cari di toko buku impor besar atau toko buku online internasional. </text:span></text:p>
                  </text:list-item>
                </text:list>
              </text:list-item>
              <text:list-item>
                <text:p text:style-name="P98"><text:span text:style-name="Strong_20_Emphasis"><text:span text:style-name="T1">Judul:</text:span></text:span><text:span text:style-name="T1"> </text:span><text:span text:style-name="Emphasis"><text:span text:style-name="T1">Homo Deus: Masa Depan Umat Manusia</text:span></text:span></text:p>
                <text:list>
                  <text:list-item>
                    <text:p text:style-name="P192"><text:span text:style-name="Strong_20_Emphasis"><text:span text:style-name="T1">Penulis:</text:span></text:span><text:span text:style-name="T1"> Yuval Noah Harari </text:span></text:p>
                  </text:list-item>
                  <text:list-item>
                    <text:p text:style-name="P192"><text:span text:style-name="Strong_20_Emphasis"><text:span text:style-name="T1">Deskripsi:</text:span></text:span><text:span text:style-name="T1"> Meskipun cakupannya sangat luas tentang masa depan manusia, buku populer ini (sudah diterjemahkan ke Bahasa Indonesia) menyentuh tema-tema penting seperti peran data (Dataisme), AI, dan bagaimana teknologi bisa mengubah definisi 'manusia'. Merangsang pemikiran tentang arah masa depan. </text:span></text:p>
                  </text:list-item>
                  <text:list-item>
                    <text:p text:style-name="P98"><text:span text:style-name="Strong_20_Emphasis"><text:span text:style-name="T1">Cara Akses:</text:span></text:span><text:span text:style-name="T1"> Tersedia luas di toko buku besar di Indonesia. </text:span></text:p>
                  </text:list-item>
                </text:list>
              </text:list-item>
            </text:list>
            <text:p text:style-name="Text_20_body"><text:span text:style-name="Strong_20_Emphasis"><text:span text:style-name="T1">Film Dokumenter (Cari di Platform Streaming Favoritmu):</text:span></text:span></text:p>
            <text:list xml:id="list1141170721647637085" text:style-name="L115">
              <text:list-item>
                <text:p text:style-name="P99"><text:span text:style-name="Strong_20_Emphasis"><text:span text:style-name="T1">Judul:</text:span></text:span><text:span text:style-name="T1"> </text:span><text:span text:style-name="Emphasis"><text:span text:style-name="T1">Coded Bias</text:span></text:span><text:span text:style-name="T1"> (2020)</text:span></text:p>
                <text:list>
                  <text:list-item>
                    <text:p text:style-name="P193"><text:span text:style-name="Strong_20_Emphasis"><text:span text:style-name="T1">Sutradara:</text:span></text:span><text:span text:style-name="T1"> Shalini Kantayya </text:span></text:p>
                  </text:list-item>
                  <text:list-item>
                    <text:p text:style-name="P193"><text:span text:style-name="Strong_20_Emphasis"><text:span text:style-name="T1">Deskripsi:</text:span></text:span><text:span text:style-name="T1"> </text:span><text:span text:style-name="Strong_20_Emphasis"><text:span text:style-name="T1">Sangat direkomendasikan!</text:span></text:span><text:span text:style-name="T1"> Dokumenter ini mengungkap bagaimana teknologi pengenalan wajah dan AI lainnya seringkali gagal mengenali wajah perempuan dan orang kulit berwarna, menunjukkan adanya bias yang sistemik. Menampilkan perjuangan para peneliti untuk menyadarkan publik dan perusahaan teknologi. (Periksa ketersediaan subtitle Indonesia di platform seperti Netflix). </text:span></text:p>
                  </text:list-item>
                  <text:list-item>
                    <text:p text:style-name="P193"><text:soft-page-break/><text:span text:style-name="Strong_20_Emphasis"><text:span text:style-name="T1">Relevansi:</text:span></text:span><text:span text:style-name="T1"> Bias algoritma, pengenalan wajah, etika AI. </text:span></text:p>
                  </text:list-item>
                </text:list>
              </text:list-item>
              <text:list-item>
                <text:p text:style-name="P99"><text:span text:style-name="Strong_20_Emphasis"><text:span text:style-name="T1">Judul:</text:span></text:span><text:span text:style-name="T1"> </text:span><text:span text:style-name="Emphasis"><text:span text:style-name="T1">The Social Dilemma</text:span></text:span><text:span text:style-name="T1"> (2020)</text:span></text:p>
                <text:list>
                  <text:list-item>
                    <text:p text:style-name="P193"><text:span text:style-name="Strong_20_Emphasis"><text:span text:style-name="T1">Sutradara:</text:span></text:span><text:span text:style-name="T1"> Jeff Orlowski </text:span></text:p>
                  </text:list-item>
                  <text:list-item>
                    <text:p text:style-name="P193"><text:span text:style-name="Strong_20_Emphasis"><text:span text:style-name="T1">Deskripsi:</text:span></text:span><text:span text:style-name="T1"> Fokus utama film ini adalah dampak negatif media sosial, tapi sangat relevan karena membahas bagaimana algoritma dirancang untuk membuat kita 'kecanduan', bagaimana data pribadi kita dikumpulkan untuk iklan tertarget, dan penyebaran misinformasi. Membantu memahami sisi gelap pengumpulan data dan manipulasi algoritmik. (Periksa ketersediaan subtitle Indonesia di platform seperti Netflix). </text:span></text:p>
                  </text:list-item>
                  <text:list-item>
                    <text:p text:style-name="P193"><text:span text:style-name="Strong_20_Emphasis"><text:span text:style-name="T1">Relevansi:</text:span></text:span><text:span text:style-name="T1"> Pengumpulan Big Data, privasi, pengaruh algoritma. </text:span></text:p>
                  </text:list-item>
                </text:list>
              </text:list-item>
              <text:list-item>
                <text:p text:style-name="P99"><text:span text:style-name="Strong_20_Emphasis"><text:span text:style-name="T1">Judul:</text:span></text:span><text:span text:style-name="T1"> </text:span><text:span text:style-name="Emphasis"><text:span text:style-name="T1">Do You Trust This Computer?</text:span></text:span><text:span text:style-name="T1"> (2018)</text:span></text:p>
                <text:list>
                  <text:list-item>
                    <text:p text:style-name="P193"><text:span text:style-name="Strong_20_Emphasis"><text:span text:style-name="T1">Sutradara:</text:span></text:span><text:span text:style-name="T1"> Chris Paine </text:span></text:p>
                  </text:list-item>
                  <text:list-item>
                    <text:p text:style-name="P193"><text:span text:style-name="Strong_20_Emphasis"><text:span text:style-name="T1">Deskripsi:</text:span></text:span><text:span text:style-name="T1"> Dokumenter ini menjelajahi potensi luar biasa sekaligus risiko besar dari Kecerdasan Buatan (AI). Menampilkan wawancara dengan tokoh-tokoh terkenal di dunia teknologi seperti Elon Musk. Memberikan gambaran umum tentang harapan dan kekhawatiran seputar AI. (Mungkin tersedia di YouTube atau platform lain, cek subtitle). </text:span></text:p>
                  </text:list-item>
                  <text:list-item>
                    <text:p text:style-name="P99"><text:span text:style-name="Strong_20_Emphasis"><text:span text:style-name="T1">Relevansi:</text:span></text:span><text:span text:style-name="T1"> Potensi dan risiko AI. </text:span></text:p>
                  </text:list-item>
                </text:list>
              </text:list-item>
            </text:list>
            <text:p text:style-name="Text_20_body"><text:span text:style-name="Strong_20_Emphasis"><text:span text:style-name="T1">Artikel &amp; Situs Web (Untuk Info Terkini &amp; Sudut Pandang Berbeda):</text:span></text:span></text:p>
            <text:list xml:id="list9031207460695748830" text:style-name="L116">
              <text:list-item>
                <text:p text:style-name="P194"><text:span text:style-name="Strong_20_Emphasis"><text:span text:style-name="T1">Situs Berita Internasional (Bagian Teknologi):</text:span></text:span><text:span text:style-name="T1"> </text:span></text:p>
                <text:list>
                  <text:list-item>
                    <text:p text:style-name="P194"><text:span text:style-name="T1">Coba cari artikel di bagian teknologi dari situs berita terkemuka seperti </text:span><text:span text:style-name="Strong_20_Emphasis"><text:span text:style-name="T1">BBC News</text:span></text:span><text:span text:style-name="T1">, </text:span><text:span text:style-name="Strong_20_Emphasis"><text:span text:style-name="T1">The Guardian</text:span></text:span><text:span text:style-name="T1">, </text:span><text:span text:style-name="Strong_20_Emphasis"><text:span text:style-name="T1">The New York Times</text:span></text:span><text:span text:style-name="T1">, atau </text:span><text:span text:style-name="Strong_20_Emphasis"><text:span text:style-name="T1">Wired</text:span></text:span><text:span text:style-name="T1">. Gunakan kata kunci pencarian seperti "predictive policing controversy", "algorithmic bias examples", "AI ethics", "facial recognition privacy". (Artikel berbahasa Inggris, gunakan fitur terjemahan jika perlu). </text:span></text:p>
                  </text:list-item>
                </text:list>
              </text:list-item>
              <text:list-item>
                <text:p text:style-name="P194"><text:span text:style-name="Strong_20_Emphasis"><text:span text:style-name="T1">Organisasi Hak Digital &amp; Privasi:</text:span></text:span><text:span text:style-name="T1"> </text:span></text:p>
                <text:list>
                  <text:list-item>
                    <text:p text:style-name="P194"><text:span text:style-name="Strong_20_Emphasis"><text:span text:style-name="T1">Electronic Frontier Foundation (EFF.org):</text:span></text:span><text:span text:style-name="T1"> Organisasi global yang banyak membahas isu privasi digital, pengawasan, dan kebebasan berekspresi online. Artikelnya seringkali mendalam (Bahasa Inggris). </text:span></text:p>
                  </text:list-item>
                  <text:list-item>
                    <text:p text:style-name="P194"><text:soft-page-break/><text:span text:style-name="Strong_20_Emphasis"><text:span text:style-name="T1">ICT Watch (ictwatch.id) / SAFEnet (safenet.or.id):</text:span></text:span><text:span text:style-name="T1"> Organisasi di Indonesia yang fokus pada isu literasi digital, hak-hak digital, dan keamanan online di konteks lokal. Pantau situs web dan media sosial mereka untuk info relevan. </text:span></text:p>
                  </text:list-item>
                </text:list>
              </text:list-item>
              <text:list-item>
                <text:p text:style-name="P194"><text:span text:style-name="Strong_20_Emphasis"><text:span text:style-name="T1">Explainers (Penjelasan Sederhana):</text:span></text:span><text:span text:style-name="T1"> </text:span></text:p>
                <text:list>
                  <text:list-item>
                    <text:p text:style-name="P100"><text:span text:style-name="T1">Cari penjelasan sederhana tentang cara kerja AI, Big Data, atau algoritma di situs web edukasi seperti </text:span><text:span text:style-name="Strong_20_Emphasis"><text:span text:style-name="T1">HowStuffWorks</text:span></text:span><text:span text:style-name="T1"> atau kanal YouTube edukatif (misalnya </text:span><text:span text:style-name="Strong_20_Emphasis"><text:span text:style-name="T1">Kok Bisa?</text:span></text:span><text:span text:style-name="T1"> atau kanal sains populer lainnya yang mungkin pernah membahas topik ini). </text:span></text:p>
                  </text:list-item>
                </text:list>
              </text:list-item>
            </text:list>
            <text:p text:style-name="Text_20_body"><text:span text:style-name="Strong_20_Emphasis"><text:span text:style-name="T1">Fiksi Sebagai Pemantik Diskusi (Ingat, Ini Cerita Khayalan!):</text:span></text:span></text:p>
            <text:list xml:id="list7179765906817430600" text:style-name="L117">
              <text:list-item>
                <text:p text:style-name="P195"><text:span text:style-name="Strong_20_Emphasis"><text:span text:style-name="T1">Judul:</text:span></text:span><text:span text:style-name="T1"> </text:span><text:span text:style-name="Emphasis"><text:span text:style-name="T1">Minority Report</text:span></text:span><text:span text:style-name="T1"> (Cerpen oleh Philip K. Dick atau Film oleh Steven Spielberg) </text:span></text:p>
                <text:list>
                  <text:list-item>
                    <text:p text:style-name="P195"><text:span text:style-name="Strong_20_Emphasis"><text:span text:style-name="T1">Deskripsi:</text:span></text:span><text:span text:style-name="T1"> Cerita fiksi ilmiah klasik yang mempopulerkan ide 'Pre-Crime'. Menarik untuk ditonton atau dibaca </text:span><text:span text:style-name="Emphasis"><text:span text:style-name="T1">setelah</text:span></text:span><text:span text:style-name="T1"> kamu memahami isu-isu di buku ini, lalu bandingkan: bagian mana yang mirip dengan kekhawatiran nyata? Bagian mana yang murni fantasi? Apa pesan moralnya? </text:span></text:p>
                  </text:list-item>
                </text:list>
              </text:list-item>
              <text:list-item>
                <text:p text:style-name="P195"><text:span text:style-name="Strong_20_Emphasis"><text:span text:style-name="T1">Judul:</text:span></text:span><text:span text:style-name="T1"> </text:span><text:span text:style-name="Emphasis"><text:span text:style-name="T1">1984</text:span></text:span><text:span text:style-name="T1"> </text:span></text:p>
                <text:list>
                  <text:list-item>
                    <text:p text:style-name="P195"><text:span text:style-name="Strong_20_Emphasis"><text:span text:style-name="T1">Penulis:</text:span></text:span><text:span text:style-name="T1"> George Orwell </text:span></text:p>
                  </text:list-item>
                  <text:list-item>
                    <text:p text:style-name="P101"><text:span text:style-name="Strong_20_Emphasis"><text:span text:style-name="T1">Deskripsi:</text:span></text:span><text:span text:style-name="T1"> Novel distopia klasik (sudah diterjemahkan) tentang masyarakat yang hidup di bawah pengawasan total oleh 'Big Brother'. Meskipun ditulis jauh sebelum era internet modern, tema tentang pengawasan, kontrol informasi, dan hilangnya privasi masih sangat relevan hingga hari ini. </text:span></text:p>
                  </text:list-item>
                </text:list>
              </text:list-item>
            </text:list>
            <text:p text:style-name="P1"/>
            <text:p text:style-name="P106">Selamat menjelajah lebih jauh! Semoga sumber-sumber ini bisa menambah wawasan dan memantik rasa ingin tahu serta pemikiran kritismu.</text:p>
          </text:section>
          <text:section text:style-name="Sect1" text:name="feedback-form-38">
            <text:p text:style-name="P199"/>
          </text:section>
        </text:section>
        <text:section text:style-name="Sect1" text:name="7a6db9163275e5b6">
          <text:p text:style-name="P106"/>
          <text:section text:style-name="Sect1" text:name="user-query-content-39">
            <text:p text:style-name="P217">buat prompt pembuatan sampul </text:p>
          </text:section>
          <text:p text:style-name="P199">Tampilkan alur berpikir</text:p>
          <text:section text:style-name="Sect2" text:name="model-response-message-contentr_7a6db9163275e5b6">
            <text:p text:style-name="P106">Tentu, ini adalah draf prompt yang bisa Anda gunakan untuk meminta <text:soft-page-break/>pembuatan desain sampul buku kepada desainer grafis atau sebagai masukan untuk AI generator gambar (seperti Midjourney, DALL-E, dll.). Anda bisa menyesuaikan detailnya sesuai preferensi.</text:p>
            <text:p text:style-name="P1"/>
            <text:p text:style-name="Text_20_body"><text:span text:style-name="Strong_20_Emphasis"><text:span text:style-name="T1">Prompt Pembuatan Sampul Buku</text:span></text:span></text:p>
            <text:p text:style-name="Text_20_body"><text:span text:style-name="Strong_20_Emphasis"><text:span text:style-name="T1">1. Judul Buku:</text:span></text:span><text:span text:style-name="T1"> Pre-Crime: Mencegah Kejahatan Sebelum Terjadi?</text:span></text:p>
            <text:p text:style-name="Text_20_body"><text:span text:style-name="Strong_20_Emphasis"><text:span text:style-name="T1">2. Nama Penulis:</text:span></text:span><text:span text:style-name="T1"> [Nama Penulis Anda] </text:span><text:span text:style-name="Emphasis"><text:span text:style-name="T1">(Ganti dengan nama Anda)</text:span></text:span></text:p>
            <text:p text:style-name="Text_20_body"><text:span text:style-name="Strong_20_Emphasis"><text:span text:style-name="T1">3. Genre &amp; Target Pembaca:</text:span></text:span></text:p>
            <text:list xml:id="list3428694282173490929" text:style-name="L118">
              <text:list-item>
                <text:p text:style-name="P196"><text:span text:style-name="Strong_20_Emphasis"><text:span text:style-name="T1">Genre:</text:span></text:span><text:span text:style-name="T1"> Non-Fiksi, Teknologi Futuristik, Etika &amp; Isu Sosial. </text:span></text:p>
              </text:list-item>
              <text:list-item>
                <text:p text:style-name="P102"><text:span text:style-name="Strong_20_Emphasis"><text:span text:style-name="T1">Target Pembaca:</text:span></text:span><text:span text:style-name="T1"> Remaja (usia 13-20 tahun) di Indonesia. Desain harus modern, menarik secara visual untuk kelompok usia ini, dan tidak terkesan terlalu 'berat' atau akademis, namun tetap serius. </text:span></text:p>
              </text:list-item>
            </text:list>
            <text:p text:style-name="Text_20_body"><text:span text:style-name="Strong_20_Emphasis"><text:span text:style-name="T1">4. Mood &amp; Tone:</text:span></text:span></text:p>
            <text:list xml:id="list6149096350119365790" text:style-name="L119">
              <text:list-item>
                <text:p text:style-name="P214">Futuristik, Canggih (Techy) </text:p>
              </text:list-item>
              <text:list-item>
                <text:p text:style-name="P214">Thought-provoking (Memancing Pemikiran) </text:p>
              </text:list-item>
              <text:list-item>
                <text:p text:style-name="P214">Sedikit Misterius / Intriging </text:p>
              </text:list-item>
              <text:list-item>
                <text:p text:style-name="P214">Ada nuansa Peringatan / Kewaspadaan (Cautionary) </text:p>
              </text:list-item>
              <text:list-item>
                <text:p text:style-name="P139">Serius tapi Tetap Aksesibel untuk Remaja </text:p>
              </text:list-item>
            </text:list>
            <text:p text:style-name="Text_20_body"><text:span text:style-name="Strong_20_Emphasis"><text:span text:style-name="T1">5. Konsep Visual Utama (Pilih salah satu atau kombinasikan ide):</text:span></text:span></text:p>
            <text:list xml:id="list3808531426882196808" text:style-name="L120">
              <text:list-item>
                <text:p text:style-name="P197"><text:span text:style-name="Strong_20_Emphasis"><text:span text:style-name="T1">Ide A: Mata &amp; Teknologi:</text:span></text:span><text:span text:style-name="T1"> Fokus pada gambar mata manusia (bisa realistis atau stylized) yang sedang melihat ke depan, namun sebagian tertutup atau terintegrasi dengan elemen digital seperti garis sirkuit, kode biner, atau jaringan data yang abstrak. Ini melambangkan pengawasan dan bagaimana teknologi 'melihat' atau 'memprediksi'. Mungkin ada pantulan tanda tanya (?) di pupil mata. </text:span></text:p>
              </text:list-item>
              <text:list-item>
                <text:p text:style-name="P197"><text:span text:style-name="Strong_20_Emphasis"><text:span text:style-name="T1">Ide B: Siluet &amp; Dilema:</text:span></text:span><text:span text:style-name="T1"> Siluet sosok remaja berdiri di persimpangan jalan atau di depan layar data yang kompleks. Di satu sisi layar/jalan menunjukkan simbol keamanan (perisai, gembok), di sisi lain menunjukkan simbol pengawasan atau kontrol (mata, kamera CCTV, rantai data). Menekankan dilema dan pilihan. </text:span></text:p>
              </text:list-item>
              <text:list-item>
                <text:p text:style-name="P197"><text:span text:style-name="Strong_20_Emphasis"><text:span text:style-name="T1">Ide C: Abstrak Data &amp; Pertanyaan:</text:span></text:span><text:span text:style-name="T1"> Desain yang lebih abstrak menggunakan visualisasi data (garis, titik, jaringan) yang kompleks </text:span><text:soft-page-break/><text:span text:style-name="T1">dan mungkin sedikit 'glitchy' atau tidak stabil. Di tengahnya, tempatkan simbol tanda tanya (?) yang besar dan menonjol, atau integrasikan judul buku ke dalam aliran data tersebut. Menekankan ketidakpastian dan kompleksitas. </text:span></text:p>
              </text:list-item>
              <text:list-item>
                <text:p text:style-name="P103"><text:span text:style-name="Strong_20_Emphasis"><text:span text:style-name="T1">Ide D: Simbol Ikonik:</text:span></text:span><text:span text:style-name="T1"> Menggunakan satu ikon kuat yang mewakili tema, misalnya: sidik jari yang sebagian berubah menjadi kode biner, timbangan hukum yang salah satu sisinya adalah chip komputer, atau borgol yang terbuat dari kabel data. </text:span></text:p>
              </text:list-item>
            </text:list>
            <text:p text:style-name="Text_20_body"><text:span text:style-name="Strong_20_Emphasis"><text:span text:style-name="T1">6. Elemen Pendukung (Opsional):</text:span></text:span></text:p>
            <text:list xml:id="list7475056216675877880" text:style-name="L121">
              <text:list-item>
                <text:p text:style-name="P140">Gunakan elemen visual seperti grid (kisi-kisi), garis sirkuit, kode biner samar, ikon mata atau kamera secara subtle di latar belakang untuk memperkuat nuansa teknologi dan pengawasan. </text:p>
              </text:list-item>
            </text:list>
            <text:p text:style-name="Text_20_body"><text:span text:style-name="Strong_20_Emphasis"><text:span text:style-name="T1">7. Palet Warna:</text:span></text:span></text:p>
            <text:list xml:id="list598738179637513592" text:style-name="L122">
              <text:list-item>
                <text:p text:style-name="P215">Dominan warna dingin dan modern seperti biru tua, abu-abu gelap, hitam, atau putih bersih. </text:p>
              </text:list-item>
              <text:list-item>
                <text:p text:style-name="P215">Gunakan satu warna aksen yang kontras dan kuat untuk menarik perhatian, misalnya: </text:p>
                <text:list>
                  <text:list-item>
                    <text:p text:style-name="P215">Merah (untuk nuansa bahaya/peringatan) </text:p>
                  </text:list-item>
                  <text:list-item>
                    <text:p text:style-name="P215">Kuning neon (untuk nuansa teknologi/peringatan) </text:p>
                  </text:list-item>
                  <text:list-item>
                    <text:p text:style-name="P215">Biru elektrik (untuk nuansa futuristik) </text:p>
                  </text:list-item>
                  <text:list-item>
                    <text:p text:style-name="P141">Hijau (jika ingin memberi sedikit nuansa 'solusi' atau 'kemanusiaan', tapi gunakan dengan hati-hati). </text:p>
                  </text:list-item>
                </text:list>
              </text:list-item>
            </text:list>
            <text:p text:style-name="Text_20_body"><text:span text:style-name="Strong_20_Emphasis"><text:span text:style-name="T1">8. Tipografi (Font):</text:span></text:span></text:p>
            <text:list xml:id="list52146551575890452" text:style-name="L123">
              <text:list-item>
                <text:p text:style-name="P198"><text:span text:style-name="Strong_20_Emphasis"><text:span text:style-name="T1">Judul:</text:span></text:span><text:span text:style-name="T1"> Gunakan font sans-serif yang modern, kuat, jelas, dan mudah dibaca. Bisa sedikit tebal atau berkesan futuristik tapi jangan berlebihan. </text:span></text:p>
              </text:list-item>
              <text:list-item>
                <text:p text:style-name="P104"><text:span text:style-name="Strong_20_Emphasis"><text:span text:style-name="T1">Nama Penulis:</text:span></text:span><text:span text:style-name="T1"> Gunakan font sans-serif yang bersih dan lebih sederhana dari font judul, ukuran lebih kecil. </text:span></text:p>
              </text:list-item>
            </text:list>
            <text:p text:style-name="Text_20_body"><text:span text:style-name="Strong_20_Emphasis"><text:span text:style-name="T1">9. Hal yang Harus Dihindari:</text:span></text:span></text:p>
            <text:list xml:id="list8048573424307452317" text:style-name="L124">
              <text:list-item>
                <text:p text:style-name="P216">Desain yang terlalu ramai atau penuh. </text:p>
              </text:list-item>
              <text:list-item>
                <text:p text:style-name="P216">Gambar stok foto generik. </text:p>
              </text:list-item>
              <text:list-item>
                <text:p text:style-name="P216">Visual yang terlalu kekanak-kanakan atau terlalu suram/menakutkan. </text:p>
              </text:list-item>
              <text:list-item>
                <text:p text:style-name="P142">Klip art atau ikon teknologi yang sudah usang (misalnya gambar <text:soft-page-break/>disket). </text:p>
              </text:list-item>
            </text:list>
            <text:p text:style-name="Text_20_body"><text:span text:style-name="Strong_20_Emphasis"><text:span text:style-name="T1">10. Format Output (Jika untuk AI):</text:span></text:span></text:p>
            <text:list xml:id="list3020315228865044098" text:style-name="L125">
              <text:list-item>
                <text:p text:style-name="P105"><text:span text:style-name="T1">Rasio aspek sampul buku standar (misalnya: 2:3 atau 6x9 inci). </text:span><text:span text:style-name="Source_20_Text"><text:span text:style-name="T1">--ar 2:3</text:span></text:span><text:span text:style-name="T1"> (contoh untuk Midjourney). </text:span></text:p>
              </text:list-item>
            </text:list>
            <text:p text:style-name="Text_20_body"><text:span text:style-name="Strong_20_Emphasis"><text:span text:style-name="T1">Contoh Prompt Singkat untuk AI (Misal, berdasarkan Ide A):</text:span></text:span><text:span text:style-name="T1"> </text:span><text:span text:style-name="Source_20_Text"><text:span text:style-name="T1">Modern non-fiction book cover, title "Pre-Crime: Mencegah Kejahatan Sebelum Terjadi?", author "[Nama Penulis Anda]". A stylized human eye is overlaid with subtle glowing circuit patterns and abstract data streams. A faint question mark is reflected in the pupil. Futuristic, thought-provoking, cautionary mood for Indonesian teenagers. Color palette: Dark blues, grays, with electric blue accents. Clean sans-serif typography. Aspect ratio 2:3.</text:span></text:span></text:p>
            <text:p text:style-name="P1"/>
            <text:p text:style-name="P106">Silakan gunakan prompt ini sebagai panduan. Anda bisa memilih ide visual yang paling Anda sukai atau memberikan kebebasan lebih pada desainer/AI untuk berinterpretasi berdasarkan mood dan tema utama. Semoga mendapatkan desain sampul yang menarik!</text:p>
          </text:section>
          <text:section text:style-name="Sect1" text:name="feedback-form-39">
            <text:p text:style-name="P199"/>
          </text:section>
        </text:section>
      </text:section>
      <text:p text:style-name="P199"><draw:frame draw:style-name="fr1" draw:name="graphics1" text:anchor-type="as-char" svg:width="0.3335in" svg:height="0.3335in" draw:z-index="0"><draw:image xlink:href="https://lh3.googleusercontent.com/a/ACg8ocJatAeZXTKW1h452_RrhhF4-ct-hav55Am3RXfvw0HyBnGPrw=s64-c-mo" xlink:type="simple" xlink:show="embed" xlink:actuate="onLoad"/><svg:title>gambar profil</svg:title></draw:frame></text:p>
      <text:p text:style-name="P106">Buat Ringkasan Audio </text:p>
      <text:p text:style-name="P106"/>
      <text:p text:style-name="P199">Deep Research </text:p>
      <text:p text:style-name="P106">Canvas </text:p>
      <text:p text:style-name="P106">Gemini dapat membuat kesalahan, jadi periksa kembali responsnya</text:p>
      <text:p text:style-name="P199">Aplikasi Google</text:p>
      <text:p text:style-name="P199">Akun Google</text:p>
      <text:p text:style-name="P199">Nsender</text:p>
      <text:p text:style-name="P199">nsender38@gmail.com</text:p>
      <text:section text:style-name="Sect1" text:name="cdk-live-announcer-0">
        <text:p text:style-name="P199"/>
      </text:section>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7.1654in" fo:page-height="10.118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Jie </meta:initial-creator>
    <meta:creation-date>2025-04-13T14:23:40.55</meta:creation-date>
    <meta:document-statistic meta:table-count="0" meta:image-count="1" meta:object-count="0" meta:page-count="117" meta:paragraph-count="927" meta:word-count="27689" meta:character-count="199430"/>
    <dc:date>2025-04-13T14:25:14.19</dc:date>
    <dc:creator>OJie </dc:creator>
    <meta:editing-duration>PT1M34S</meta:editing-duration>
    <meta:editing-cycles>1</meta:editing-cycles>
    <meta:generator>OpenOffice/4.1.15$Win32 OpenOffice.org_project/4115m2$Build-9813</meta:generator>
  </office:meta>
</office:document-meta>
</file>